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DEE6EF"/>
      <style:text-properties fo:color="#2A6099"/>
    </style:style>
    <style:style style:name="ce6" style:family="table-cell" style:parent-style-name="Default" style:data-style-name="N2">
      <style:table-cell-properties fo:background-color="#DEE6EF"/>
      <style:text-properties fo:color="#2A6099"/>
    </style:style>
    <style:style style:name="ce7" style:family="table-cell" style:parent-style-name="Default" style:data-style-name="N2">
      <style:text-properties fo:color="#2A6099"/>
    </style:style>
    <style:style style:name="ce8" style:family="table-cell" style:parent-style-name="Default" style:data-style-name="N2">
      <style:table-cell-properties fo:background-color="#EEEEEE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FFD7"/>
    </style:style>
    <style:style style:name="ce11" style:family="table-cell" style:parent-style-name="Default" style:data-style-name="N13"/>
    <style:style style:name="ce12" style:family="table-cell" style:parent-style-name="Default" style:data-style-name="N4">
      <style:text-properties fo:font-weight="bold" style:font-weight-asian="bold" style:font-weight-complex="bold"/>
    </style:style>
    <style:style style:name="ce13" style:family="table-cell" style:parent-style-name="Default" style:data-style-name="N4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9290625cm"/>
    </style:style>
    <style:style style:name="co4" style:family="table-column">
      <style:table-column-properties fo:break-before="auto" style:column-width="2.76489583333333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6.111875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5.54302083333333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3.10885416666667cm"/>
    </style:style>
    <style:style style:name="co11" style:family="table-column">
      <style:table-column-properties fo:break-before="auto" style:column-width="4.77572916666667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4.9609375cm"/>
    </style:style>
    <style:style style:name="co14" style:family="table-column">
      <style:table-column-properties fo:break-before="auto" style:column-width="4.29947916666667cm"/>
    </style:style>
    <style:style style:name="co15" style:family="table-column">
      <style:table-column-properties fo:break-before="auto" style:column-width="4.85510416666667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2.28864583333333cm"/>
    </style:style>
    <style:style style:name="co18" style:family="table-column">
      <style:table-column-properties fo:break-before="auto" style:column-width="2.2621875cm"/>
    </style:style>
    <style:style style:name="co19" style:family="table-column">
      <style:table-column-properties fo:break-before="auto" style:column-width="7.3025cm"/>
    </style:style>
    <style:style style:name="co20" style:family="table-column">
      <style:table-column-properties fo:break-before="auto" style:column-width="7.223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sPost_data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Australia Post dat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one and countries – List of Australia Post zones, with shopify countries and provinc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te data – Australia Post rate data, plus some parameters such as the value per kg for insurance calcul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e lookup – Lookup from short zone name to full na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te definitions 1 – Example standard and express rate calculations, up to 1 kg, full r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e rates 1 – Output data for loading into Shopif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te definitions 2 &amp; Zone rates 2 – A second example of rates, express only, with insurance and discoun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ou can use the examples 1 &amp; 2 to create your own rate data files, based on zones, weights, and other parameters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Zones_and_countrie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59" table:default-cell-style-name="ce1"/>
        <table:table-column table:style-name="co2" table:number-columns-repeated="16319" table:default-cell-style-name="ce1"/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destination</text:p>
          </table:table-cell>
          <table:table-cell office:value-type="string" table:style-name="ce3">
            <text:p>country</text:p>
          </table:table-cell>
          <table:table-cell office:value-type="string" table:style-name="ce3">
            <text:p>countryName</text:p>
          </table:table-cell>
          <table:table-cell office:value-type="string" table:style-name="ce3">
            <text:p>province</text:p>
          </table:table-cell>
          <table:table-cell office:value-type="string" table:style-name="ce3">
            <text:p>provinceNa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CT</text:p>
          </table:table-cell>
          <table:table-cell office:value-type="string" table:style-name="ce1">
            <text:p>Australian Capital Territo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NSW</text:p>
          </table:table-cell>
          <table:table-cell office:value-type="string" table:style-name="ce1">
            <text:p>New South W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orthern Territo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QLD</text:p>
          </table:table-cell>
          <table:table-cell office:value-type="string" table:style-name="ce1">
            <text:p>Queen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outh Austra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Tasm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VIC</text:p>
          </table:table-cell>
          <table:table-cell office:value-type="string" table:style-name="ce1">
            <text:p>Victo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AU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Western Austra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CX</text:p>
          </table:table-cell>
          <table:table-cell office:value-type="string" table:style-name="ce1">
            <text:p>Christmas Is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ocos (Keeling)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NF</text:p>
          </table:table-cell>
          <table:table-cell office:value-type="string" table:style-name="ce1">
            <text:p>Norfolk Is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HM</text:p>
          </table:table-cell>
          <table:table-cell office:value-type="string" table:style-name="ce1">
            <text:p>Heard Island And Mcdonald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AUK</text:p>
          </table:table-cell>
          <table:table-cell office:value-type="string" table:style-name="ce1">
            <text:p>Auck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BOP</text:p>
          </table:table-cell>
          <table:table-cell office:value-type="string" table:style-name="ce1">
            <text:p>Bay of Plent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CAN</text:p>
          </table:table-cell>
          <table:table-cell office:value-type="string" table:style-name="ce1">
            <text:p>Canterbu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GIS</text:p>
          </table:table-cell>
          <table:table-cell office:value-type="string" table:style-name="ce1">
            <text:p>Gisbor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HKB</text:p>
          </table:table-cell>
          <table:table-cell office:value-type="string" table:style-name="ce1">
            <text:p>Hawke's B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MWT</text:p>
          </table:table-cell>
          <table:table-cell office:value-type="string" table:style-name="ce1">
            <text:p>Manawatu-Wangan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MBH</text:p>
          </table:table-cell>
          <table:table-cell office:value-type="string" table:style-name="ce1">
            <text:p>Marlboroug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SN</text:p>
          </table:table-cell>
          <table:table-cell office:value-type="string" table:style-name="ce1">
            <text:p>Nels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TL</text:p>
          </table:table-cell>
          <table:table-cell office:value-type="string" table:style-name="ce1">
            <text:p>Nort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OTA</text:p>
          </table:table-cell>
          <table:table-cell office:value-type="string" table:style-name="ce1">
            <text:p>Ota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STL</text:p>
          </table:table-cell>
          <table:table-cell office:value-type="string" table:style-name="ce1">
            <text:p>Sout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TKI</text:p>
          </table:table-cell>
          <table:table-cell office:value-type="string" table:style-name="ce1">
            <text:p>Taran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Tasm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WKO</text:p>
          </table:table-cell>
          <table:table-cell office:value-type="string" table:style-name="ce1">
            <text:p>Waik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WGN</text:p>
          </table:table-cell>
          <table:table-cell office:value-type="string" table:style-name="ce1">
            <text:p>Wellingt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1: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WTC</text:p>
          </table:table-cell>
          <table:table-cell office:value-type="string" table:style-name="ce1">
            <text:p>West Co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AH</text:p>
          </table:table-cell>
          <table:table-cell office:value-type="string" table:style-name="ce1">
            <text:p>Anh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BJ</text:p>
          </table:table-cell>
          <table:table-cell office:value-type="string" table:style-name="ce1">
            <text:p>Beij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Q</text:p>
          </table:table-cell>
          <table:table-cell office:value-type="string" table:style-name="ce1">
            <text:p>Chongq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FJ</text:p>
          </table:table-cell>
          <table:table-cell office:value-type="string" table:style-name="ce1">
            <text:p>Fuji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S</text:p>
          </table:table-cell>
          <table:table-cell office:value-type="string" table:style-name="ce1">
            <text:p>Gans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D</text:p>
          </table:table-cell>
          <table:table-cell office:value-type="string" table:style-name="ce1">
            <text:p>Guangd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X</text:p>
          </table:table-cell>
          <table:table-cell office:value-type="string" table:style-name="ce1">
            <text:p>Guang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GZ</text:p>
          </table:table-cell>
          <table:table-cell office:value-type="string" table:style-name="ce1">
            <text:p>Guizho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Hai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E</text:p>
          </table:table-cell>
          <table:table-cell office:value-type="string" table:style-name="ce1">
            <text:p>Heb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L</text:p>
          </table:table-cell>
          <table:table-cell office:value-type="string" table:style-name="ce1">
            <text:p>Heilongji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</text:p>
          </table:table-cell>
          <table:table-cell office:value-type="string" table:style-name="ce1">
            <text:p>He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B</text:p>
          </table:table-cell>
          <table:table-cell office:value-type="string" table:style-name="ce1">
            <text:p>Hub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N</text:p>
          </table:table-cell>
          <table:table-cell office:value-type="string" table:style-name="ce1">
            <text:p>Hu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Inner Mongo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S</text:p>
          </table:table-cell>
          <table:table-cell office:value-type="string" table:style-name="ce1">
            <text:p>Jiangs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X</text:p>
          </table:table-cell>
          <table:table-cell office:value-type="string" table:style-name="ce1">
            <text:p>Jiang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L</text:p>
          </table:table-cell>
          <table:table-cell office:value-type="string" table:style-name="ce1">
            <text:p>Jil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LN</text:p>
          </table:table-cell>
          <table:table-cell office:value-type="string" table:style-name="ce1">
            <text:p>Liaon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X</text:p>
          </table:table-cell>
          <table:table-cell office:value-type="string" table:style-name="ce1">
            <text:p>Ningx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QH</text:p>
          </table:table-cell>
          <table:table-cell office:value-type="string" table:style-name="ce1">
            <text:p>Qing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Shaan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Shand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H</text:p>
          </table:table-cell>
          <table:table-cell office:value-type="string" table:style-name="ce1">
            <text:p>Shang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X</text:p>
          </table:table-cell>
          <table:table-cell office:value-type="string" table:style-name="ce1">
            <text:p>Shanx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ichu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J</text:p>
          </table:table-cell>
          <table:table-cell office:value-type="string" table:style-name="ce1">
            <text:p>Tianj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XJ</text:p>
          </table:table-cell>
          <table:table-cell office:value-type="string" table:style-name="ce1">
            <text:p>Xinji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YZ</text:p>
          </table:table-cell>
          <table:table-cell office:value-type="string" table:style-name="ce1">
            <text:p>Xiz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YN</text:p>
          </table:table-cell>
          <table:table-cell office:value-type="string" table:style-name="ce1">
            <text:p>Yun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J</text:p>
          </table:table-cell>
          <table:table-cell office:value-type="string" table:style-name="ce1">
            <text:p>Zheji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 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KL</text:p>
          </table:table-cell>
          <table:table-cell office:value-type="string" table:style-name="ce1">
            <text:p>Kowlo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ew Territori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N</text:p>
          </table:table-cell>
          <table:table-cell office:value-type="string" table:style-name="ce1">
            <text:p>Andaman and Nicobar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ndhra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unachal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Ass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ih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Chandigar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CG</text:p>
          </table:table-cell>
          <table:table-cell office:value-type="string" table:style-name="ce1">
            <text:p>Chhattisgar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DN</text:p>
          </table:table-cell>
          <table:table-cell office:value-type="string" table:style-name="ce1">
            <text:p>Dadra and Nagar Have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Daman and Di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el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G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GJ</text:p>
          </table:table-cell>
          <table:table-cell office:value-type="string" table:style-name="ce1">
            <text:p>Guj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Hary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Himachal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JK</text:p>
          </table:table-cell>
          <table:table-cell office:value-type="string" table:style-name="ce1">
            <text:p>Jammu and Kashmi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JH</text:p>
          </table:table-cell>
          <table:table-cell office:value-type="string" table:style-name="ce1">
            <text:p>Jharkh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KA</text:p>
          </table:table-cell>
          <table:table-cell office:value-type="string" table:style-name="ce1">
            <text:p>Karnata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KL</text:p>
          </table:table-cell>
          <table:table-cell office:value-type="string" table:style-name="ce1">
            <text:p>Kera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dak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LD</text:p>
          </table:table-cell>
          <table:table-cell office:value-type="string" table:style-name="ce1">
            <text:p>Lakshadwee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Madhya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aharash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ani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Meghal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MZ</text:p>
          </table:table-cell>
          <table:table-cell office:value-type="string" table:style-name="ce1">
            <text:p>Mizo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Naga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dis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PY</text:p>
          </table:table-cell>
          <table:table-cell office:value-type="string" table:style-name="ce1">
            <text:p>Puducher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Punja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Rajast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ikk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Tamil Nad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TS</text:p>
          </table:table-cell>
          <table:table-cell office:value-type="string" table:style-name="ce1">
            <text:p>Telang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ripu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UP</text:p>
          </table:table-cell>
          <table:table-cell office:value-type="string" table:style-name="ce1">
            <text:p>Uttar Pr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UK</text:p>
          </table:table-cell>
          <table:table-cell office:value-type="string" table:style-name="ce1">
            <text:p>Uttarakh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WB</text:p>
          </table:table-cell>
          <table:table-cell office:value-type="string" table:style-name="ce1">
            <text:p>West Ben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e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Bangka Belit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Ban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engkul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Goronta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K</text:p>
          </table:table-cell>
          <table:table-cell office:value-type="string" table:style-name="ce1">
            <text:p>Jaka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A</text:p>
          </table:table-cell>
          <table:table-cell office:value-type="string" table:style-name="ce1">
            <text:p>Jamb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B</text:p>
          </table:table-cell>
          <table:table-cell office:value-type="string" table:style-name="ce1">
            <text:p>Jawa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T</text:p>
          </table:table-cell>
          <table:table-cell office:value-type="string" table:style-name="ce1">
            <text:p>Jawa 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JI</text:p>
          </table:table-cell>
          <table:table-cell office:value-type="string" table:style-name="ce1">
            <text:p>Jawa Tim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B</text:p>
          </table:table-cell>
          <table:table-cell office:value-type="string" table:style-name="ce1">
            <text:p>Kalimantan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Kalimantan Sela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T</text:p>
          </table:table-cell>
          <table:table-cell office:value-type="string" table:style-name="ce1">
            <text:p>Kalimantan 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alimantan Tim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U</text:p>
          </table:table-cell>
          <table:table-cell office:value-type="string" table:style-name="ce1">
            <text:p>Kalimantan Ut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Kepulauan Ri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mp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luk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Maluku Ut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U</text:p>
          </table:table-cell>
          <table:table-cell office:value-type="string" table:style-name="ce1">
            <text:p>North Suma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NB</text:p>
          </table:table-cell>
          <table:table-cell office:value-type="string" table:style-name="ce1">
            <text:p>Nusa Tenggara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usa Tenggara Tim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pu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Papua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Ri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outh Suma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Sulawesi B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Sulawesi Sela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Sulawesi 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ulawesi Tengg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ulawesi Ut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West Suma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YO</text:p>
          </table:table-cell>
          <table:table-cell office:value-type="string" table:style-name="ce1">
            <text:p>Yogyaka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1</text:p>
          </table:table-cell>
          <table:table-cell office:value-type="string" table:style-name="ce1">
            <text:p>Hokkaidō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2</text:p>
          </table:table-cell>
          <table:table-cell office:value-type="string" table:style-name="ce1">
            <text:p>Aomo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3</text:p>
          </table:table-cell>
          <table:table-cell office:value-type="string" table:style-name="ce1">
            <text:p>Iw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4</text:p>
          </table:table-cell>
          <table:table-cell office:value-type="string" table:style-name="ce1">
            <text:p>Miya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5</text:p>
          </table:table-cell>
          <table:table-cell office:value-type="string" table:style-name="ce1">
            <text:p>Aki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6</text:p>
          </table:table-cell>
          <table:table-cell office:value-type="string" table:style-name="ce1">
            <text:p>Yamag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7</text:p>
          </table:table-cell>
          <table:table-cell office:value-type="string" table:style-name="ce1">
            <text:p>Fuku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8</text:p>
          </table:table-cell>
          <table:table-cell office:value-type="string" table:style-name="ce1">
            <text:p>Ibar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09</text:p>
          </table:table-cell>
          <table:table-cell office:value-type="string" table:style-name="ce1">
            <text:p>Tochi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0</text:p>
          </table:table-cell>
          <table:table-cell office:value-type="string" table:style-name="ce1">
            <text:p>Gun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1</text:p>
          </table:table-cell>
          <table:table-cell office:value-type="string" table:style-name="ce1">
            <text:p>Sait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2</text:p>
          </table:table-cell>
          <table:table-cell office:value-type="string" table:style-name="ce1">
            <text:p>Chi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3</text:p>
          </table:table-cell>
          <table:table-cell office:value-type="string" table:style-name="ce1">
            <text:p>Tōkyō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4</text:p>
          </table:table-cell>
          <table:table-cell office:value-type="string" table:style-name="ce1">
            <text:p>Kanag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5</text:p>
          </table:table-cell>
          <table:table-cell office:value-type="string" table:style-name="ce1">
            <text:p>Niig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6</text:p>
          </table:table-cell>
          <table:table-cell office:value-type="string" table:style-name="ce1">
            <text:p>Toy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7</text:p>
          </table:table-cell>
          <table:table-cell office:value-type="string" table:style-name="ce1">
            <text:p>Ishik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8</text:p>
          </table:table-cell>
          <table:table-cell office:value-type="string" table:style-name="ce1">
            <text:p>Fuk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19</text:p>
          </table:table-cell>
          <table:table-cell office:value-type="string" table:style-name="ce1">
            <text:p>Yamanas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0</text:p>
          </table:table-cell>
          <table:table-cell office:value-type="string" table:style-name="ce1">
            <text:p>Nag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1</text:p>
          </table:table-cell>
          <table:table-cell office:value-type="string" table:style-name="ce1">
            <text:p>Gif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2</text:p>
          </table:table-cell>
          <table:table-cell office:value-type="string" table:style-name="ce1">
            <text:p>Shizuo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3</text:p>
          </table:table-cell>
          <table:table-cell office:value-type="string" table:style-name="ce1">
            <text:p>Ai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4</text:p>
          </table:table-cell>
          <table:table-cell office:value-type="string" table:style-name="ce1">
            <text:p>Mi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5</text:p>
          </table:table-cell>
          <table:table-cell office:value-type="string" table:style-name="ce1">
            <text:p>Shi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6</text:p>
          </table:table-cell>
          <table:table-cell office:value-type="string" table:style-name="ce1">
            <text:p>Kyō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7</text:p>
          </table:table-cell>
          <table:table-cell office:value-type="string" table:style-name="ce1">
            <text:p>Ōsa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8</text:p>
          </table:table-cell>
          <table:table-cell office:value-type="string" table:style-name="ce1">
            <text:p>Hyō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29</text:p>
          </table:table-cell>
          <table:table-cell office:value-type="string" table:style-name="ce1">
            <text:p>N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0</text:p>
          </table:table-cell>
          <table:table-cell office:value-type="string" table:style-name="ce1">
            <text:p>Wakay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1</text:p>
          </table:table-cell>
          <table:table-cell office:value-type="string" table:style-name="ce1">
            <text:p>Totto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2</text:p>
          </table:table-cell>
          <table:table-cell office:value-type="string" table:style-name="ce1">
            <text:p>Shima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3</text:p>
          </table:table-cell>
          <table:table-cell office:value-type="string" table:style-name="ce1">
            <text:p>Okay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4</text:p>
          </table:table-cell>
          <table:table-cell office:value-type="string" table:style-name="ce1">
            <text:p>Hiro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5</text:p>
          </table:table-cell>
          <table:table-cell office:value-type="string" table:style-name="ce1">
            <text:p>Yamagu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6</text:p>
          </table:table-cell>
          <table:table-cell office:value-type="string" table:style-name="ce1">
            <text:p>Toku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7</text:p>
          </table:table-cell>
          <table:table-cell office:value-type="string" table:style-name="ce1">
            <text:p>Kag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8</text:p>
          </table:table-cell>
          <table:table-cell office:value-type="string" table:style-name="ce1">
            <text:p>Ehi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39</text:p>
          </table:table-cell>
          <table:table-cell office:value-type="string" table:style-name="ce1">
            <text:p>Kō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0</text:p>
          </table:table-cell>
          <table:table-cell office:value-type="string" table:style-name="ce1">
            <text:p>Fukuo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1</text:p>
          </table:table-cell>
          <table:table-cell office:value-type="string" table:style-name="ce1">
            <text:p>S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2</text:p>
          </table:table-cell>
          <table:table-cell office:value-type="string" table:style-name="ce1">
            <text:p>Nagas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3</text:p>
          </table:table-cell>
          <table:table-cell office:value-type="string" table:style-name="ce1">
            <text:p>Kumamo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4</text:p>
          </table:table-cell>
          <table:table-cell office:value-type="string" table:style-name="ce1">
            <text:p>Ōi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5</text:p>
          </table:table-cell>
          <table:table-cell office:value-type="string" table:style-name="ce1">
            <text:p>Miyazak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6</text:p>
          </table:table-cell>
          <table:table-cell office:value-type="string" table:style-name="ce1">
            <text:p>Kagosh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-47</text:p>
          </table:table-cell>
          <table:table-cell office:value-type="string" table:style-name="ce1">
            <text:p>Okina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JHR</text:p>
          </table:table-cell>
          <table:table-cell office:value-type="string" table:style-name="ce1">
            <text:p>Joh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KDH</text:p>
          </table:table-cell>
          <table:table-cell office:value-type="string" table:style-name="ce1">
            <text:p>Ked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KTN</text:p>
          </table:table-cell>
          <table:table-cell office:value-type="string" table:style-name="ce1">
            <text:p>Kelan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KUL</text:p>
          </table:table-cell>
          <table:table-cell office:value-type="string" table:style-name="ce1">
            <text:p>Kuala Lum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LBN</text:p>
          </table:table-cell>
          <table:table-cell office:value-type="string" table:style-name="ce1">
            <text:p>Labu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LK</text:p>
          </table:table-cell>
          <table:table-cell office:value-type="string" table:style-name="ce1">
            <text:p>Mela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NSN</text:p>
          </table:table-cell>
          <table:table-cell office:value-type="string" table:style-name="ce1">
            <text:p>Negeri Sembi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HG</text:p>
          </table:table-cell>
          <table:table-cell office:value-type="string" table:style-name="ce1">
            <text:p>Pah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en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RK</text:p>
          </table:table-cell>
          <table:table-cell office:value-type="string" table:style-name="ce1">
            <text:p>Per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LS</text:p>
          </table:table-cell>
          <table:table-cell office:value-type="string" table:style-name="ce1">
            <text:p>Perl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PJY</text:p>
          </table:table-cell>
          <table:table-cell office:value-type="string" table:style-name="ce1">
            <text:p>Putraj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SBH</text:p>
          </table:table-cell>
          <table:table-cell office:value-type="string" table:style-name="ce1">
            <text:p>Sab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SWK</text:p>
          </table:table-cell>
          <table:table-cell office:value-type="string" table:style-name="ce1">
            <text:p>Saraw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SGR</text:p>
          </table:table-cell>
          <table:table-cell office:value-type="string" table:style-name="ce1">
            <text:p>Selang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Y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TRG</text:p>
          </table:table-cell>
          <table:table-cell office:value-type="string" table:style-name="ce1">
            <text:p>Terenggan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MV</text:p>
          </table:table-cell>
          <table:table-cell office:value-type="string" table:style-name="ce1">
            <text:p>Maldiv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ingapor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6</text:p>
          </table:table-cell>
          <table:table-cell office:value-type="string" table:style-name="ce1">
            <text:p>Bus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3</text:p>
          </table:table-cell>
          <table:table-cell office:value-type="string" table:style-name="ce1">
            <text:p>Chungb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4</text:p>
          </table:table-cell>
          <table:table-cell office:value-type="string" table:style-name="ce1">
            <text:p>Chung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7</text:p>
          </table:table-cell>
          <table:table-cell office:value-type="string" table:style-name="ce1">
            <text:p>Daeg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30</text:p>
          </table:table-cell>
          <table:table-cell office:value-type="string" table:style-name="ce1">
            <text:p>Daeje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2</text:p>
          </table:table-cell>
          <table:table-cell office:value-type="string" table:style-name="ce1">
            <text:p>Gangw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9</text:p>
          </table:table-cell>
          <table:table-cell office:value-type="string" table:style-name="ce1">
            <text:p>Gwangj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7</text:p>
          </table:table-cell>
          <table:table-cell office:value-type="string" table:style-name="ce1">
            <text:p>Gyeongb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1</text:p>
          </table:table-cell>
          <table:table-cell office:value-type="string" table:style-name="ce1">
            <text:p>Gyeongg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8</text:p>
          </table:table-cell>
          <table:table-cell office:value-type="string" table:style-name="ce1">
            <text:p>Gyeong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28</text:p>
          </table:table-cell>
          <table:table-cell office:value-type="string" table:style-name="ce1">
            <text:p>Inche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9</text:p>
          </table:table-cell>
          <table:table-cell office:value-type="string" table:style-name="ce1">
            <text:p>Jej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5</text:p>
          </table:table-cell>
          <table:table-cell office:value-type="string" table:style-name="ce1">
            <text:p>Jeonbu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46</text:p>
          </table:table-cell>
          <table:table-cell office:value-type="string" table:style-name="ce1">
            <text:p>Jeon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50</text:p>
          </table:table-cell>
          <table:table-cell office:value-type="string" table:style-name="ce1">
            <text:p>Sej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11</text:p>
          </table:table-cell>
          <table:table-cell office:value-type="string" table:style-name="ce1">
            <text:p>Seou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-31</text:p>
          </table:table-cell>
          <table:table-cell office:value-type="string" table:style-name="ce1">
            <text:p>Uls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W</text:p>
          </table:table-cell>
          <table:table-cell office:value-type="string" table:style-name="ce1">
            <text:p>Taiw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7</text:p>
          </table:table-cell>
          <table:table-cell office:value-type="string" table:style-name="ce1">
            <text:p>Amnat Charo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5</text:p>
          </table:table-cell>
          <table:table-cell office:value-type="string" table:style-name="ce1">
            <text:p>Ang Th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0</text:p>
          </table:table-cell>
          <table:table-cell office:value-type="string" table:style-name="ce1">
            <text:p>Bangk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8</text:p>
          </table:table-cell>
          <table:table-cell office:value-type="string" table:style-name="ce1">
            <text:p>Bueng K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1</text:p>
          </table:table-cell>
          <table:table-cell office:value-type="string" table:style-name="ce1">
            <text:p>Buri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4</text:p>
          </table:table-cell>
          <table:table-cell office:value-type="string" table:style-name="ce1">
            <text:p>Chachoengs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8</text:p>
          </table:table-cell>
          <table:table-cell office:value-type="string" table:style-name="ce1">
            <text:p>Chai 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6</text:p>
          </table:table-cell>
          <table:table-cell office:value-type="string" table:style-name="ce1">
            <text:p>Chaiyaphu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2</text:p>
          </table:table-cell>
          <table:table-cell office:value-type="string" table:style-name="ce1">
            <text:p>Chant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0</text:p>
          </table:table-cell>
          <table:table-cell office:value-type="string" table:style-name="ce1">
            <text:p>Chiang M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7</text:p>
          </table:table-cell>
          <table:table-cell office:value-type="string" table:style-name="ce1">
            <text:p>Chiang 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0</text:p>
          </table:table-cell>
          <table:table-cell office:value-type="string" table:style-name="ce1">
            <text:p>Chon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6</text:p>
          </table:table-cell>
          <table:table-cell office:value-type="string" table:style-name="ce1">
            <text:p>Chump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6</text:p>
          </table:table-cell>
          <table:table-cell office:value-type="string" table:style-name="ce1">
            <text:p>Kalas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2</text:p>
          </table:table-cell>
          <table:table-cell office:value-type="string" table:style-name="ce1">
            <text:p>Kamphaeng Ph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1</text:p>
          </table:table-cell>
          <table:table-cell office:value-type="string" table:style-name="ce1">
            <text:p>Kanchan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0</text:p>
          </table:table-cell>
          <table:table-cell office:value-type="string" table:style-name="ce1">
            <text:p>Khon Ka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1</text:p>
          </table:table-cell>
          <table:table-cell office:value-type="string" table:style-name="ce1">
            <text:p>Krab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2</text:p>
          </table:table-cell>
          <table:table-cell office:value-type="string" table:style-name="ce1">
            <text:p>Lamp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1</text:p>
          </table:table-cell>
          <table:table-cell office:value-type="string" table:style-name="ce1">
            <text:p>Lamph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2</text:p>
          </table:table-cell>
          <table:table-cell office:value-type="string" table:style-name="ce1">
            <text:p>Lo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6</text:p>
          </table:table-cell>
          <table:table-cell office:value-type="string" table:style-name="ce1">
            <text:p>Lop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8</text:p>
          </table:table-cell>
          <table:table-cell office:value-type="string" table:style-name="ce1">
            <text:p>Mae Hong S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4</text:p>
          </table:table-cell>
          <table:table-cell office:value-type="string" table:style-name="ce1">
            <text:p>Maha Sarakh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9</text:p>
          </table:table-cell>
          <table:table-cell office:value-type="string" table:style-name="ce1">
            <text:p>Mukda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6</text:p>
          </table:table-cell>
          <table:table-cell office:value-type="string" table:style-name="ce1">
            <text:p>Nakhon Nay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3</text:p>
          </table:table-cell>
          <table:table-cell office:value-type="string" table:style-name="ce1">
            <text:p>Nakhon Path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8</text:p>
          </table:table-cell>
          <table:table-cell office:value-type="string" table:style-name="ce1">
            <text:p>Nakhon Phano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0</text:p>
          </table:table-cell>
          <table:table-cell office:value-type="string" table:style-name="ce1">
            <text:p>Nakhon Ratchas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0</text:p>
          </table:table-cell>
          <table:table-cell office:value-type="string" table:style-name="ce1">
            <text:p>Nakhon Sa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0</text:p>
          </table:table-cell>
          <table:table-cell office:value-type="string" table:style-name="ce1">
            <text:p>Nakhon Si Thamm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5</text:p>
          </table:table-cell>
          <table:table-cell office:value-type="string" table:style-name="ce1">
            <text:p>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6</text:p>
          </table:table-cell>
          <table:table-cell office:value-type="string" table:style-name="ce1">
            <text:p>Narathiw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9</text:p>
          </table:table-cell>
          <table:table-cell office:value-type="string" table:style-name="ce1">
            <text:p>Nong Bua Lam Ph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3</text:p>
          </table:table-cell>
          <table:table-cell office:value-type="string" table:style-name="ce1">
            <text:p>Nong K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2</text:p>
          </table:table-cell>
          <table:table-cell office:value-type="string" table:style-name="ce1">
            <text:p>Nont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3</text:p>
          </table:table-cell>
          <table:table-cell office:value-type="string" table:style-name="ce1">
            <text:p>Pathum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4</text:p>
          </table:table-cell>
          <table:table-cell office:value-type="string" table:style-name="ce1">
            <text:p>Patt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S</text:p>
          </table:table-cell>
          <table:table-cell office:value-type="string" table:style-name="ce1">
            <text:p>Patt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2</text:p>
          </table:table-cell>
          <table:table-cell office:value-type="string" table:style-name="ce1">
            <text:p>Phang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3</text:p>
          </table:table-cell>
          <table:table-cell office:value-type="string" table:style-name="ce1">
            <text:p>Phatthalu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6</text:p>
          </table:table-cell>
          <table:table-cell office:value-type="string" table:style-name="ce1">
            <text:p>Phay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7</text:p>
          </table:table-cell>
          <table:table-cell office:value-type="string" table:style-name="ce1">
            <text:p>Phetchab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6</text:p>
          </table:table-cell>
          <table:table-cell office:value-type="string" table:style-name="ce1">
            <text:p>Phetc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6</text:p>
          </table:table-cell>
          <table:table-cell office:value-type="string" table:style-name="ce1">
            <text:p>Phich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5</text:p>
          </table:table-cell>
          <table:table-cell office:value-type="string" table:style-name="ce1">
            <text:p>Phitsanul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4</text:p>
          </table:table-cell>
          <table:table-cell office:value-type="string" table:style-name="ce1">
            <text:p>Phra Nakhon Si Ayutth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4</text:p>
          </table:table-cell>
          <table:table-cell office:value-type="string" table:style-name="ce1">
            <text:p>Phra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3</text:p>
          </table:table-cell>
          <table:table-cell office:value-type="string" table:style-name="ce1">
            <text:p>Phuk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5</text:p>
          </table:table-cell>
          <table:table-cell office:value-type="string" table:style-name="ce1">
            <text:p>Prachin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7</text:p>
          </table:table-cell>
          <table:table-cell office:value-type="string" table:style-name="ce1">
            <text:p>Prachuap Khiri K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5</text:p>
          </table:table-cell>
          <table:table-cell office:value-type="string" table:style-name="ce1">
            <text:p>Ran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0</text:p>
          </table:table-cell>
          <table:table-cell office:value-type="string" table:style-name="ce1">
            <text:p>Ratch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1</text:p>
          </table:table-cell>
          <table:table-cell office:value-type="string" table:style-name="ce1">
            <text:p>Rayo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5</text:p>
          </table:table-cell>
          <table:table-cell office:value-type="string" table:style-name="ce1">
            <text:p>Roi 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7</text:p>
          </table:table-cell>
          <table:table-cell office:value-type="string" table:style-name="ce1">
            <text:p>Sa Kae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7</text:p>
          </table:table-cell>
          <table:table-cell office:value-type="string" table:style-name="ce1">
            <text:p>Sakon Nak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1</text:p>
          </table:table-cell>
          <table:table-cell office:value-type="string" table:style-name="ce1">
            <text:p>Samut Prak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4</text:p>
          </table:table-cell>
          <table:table-cell office:value-type="string" table:style-name="ce1">
            <text:p>Samut Sak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5</text:p>
          </table:table-cell>
          <table:table-cell office:value-type="string" table:style-name="ce1">
            <text:p>Samut Songkhr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9</text:p>
          </table:table-cell>
          <table:table-cell office:value-type="string" table:style-name="ce1">
            <text:p>Sara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1</text:p>
          </table:table-cell>
          <table:table-cell office:value-type="string" table:style-name="ce1">
            <text:p>Sat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17</text:p>
          </table:table-cell>
          <table:table-cell office:value-type="string" table:style-name="ce1">
            <text:p>Sing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3</text:p>
          </table:table-cell>
          <table:table-cell office:value-type="string" table:style-name="ce1">
            <text:p>Sisak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0</text:p>
          </table:table-cell>
          <table:table-cell office:value-type="string" table:style-name="ce1">
            <text:p>Songkh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4</text:p>
          </table:table-cell>
          <table:table-cell office:value-type="string" table:style-name="ce1">
            <text:p>Sukhoth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72</text:p>
          </table:table-cell>
          <table:table-cell office:value-type="string" table:style-name="ce1">
            <text:p>Suphan B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84</text:p>
          </table:table-cell>
          <table:table-cell office:value-type="string" table:style-name="ce1">
            <text:p>Surat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2</text:p>
          </table:table-cell>
          <table:table-cell office:value-type="string" table:style-name="ce1">
            <text:p>Sur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3</text:p>
          </table:table-cell>
          <table:table-cell office:value-type="string" table:style-name="ce1">
            <text:p>T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2</text:p>
          </table:table-cell>
          <table:table-cell office:value-type="string" table:style-name="ce1">
            <text:p>Tr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23</text:p>
          </table:table-cell>
          <table:table-cell office:value-type="string" table:style-name="ce1">
            <text:p>T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4</text:p>
          </table:table-cell>
          <table:table-cell office:value-type="string" table:style-name="ce1">
            <text:p>Ubon Ratcha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41</text:p>
          </table:table-cell>
          <table:table-cell office:value-type="string" table:style-name="ce1">
            <text:p>Udon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61</text:p>
          </table:table-cell>
          <table:table-cell office:value-type="string" table:style-name="ce1">
            <text:p>Uthai Th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53</text:p>
          </table:table-cell>
          <table:table-cell office:value-type="string" table:style-name="ce1">
            <text:p>Uttarad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95</text:p>
          </table:table-cell>
          <table:table-cell office:value-type="string" table:style-name="ce1">
            <text:p>Ya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TH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-35</text:p>
          </table:table-cell>
          <table:table-cell office:value-type="string" table:style-name="ce1">
            <text:p>Yasoth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Rest of Asia</text:p>
          </table:table-cell>
          <table:table-cell office:value-type="string" table:style-name="ce1">
            <text:p>VN</text:p>
          </table:table-cell>
          <table:table-cell office:value-type="string" table:style-name="ce1">
            <text:p>Vietna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S</text:p>
          </table:table-cell>
          <table:table-cell office:value-type="string" table:style-name="ce1">
            <text:p>American Sam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FM</text:p>
          </table:table-cell>
          <table:table-cell office:value-type="string" table:style-name="ce1">
            <text:p>Federated States of Microne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GU</text:p>
          </table:table-cell>
          <table:table-cell office:value-type="string" table:style-name="ce1">
            <text:p>Gu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arshall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Northern Mariana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W</text:p>
          </table:table-cell>
          <table:table-cell office:value-type="string" table:style-name="ce1">
            <text:p>Pal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BD</text:p>
          </table:table-cell>
          <table:table-cell office:value-type="string" table:style-name="ce1">
            <text:p>Bangladesh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rune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KH</text:p>
          </table:table-cell>
          <table:table-cell office:value-type="string" table:style-name="ce1">
            <text:p>Cambod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o People's Democratic Republic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aca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CK</text:p>
          </table:table-cell>
          <table:table-cell office:value-type="string" table:style-name="ce1">
            <text:p>Cook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FJ</text:p>
          </table:table-cell>
          <table:table-cell office:value-type="string" table:style-name="ce1">
            <text:p>Fij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French Polynes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KI</text:p>
          </table:table-cell>
          <table:table-cell office:value-type="string" table:style-name="ce1">
            <text:p>Kiribat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WS</text:p>
          </table:table-cell>
          <table:table-cell office:value-type="string" table:style-name="ce1">
            <text:p>Samo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Timor Les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Myanma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P</text:p>
          </table:table-cell>
          <table:table-cell office:value-type="string" table:style-name="ce1">
            <text:p>Nep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K</text:p>
          </table:table-cell>
          <table:table-cell office:value-type="string" table:style-name="ce1">
            <text:p>Pakist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BR</text:p>
          </table:table-cell>
          <table:table-cell office:value-type="string" table:style-name="ce1">
            <text:p>Ab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GN</text:p>
          </table:table-cell>
          <table:table-cell office:value-type="string" table:style-name="ce1">
            <text:p>Agusan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GS</text:p>
          </table:table-cell>
          <table:table-cell office:value-type="string" table:style-name="ce1">
            <text:p>Agusan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KL</text:p>
          </table:table-cell>
          <table:table-cell office:value-type="string" table:style-name="ce1">
            <text:p>Ak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LB</text:p>
          </table:table-cell>
          <table:table-cell office:value-type="string" table:style-name="ce1">
            <text:p>Alb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NT</text:p>
          </table:table-cell>
          <table:table-cell office:value-type="string" table:style-name="ce1">
            <text:p>Antiq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PA</text:p>
          </table:table-cell>
          <table:table-cell office:value-type="string" table:style-name="ce1">
            <text:p>Apay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AUR</text:p>
          </table:table-cell>
          <table:table-cell office:value-type="string" table:style-name="ce1">
            <text:p>Aur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AS</text:p>
          </table:table-cell>
          <table:table-cell office:value-type="string" table:style-name="ce1">
            <text:p>Basil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AN</text:p>
          </table:table-cell>
          <table:table-cell office:value-type="string" table:style-name="ce1">
            <text:p>Bata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TN</text:p>
          </table:table-cell>
          <table:table-cell office:value-type="string" table:style-name="ce1">
            <text:p>Batan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TG</text:p>
          </table:table-cell>
          <table:table-cell office:value-type="string" table:style-name="ce1">
            <text:p>Batang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EN</text:p>
          </table:table-cell>
          <table:table-cell office:value-type="string" table:style-name="ce1">
            <text:p>Bengu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IL</text:p>
          </table:table-cell>
          <table:table-cell office:value-type="string" table:style-name="ce1">
            <text:p>Bil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OH</text:p>
          </table:table-cell>
          <table:table-cell office:value-type="string" table:style-name="ce1">
            <text:p>Boho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UK</text:p>
          </table:table-cell>
          <table:table-cell office:value-type="string" table:style-name="ce1">
            <text:p>Bukidn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BUL</text:p>
          </table:table-cell>
          <table:table-cell office:value-type="string" table:style-name="ce1">
            <text:p>Bulac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G</text:p>
          </table:table-cell>
          <table:table-cell office:value-type="string" table:style-name="ce1">
            <text:p>Cagay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N</text:p>
          </table:table-cell>
          <table:table-cell office:value-type="string" table:style-name="ce1">
            <text:p>Camarines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S</text:p>
          </table:table-cell>
          <table:table-cell office:value-type="string" table:style-name="ce1">
            <text:p>Camarines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M</text:p>
          </table:table-cell>
          <table:table-cell office:value-type="string" table:style-name="ce1">
            <text:p>Camigu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P</text:p>
          </table:table-cell>
          <table:table-cell office:value-type="string" table:style-name="ce1">
            <text:p>Cap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T</text:p>
          </table:table-cell>
          <table:table-cell office:value-type="string" table:style-name="ce1">
            <text:p>Catanduan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AV</text:p>
          </table:table-cell>
          <table:table-cell office:value-type="string" table:style-name="ce1">
            <text:p>Cavi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EB</text:p>
          </table:table-cell>
          <table:table-cell office:value-type="string" table:style-name="ce1">
            <text:p>Ceb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CO</text:p>
          </table:table-cell>
          <table:table-cell office:value-type="string" table:style-name="ce1">
            <text:p>Cotab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COM</text:p>
          </table:table-cell>
          <table:table-cell office:value-type="string" table:style-name="ce1">
            <text:p>Davao de 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AV</text:p>
          </table:table-cell>
          <table:table-cell office:value-type="string" table:style-name="ce1">
            <text:p>Davao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AS</text:p>
          </table:table-cell>
          <table:table-cell office:value-type="string" table:style-name="ce1">
            <text:p>Davao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VO</text:p>
          </table:table-cell>
          <table:table-cell office:value-type="string" table:style-name="ce1">
            <text:p>Davao Occid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AO</text:p>
          </table:table-cell>
          <table:table-cell office:value-type="string" table:style-name="ce1">
            <text:p>Davao Ori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DIN</text:p>
          </table:table-cell>
          <table:table-cell office:value-type="string" table:style-name="ce1">
            <text:p>Dinagat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EAS</text:p>
          </table:table-cell>
          <table:table-cell office:value-type="string" table:style-name="ce1">
            <text:p>Eastern Sa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GUI</text:p>
          </table:table-cell>
          <table:table-cell office:value-type="string" table:style-name="ce1">
            <text:p>Guimar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FU</text:p>
          </table:table-cell>
          <table:table-cell office:value-type="string" table:style-name="ce1">
            <text:p>Ifug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LN</text:p>
          </table:table-cell>
          <table:table-cell office:value-type="string" table:style-name="ce1">
            <text:p>Ilocos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LS</text:p>
          </table:table-cell>
          <table:table-cell office:value-type="string" table:style-name="ce1">
            <text:p>Ilocos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LI</text:p>
          </table:table-cell>
          <table:table-cell office:value-type="string" table:style-name="ce1">
            <text:p>Iloi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ISA</text:p>
          </table:table-cell>
          <table:table-cell office:value-type="string" table:style-name="ce1">
            <text:p>Isab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KAL</text:p>
          </table:table-cell>
          <table:table-cell office:value-type="string" table:style-name="ce1">
            <text:p>Kali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UN</text:p>
          </table:table-cell>
          <table:table-cell office:value-type="string" table:style-name="ce1">
            <text:p>La Un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AG</text:p>
          </table:table-cell>
          <table:table-cell office:value-type="string" table:style-name="ce1">
            <text:p>Lagu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AN</text:p>
          </table:table-cell>
          <table:table-cell office:value-type="string" table:style-name="ce1">
            <text:p>Lanao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AS</text:p>
          </table:table-cell>
          <table:table-cell office:value-type="string" table:style-name="ce1">
            <text:p>Lanao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LEY</text:p>
          </table:table-cell>
          <table:table-cell office:value-type="string" table:style-name="ce1">
            <text:p>Ley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AG</text:p>
          </table:table-cell>
          <table:table-cell office:value-type="string" table:style-name="ce1">
            <text:p>Maguindana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AD</text:p>
          </table:table-cell>
          <table:table-cell office:value-type="string" table:style-name="ce1">
            <text:p>Marinduqu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AS</text:p>
          </table:table-cell>
          <table:table-cell office:value-type="string" table:style-name="ce1">
            <text:p>Masb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00</text:p>
          </table:table-cell>
          <table:table-cell office:value-type="string" table:style-name="ce1">
            <text:p>Metro Man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SC</text:p>
          </table:table-cell>
          <table:table-cell office:value-type="string" table:style-name="ce1">
            <text:p>Misamis Occid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SR</text:p>
          </table:table-cell>
          <table:table-cell office:value-type="string" table:style-name="ce1">
            <text:p>Misamis Ori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OU</text:p>
          </table:table-cell>
          <table:table-cell office:value-type="string" table:style-name="ce1">
            <text:p>Mountain Provin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EC</text:p>
          </table:table-cell>
          <table:table-cell office:value-type="string" table:style-name="ce1">
            <text:p>Negros Occid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ER</text:p>
          </table:table-cell>
          <table:table-cell office:value-type="string" table:style-name="ce1">
            <text:p>Negros Orien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SA</text:p>
          </table:table-cell>
          <table:table-cell office:value-type="string" table:style-name="ce1">
            <text:p>Northern Sa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UE</text:p>
          </table:table-cell>
          <table:table-cell office:value-type="string" table:style-name="ce1">
            <text:p>Nueva Eci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NUV</text:p>
          </table:table-cell>
          <table:table-cell office:value-type="string" table:style-name="ce1">
            <text:p>Nueva Vizc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DC</text:p>
          </table:table-cell>
          <table:table-cell office:value-type="string" table:style-name="ce1">
            <text:p>Occidental Mind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MDR</text:p>
          </table:table-cell>
          <table:table-cell office:value-type="string" table:style-name="ce1">
            <text:p>Oriental Mind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PLW</text:p>
          </table:table-cell>
          <table:table-cell office:value-type="string" table:style-name="ce1">
            <text:p>Pala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PAM</text:p>
          </table:table-cell>
          <table:table-cell office:value-type="string" table:style-name="ce1">
            <text:p>Pampa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PAN</text:p>
          </table:table-cell>
          <table:table-cell office:value-type="string" table:style-name="ce1">
            <text:p>Pangasin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QUE</text:p>
          </table:table-cell>
          <table:table-cell office:value-type="string" table:style-name="ce1">
            <text:p>Quez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QUI</text:p>
          </table:table-cell>
          <table:table-cell office:value-type="string" table:style-name="ce1">
            <text:p>Quir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RIZ</text:p>
          </table:table-cell>
          <table:table-cell office:value-type="string" table:style-name="ce1">
            <text:p>Riz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ROM</text:p>
          </table:table-cell>
          <table:table-cell office:value-type="string" table:style-name="ce1">
            <text:p>Rombl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WSA</text:p>
          </table:table-cell>
          <table:table-cell office:value-type="string" table:style-name="ce1">
            <text:p>Sa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AR</text:p>
          </table:table-cell>
          <table:table-cell office:value-type="string" table:style-name="ce1">
            <text:p>Sarang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IG</text:p>
          </table:table-cell>
          <table:table-cell office:value-type="string" table:style-name="ce1">
            <text:p>Siquij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OR</text:p>
          </table:table-cell>
          <table:table-cell office:value-type="string" table:style-name="ce1">
            <text:p>Sorsog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CO</text:p>
          </table:table-cell>
          <table:table-cell office:value-type="string" table:style-name="ce1">
            <text:p>South Cotab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LE</text:p>
          </table:table-cell>
          <table:table-cell office:value-type="string" table:style-name="ce1">
            <text:p>Southern Ley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UK</text:p>
          </table:table-cell>
          <table:table-cell office:value-type="string" table:style-name="ce1">
            <text:p>Sultan Kudar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LU</text:p>
          </table:table-cell>
          <table:table-cell office:value-type="string" table:style-name="ce1">
            <text:p>Sul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UN</text:p>
          </table:table-cell>
          <table:table-cell office:value-type="string" table:style-name="ce1">
            <text:p>Surigao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SUR</text:p>
          </table:table-cell>
          <table:table-cell office:value-type="string" table:style-name="ce1">
            <text:p>Surigao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TAR</text:p>
          </table:table-cell>
          <table:table-cell office:value-type="string" table:style-name="ce1">
            <text:p>Tarla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TAW</text:p>
          </table:table-cell>
          <table:table-cell office:value-type="string" table:style-name="ce1">
            <text:p>Tawi-Taw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MB</text:p>
          </table:table-cell>
          <table:table-cell office:value-type="string" table:style-name="ce1">
            <text:p>Zambal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AN</text:p>
          </table:table-cell>
          <table:table-cell office:value-type="string" table:style-name="ce1">
            <text:p>Zamboanga del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AS</text:p>
          </table:table-cell>
          <table:table-cell office:value-type="string" table:style-name="ce1">
            <text:p>Zamboanga del S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-ZSI</text:p>
          </table:table-cell>
          <table:table-cell office:value-type="string" table:style-name="ce1">
            <text:p>Zamboanga Sibug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LK</text:p>
          </table:table-cell>
          <table:table-cell office:value-type="string" table:style-name="ce1">
            <text:p>Sri Lank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Naur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New Caledo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NU</text:p>
          </table:table-cell>
          <table:table-cell office:value-type="string" table:style-name="ce1">
            <text:p>Ni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apua New Guine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PN</text:p>
          </table:table-cell>
          <table:table-cell office:value-type="string" table:style-name="ce1">
            <text:p>Pitcair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Solomon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K</text:p>
          </table:table-cell>
          <table:table-cell office:value-type="string" table:style-name="ce1">
            <text:p>Tokela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ng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Tuval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VU</text:p>
          </table:table-cell>
          <table:table-cell office:value-type="string" table:style-name="ce1">
            <text:p>Vanuatu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2: Asia Pacific</text:p>
          </table:table-cell>
          <table:table-cell office:value-type="string" table:style-name="ce1">
            <text:p>Pacific islands</text:p>
          </table:table-cell>
          <table:table-cell office:value-type="string" table:style-name="ce1">
            <text:p>WF</text:p>
          </table:table-cell>
          <table:table-cell office:value-type="string" table:style-name="ce1">
            <text:p>Wallis And Futu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lbe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British Colum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Manito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B</text:p>
          </table:table-cell>
          <table:table-cell office:value-type="string" table:style-name="ce1">
            <text:p>New Brunswi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Newfoundland and Labrad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orthwest Territori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S</text:p>
          </table:table-cell>
          <table:table-cell office:value-type="string" table:style-name="ce1">
            <text:p>Nova Sco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NU</text:p>
          </table:table-cell>
          <table:table-cell office:value-type="string" table:style-name="ce1">
            <text:p>Nunav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Onta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rince Edward 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QC</text:p>
          </table:table-cell>
          <table:table-cell office:value-type="string" table:style-name="ce1">
            <text:p>Quebe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askatche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YT</text:p>
          </table:table-cell>
          <table:table-cell office:value-type="string" table:style-name="ce1">
            <text:p>Yuk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ab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K</text:p>
          </table:table-cell>
          <table:table-cell office:value-type="string" table:style-name="ce1">
            <text:p>Alas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Z</text:p>
          </table:table-cell>
          <table:table-cell office:value-type="string" table:style-name="ce1">
            <text:p>Ariz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kans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lifor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olo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Connecticu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Delaw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District of Colum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FL</text:p>
          </table:table-cell>
          <table:table-cell office:value-type="string" table:style-name="ce1">
            <text:p>Flori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Geor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I</text:p>
          </table:table-cell>
          <table:table-cell office:value-type="string" table:style-name="ce1">
            <text:p>Hawai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ah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Illino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Indi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A</text:p>
          </table:table-cell>
          <table:table-cell office:value-type="string" table:style-name="ce1">
            <text:p>Iow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KS</text:p>
          </table:table-cell>
          <table:table-cell office:value-type="string" table:style-name="ce1">
            <text:p>Kans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Kentuck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ouisi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D</text:p>
          </table:table-cell>
          <table:table-cell office:value-type="string" table:style-name="ce1">
            <text:p>Mary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ssachuset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chig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inneso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ississipp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issou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ont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Nebras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V</text:p>
          </table:table-cell>
          <table:table-cell office:value-type="string" table:style-name="ce1">
            <text:p>Nev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H</text:p>
          </table:table-cell>
          <table:table-cell office:value-type="string" table:style-name="ce1">
            <text:p>New Hampshi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J</text:p>
          </table:table-cell>
          <table:table-cell office:value-type="string" table:style-name="ce1">
            <text:p>New Jerse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M</text:p>
          </table:table-cell>
          <table:table-cell office:value-type="string" table:style-name="ce1">
            <text:p>New Mexi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Y</text:p>
          </table:table-cell>
          <table:table-cell office:value-type="string" table:style-name="ce1">
            <text:p>New Yo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North Carol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D</text:p>
          </table:table-cell>
          <table:table-cell office:value-type="string" table:style-name="ce1">
            <text:p>North Dako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H</text:p>
          </table:table-cell>
          <table:table-cell office:value-type="string" table:style-name="ce1">
            <text:p>Oh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laho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reg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ennsylv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Puerto Ri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Rhode 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outh Carol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D</text:p>
          </table:table-cell>
          <table:table-cell office:value-type="string" table:style-name="ce1">
            <text:p>South Dako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Tennesse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Tex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Ut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T</text:p>
          </table:table-cell>
          <table:table-cell office:value-type="string" table:style-name="ce1">
            <text:p>Vermo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Virgin Isla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irgi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Washingt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V</text:p>
          </table:table-cell>
          <table:table-cell office:value-type="string" table:style-name="ce1">
            <text:p>West Virgi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I</text:p>
          </table:table-cell>
          <table:table-cell office:value-type="string" table:style-name="ce1">
            <text:p>Wiscons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Y</text:p>
          </table:table-cell>
          <table:table-cell office:value-type="string" table:style-name="ce1">
            <text:p>Wyomi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Armed Forces Americ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E</text:p>
          </table:table-cell>
          <table:table-cell office:value-type="string" table:style-name="ce1">
            <text:p>Armed Forces Euro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rmed Forces Pacif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3: US &amp; Canada</text:p>
          </table:table-cell>
          <table:table-cell office:value-type="string" table:style-name="ce1">
            <text:p>USA &amp; Canada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United States Minor Outlying Is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W</text:p>
          </table:table-cell>
          <table:table-cell office:value-type="string" table:style-name="ce1">
            <text:p>Car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av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l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o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DL</text:p>
          </table:table-cell>
          <table:table-cell office:value-type="string" table:style-name="ce1">
            <text:p>Done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ubl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alw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KY</text:p>
          </table:table-cell>
          <table:table-cell office:value-type="string" table:style-name="ce1">
            <text:p>Ker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KE</text:p>
          </table:table-cell>
          <table:table-cell office:value-type="string" table:style-name="ce1">
            <text:p>Kild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KK</text:p>
          </table:table-cell>
          <table:table-cell office:value-type="string" table:style-name="ce1">
            <text:p>Kilkenn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S</text:p>
          </table:table-cell>
          <table:table-cell office:value-type="string" table:style-name="ce1">
            <text:p>Lao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Leitr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K</text:p>
          </table:table-cell>
          <table:table-cell office:value-type="string" table:style-name="ce1">
            <text:p>Limeric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D</text:p>
          </table:table-cell>
          <table:table-cell office:value-type="string" table:style-name="ce1">
            <text:p>Longfo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LH</text:p>
          </table:table-cell>
          <table:table-cell office:value-type="string" table:style-name="ce1">
            <text:p>Lou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ay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e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onag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OY</text:p>
          </table:table-cell>
          <table:table-cell office:value-type="string" table:style-name="ce1">
            <text:p>Offal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Roscomm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li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Tippera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D</text:p>
          </table:table-cell>
          <table:table-cell office:value-type="string" table:style-name="ce1">
            <text:p>Waterfo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H</text:p>
          </table:table-cell>
          <table:table-cell office:value-type="string" table:style-name="ce1">
            <text:p>Westme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X</text:p>
          </table:table-cell>
          <table:table-cell office:value-type="string" table:style-name="ce1">
            <text:p>Wexfor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WW</text:p>
          </table:table-cell>
          <table:table-cell office:value-type="string" table:style-name="ce1">
            <text:p>Wickl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United Kingdo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GG</text:p>
          </table:table-cell>
          <table:table-cell office:value-type="string" table:style-name="ce1">
            <text:p>Guerns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IM</text:p>
          </table:table-cell>
          <table:table-cell office:value-type="string" table:style-name="ce1">
            <text:p>Isle Of Ma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UK &amp; Ireland</text:p>
          </table:table-cell>
          <table:table-cell office:value-type="string" table:style-name="ce1">
            <text:p>JE</text:p>
          </table:table-cell>
          <table:table-cell office:value-type="string" table:style-name="ce1">
            <text:p>Jers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Fran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German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Agrige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essand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N</text:p>
          </table:table-cell>
          <table:table-cell office:value-type="string" table:style-name="ce1">
            <text:p>Anc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O</text:p>
          </table:table-cell>
          <table:table-cell office:value-type="string" table:style-name="ce1">
            <text:p>Aos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ezz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scoli Pice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As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V</text:p>
          </table:table-cell>
          <table:table-cell office:value-type="string" table:style-name="ce1">
            <text:p>Avell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Barletta-Andria-Tr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L</text:p>
          </table:table-cell>
          <table:table-cell office:value-type="string" table:style-name="ce1">
            <text:p>Bellu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eneve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G</text:p>
          </table:table-cell>
          <table:table-cell office:value-type="string" table:style-name="ce1">
            <text:p>Berga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Bie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O</text:p>
          </table:table-cell>
          <table:table-cell office:value-type="string" table:style-name="ce1">
            <text:p>Bolog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Z</text:p>
          </table:table-cell>
          <table:table-cell office:value-type="string" table:style-name="ce1">
            <text:p>Bolz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S</text:p>
          </table:table-cell>
          <table:table-cell office:value-type="string" table:style-name="ce1">
            <text:p>Bres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indis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agli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L</text:p>
          </table:table-cell>
          <table:table-cell office:value-type="string" table:style-name="ce1">
            <text:p>Caltanisset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B</text:p>
          </table:table-cell>
          <table:table-cell office:value-type="string" table:style-name="ce1">
            <text:p>Campoba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I</text:p>
          </table:table-cell>
          <table:table-cell office:value-type="string" table:style-name="ce1">
            <text:p>Carbonia-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aser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Cat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Z</text:p>
          </table:table-cell>
          <table:table-cell office:value-type="string" table:style-name="ce1">
            <text:p>Catanza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Chie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o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os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rem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Crot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N</text:p>
          </table:table-cell>
          <table:table-cell office:value-type="string" table:style-name="ce1">
            <text:p>Cune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En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M</text:p>
          </table:table-cell>
          <table:table-cell office:value-type="string" table:style-name="ce1">
            <text:p>Fer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E</text:p>
          </table:table-cell>
          <table:table-cell office:value-type="string" table:style-name="ce1">
            <text:p>Ferr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I</text:p>
          </table:table-cell>
          <table:table-cell office:value-type="string" table:style-name="ce1">
            <text:p>Firenz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G</text:p>
          </table:table-cell>
          <table:table-cell office:value-type="string" table:style-name="ce1">
            <text:p>Fog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C</text:p>
          </table:table-cell>
          <table:table-cell office:value-type="string" table:style-name="ce1">
            <text:p>Forlì-Ces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R</text:p>
          </table:table-cell>
          <table:table-cell office:value-type="string" table:style-name="ce1">
            <text:p>Frosin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GE</text:p>
          </table:table-cell>
          <table:table-cell office:value-type="string" table:style-name="ce1">
            <text:p>Gen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Goriz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rosse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M</text:p>
          </table:table-cell>
          <table:table-cell office:value-type="string" table:style-name="ce1">
            <text:p>Imp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ser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Q</text:p>
          </table:table-cell>
          <table:table-cell office:value-type="string" table:style-name="ce1">
            <text:p>L'Aqu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La Spez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T</text:p>
          </table:table-cell>
          <table:table-cell office:value-type="string" table:style-name="ce1">
            <text:p>Lat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Lecc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C</text:p>
          </table:table-cell>
          <table:table-cell office:value-type="string" table:style-name="ce1">
            <text:p>Lec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</text:p>
          </table:table-cell>
          <table:table-cell office:value-type="string" table:style-name="ce1">
            <text:p>Livor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Lod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Luc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C</text:p>
          </table:table-cell>
          <table:table-cell office:value-type="string" table:style-name="ce1">
            <text:p>Macera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N</text:p>
          </table:table-cell>
          <table:table-cell office:value-type="string" table:style-name="ce1">
            <text:p>Mant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ssa-Carr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ate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Medio Campid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ess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Mil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Mod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B</text:p>
          </table:table-cell>
          <table:table-cell office:value-type="string" table:style-name="ce1">
            <text:p>Monza e Bri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po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v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U</text:p>
          </table:table-cell>
          <table:table-cell office:value-type="string" table:style-name="ce1">
            <text:p>Nuo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OG</text:p>
          </table:table-cell>
          <table:table-cell office:value-type="string" table:style-name="ce1">
            <text:p>Ogliast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OT</text:p>
          </table:table-cell>
          <table:table-cell office:value-type="string" table:style-name="ce1">
            <text:p>Olbia-Temp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rist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D</text:p>
          </table:table-cell>
          <table:table-cell office:value-type="string" table:style-name="ce1">
            <text:p>Pad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ler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Par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V</text:p>
          </table:table-cell>
          <table:table-cell office:value-type="string" table:style-name="ce1">
            <text:p>Pav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G</text:p>
          </table:table-cell>
          <table:table-cell office:value-type="string" table:style-name="ce1">
            <text:p>Perug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U</text:p>
          </table:table-cell>
          <table:table-cell office:value-type="string" table:style-name="ce1">
            <text:p>Pesaro e Urb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esc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ac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Pi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isto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N</text:p>
          </table:table-cell>
          <table:table-cell office:value-type="string" table:style-name="ce1">
            <text:p>Porden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Z</text:p>
          </table:table-cell>
          <table:table-cell office:value-type="string" table:style-name="ce1">
            <text:p>Pot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ra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G</text:p>
          </table:table-cell>
          <table:table-cell office:value-type="string" table:style-name="ce1">
            <text:p>Rag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A</text:p>
          </table:table-cell>
          <table:table-cell office:value-type="string" table:style-name="ce1">
            <text:p>Raven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C</text:p>
          </table:table-cell>
          <table:table-cell office:value-type="string" table:style-name="ce1">
            <text:p>Reggio Calab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</text:p>
          </table:table-cell>
          <table:table-cell office:value-type="string" table:style-name="ce1">
            <text:p>Reggio Emi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I</text:p>
          </table:table-cell>
          <table:table-cell office:value-type="string" table:style-name="ce1">
            <text:p>Rie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Rimi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M</text:p>
          </table:table-cell>
          <table:table-cell office:value-type="string" table:style-name="ce1">
            <text:p>Ro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vi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ler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Sassar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Sav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i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R</text:p>
          </table:table-cell>
          <table:table-cell office:value-type="string" table:style-name="ce1">
            <text:p>Sirac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ond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Tara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ram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er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ri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P</text:p>
          </table:table-cell>
          <table:table-cell office:value-type="string" table:style-name="ce1">
            <text:p>Trap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N</text:p>
          </table:table-cell>
          <table:table-cell office:value-type="string" table:style-name="ce1">
            <text:p>Tre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Trevi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S</text:p>
          </table:table-cell>
          <table:table-cell office:value-type="string" table:style-name="ce1">
            <text:p>Trie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D</text:p>
          </table:table-cell>
          <table:table-cell office:value-type="string" table:style-name="ce1">
            <text:p>Ud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re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E</text:p>
          </table:table-cell>
          <table:table-cell office:value-type="string" table:style-name="ce1">
            <text:p>Venez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B</text:p>
          </table:table-cell>
          <table:table-cell office:value-type="string" table:style-name="ce1">
            <text:p>Verbano-Cusio-Osso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C</text:p>
          </table:table-cell>
          <table:table-cell office:value-type="string" table:style-name="ce1">
            <text:p>Vercel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R</text:p>
          </table:table-cell>
          <table:table-cell office:value-type="string" table:style-name="ce1">
            <text:p>Ver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V</text:p>
          </table:table-cell>
          <table:table-cell office:value-type="string" table:style-name="ce1">
            <text:p>Vibo Valen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Vice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IT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T</text:p>
          </table:table-cell>
          <table:table-cell office:value-type="string" table:style-name="ce1">
            <text:p>Viterb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Netherland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rwa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 Coruñ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VI</text:p>
          </table:table-cell>
          <table:table-cell office:value-type="string" table:style-name="ce1">
            <text:p>Ála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lbace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ican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me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O</text:p>
          </table:table-cell>
          <table:table-cell office:value-type="string" table:style-name="ce1">
            <text:p>Astur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V</text:p>
          </table:table-cell>
          <table:table-cell office:value-type="string" table:style-name="ce1">
            <text:p>Áv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dajo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PM</text:p>
          </table:table-cell>
          <table:table-cell office:value-type="string" table:style-name="ce1">
            <text:p>Balear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arcel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U</text:p>
          </table:table-cell>
          <table:table-cell office:value-type="string" table:style-name="ce1">
            <text:p>Burg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ácer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Cád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antab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astelló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u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R</text:p>
          </table:table-cell>
          <table:table-cell office:value-type="string" table:style-name="ce1">
            <text:p>Ciudad Re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O</text:p>
          </table:table-cell>
          <table:table-cell office:value-type="string" table:style-name="ce1">
            <text:p>Córdo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Cuen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I</text:p>
          </table:table-cell>
          <table:table-cell office:value-type="string" table:style-name="ce1">
            <text:p>Gir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r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U</text:p>
          </table:table-cell>
          <table:table-cell office:value-type="string" table:style-name="ce1">
            <text:p>Guadalaj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S</text:p>
          </table:table-cell>
          <table:table-cell office:value-type="string" table:style-name="ce1">
            <text:p>Guipúzc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Huel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HU</text:p>
          </table:table-cell>
          <table:table-cell office:value-type="string" table:style-name="ce1">
            <text:p>Hues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aé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O</text:p>
          </table:table-cell>
          <table:table-cell office:value-type="string" table:style-name="ce1">
            <text:p>La Rio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C</text:p>
          </table:table-cell>
          <table:table-cell office:value-type="string" table:style-name="ce1">
            <text:p>Las Palm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Leó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lei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LU</text:p>
          </table:table-cell>
          <table:table-cell office:value-type="string" table:style-name="ce1">
            <text:p>Lu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dr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ál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L</text:p>
          </table:table-cell>
          <table:table-cell office:value-type="string" table:style-name="ce1">
            <text:p>Meli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Mur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va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urens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P</text:p>
          </table:table-cell>
          <table:table-cell office:value-type="string" table:style-name="ce1">
            <text:p>Palen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Ponteved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laman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F</text:p>
          </table:table-cell>
          <table:table-cell office:value-type="string" table:style-name="ce1">
            <text:p>Santa Cruz de Tenerif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G</text:p>
          </table:table-cell>
          <table:table-cell office:value-type="string" table:style-name="ce1">
            <text:p>Segov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evil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So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arrago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E</text:p>
          </table:table-cell>
          <table:table-cell office:value-type="string" table:style-name="ce1">
            <text:p>Teru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le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V</text:p>
          </table:table-cell>
          <table:table-cell office:value-type="string" table:style-name="ce1">
            <text:p>Valenc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VA</text:p>
          </table:table-cell>
          <table:table-cell office:value-type="string" table:style-name="ce1">
            <text:p>Valladoli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I</text:p>
          </table:table-cell>
          <table:table-cell office:value-type="string" table:style-name="ce1">
            <text:p>Vizca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Zam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Z</text:p>
          </table:table-cell>
          <table:table-cell office:value-type="string" table:style-name="ce1">
            <text:p>Zarago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wed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CH</text:p>
          </table:table-cell>
          <table:table-cell office:value-type="string" table:style-name="ce1">
            <text:p>Switzer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BV</text:p>
          </table:table-cell>
          <table:table-cell office:value-type="string" table:style-name="ce1">
            <text:p>Bouvet Islan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YT</text:p>
          </table:table-cell>
          <table:table-cell office:value-type="string" table:style-name="ce1">
            <text:p>Mayot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SM</text:p>
          </table:table-cell>
          <table:table-cell office:value-type="string" table:style-name="ce1">
            <text:p>San Marin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SJ</text:p>
          </table:table-cell>
          <table:table-cell office:value-type="string" table:style-name="ce1">
            <text:p>Svalbard And Jan Maye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Major Europe</text:p>
          </table:table-cell>
          <table:table-cell office:value-type="string" table:style-name="ce1">
            <text:p>TF</text:p>
          </table:table-cell>
          <table:table-cell office:value-type="string" table:style-name="ce1">
            <text:p>French Southern Territori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LT</text:p>
          </table:table-cell>
          <table:table-cell office:value-type="string" table:style-name="ce1">
            <text:p>Altai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tai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MU</text:p>
          </table:table-cell>
          <table:table-cell office:value-type="string" table:style-name="ce1">
            <text:p>Amur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RK</text:p>
          </table:table-cell>
          <table:table-cell office:value-type="string" table:style-name="ce1">
            <text:p>Arkhangel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ST</text:p>
          </table:table-cell>
          <table:table-cell office:value-type="string" table:style-name="ce1">
            <text:p>Astrakh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Belgoro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RY</text:p>
          </table:table-cell>
          <table:table-cell office:value-type="string" table:style-name="ce1">
            <text:p>Brya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hechen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HE</text:p>
          </table:table-cell>
          <table:table-cell office:value-type="string" table:style-name="ce1">
            <text:p>Chelyabi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HU</text:p>
          </table:table-cell>
          <table:table-cell office:value-type="string" table:style-name="ce1">
            <text:p>Chukotka Autonomous Okru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Chuvash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IRK</text:p>
          </table:table-cell>
          <table:table-cell office:value-type="string" table:style-name="ce1">
            <text:p>Irkut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IVA</text:p>
          </table:table-cell>
          <table:table-cell office:value-type="string" table:style-name="ce1">
            <text:p>Ivanovo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YEV</text:p>
          </table:table-cell>
          <table:table-cell office:value-type="string" table:style-name="ce1">
            <text:p>Jewish Autonomous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B</text:p>
          </table:table-cell>
          <table:table-cell office:value-type="string" table:style-name="ce1">
            <text:p>Kabardino-Balkarian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GD</text:p>
          </table:table-cell>
          <table:table-cell office:value-type="string" table:style-name="ce1">
            <text:p>Kaliningra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LU</text:p>
          </table:table-cell>
          <table:table-cell office:value-type="string" table:style-name="ce1">
            <text:p>Kalug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AM</text:p>
          </table:table-cell>
          <table:table-cell office:value-type="string" table:style-name="ce1">
            <text:p>Kamchatka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C</text:p>
          </table:table-cell>
          <table:table-cell office:value-type="string" table:style-name="ce1">
            <text:p>Karachay–Cherkess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EM</text:p>
          </table:table-cell>
          <table:table-cell office:value-type="string" table:style-name="ce1">
            <text:p>Kemerovo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HA</text:p>
          </table:table-cell>
          <table:table-cell office:value-type="string" table:style-name="ce1">
            <text:p>Khabarovsk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HM</text:p>
          </table:table-cell>
          <table:table-cell office:value-type="string" table:style-name="ce1">
            <text:p>Khanty-Mansi Autonomous Okru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</text:p>
          </table:table-cell>
          <table:table-cell office:value-type="string" table:style-name="ce1">
            <text:p>Kir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O</text:p>
          </table:table-cell>
          <table:table-cell office:value-type="string" table:style-name="ce1">
            <text:p>Komi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OS</text:p>
          </table:table-cell>
          <table:table-cell office:value-type="string" table:style-name="ce1">
            <text:p>Kostrom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DA</text:p>
          </table:table-cell>
          <table:table-cell office:value-type="string" table:style-name="ce1">
            <text:p>Krasnodar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YA</text:p>
          </table:table-cell>
          <table:table-cell office:value-type="string" table:style-name="ce1">
            <text:p>Krasnoyarsk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GN</text:p>
          </table:table-cell>
          <table:table-cell office:value-type="string" table:style-name="ce1">
            <text:p>Kurg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RS</text:p>
          </table:table-cell>
          <table:table-cell office:value-type="string" table:style-name="ce1">
            <text:p>Kur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LEN</text:p>
          </table:table-cell>
          <table:table-cell office:value-type="string" table:style-name="ce1">
            <text:p>Leningra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LIP</text:p>
          </table:table-cell>
          <table:table-cell office:value-type="string" table:style-name="ce1">
            <text:p>Lipet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AG</text:p>
          </table:table-cell>
          <table:table-cell office:value-type="string" table:style-name="ce1">
            <text:p>Magad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ari El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W</text:p>
          </table:table-cell>
          <table:table-cell office:value-type="string" table:style-name="ce1">
            <text:p>Moscow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S</text:p>
          </table:table-cell>
          <table:table-cell office:value-type="string" table:style-name="ce1">
            <text:p>Moscow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UR</text:p>
          </table:table-cell>
          <table:table-cell office:value-type="string" table:style-name="ce1">
            <text:p>Murma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IZ</text:p>
          </table:table-cell>
          <table:table-cell office:value-type="string" table:style-name="ce1">
            <text:p>Nizhny Novgoro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GR</text:p>
          </table:table-cell>
          <table:table-cell office:value-type="string" table:style-name="ce1">
            <text:p>Novgoro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VS</text:p>
          </table:table-cell>
          <table:table-cell office:value-type="string" table:style-name="ce1">
            <text:p>Novosibir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OMS</text:p>
          </table:table-cell>
          <table:table-cell office:value-type="string" table:style-name="ce1">
            <text:p>Om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ORE</text:p>
          </table:table-cell>
          <table:table-cell office:value-type="string" table:style-name="ce1">
            <text:p>Orenburg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ORL</text:p>
          </table:table-cell>
          <table:table-cell office:value-type="string" table:style-name="ce1">
            <text:p>Oryol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NZ</text:p>
          </table:table-cell>
          <table:table-cell office:value-type="string" table:style-name="ce1">
            <text:p>Penz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ER</text:p>
          </table:table-cell>
          <table:table-cell office:value-type="string" table:style-name="ce1">
            <text:p>Perm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RI</text:p>
          </table:table-cell>
          <table:table-cell office:value-type="string" table:style-name="ce1">
            <text:p>Primorsky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PSK</text:p>
          </table:table-cell>
          <table:table-cell office:value-type="string" table:style-name="ce1">
            <text:p>Psk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AD</text:p>
          </table:table-cell>
          <table:table-cell office:value-type="string" table:style-name="ce1">
            <text:p>Republic of Adyge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Republic of Bashkorto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BU</text:p>
          </table:table-cell>
          <table:table-cell office:value-type="string" table:style-name="ce1">
            <text:p>Republic of Burya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DA</text:p>
          </table:table-cell>
          <table:table-cell office:value-type="string" table:style-name="ce1">
            <text:p>Republic of Dage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IN</text:p>
          </table:table-cell>
          <table:table-cell office:value-type="string" table:style-name="ce1">
            <text:p>Republic of Ingushe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L</text:p>
          </table:table-cell>
          <table:table-cell office:value-type="string" table:style-name="ce1">
            <text:p>Republic of Kalmyk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R</text:p>
          </table:table-cell>
          <table:table-cell office:value-type="string" table:style-name="ce1">
            <text:p>Republic of Kare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K</text:p>
          </table:table-cell>
          <table:table-cell office:value-type="string" table:style-name="ce1">
            <text:p>Republic of Khakas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MO</text:p>
          </table:table-cell>
          <table:table-cell office:value-type="string" table:style-name="ce1">
            <text:p>Republic of Mordov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Republic of North Ossetia–Al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A</text:p>
          </table:table-cell>
          <table:table-cell office:value-type="string" table:style-name="ce1">
            <text:p>Republic of Tatar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OS</text:p>
          </table:table-cell>
          <table:table-cell office:value-type="string" table:style-name="ce1">
            <text:p>Rost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YA</text:p>
          </table:table-cell>
          <table:table-cell office:value-type="string" table:style-name="ce1">
            <text:p>Ryaza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PE</text:p>
          </table:table-cell>
          <table:table-cell office:value-type="string" table:style-name="ce1">
            <text:p>Saint Petersbu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kha Republic (Yakutia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K</text:p>
          </table:table-cell>
          <table:table-cell office:value-type="string" table:style-name="ce1">
            <text:p>Sakhali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Samar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AR</text:p>
          </table:table-cell>
          <table:table-cell office:value-type="string" table:style-name="ce1">
            <text:p>Sarat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MO</text:p>
          </table:table-cell>
          <table:table-cell office:value-type="string" table:style-name="ce1">
            <text:p>Smolen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TA</text:p>
          </table:table-cell>
          <table:table-cell office:value-type="string" table:style-name="ce1">
            <text:p>Stavropol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SVE</text:p>
          </table:table-cell>
          <table:table-cell office:value-type="string" table:style-name="ce1">
            <text:p>Sverdlov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AM</text:p>
          </table:table-cell>
          <table:table-cell office:value-type="string" table:style-name="ce1">
            <text:p>Tambov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om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UL</text:p>
          </table:table-cell>
          <table:table-cell office:value-type="string" table:style-name="ce1">
            <text:p>Tul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VE</text:p>
          </table:table-cell>
          <table:table-cell office:value-type="string" table:style-name="ce1">
            <text:p>Tver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YU</text:p>
          </table:table-cell>
          <table:table-cell office:value-type="string" table:style-name="ce1">
            <text:p>Tyumen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Y</text:p>
          </table:table-cell>
          <table:table-cell office:value-type="string" table:style-name="ce1">
            <text:p>Tyva Republi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UD</text:p>
          </table:table-cell>
          <table:table-cell office:value-type="string" table:style-name="ce1">
            <text:p>Udmurt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ULY</text:p>
          </table:table-cell>
          <table:table-cell office:value-type="string" table:style-name="ce1">
            <text:p>Ulyanovsk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LA</text:p>
          </table:table-cell>
          <table:table-cell office:value-type="string" table:style-name="ce1">
            <text:p>Vladimir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GG</text:p>
          </table:table-cell>
          <table:table-cell office:value-type="string" table:style-name="ce1">
            <text:p>Volgograd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LG</text:p>
          </table:table-cell>
          <table:table-cell office:value-type="string" table:style-name="ce1">
            <text:p>Vologda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VOR</text:p>
          </table:table-cell>
          <table:table-cell office:value-type="string" table:style-name="ce1">
            <text:p>Voronezh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YAN</text:p>
          </table:table-cell>
          <table:table-cell office:value-type="string" table:style-name="ce1">
            <text:p>Yamalo-Nenets Autonomous Okru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YAR</text:p>
          </table:table-cell>
          <table:table-cell office:value-type="string" table:style-name="ce1">
            <text:p>Yaroslavl Obla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U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ZAB</text:p>
          </table:table-cell>
          <table:table-cell office:value-type="string" table:style-name="ce1">
            <text:p>Zabaykalsky Kr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ba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Austr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Belgiu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osnia And Herzegov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G</text:p>
          </table:table-cell>
          <table:table-cell office:value-type="string" table:style-name="ce1">
            <text:p>Bulga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Croat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CY</text:p>
          </table:table-cell>
          <table:table-cell office:value-type="string" table:style-name="ce1">
            <text:p>Cypru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CZ</text:p>
          </table:table-cell>
          <table:table-cell office:value-type="string" table:style-name="ce1">
            <text:p>Czech Republic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DK</text:p>
          </table:table-cell>
          <table:table-cell office:value-type="string" table:style-name="ce1">
            <text:p>Denma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Eston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FI</text:p>
          </table:table-cell>
          <table:table-cell office:value-type="string" table:style-name="ce1">
            <text:p>Fin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HU</text:p>
          </table:table-cell>
          <table:table-cell office:value-type="string" table:style-name="ce1">
            <text:p>Hungar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ce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XK</text:p>
          </table:table-cell>
          <table:table-cell office:value-type="string" table:style-name="ce1">
            <text:p>Kosov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alt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ME</text:p>
          </table:table-cell>
          <table:table-cell office:value-type="string" table:style-name="ce1">
            <text:p>Monteneg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MK</text:p>
          </table:table-cell>
          <table:table-cell office:value-type="string" table:style-name="ce1">
            <text:p>North Macedon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L</text:p>
          </table:table-cell>
          <table:table-cell office:value-type="string" table:style-name="ce1">
            <text:p>Pola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20</text:p>
          </table:table-cell>
          <table:table-cell office:value-type="string" table:style-name="ce1">
            <text:p>Açore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1</text:p>
          </table:table-cell>
          <table:table-cell office:value-type="string" table:style-name="ce1">
            <text:p>Avei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2</text:p>
          </table:table-cell>
          <table:table-cell office:value-type="string" table:style-name="ce1">
            <text:p>Bej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3</text:p>
          </table:table-cell>
          <table:table-cell office:value-type="string" table:style-name="ce1">
            <text:p>Bra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4</text:p>
          </table:table-cell>
          <table:table-cell office:value-type="string" table:style-name="ce1">
            <text:p>Braganç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5</text:p>
          </table:table-cell>
          <table:table-cell office:value-type="string" table:style-name="ce1">
            <text:p>Castelo Bran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6</text:p>
          </table:table-cell>
          <table:table-cell office:value-type="string" table:style-name="ce1">
            <text:p>Coimb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7</text:p>
          </table:table-cell>
          <table:table-cell office:value-type="string" table:style-name="ce1">
            <text:p>Évo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8</text:p>
          </table:table-cell>
          <table:table-cell office:value-type="string" table:style-name="ce1">
            <text:p>Fa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09</text:p>
          </table:table-cell>
          <table:table-cell office:value-type="string" table:style-name="ce1">
            <text:p>Guar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0</text:p>
          </table:table-cell>
          <table:table-cell office:value-type="string" table:style-name="ce1">
            <text:p>Lei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1</text:p>
          </table:table-cell>
          <table:table-cell office:value-type="string" table:style-name="ce1">
            <text:p>Lisb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30</text:p>
          </table:table-cell>
          <table:table-cell office:value-type="string" table:style-name="ce1">
            <text:p>Madei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2</text:p>
          </table:table-cell>
          <table:table-cell office:value-type="string" table:style-name="ce1">
            <text:p>Portaleg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3</text:p>
          </table:table-cell>
          <table:table-cell office:value-type="string" table:style-name="ce1">
            <text:p>Por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4</text:p>
          </table:table-cell>
          <table:table-cell office:value-type="string" table:style-name="ce1">
            <text:p>Santaré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5</text:p>
          </table:table-cell>
          <table:table-cell office:value-type="string" table:style-name="ce1">
            <text:p>Setúb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6</text:p>
          </table:table-cell>
          <table:table-cell office:value-type="string" table:style-name="ce1">
            <text:p>Viana do Caste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7</text:p>
          </table:table-cell>
          <table:table-cell office:value-type="string" table:style-name="ce1">
            <text:p>Vila Re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-18</text:p>
          </table:table-cell>
          <table:table-cell office:value-type="string" table:style-name="ce1">
            <text:p>Vise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l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AR</text:p>
          </table:table-cell>
          <table:table-cell office:value-type="string" table:style-name="ce1">
            <text:p>Ar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AG</text:p>
          </table:table-cell>
          <table:table-cell office:value-type="string" table:style-name="ce1">
            <text:p>Arge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Bacă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H</text:p>
          </table:table-cell>
          <table:table-cell office:value-type="string" table:style-name="ce1">
            <text:p>Bih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N</text:p>
          </table:table-cell>
          <table:table-cell office:value-type="string" table:style-name="ce1">
            <text:p>Bistrița-Năsău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T</text:p>
          </table:table-cell>
          <table:table-cell office:value-type="string" table:style-name="ce1">
            <text:p>Botoșan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ăi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V</text:p>
          </table:table-cell>
          <table:table-cell office:value-type="string" table:style-name="ce1">
            <text:p>Brașo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cureș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BZ</text:p>
          </table:table-cell>
          <table:table-cell office:value-type="string" table:style-name="ce1">
            <text:p>Buză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S</text:p>
          </table:table-cell>
          <table:table-cell office:value-type="string" table:style-name="ce1">
            <text:p>Caraș-Sever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J</text:p>
          </table:table-cell>
          <table:table-cell office:value-type="string" table:style-name="ce1">
            <text:p>Clu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Constanț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V</text:p>
          </table:table-cell>
          <table:table-cell office:value-type="string" table:style-name="ce1">
            <text:p>Covas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CL</text:p>
          </table:table-cell>
          <table:table-cell office:value-type="string" table:style-name="ce1">
            <text:p>Călăraș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DJ</text:p>
          </table:table-cell>
          <table:table-cell office:value-type="string" table:style-name="ce1">
            <text:p>Dol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DB</text:p>
          </table:table-cell>
          <table:table-cell office:value-type="string" table:style-name="ce1">
            <text:p>Dâmboviț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GL</text:p>
          </table:table-cell>
          <table:table-cell office:value-type="string" table:style-name="ce1">
            <text:p>Galaț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GR</text:p>
          </table:table-cell>
          <table:table-cell office:value-type="string" table:style-name="ce1">
            <text:p>Giurgi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GJ</text:p>
          </table:table-cell>
          <table:table-cell office:value-type="string" table:style-name="ce1">
            <text:p>Gor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HR</text:p>
          </table:table-cell>
          <table:table-cell office:value-type="string" table:style-name="ce1">
            <text:p>Harghi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HD</text:p>
          </table:table-cell>
          <table:table-cell office:value-type="string" table:style-name="ce1">
            <text:p>Hunedoa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IL</text:p>
          </table:table-cell>
          <table:table-cell office:value-type="string" table:style-name="ce1">
            <text:p>Ialomiț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IS</text:p>
          </table:table-cell>
          <table:table-cell office:value-type="string" table:style-name="ce1">
            <text:p>Iaș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IF</text:p>
          </table:table-cell>
          <table:table-cell office:value-type="string" table:style-name="ce1">
            <text:p>Ilfo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Maramure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MH</text:p>
          </table:table-cell>
          <table:table-cell office:value-type="string" table:style-name="ce1">
            <text:p>Mehedinț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ure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NT</text:p>
          </table:table-cell>
          <table:table-cell office:value-type="string" table:style-name="ce1">
            <text:p>Neamț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OT</text:p>
          </table:table-cell>
          <table:table-cell office:value-type="string" table:style-name="ce1">
            <text:p>Ol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Praho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J</text:p>
          </table:table-cell>
          <table:table-cell office:value-type="string" table:style-name="ce1">
            <text:p>Sălaj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M</text:p>
          </table:table-cell>
          <table:table-cell office:value-type="string" table:style-name="ce1">
            <text:p>Satu Ma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B</text:p>
          </table:table-cell>
          <table:table-cell office:value-type="string" table:style-name="ce1">
            <text:p>Sibi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SV</text:p>
          </table:table-cell>
          <table:table-cell office:value-type="string" table:style-name="ce1">
            <text:p>Suceav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eleorm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TM</text:p>
          </table:table-cell>
          <table:table-cell office:value-type="string" table:style-name="ce1">
            <text:p>Timiș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Tul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VL</text:p>
          </table:table-cell>
          <table:table-cell office:value-type="string" table:style-name="ce1">
            <text:p>Vâl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Vaslu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VN</text:p>
          </table:table-cell>
          <table:table-cell office:value-type="string" table:style-name="ce1">
            <text:p>Vranc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Serb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SK</text:p>
          </table:table-cell>
          <table:table-cell office:value-type="string" table:style-name="ce1">
            <text:p>Slovak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Sloveni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Turke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UA</text:p>
          </table:table-cell>
          <table:table-cell office:value-type="string" table:style-name="ce1">
            <text:p>Ukra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EC</text:p>
          </table:table-cell>
          <table:table-cell office:value-type="string" table:style-name="ce1">
            <text:p>Eastern Ca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FS</text:p>
          </table:table-cell>
          <table:table-cell office:value-type="string" table:style-name="ce1">
            <text:p>Free St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GT</text:p>
          </table:table-cell>
          <table:table-cell office:value-type="string" table:style-name="ce1">
            <text:p>Gaute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NL</text:p>
          </table:table-cell>
          <table:table-cell office:value-type="string" table:style-name="ce1">
            <text:p>KwaZulu-Na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LP</text:p>
          </table:table-cell>
          <table:table-cell office:value-type="string" table:style-name="ce1">
            <text:p>Limpop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MP</text:p>
          </table:table-cell>
          <table:table-cell office:value-type="string" table:style-name="ce1">
            <text:p>Mpumalang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NW</text:p>
          </table:table-cell>
          <table:table-cell office:value-type="string" table:style-name="ce1">
            <text:p>North Wes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Northern Ca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Z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Western Ca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c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Alago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Amap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Amazon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Bah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ear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Distrito Feder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Espírito San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Goiá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ranh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Mato Gros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S</text:p>
          </table:table-cell>
          <table:table-cell office:value-type="string" table:style-name="ce1">
            <text:p>Mato Grosso do Su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Minas Gerai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Par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Paraí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Paraná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Pernambu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Piauí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Rio Grande do Nor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Rio Grande do Su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Rio de Janei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Rondô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Rorai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Santa Catar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São Paul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Sergi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4: UK &amp; Europe</text:p>
          </table:table-cell>
          <table:table-cell office:value-type="string" table:style-name="ce1">
            <text:p>Rest of World 1</text:p>
          </table:table-cell>
          <table:table-cell office:value-type="string" table:style-name="ce1">
            <text:p>BR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Tocantin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one 5: Rest of the World</text:p>
          </table:table-cell>
          <table:table-cell office:value-type="string" table:style-name="ce1">
            <text:p>Rest of World 2</text:p>
          </table:table-cell>
          <table:table-cell table:number-columns-repeated="16382" table:style-name="ce1"/>
        </table:table-row>
        <table:table-row table:number-rows-repeated="1047688" table:style-name="ro3">
          <table:table-cell table:number-columns-repeated="16384"/>
        </table:table-row>
      </table:table>
      <table:table table:name="Domestic_zones" table:style-name="ta3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2">
          <table:table-cell office:value-type="string" table:style-name="ce3">
            <text:p>ref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zone</text:p>
          </table:table-cell>
          <table:table-cell office:value-type="string" table:style-name="ce3">
            <text:p>postcode_min</text:p>
          </table:table-cell>
          <table:table-cell office:value-type="string" table:style-name="ce3">
            <text:p>postcode_ma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1000" table:style-name="ce1">
            <text:p>1000</text:p>
          </table:table-cell>
          <table:table-cell office:value-type="float" office:value="1935" table:style-name="ce1">
            <text:p>193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000" table:style-name="ce1">
            <text:p>2000</text:p>
          </table:table-cell>
          <table:table-cell office:value-type="float" office:value="2079" table:style-name="ce1">
            <text:p>2079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085" table:style-name="ce1">
            <text:p>2085</text:p>
          </table:table-cell>
          <table:table-cell office:value-type="float" office:value="2107" table:style-name="ce1">
            <text:p>2107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09" table:style-name="ce1">
            <text:p>2109</text:p>
          </table:table-cell>
          <table:table-cell office:value-type="float" office:value="2156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58" table:style-name="ce1">
            <text:p>2158</text:p>
          </table:table-cell>
          <table:table-cell office:value-type="float" office:value="2158" table:style-name="ce1">
            <text:p>215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60" table:style-name="ce1">
            <text:p>2160</text:p>
          </table:table-cell>
          <table:table-cell office:value-type="float" office:value="2172" table:style-name="ce1">
            <text:p>217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174" table:style-name="ce1">
            <text:p>2174</text:p>
          </table:table-cell>
          <table:table-cell office:value-type="float" office:value="2229" table:style-name="ce1">
            <text:p>2229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232" table:style-name="ce1">
            <text:p>2232</text:p>
          </table:table-cell>
          <table:table-cell office:value-type="float" office:value="2249" table:style-name="ce1">
            <text:p>224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557" table:style-name="ce1">
            <text:p>2557</text:p>
          </table:table-cell>
          <table:table-cell office:value-type="float" office:value="2559" table:style-name="ce1">
            <text:p>255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564" table:style-name="ce1">
            <text:p>2564</text:p>
          </table:table-cell>
          <table:table-cell office:value-type="float" office:value="2567" table:style-name="ce1">
            <text:p>2567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40" table:style-name="ce1">
            <text:p>2740</text:p>
          </table:table-cell>
          <table:table-cell office:value-type="float" office:value="2744" table:style-name="ce1">
            <text:p>274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47" table:style-name="ce1">
            <text:p>2747</text:p>
          </table:table-cell>
          <table:table-cell office:value-type="float" office:value="2751" table:style-name="ce1">
            <text:p>275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59" table:style-name="ce1">
            <text:p>2759</text:p>
          </table:table-cell>
          <table:table-cell office:value-type="float" office:value="2764" table:style-name="ce1">
            <text:p>276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66" table:style-name="ce1">
            <text:p>2766</text:p>
          </table:table-cell>
          <table:table-cell office:value-type="float" office:value="2774" table:style-name="ce1">
            <text:p>277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776" table:style-name="ce1">
            <text:p>2776</text:p>
          </table:table-cell>
          <table:table-cell office:value-type="float" office:value="2777" table:style-name="ce1">
            <text:p>2777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Sydney</text:p>
          </table:table-cell>
          <table:table-cell office:value-type="float" office:value="2890" table:style-name="ce1">
            <text:p>2890</text:p>
          </table:table-cell>
          <table:table-cell office:value-type="float" office:value="2897" table:style-name="ce1">
            <text:p>289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000" table:style-name="ce1">
            <text:p>4000</text:p>
          </table:table-cell>
          <table:table-cell office:value-type="float" office:value="4018" table:style-name="ce1">
            <text:p>401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029" table:style-name="ce1">
            <text:p>4029</text:p>
          </table:table-cell>
          <table:table-cell office:value-type="float" office:value="4068" table:style-name="ce1">
            <text:p>4068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072" table:style-name="ce1">
            <text:p>4072</text:p>
          </table:table-cell>
          <table:table-cell office:value-type="float" office:value="4123" table:style-name="ce1">
            <text:p>412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27" table:style-name="ce1">
            <text:p>4127</text:p>
          </table:table-cell>
          <table:table-cell office:value-type="float" office:value="4129" table:style-name="ce1">
            <text:p>412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31" table:style-name="ce1">
            <text:p>4131</text:p>
          </table:table-cell>
          <table:table-cell office:value-type="float" office:value="4132" table:style-name="ce1">
            <text:p>413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51" table:style-name="ce1">
            <text:p>4151</text:p>
          </table:table-cell>
          <table:table-cell office:value-type="float" office:value="4164" table:style-name="ce1">
            <text:p>416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169" table:style-name="ce1">
            <text:p>4169</text:p>
          </table:table-cell>
          <table:table-cell office:value-type="float" office:value="4182" table:style-name="ce1">
            <text:p>418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4205" table:style-name="ce1">
            <text:p>4205</text:p>
          </table:table-cell>
          <table:table-cell office:value-type="float" office:value="4206" table:style-name="ce1">
            <text:p>4206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Brisbane</text:p>
          </table:table-cell>
          <table:table-cell office:value-type="float" office:value="9000" table:style-name="ce1">
            <text:p>9000</text:p>
          </table:table-cell>
          <table:table-cell office:value-type="float" office:value="9725" table:style-name="ce1">
            <text:p>972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000" table:style-name="ce1">
            <text:p>5000</text:p>
          </table:table-cell>
          <table:table-cell office:value-type="float" office:value="5113" table:style-name="ce1">
            <text:p>5113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115" table:style-name="ce1">
            <text:p>5115</text:p>
          </table:table-cell>
          <table:table-cell office:value-type="float" office:value="5117" table:style-name="ce1">
            <text:p>511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125" table:style-name="ce1">
            <text:p>5125</text:p>
          </table:table-cell>
          <table:table-cell office:value-type="float" office:value="5130" table:style-name="ce1">
            <text:p>513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158" table:style-name="ce1">
            <text:p>5158</text:p>
          </table:table-cell>
          <table:table-cell office:value-type="float" office:value="5169" table:style-name="ce1">
            <text:p>516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Adelaide</text:p>
          </table:table-cell>
          <table:table-cell office:value-type="float" office:value="5800" table:style-name="ce1">
            <text:p>5800</text:p>
          </table:table-cell>
          <table:table-cell office:value-type="float" office:value="5999" table:style-name="ce1">
            <text:p>5999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000" table:style-name="ce1">
            <text:p>7000</text:p>
          </table:table-cell>
          <table:table-cell office:value-type="float" office:value="7019" table:style-name="ce1">
            <text:p>7019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050" table:style-name="ce1">
            <text:p>7050</text:p>
          </table:table-cell>
          <table:table-cell office:value-type="float" office:value="7053" table:style-name="ce1">
            <text:p>7053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055" table:style-name="ce1">
            <text:p>7055</text:p>
          </table:table-cell>
          <table:table-cell office:value-type="float" office:value="7108" table:style-name="ce1">
            <text:p>710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172" table:style-name="ce1">
            <text:p>7172</text:p>
          </table:table-cell>
          <table:table-cell office:value-type="float" office:value="7172" table:style-name="ce1">
            <text:p>7172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248" table:style-name="ce1">
            <text:p>7248</text:p>
          </table:table-cell>
          <table:table-cell office:value-type="float" office:value="7254" table:style-name="ce1">
            <text:p>7254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258" table:style-name="ce1">
            <text:p>7258</text:p>
          </table:table-cell>
          <table:table-cell office:value-type="float" office:value="7329" table:style-name="ce1">
            <text:p>7329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Hobart</text:p>
          </table:table-cell>
          <table:table-cell office:value-type="float" office:value="7800" table:style-name="ce1">
            <text:p>7800</text:p>
          </table:table-cell>
          <table:table-cell office:value-type="float" office:value="7999" table:style-name="ce1">
            <text:p>799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000" table:style-name="ce1">
            <text:p>3000</text:p>
          </table:table-cell>
          <table:table-cell office:value-type="float" office:value="3062" table:style-name="ce1">
            <text:p>306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064" table:style-name="ce1">
            <text:p>3064</text:p>
          </table:table-cell>
          <table:table-cell office:value-type="float" office:value="3098" table:style-name="ce1">
            <text:p>3098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101" table:style-name="ce1">
            <text:p>3101</text:p>
          </table:table-cell>
          <table:table-cell office:value-type="float" office:value="3138" table:style-name="ce1">
            <text:p>3138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140" table:style-name="ce1">
            <text:p>3140</text:p>
          </table:table-cell>
          <table:table-cell office:value-type="float" office:value="3210" table:style-name="ce1">
            <text:p>321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3800" table:style-name="ce1">
            <text:p>3800</text:p>
          </table:table-cell>
          <table:table-cell office:value-type="float" office:value="3801" table:style-name="ce1">
            <text:p>380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8000" table:style-name="ce1">
            <text:p>8000</text:p>
          </table:table-cell>
          <table:table-cell office:value-type="float" office:value="8999" table:style-name="ce1">
            <text:p>899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Melbourne</text:p>
          </table:table-cell>
          <table:table-cell office:value-type="float" office:value="9999" table:style-name="ce1">
            <text:p>9999</text:p>
          </table:table-cell>
          <table:table-cell office:value-type="float" office:value="9999" table:style-name="ce1">
            <text:p>999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00" table:style-name="ce1">
            <text:p>6000</text:p>
          </table:table-cell>
          <table:table-cell office:value-type="float" office:value="6030" table:style-name="ce1">
            <text:p>603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36" table:style-name="ce1">
            <text:p>6036</text:p>
          </table:table-cell>
          <table:table-cell office:value-type="float" office:value="6036" table:style-name="ce1">
            <text:p>603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50" table:style-name="ce1">
            <text:p>6050</text:p>
          </table:table-cell>
          <table:table-cell office:value-type="float" office:value="6066" table:style-name="ce1">
            <text:p>6066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69" table:style-name="ce1">
            <text:p>6069</text:p>
          </table:table-cell>
          <table:table-cell office:value-type="float" office:value="6069" table:style-name="ce1">
            <text:p>6069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76" table:style-name="ce1">
            <text:p>6076</text:p>
          </table:table-cell>
          <table:table-cell office:value-type="float" office:value="6076" table:style-name="ce1">
            <text:p>607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090" table:style-name="ce1">
            <text:p>6090</text:p>
          </table:table-cell>
          <table:table-cell office:value-type="float" office:value="6110" table:style-name="ce1">
            <text:p>611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12" table:style-name="ce1">
            <text:p>6112</text:p>
          </table:table-cell>
          <table:table-cell office:value-type="float" office:value="6120" table:style-name="ce1">
            <text:p>612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47" table:style-name="ce1">
            <text:p>6147</text:p>
          </table:table-cell>
          <table:table-cell office:value-type="float" office:value="6160" table:style-name="ce1">
            <text:p>616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62" table:style-name="ce1">
            <text:p>6162</text:p>
          </table:table-cell>
          <table:table-cell office:value-type="float" office:value="6175" table:style-name="ce1">
            <text:p>617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80" table:style-name="ce1">
            <text:p>6180</text:p>
          </table:table-cell>
          <table:table-cell office:value-type="float" office:value="6180" table:style-name="ce1">
            <text:p>618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182" table:style-name="ce1">
            <text:p>6182</text:p>
          </table:table-cell>
          <table:table-cell office:value-type="float" office:value="6206" table:style-name="ce1">
            <text:p>6206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210" table:style-name="ce1">
            <text:p>6210</text:p>
          </table:table-cell>
          <table:table-cell office:value-type="float" office:value="6210" table:style-name="ce1">
            <text:p>621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800" table:style-name="ce1">
            <text:p>6800</text:p>
          </table:table-cell>
          <table:table-cell office:value-type="float" office:value="6990" table:style-name="ce1">
            <text:p>699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apital City</text:p>
          </table:table-cell>
          <table:table-cell office:value-type="string" table:style-name="ce1">
            <text:p>Perth</text:p>
          </table:table-cell>
          <table:table-cell office:value-type="float" office:value="6992" table:style-name="ce1">
            <text:p>6992</text:p>
          </table:table-cell>
          <table:table-cell office:value-type="float" office:value="6996" table:style-name="ce1">
            <text:p>6996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sford</text:p>
          </table:table-cell>
          <table:table-cell office:value-type="float" office:value="2250" table:style-name="ce1">
            <text:p>2250</text:p>
          </table:table-cell>
          <table:table-cell office:value-type="float" office:value="2263" table:style-name="ce1">
            <text:p>2263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Wollongong</text:p>
          </table:table-cell>
          <table:table-cell office:value-type="float" office:value="2500" table:style-name="ce1">
            <text:p>2500</text:p>
          </table:table-cell>
          <table:table-cell office:value-type="float" office:value="2507" table:style-name="ce1">
            <text:p>2507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Wollongong</text:p>
          </table:table-cell>
          <table:table-cell office:value-type="float" office:value="2515" table:style-name="ce1">
            <text:p>2515</text:p>
          </table:table-cell>
          <table:table-cell office:value-type="float" office:value="2532" table:style-name="ce1">
            <text:p>253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Newcastle</text:p>
          </table:table-cell>
          <table:table-cell office:value-type="float" office:value="2282" table:style-name="ce1">
            <text:p>2282</text:p>
          </table:table-cell>
          <table:table-cell office:value-type="float" office:value="2310" table:style-name="ce1">
            <text:p>231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anberra</text:p>
          </table:table-cell>
          <table:table-cell office:value-type="float" office:value="200" table:style-name="ce1">
            <text:p>200</text:p>
          </table:table-cell>
          <table:table-cell office:value-type="float" office:value="299" table:style-name="ce1">
            <text:p>299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anberra</text:p>
          </table:table-cell>
          <table:table-cell office:value-type="float" office:value="2600" table:style-name="ce1">
            <text:p>2600</text:p>
          </table:table-cell>
          <table:table-cell office:value-type="float" office:value="2620" table:style-name="ce1">
            <text:p>262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anberra</text:p>
          </table:table-cell>
          <table:table-cell office:value-type="float" office:value="2900" table:style-name="ce1">
            <text:p>2900</text:p>
          </table:table-cell>
          <table:table-cell office:value-type="float" office:value="2920" table:style-name="ce1">
            <text:p>292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Albury</text:p>
          </table:table-cell>
          <table:table-cell office:value-type="float" office:value="1936" table:style-name="ce1">
            <text:p>1936</text:p>
          </table:table-cell>
          <table:table-cell office:value-type="float" office:value="1999" table:style-name="ce1">
            <text:p>199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Albury</text:p>
          </table:table-cell>
          <table:table-cell office:value-type="float" office:value="2640" table:style-name="ce1">
            <text:p>2640</text:p>
          </table:table-cell>
          <table:table-cell office:value-type="float" office:value="2641" table:style-name="ce1">
            <text:p>2641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Albury</text:p>
          </table:table-cell>
          <table:table-cell office:value-type="float" office:value="2708" table:style-name="ce1">
            <text:p>2708</text:p>
          </table:table-cell>
          <table:table-cell office:value-type="float" office:value="2709" table:style-name="ce1">
            <text:p>270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Tweed Heads</text:p>
          </table:table-cell>
          <table:table-cell office:value-type="float" office:value="2485" table:style-name="ce1">
            <text:p>2485</text:p>
          </table:table-cell>
          <table:table-cell office:value-type="float" office:value="2486" table:style-name="ce1">
            <text:p>2486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eelong</text:p>
          </table:table-cell>
          <table:table-cell office:value-type="float" office:value="3211" table:style-name="ce1">
            <text:p>3211</text:p>
          </table:table-cell>
          <table:table-cell office:value-type="float" office:value="3220" table:style-name="ce1">
            <text:p>322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Ballarat</text:p>
          </table:table-cell>
          <table:table-cell office:value-type="float" office:value="3350" table:style-name="ce1">
            <text:p>3350</text:p>
          </table:table-cell>
          <table:table-cell office:value-type="float" office:value="3350" table:style-name="ce1">
            <text:p>335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Ballarat</text:p>
          </table:table-cell>
          <table:table-cell office:value-type="float" office:value="3353" table:style-name="ce1">
            <text:p>3353</text:p>
          </table:table-cell>
          <table:table-cell office:value-type="float" office:value="3356" table:style-name="ce1">
            <text:p>3356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Wodonga</text:p>
          </table:table-cell>
          <table:table-cell office:value-type="float" office:value="3689" table:style-name="ce1">
            <text:p>3689</text:p>
          </table:table-cell>
          <table:table-cell office:value-type="float" office:value="3690" table:style-name="ce1">
            <text:p>369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ld Coast</text:p>
          </table:table-cell>
          <table:table-cell office:value-type="float" office:value="4210" table:style-name="ce1">
            <text:p>4210</text:p>
          </table:table-cell>
          <table:table-cell office:value-type="float" office:value="4224" table:style-name="ce1">
            <text:p>4224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ld Coast</text:p>
          </table:table-cell>
          <table:table-cell office:value-type="float" office:value="4226" table:style-name="ce1">
            <text:p>4226</text:p>
          </table:table-cell>
          <table:table-cell office:value-type="float" office:value="4269" table:style-name="ce1">
            <text:p>4269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Gold Coast</text:p>
          </table:table-cell>
          <table:table-cell office:value-type="float" office:value="9726" table:style-name="ce1">
            <text:p>9726</text:p>
          </table:table-cell>
          <table:table-cell office:value-type="float" office:value="9919" table:style-name="ce1">
            <text:p>9919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Sunshine Coast</text:p>
          </table:table-cell>
          <table:table-cell office:value-type="float" office:value="4550" table:style-name="ce1">
            <text:p>4550</text:p>
          </table:table-cell>
          <table:table-cell office:value-type="float" office:value="4579" table:style-name="ce1">
            <text:p>457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Ipswich</text:p>
          </table:table-cell>
          <table:table-cell office:value-type="float" office:value="4300" table:style-name="ce1">
            <text:p>4300</text:p>
          </table:table-cell>
          <table:table-cell office:value-type="float" office:value="4308" table:style-name="ce1">
            <text:p>4308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Major City</text:p>
          </table:table-cell>
          <table:table-cell office:value-type="string" table:style-name="ce1">
            <text:p>Coolangatta</text:p>
          </table:table-cell>
          <table:table-cell office:value-type="float" office:value="4225" table:style-name="ce1">
            <text:p>4225</text:p>
          </table:table-cell>
          <table:table-cell office:value-type="float" office:value="4225" table:style-name="ce1">
            <text:p>422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080" table:style-name="ce1">
            <text:p>2080</text:p>
          </table:table-cell>
          <table:table-cell office:value-type="float" office:value="2084" table:style-name="ce1">
            <text:p>208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08" table:style-name="ce1">
            <text:p>2108</text:p>
          </table:table-cell>
          <table:table-cell office:value-type="float" office:value="2108" table:style-name="ce1">
            <text:p>210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57" table:style-name="ce1">
            <text:p>2157</text:p>
          </table:table-cell>
          <table:table-cell office:value-type="float" office:value="2157" table:style-name="ce1">
            <text:p>2157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59" table:style-name="ce1">
            <text:p>2159</text:p>
          </table:table-cell>
          <table:table-cell office:value-type="float" office:value="2159" table:style-name="ce1">
            <text:p>215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173" table:style-name="ce1">
            <text:p>2173</text:p>
          </table:table-cell>
          <table:table-cell office:value-type="float" office:value="2173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230" table:style-name="ce1">
            <text:p>2230</text:p>
          </table:table-cell>
          <table:table-cell office:value-type="float" office:value="2231" table:style-name="ce1">
            <text:p>2231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08" table:style-name="ce1">
            <text:p>2508</text:p>
          </table:table-cell>
          <table:table-cell office:value-type="float" office:value="2514" table:style-name="ce1">
            <text:p>251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55" table:style-name="ce1">
            <text:p>2555</text:p>
          </table:table-cell>
          <table:table-cell office:value-type="float" office:value="2556" table:style-name="ce1">
            <text:p>2556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60" table:style-name="ce1">
            <text:p>2560</text:p>
          </table:table-cell>
          <table:table-cell office:value-type="float" office:value="2563" table:style-name="ce1">
            <text:p>2563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568" table:style-name="ce1">
            <text:p>2568</text:p>
          </table:table-cell>
          <table:table-cell office:value-type="float" office:value="2574" table:style-name="ce1">
            <text:p>257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45" table:style-name="ce1">
            <text:p>2745</text:p>
          </table:table-cell>
          <table:table-cell office:value-type="float" office:value="2746" table:style-name="ce1">
            <text:p>2746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52" table:style-name="ce1">
            <text:p>2752</text:p>
          </table:table-cell>
          <table:table-cell office:value-type="float" office:value="2758" table:style-name="ce1">
            <text:p>275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65" table:style-name="ce1">
            <text:p>2765</text:p>
          </table:table-cell>
          <table:table-cell office:value-type="float" office:value="2765" table:style-name="ce1">
            <text:p>276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75" table:style-name="ce1">
            <text:p>2775</text:p>
          </table:table-cell>
          <table:table-cell office:value-type="float" office:value="2775" table:style-name="ce1">
            <text:p>277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Sydney</text:p>
          </table:table-cell>
          <table:table-cell office:value-type="float" office:value="2778" table:style-name="ce1">
            <text:p>2778</text:p>
          </table:table-cell>
          <table:table-cell office:value-type="float" office:value="2786" table:style-name="ce1">
            <text:p>2786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063" table:style-name="ce1">
            <text:p>3063</text:p>
          </table:table-cell>
          <table:table-cell office:value-type="float" office:value="3063" table:style-name="ce1">
            <text:p>3063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099" table:style-name="ce1">
            <text:p>3099</text:p>
          </table:table-cell>
          <table:table-cell office:value-type="float" office:value="3100" table:style-name="ce1">
            <text:p>310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139" table:style-name="ce1">
            <text:p>3139</text:p>
          </table:table-cell>
          <table:table-cell office:value-type="float" office:value="3139" table:style-name="ce1">
            <text:p>313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335" table:style-name="ce1">
            <text:p>3335</text:p>
          </table:table-cell>
          <table:table-cell office:value-type="float" office:value="3341" table:style-name="ce1">
            <text:p>334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427" table:style-name="ce1">
            <text:p>3427</text:p>
          </table:table-cell>
          <table:table-cell office:value-type="float" office:value="3443" table:style-name="ce1">
            <text:p>3443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750" table:style-name="ce1">
            <text:p>3750</text:p>
          </table:table-cell>
          <table:table-cell office:value-type="float" office:value="3799" table:style-name="ce1">
            <text:p>3799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802" table:style-name="ce1">
            <text:p>3802</text:p>
          </table:table-cell>
          <table:table-cell office:value-type="float" office:value="3811" table:style-name="ce1">
            <text:p>3811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10" table:style-name="ce1">
            <text:p>3910</text:p>
          </table:table-cell>
          <table:table-cell office:value-type="float" office:value="3920" table:style-name="ce1">
            <text:p>392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26" table:style-name="ce1">
            <text:p>3926</text:p>
          </table:table-cell>
          <table:table-cell office:value-type="float" office:value="3944" table:style-name="ce1">
            <text:p>3944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75" table:style-name="ce1">
            <text:p>3975</text:p>
          </table:table-cell>
          <table:table-cell office:value-type="float" office:value="3978" table:style-name="ce1">
            <text:p>3978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Melbourne</text:p>
          </table:table-cell>
          <table:table-cell office:value-type="float" office:value="3980" table:style-name="ce1">
            <text:p>3980</text:p>
          </table:table-cell>
          <table:table-cell office:value-type="float" office:value="3983" table:style-name="ce1">
            <text:p>3983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019" table:style-name="ce1">
            <text:p>4019</text:p>
          </table:table-cell>
          <table:table-cell office:value-type="float" office:value="4028" table:style-name="ce1">
            <text:p>4028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069" table:style-name="ce1">
            <text:p>4069</text:p>
          </table:table-cell>
          <table:table-cell office:value-type="float" office:value="4071" table:style-name="ce1">
            <text:p>4071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24" table:style-name="ce1">
            <text:p>4124</text:p>
          </table:table-cell>
          <table:table-cell office:value-type="float" office:value="4126" table:style-name="ce1">
            <text:p>4126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30" table:style-name="ce1">
            <text:p>4130</text:p>
          </table:table-cell>
          <table:table-cell office:value-type="float" office:value="4130" table:style-name="ce1">
            <text:p>4130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33" table:style-name="ce1">
            <text:p>4133</text:p>
          </table:table-cell>
          <table:table-cell office:value-type="float" office:value="4150" table:style-name="ce1">
            <text:p>4150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65" table:style-name="ce1">
            <text:p>4165</text:p>
          </table:table-cell>
          <table:table-cell office:value-type="float" office:value="4168" table:style-name="ce1">
            <text:p>4168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183" table:style-name="ce1">
            <text:p>4183</text:p>
          </table:table-cell>
          <table:table-cell office:value-type="float" office:value="4204" table:style-name="ce1">
            <text:p>4204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207" table:style-name="ce1">
            <text:p>4207</text:p>
          </table:table-cell>
          <table:table-cell office:value-type="float" office:value="4209" table:style-name="ce1">
            <text:p>4209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270" table:style-name="ce1">
            <text:p>4270</text:p>
          </table:table-cell>
          <table:table-cell office:value-type="float" office:value="4299" table:style-name="ce1">
            <text:p>4299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Brisbane</text:p>
          </table:table-cell>
          <table:table-cell office:value-type="float" office:value="4500" table:style-name="ce1">
            <text:p>4500</text:p>
          </table:table-cell>
          <table:table-cell office:value-type="float" office:value="4549" table:style-name="ce1">
            <text:p>4549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14" table:style-name="ce1">
            <text:p>5114</text:p>
          </table:table-cell>
          <table:table-cell office:value-type="float" office:value="5114" table:style-name="ce1">
            <text:p>5114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18" table:style-name="ce1">
            <text:p>5118</text:p>
          </table:table-cell>
          <table:table-cell office:value-type="float" office:value="5124" table:style-name="ce1">
            <text:p>5124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31" table:style-name="ce1">
            <text:p>5131</text:p>
          </table:table-cell>
          <table:table-cell office:value-type="float" office:value="5157" table:style-name="ce1">
            <text:p>5157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Adelaide</text:p>
          </table:table-cell>
          <table:table-cell office:value-type="float" office:value="5170" table:style-name="ce1">
            <text:p>5170</text:p>
          </table:table-cell>
          <table:table-cell office:value-type="float" office:value="5200" table:style-name="ce1">
            <text:p>5200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31" table:style-name="ce1">
            <text:p>6031</text:p>
          </table:table-cell>
          <table:table-cell office:value-type="float" office:value="6035" table:style-name="ce1">
            <text:p>6035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37" table:style-name="ce1">
            <text:p>6037</text:p>
          </table:table-cell>
          <table:table-cell office:value-type="float" office:value="6049" table:style-name="ce1">
            <text:p>604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67" table:style-name="ce1">
            <text:p>6067</text:p>
          </table:table-cell>
          <table:table-cell office:value-type="float" office:value="6068" table:style-name="ce1">
            <text:p>6068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70" table:style-name="ce1">
            <text:p>6070</text:p>
          </table:table-cell>
          <table:table-cell office:value-type="float" office:value="6075" table:style-name="ce1">
            <text:p>6075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077" table:style-name="ce1">
            <text:p>6077</text:p>
          </table:table-cell>
          <table:table-cell office:value-type="float" office:value="6089" table:style-name="ce1">
            <text:p>6089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11" table:style-name="ce1">
            <text:p>6111</text:p>
          </table:table-cell>
          <table:table-cell office:value-type="float" office:value="6111" table:style-name="ce1">
            <text:p>6111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21" table:style-name="ce1">
            <text:p>6121</text:p>
          </table:table-cell>
          <table:table-cell office:value-type="float" office:value="6146" table:style-name="ce1">
            <text:p>6146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61" table:style-name="ce1">
            <text:p>6161</text:p>
          </table:table-cell>
          <table:table-cell office:value-type="float" office:value="6161" table:style-name="ce1">
            <text:p>6161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76" table:style-name="ce1">
            <text:p>6176</text:p>
          </table:table-cell>
          <table:table-cell office:value-type="float" office:value="6179" table:style-name="ce1">
            <text:p>6179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181" table:style-name="ce1">
            <text:p>6181</text:p>
          </table:table-cell>
          <table:table-cell office:value-type="float" office:value="6181" table:style-name="ce1">
            <text:p>6181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207" table:style-name="ce1">
            <text:p>6207</text:p>
          </table:table-cell>
          <table:table-cell office:value-type="float" office:value="6209" table:style-name="ce1">
            <text:p>6209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211" table:style-name="ce1">
            <text:p>6211</text:p>
          </table:table-cell>
          <table:table-cell office:value-type="float" office:value="6214" table:style-name="ce1">
            <text:p>6214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991" table:style-name="ce1">
            <text:p>6991</text:p>
          </table:table-cell>
          <table:table-cell office:value-type="float" office:value="6991" table:style-name="ce1">
            <text:p>6991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Perth</text:p>
          </table:table-cell>
          <table:table-cell office:value-type="float" office:value="6997" table:style-name="ce1">
            <text:p>6997</text:p>
          </table:table-cell>
          <table:table-cell office:value-type="float" office:value="6999" table:style-name="ce1">
            <text:p>6999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020" table:style-name="ce1">
            <text:p>7020</text:p>
          </table:table-cell>
          <table:table-cell office:value-type="float" office:value="7049" table:style-name="ce1">
            <text:p>7049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054" table:style-name="ce1">
            <text:p>7054</text:p>
          </table:table-cell>
          <table:table-cell office:value-type="float" office:value="7054" table:style-name="ce1">
            <text:p>7054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109" table:style-name="ce1">
            <text:p>7109</text:p>
          </table:table-cell>
          <table:table-cell office:value-type="float" office:value="7150" table:style-name="ce1">
            <text:p>7150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155" table:style-name="ce1">
            <text:p>7155</text:p>
          </table:table-cell>
          <table:table-cell office:value-type="float" office:value="7171" table:style-name="ce1">
            <text:p>7171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173" table:style-name="ce1">
            <text:p>7173</text:p>
          </table:table-cell>
          <table:table-cell office:value-type="float" office:value="7247" table:style-name="ce1">
            <text:p>7247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255" table:style-name="ce1">
            <text:p>7255</text:p>
          </table:table-cell>
          <table:table-cell office:value-type="float" office:value="7257" table:style-name="ce1">
            <text:p>7257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Outer Capital City</text:p>
          </table:table-cell>
          <table:table-cell office:value-type="string" table:style-name="ce1">
            <text:p>Outer Hobart</text:p>
          </table:table-cell>
          <table:table-cell office:value-type="float" office:value="7330" table:style-name="ce1">
            <text:p>7330</text:p>
          </table:table-cell>
          <table:table-cell office:value-type="float" office:value="7799" table:style-name="ce1">
            <text:p>7799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264" table:style-name="ce1">
            <text:p>2264</text:p>
          </table:table-cell>
          <table:table-cell office:value-type="float" office:value="2281" table:style-name="ce1">
            <text:p>2281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311" table:style-name="ce1">
            <text:p>2311</text:p>
          </table:table-cell>
          <table:table-cell office:value-type="float" office:value="2484" table:style-name="ce1">
            <text:p>2484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487" table:style-name="ce1">
            <text:p>2487</text:p>
          </table:table-cell>
          <table:table-cell office:value-type="float" office:value="2499" table:style-name="ce1">
            <text:p>2499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533" table:style-name="ce1">
            <text:p>2533</text:p>
          </table:table-cell>
          <table:table-cell office:value-type="float" office:value="2554" table:style-name="ce1">
            <text:p>2554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575" table:style-name="ce1">
            <text:p>2575</text:p>
          </table:table-cell>
          <table:table-cell office:value-type="float" office:value="2599" table:style-name="ce1">
            <text:p>2599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621" table:style-name="ce1">
            <text:p>2621</text:p>
          </table:table-cell>
          <table:table-cell office:value-type="float" office:value="2639" table:style-name="ce1">
            <text:p>2639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642" table:style-name="ce1">
            <text:p>2642</text:p>
          </table:table-cell>
          <table:table-cell office:value-type="float" office:value="2647" table:style-name="ce1">
            <text:p>2647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649" table:style-name="ce1">
            <text:p>2649</text:p>
          </table:table-cell>
          <table:table-cell office:value-type="float" office:value="2707" table:style-name="ce1">
            <text:p>2707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10" table:style-name="ce1">
            <text:p>2710</text:p>
          </table:table-cell>
          <table:table-cell office:value-type="float" office:value="2714" table:style-name="ce1">
            <text:p>2714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16" table:style-name="ce1">
            <text:p>2716</text:p>
          </table:table-cell>
          <table:table-cell office:value-type="float" office:value="2716" table:style-name="ce1">
            <text:p>2716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20" table:style-name="ce1">
            <text:p>2720</text:p>
          </table:table-cell>
          <table:table-cell office:value-type="float" office:value="2730" table:style-name="ce1">
            <text:p>2730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SW Outer</text:p>
          </table:table-cell>
          <table:table-cell office:value-type="float" office:value="2787" table:style-name="ce1">
            <text:p>2787</text:p>
          </table:table-cell>
          <table:table-cell office:value-type="float" office:value="2879" table:style-name="ce1">
            <text:p>2879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648" table:style-name="ce1">
            <text:p>2648</text:p>
          </table:table-cell>
          <table:table-cell office:value-type="float" office:value="2648" table:style-name="ce1">
            <text:p>2648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715" table:style-name="ce1">
            <text:p>2715</text:p>
          </table:table-cell>
          <table:table-cell office:value-type="float" office:value="2715" table:style-name="ce1">
            <text:p>2715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717" table:style-name="ce1">
            <text:p>2717</text:p>
          </table:table-cell>
          <table:table-cell office:value-type="float" office:value="2719" table:style-name="ce1">
            <text:p>2719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2731" table:style-name="ce1">
            <text:p>2731</text:p>
          </table:table-cell>
          <table:table-cell office:value-type="float" office:value="2739" table:style-name="ce1">
            <text:p>2739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221" table:style-name="ce1">
            <text:p>3221</text:p>
          </table:table-cell>
          <table:table-cell office:value-type="float" office:value="3334" table:style-name="ce1">
            <text:p>3334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342" table:style-name="ce1">
            <text:p>3342</text:p>
          </table:table-cell>
          <table:table-cell office:value-type="float" office:value="3349" table:style-name="ce1">
            <text:p>3349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351" table:style-name="ce1">
            <text:p>3351</text:p>
          </table:table-cell>
          <table:table-cell office:value-type="float" office:value="3352" table:style-name="ce1">
            <text:p>3352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357" table:style-name="ce1">
            <text:p>3357</text:p>
          </table:table-cell>
          <table:table-cell office:value-type="float" office:value="3426" table:style-name="ce1">
            <text:p>3426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444" table:style-name="ce1">
            <text:p>3444</text:p>
          </table:table-cell>
          <table:table-cell office:value-type="float" office:value="3688" table:style-name="ce1">
            <text:p>3688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691" table:style-name="ce1">
            <text:p>3691</text:p>
          </table:table-cell>
          <table:table-cell office:value-type="float" office:value="3749" table:style-name="ce1">
            <text:p>3749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812" table:style-name="ce1">
            <text:p>3812</text:p>
          </table:table-cell>
          <table:table-cell office:value-type="float" office:value="3909" table:style-name="ce1">
            <text:p>3909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21" table:style-name="ce1">
            <text:p>3921</text:p>
          </table:table-cell>
          <table:table-cell office:value-type="float" office:value="3925" table:style-name="ce1">
            <text:p>3925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45" table:style-name="ce1">
            <text:p>3945</text:p>
          </table:table-cell>
          <table:table-cell office:value-type="float" office:value="3974" table:style-name="ce1">
            <text:p>3974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79" table:style-name="ce1">
            <text:p>3979</text:p>
          </table:table-cell>
          <table:table-cell office:value-type="float" office:value="3979" table:style-name="ce1">
            <text:p>3979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VIC Outer</text:p>
          </table:table-cell>
          <table:table-cell office:value-type="float" office:value="3984" table:style-name="ce1">
            <text:p>3984</text:p>
          </table:table-cell>
          <table:table-cell office:value-type="float" office:value="3999" table:style-name="ce1">
            <text:p>3999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309" table:style-name="ce1">
            <text:p>4309</text:p>
          </table:table-cell>
          <table:table-cell office:value-type="float" office:value="4453" table:style-name="ce1">
            <text:p>4453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580" table:style-name="ce1">
            <text:p>4580</text:p>
          </table:table-cell>
          <table:table-cell office:value-type="float" office:value="4693" table:style-name="ce1">
            <text:p>4693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454" table:style-name="ce1">
            <text:p>4454</text:p>
          </table:table-cell>
          <table:table-cell office:value-type="float" office:value="4499" table:style-name="ce1">
            <text:p>4499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694" table:style-name="ce1">
            <text:p>4694</text:p>
          </table:table-cell>
          <table:table-cell office:value-type="float" office:value="4802" table:style-name="ce1">
            <text:p>4802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804" table:style-name="ce1">
            <text:p>4804</text:p>
          </table:table-cell>
          <table:table-cell office:value-type="float" office:value="4805" table:style-name="ce1">
            <text:p>4805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9920" table:style-name="ce1">
            <text:p>9920</text:p>
          </table:table-cell>
          <table:table-cell office:value-type="float" office:value="9960" table:style-name="ce1">
            <text:p>9960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803" table:style-name="ce1">
            <text:p>4803</text:p>
          </table:table-cell>
          <table:table-cell office:value-type="float" office:value="4803" table:style-name="ce1">
            <text:p>4803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4806" table:style-name="ce1">
            <text:p>4806</text:p>
          </table:table-cell>
          <table:table-cell office:value-type="float" office:value="4999" table:style-name="ce1">
            <text:p>4999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QLD Outer</text:p>
          </table:table-cell>
          <table:table-cell office:value-type="float" office:value="9961" table:style-name="ce1">
            <text:p>9961</text:p>
          </table:table-cell>
          <table:table-cell office:value-type="float" office:value="9998" table:style-name="ce1">
            <text:p>9998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SA Outer</text:p>
          </table:table-cell>
          <table:table-cell office:value-type="float" office:value="2880" table:style-name="ce1">
            <text:p>2880</text:p>
          </table:table-cell>
          <table:table-cell office:value-type="float" office:value="2889" table:style-name="ce1">
            <text:p>2889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SA Outer</text:p>
          </table:table-cell>
          <table:table-cell office:value-type="float" office:value="5201" table:style-name="ce1">
            <text:p>5201</text:p>
          </table:table-cell>
          <table:table-cell office:value-type="float" office:value="5749" table:style-name="ce1">
            <text:p>5749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WA Outer</text:p>
          </table:table-cell>
          <table:table-cell office:value-type="float" office:value="6215" table:style-name="ce1">
            <text:p>6215</text:p>
          </table:table-cell>
          <table:table-cell office:value-type="float" office:value="6700" table:style-name="ce1">
            <text:p>6700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WA Outer</text:p>
          </table:table-cell>
          <table:table-cell office:value-type="float" office:value="6701" table:style-name="ce1">
            <text:p>6701</text:p>
          </table:table-cell>
          <table:table-cell office:value-type="float" office:value="6797" table:style-name="ce1">
            <text:p>6797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00" table:style-name="ce1">
            <text:p>800</text:p>
          </table:table-cell>
          <table:table-cell office:value-type="float" office:value="802" table:style-name="ce1">
            <text:p>802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04" table:style-name="ce1">
            <text:p>804</text:p>
          </table:table-cell>
          <table:table-cell office:value-type="float" office:value="821" table:style-name="ce1">
            <text:p>821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28" table:style-name="ce1">
            <text:p>828</text:p>
          </table:table-cell>
          <table:table-cell office:value-type="float" office:value="851" table:style-name="ce1">
            <text:p>851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53" table:style-name="ce1">
            <text:p>853</text:p>
          </table:table-cell>
          <table:table-cell office:value-type="float" office:value="853" table:style-name="ce1">
            <text:p>853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60" table:style-name="ce1">
            <text:p>860</text:p>
          </table:table-cell>
          <table:table-cell office:value-type="float" office:value="861" table:style-name="ce1">
            <text:p>861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70" table:style-name="ce1">
            <text:p>870</text:p>
          </table:table-cell>
          <table:table-cell office:value-type="float" office:value="871" table:style-name="ce1">
            <text:p>871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73" table:style-name="ce1">
            <text:p>873</text:p>
          </table:table-cell>
          <table:table-cell office:value-type="float" office:value="879" table:style-name="ce1">
            <text:p>879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906" table:style-name="ce1">
            <text:p>906</text:p>
          </table:table-cell>
          <table:table-cell office:value-type="float" office:value="999" table:style-name="ce1">
            <text:p>999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03" table:style-name="ce1">
            <text:p>803</text:p>
          </table:table-cell>
          <table:table-cell office:value-type="float" office:value="803" table:style-name="ce1">
            <text:p>803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22" table:style-name="ce1">
            <text:p>822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52" table:style-name="ce1">
            <text:p>852</text:p>
          </table:table-cell>
          <table:table-cell office:value-type="float" office:value="852" table:style-name="ce1">
            <text:p>852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54" table:style-name="ce1">
            <text:p>854</text:p>
          </table:table-cell>
          <table:table-cell office:value-type="float" office:value="859" table:style-name="ce1">
            <text:p>859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62" table:style-name="ce1">
            <text:p>862</text:p>
          </table:table-cell>
          <table:table-cell office:value-type="float" office:value="869" table:style-name="ce1">
            <text:p>869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72" table:style-name="ce1">
            <text:p>872</text:p>
          </table:table-cell>
          <table:table-cell office:value-type="float" office:value="872" table:style-name="ce1">
            <text:p>872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NT</text:p>
          </table:table-cell>
          <table:table-cell office:value-type="float" office:value="880" table:style-name="ce1">
            <text:p>880</text:p>
          </table:table-cell>
          <table:table-cell office:value-type="float" office:value="905" table:style-name="ce1">
            <text:p>905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Remote Islands &amp; Locations</text:p>
          </table:table-cell>
          <table:table-cell office:value-type="float" office:value="6798" table:style-name="ce1">
            <text:p>6798</text:p>
          </table:table-cell>
          <table:table-cell office:value-type="float" office:value="6799" table:style-name="ce1">
            <text:p>6799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Remote Islands &amp; Locations</text:p>
          </table:table-cell>
          <table:table-cell office:value-type="float" office:value="2898" table:style-name="ce1">
            <text:p>2898</text:p>
          </table:table-cell>
          <table:table-cell office:value-type="float" office:value="2899" table:style-name="ce1">
            <text:p>2899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Rural</text:p>
          </table:table-cell>
          <table:table-cell office:value-type="string" table:style-name="ce1">
            <text:p>Remote Islands &amp; Locations</text:p>
          </table:table-cell>
          <table:table-cell office:value-type="float" office:value="7151" table:style-name="ce1">
            <text:p>7151</text:p>
          </table:table-cell>
          <table:table-cell office:value-type="float" office:value="7154" table:style-name="ce1">
            <text:p>7154</text:p>
          </table:table-cell>
          <table:table-cell table:number-columns-repeated="16379"/>
        </table:table-row>
        <table:table-row table:number-rows-repeated="1048377" table:style-name="ro1">
          <table:table-cell table:number-columns-repeated="16384"/>
        </table:table-row>
      </table:table>
      <table:table table:name="Rate_data" table:style-name="ta2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Product details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4">
            <text:p>Postage costs are based on weight while insurance is based on valu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hopify shipping costs are based on either weight or value.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4">
            <text:p>To ship by weight need to estimate insurance value based to add an insurance value.</text:p>
          </table:table-cell>
          <table:table-cell table:number-columns-repeated="16383" table:style-name="ce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1">
            <text:p>Estimated value per kg</text:p>
          </table:table-cell>
          <table:table-cell table:style-name="ce1"/>
          <table:table-cell office:value-type="float" office:value="400" table:formula="of:=1/0.035*14" table:style-name="ce5">
            <text:p>400</text:p>
          </table:table-cell>
          <table:table-cell table:number-columns-repeated="16381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4">
            <text:p>Alternatively, could ship by sale value, but would then need to calculate insurance val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(only replacement value can be insured) and estimate weight.</text:p>
          </table:table-cell>
          <table:table-cell table:number-columns-repeated="16383" table:style-name="ce1"/>
        </table:table-row>
        <table:table-row table:number-rows-repeated="2"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2">
            <text:p>Insuranc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urance per extra $100 (max $500 standard, $5,000 express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omestic</text:p>
          </table:table-cell>
          <table:table-cell table:style-name="ce1"/>
          <table:table-cell office:value-type="float" office:value="2.5" table:style-name="ce6">
            <text:p>2.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ternational</text:p>
          </table:table-cell>
          <table:table-cell table:style-name="ce1"/>
          <table:table-cell office:value-type="float" office:value="4" table:style-name="ce6">
            <text:p>4.0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tandard</text:p>
          </table:table-cell>
          <table:table-cell office:value-type="string" table:style-name="ce1">
            <text:p>Extra:</text:p>
          </table:table-cell>
          <table:table-cell office:value-type="float" office:value="4.0999999999999996" table:style-name="ce7">
            <text:p>4.10</text:p>
          </table:table-cell>
          <table:table-cell office:value-type="float" office:value="5.75" table:style-name="ce7">
            <text:p>5.75</text:p>
          </table:table-cell>
          <table:table-cell office:value-type="float" office:value="6.75" table:style-name="ce7">
            <text:p>6.75</text:p>
          </table:table-cell>
          <table:table-cell office:value-type="float" office:value="7.5" table:style-name="ce7">
            <text:p>7.50</text:p>
          </table:table-cell>
          <table:table-cell office:value-type="float" office:value="10.1" table:style-name="ce7">
            <text:p>10.10</text:p>
          </table:table-cell>
          <table:table-cell table:number-columns-repeated="16377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Zone diff</text:p>
          </table:table-cell>
          <table:table-cell table:number-columns-repeated="5" table:style-name="ce1"/>
          <table:table-cell office:value-type="string" table:style-name="ce1">
            <text:p>Weight dif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Max (kg)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style-name="ce1"/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style-name="ce1"/>
          <table:table-cell office:value-type="string" table:style-name="ce1">
            <text:p>Domestic</text:p>
          </table:table-cell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number-columns-repeated="16364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10.6" table:formula="of:=[.B25]" table:style-name="ce8">
            <text:p>10.60</text:p>
          </table:table-cell>
          <table:table-cell office:value-type="float" office:value="15.35" table:style-name="ce7">
            <text:p>15.35</text:p>
          </table:table-cell>
          <table:table-cell office:value-type="float" office:value="18.75" table:style-name="ce7">
            <text:p>18.75</text:p>
          </table:table-cell>
          <table:table-cell office:value-type="float" office:value="21" table:style-name="ce7">
            <text:p>21.00</text:p>
          </table:table-cell>
          <table:table-cell office:value-type="float" office:value="25.75" table:style-name="ce7">
            <text:p>25.75</text:p>
          </table:table-cell>
          <table:table-cell office:value-type="float" office:value="30.95" table:style-name="ce7">
            <text:p>30.95</text:p>
          </table:table-cell>
          <table:table-cell table:style-name="ce9"/>
          <table:table-cell office:value-type="float" office:value="4.75" table:formula="of:=[.C24]-[.B24]" table:style-name="ce9">
            <text:p>4.75</text:p>
          </table:table-cell>
          <table:table-cell office:value-type="float" office:value="3.4000000000000004" table:formula="of:=[.D24]-[.C24]" table:style-name="ce9">
            <text:p>3.40</text:p>
          </table:table-cell>
          <table:table-cell office:value-type="float" office:value="2.25" table:formula="of:=[.E24]-[.D24]" table:style-name="ce9">
            <text:p>2.25</text:p>
          </table:table-cell>
          <table:table-cell office:value-type="float" office:value="4.75" table:formula="of:=[.F24]-[.E24]" table:style-name="ce9">
            <text:p>4.75</text:p>
          </table:table-cell>
          <table:table-cell office:value-type="float" office:value="5.1999999999999993" table:formula="of:=[.G24]-[.F24]" table:style-name="ce9">
            <text:p>5.20</text:p>
          </table:table-cell>
          <table:table-cell table:number-columns-repeated="16371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0.6" table:style-name="ce7">
            <text:p>10.60</text:p>
          </table:table-cell>
          <table:table-cell office:value-type="float" office:value="18.5" table:style-name="ce7">
            <text:p>18.50</text:p>
          </table:table-cell>
          <table:table-cell office:value-type="float" office:value="24.45" table:style-name="ce7">
            <text:p>24.45</text:p>
          </table:table-cell>
          <table:table-cell office:value-type="float" office:value="27.25" table:style-name="ce7">
            <text:p>27.25</text:p>
          </table:table-cell>
          <table:table-cell office:value-type="float" office:value="32.35" table:style-name="ce7">
            <text:p>32.35</text:p>
          </table:table-cell>
          <table:table-cell office:value-type="float" office:value="39.35" table:style-name="ce7">
            <text:p>39.35</text:p>
          </table:table-cell>
          <table:table-cell table:style-name="ce9"/>
          <table:table-cell office:value-type="float" office:value="7.9" table:formula="of:=[.C25]-[.B25]" table:style-name="ce9">
            <text:p>7.90</text:p>
          </table:table-cell>
          <table:table-cell office:value-type="float" office:value="5.9499999999999993" table:formula="of:=[.D25]-[.C25]" table:style-name="ce9">
            <text:p>5.95</text:p>
          </table:table-cell>
          <table:table-cell office:value-type="float" office:value="2.8000000000000007" table:formula="of:=[.E25]-[.D25]" table:style-name="ce9">
            <text:p>2.80</text:p>
          </table:table-cell>
          <table:table-cell office:value-type="float" office:value="5.1000000000000014" table:formula="of:=[.F25]-[.E25]" table:style-name="ce9">
            <text:p>5.10</text:p>
          </table:table-cell>
          <table:table-cell office:value-type="float" office:value="7" table:formula="of:=[.G25]-[.F25]" table:style-name="ce9">
            <text:p>7.00</text:p>
          </table:table-cell>
          <table:table-cell table:style-name="ce1"/>
          <table:table-cell office:value-type="float" office:value="0" table:formula="of:=[.B25]-[.B24]" table:style-name="ce1">
            <text:p>0</text:p>
          </table:table-cell>
          <table:table-cell office:value-type="float" office:value="3.1500000000000004" table:formula="of:=[.C25]-[.C24]" table:style-name="ce1">
            <text:p>3.15</text:p>
          </table:table-cell>
          <table:table-cell office:value-type="float" office:value="5.6999999999999993" table:formula="of:=[.D25]-[.D24]" table:style-name="ce1">
            <text:p>5.7</text:p>
          </table:table-cell>
          <table:table-cell office:value-type="float" office:value="6.25" table:formula="of:=[.E25]-[.E24]" table:style-name="ce1">
            <text:p>6.25</text:p>
          </table:table-cell>
          <table:table-cell office:value-type="float" office:value="6.6000000000000014" table:formula="of:=[.F25]-[.F24]" table:style-name="ce1">
            <text:p>6.6</text:p>
          </table:table-cell>
          <table:table-cell office:value-type="float" office:value="8.4000000000000021" table:formula="of:=[.G25]-[.G24]" table:style-name="ce1">
            <text:p>8.4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.5" table:style-name="ce7">
            <text:p>14.50</text:p>
          </table:table-cell>
          <table:table-cell office:value-type="float" office:value="24.85" table:style-name="ce7">
            <text:p>24.85</text:p>
          </table:table-cell>
          <table:table-cell office:value-type="float" office:value="35.9" table:style-name="ce7">
            <text:p>35.90</text:p>
          </table:table-cell>
          <table:table-cell office:value-type="float" office:value="39.75" table:style-name="ce7">
            <text:p>39.75</text:p>
          </table:table-cell>
          <table:table-cell office:value-type="float" office:value="45.25" table:style-name="ce7">
            <text:p>45.25</text:p>
          </table:table-cell>
          <table:table-cell office:value-type="float" office:value="56.15" table:style-name="ce7">
            <text:p>56.15</text:p>
          </table:table-cell>
          <table:table-cell table:style-name="ce9"/>
          <table:table-cell office:value-type="float" office:value="10.350000000000001" table:formula="of:=[.C26]-[.B26]" table:style-name="ce9">
            <text:p>10.35</text:p>
          </table:table-cell>
          <table:table-cell office:value-type="float" office:value="11.049999999999997" table:formula="of:=[.D26]-[.C26]" table:style-name="ce9">
            <text:p>11.05</text:p>
          </table:table-cell>
          <table:table-cell office:value-type="float" office:value="3.8500000000000014" table:formula="of:=[.E26]-[.D26]" table:style-name="ce9">
            <text:p>3.85</text:p>
          </table:table-cell>
          <table:table-cell office:value-type="float" office:value="5.5" table:formula="of:=[.F26]-[.E26]" table:style-name="ce9">
            <text:p>5.50</text:p>
          </table:table-cell>
          <table:table-cell office:value-type="float" office:value="10.899999999999999" table:formula="of:=[.G26]-[.F26]" table:style-name="ce9">
            <text:p>10.90</text:p>
          </table:table-cell>
          <table:table-cell table:style-name="ce1"/>
          <table:table-cell office:value-type="float" office:value="3.9000000000000004" table:formula="of:=[.B26]-[.B25]" table:style-name="ce1">
            <text:p>3.9</text:p>
          </table:table-cell>
          <table:table-cell office:value-type="float" office:value="6.3500000000000014" table:formula="of:=[.C26]-[.C25]" table:style-name="ce1">
            <text:p>6.35</text:p>
          </table:table-cell>
          <table:table-cell office:value-type="float" office:value="11.45" table:formula="of:=[.D26]-[.D25]" table:style-name="ce1">
            <text:p>11.45</text:p>
          </table:table-cell>
          <table:table-cell office:value-type="float" office:value="12.5" table:formula="of:=[.E26]-[.E25]" table:style-name="ce1">
            <text:p>12.5</text:p>
          </table:table-cell>
          <table:table-cell office:value-type="float" office:value="12.899999999999999" table:formula="of:=[.F26]-[.F25]" table:style-name="ce1">
            <text:p>12.9</text:p>
          </table:table-cell>
          <table:table-cell office:value-type="float" office:value="16.799999999999997" table:formula="of:=[.G26]-[.G25]" table:style-name="ce1">
            <text:p>16.8</text:p>
          </table:table-cell>
          <table:table-cell table:number-columns-repeated="16364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18.25" table:formula="of:=[.B28]" table:style-name="ce8">
            <text:p>18.25</text:p>
          </table:table-cell>
          <table:table-cell office:value-type="float" office:value="31.2" table:style-name="ce7">
            <text:p>31.20</text:p>
          </table:table-cell>
          <table:table-cell office:value-type="float" office:value="47.35" table:style-name="ce7">
            <text:p>47.35</text:p>
          </table:table-cell>
          <table:table-cell office:value-type="float" office:value="52.3" table:style-name="ce7">
            <text:p>52.30</text:p>
          </table:table-cell>
          <table:table-cell office:value-type="float" office:value="58.25" table:style-name="ce7">
            <text:p>58.25</text:p>
          </table:table-cell>
          <table:table-cell office:value-type="float" office:value="72.95" table:style-name="ce7">
            <text:p>72.95</text:p>
          </table:table-cell>
          <table:table-cell table:style-name="ce9"/>
          <table:table-cell office:value-type="float" office:value="12.95" table:formula="of:=[.C27]-[.B27]" table:style-name="ce9">
            <text:p>12.95</text:p>
          </table:table-cell>
          <table:table-cell office:value-type="float" office:value="16.150000000000002" table:formula="of:=[.D27]-[.C27]" table:style-name="ce9">
            <text:p>16.15</text:p>
          </table:table-cell>
          <table:table-cell office:value-type="float" office:value="4.9499999999999957" table:formula="of:=[.E27]-[.D27]" table:style-name="ce9">
            <text:p>4.95</text:p>
          </table:table-cell>
          <table:table-cell office:value-type="float" office:value="5.9500000000000028" table:formula="of:=[.F27]-[.E27]" table:style-name="ce9">
            <text:p>5.95</text:p>
          </table:table-cell>
          <table:table-cell office:value-type="float" office:value="14.700000000000003" table:formula="of:=[.G27]-[.F27]" table:style-name="ce9">
            <text:p>14.70</text:p>
          </table:table-cell>
          <table:table-cell table:style-name="ce1"/>
          <table:table-cell office:value-type="float" office:value="3.75" table:formula="of:=[.B27]-[.B26]" table:style-name="ce1">
            <text:p>3.75</text:p>
          </table:table-cell>
          <table:table-cell office:value-type="float" office:value="6.3499999999999979" table:formula="of:=[.C27]-[.C26]" table:style-name="ce1">
            <text:p>6.35</text:p>
          </table:table-cell>
          <table:table-cell office:value-type="float" office:value="11.450000000000003" table:formula="of:=[.D27]-[.D26]" table:style-name="ce1">
            <text:p>11.45</text:p>
          </table:table-cell>
          <table:table-cell office:value-type="float" office:value="12.549999999999997" table:formula="of:=[.E27]-[.E26]" table:style-name="ce1">
            <text:p>12.55</text:p>
          </table:table-cell>
          <table:table-cell office:value-type="float" office:value="13" table:formula="of:=[.F27]-[.F26]" table:style-name="ce1">
            <text:p>13</text:p>
          </table:table-cell>
          <table:table-cell office:value-type="float" office:value="16.800000000000004" table:formula="of:=[.G27]-[.G26]" table:style-name="ce1">
            <text:p>16.8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.25" table:formula="of:=[.B29]" table:style-name="ce8">
            <text:p>18.25</text:p>
          </table:table-cell>
          <table:table-cell office:value-type="float" office:value="37.549999999999997" table:style-name="ce7">
            <text:p>37.55</text:p>
          </table:table-cell>
          <table:table-cell office:value-type="float" office:value="58.8" table:style-name="ce7">
            <text:p>58.80</text:p>
          </table:table-cell>
          <table:table-cell office:value-type="float" office:value="64.849999999999994" table:style-name="ce7">
            <text:p>64.85</text:p>
          </table:table-cell>
          <table:table-cell office:value-type="float" office:value="71.25" table:style-name="ce7">
            <text:p>71.25</text:p>
          </table:table-cell>
          <table:table-cell office:value-type="float" office:value="89.75" table:style-name="ce7">
            <text:p>89.75</text:p>
          </table:table-cell>
          <table:table-cell table:style-name="ce9"/>
          <table:table-cell office:value-type="float" office:value="19.299999999999997" table:formula="of:=[.C28]-[.B28]" table:style-name="ce9">
            <text:p>19.30</text:p>
          </table:table-cell>
          <table:table-cell office:value-type="float" office:value="21.25" table:formula="of:=[.D28]-[.C28]" table:style-name="ce9">
            <text:p>21.25</text:p>
          </table:table-cell>
          <table:table-cell office:value-type="float" office:value="6.0499999999999972" table:formula="of:=[.E28]-[.D28]" table:style-name="ce9">
            <text:p>6.05</text:p>
          </table:table-cell>
          <table:table-cell office:value-type="float" office:value="6.4000000000000057" table:formula="of:=[.F28]-[.E28]" table:style-name="ce9">
            <text:p>6.40</text:p>
          </table:table-cell>
          <table:table-cell office:value-type="float" office:value="18.5" table:formula="of:=[.G28]-[.F28]" table:style-name="ce9">
            <text:p>18.50</text:p>
          </table:table-cell>
          <table:table-cell table:style-name="ce1"/>
          <table:table-cell office:value-type="float" office:value="0" table:formula="of:=[.B28]-[.B27]" table:style-name="ce1">
            <text:p>0</text:p>
          </table:table-cell>
          <table:table-cell office:value-type="float" office:value="6.3499999999999979" table:formula="of:=[.C28]-[.C27]" table:style-name="ce1">
            <text:p>6.35</text:p>
          </table:table-cell>
          <table:table-cell office:value-type="float" office:value="11.449999999999996" table:formula="of:=[.D28]-[.D27]" table:style-name="ce1">
            <text:p>11.45</text:p>
          </table:table-cell>
          <table:table-cell office:value-type="float" office:value="12.549999999999997" table:formula="of:=[.E28]-[.E27]" table:style-name="ce1">
            <text:p>12.55</text:p>
          </table:table-cell>
          <table:table-cell office:value-type="float" office:value="13" table:formula="of:=[.F28]-[.F27]" table:style-name="ce1">
            <text:p>13</text:p>
          </table:table-cell>
          <table:table-cell office:value-type="float" office:value="16.799999999999997" table:formula="of:=[.G28]-[.G27]" table:style-name="ce1">
            <text:p>16.8</text:p>
          </table:table-cell>
          <table:table-cell table:number-columns-repeated="16364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18.25" table:formula="of:=[.B30]" table:style-name="ce8">
            <text:p>18.25</text:p>
          </table:table-cell>
          <table:table-cell office:value-type="float" office:value="41.65" table:formula="of:=[.C28]+[.C$21]" table:style-name="ce10">
            <text:p>41.65</text:p>
          </table:table-cell>
          <table:table-cell office:value-type="float" office:value="64.55" table:formula="of:=[.D28]+[.D$21]" table:style-name="ce10">
            <text:p>64.55</text:p>
          </table:table-cell>
          <table:table-cell office:value-type="float" office:value="71.599999999999994" table:formula="of:=[.E28]+[.E$21]" table:style-name="ce10">
            <text:p>71.60</text:p>
          </table:table-cell>
          <table:table-cell office:value-type="float" office:value="78.75" table:formula="of:=[.F28]+[.F$21]" table:style-name="ce10">
            <text:p>78.75</text:p>
          </table:table-cell>
          <table:table-cell office:value-type="float" office:value="99.85" table:formula="of:=[.G28]+[.G$21]" table:style-name="ce10">
            <text:p>99.85</text:p>
          </table:table-cell>
          <table:table-cell table:style-name="ce9"/>
          <table:table-cell office:value-type="float" office:value="23.4" table:formula="of:=[.C29]-[.B29]" table:style-name="ce9">
            <text:p>23.40</text:p>
          </table:table-cell>
          <table:table-cell office:value-type="float" office:value="22.9" table:formula="of:=[.D29]-[.C29]" table:style-name="ce9">
            <text:p>22.90</text:p>
          </table:table-cell>
          <table:table-cell office:value-type="float" office:value="7.0499999999999972" table:formula="of:=[.E29]-[.D29]" table:style-name="ce9">
            <text:p>7.05</text:p>
          </table:table-cell>
          <table:table-cell office:value-type="float" office:value="7.1500000000000057" table:formula="of:=[.F29]-[.E29]" table:style-name="ce9">
            <text:p>7.15</text:p>
          </table:table-cell>
          <table:table-cell office:value-type="float" office:value="21.099999999999994" table:formula="of:=[.G29]-[.F29]" table:style-name="ce9">
            <text:p>21.10</text:p>
          </table:table-cell>
          <table:table-cell table:style-name="ce1"/>
          <table:table-cell office:value-type="float" office:value="0" table:formula="of:=[.B29]-[.B28]" table:style-name="ce1">
            <text:p>0</text:p>
          </table:table-cell>
          <table:table-cell office:value-type="float" office:value="4.1000000000000014" table:formula="of:=[.C29]-[.C28]" table:style-name="ce1">
            <text:p>4.1</text:p>
          </table:table-cell>
          <table:table-cell office:value-type="float" office:value="5.75" table:formula="of:=[.D29]-[.D28]" table:style-name="ce1">
            <text:p>5.75</text:p>
          </table:table-cell>
          <table:table-cell office:value-type="float" office:value="6.75" table:formula="of:=[.E29]-[.E28]" table:style-name="ce1">
            <text:p>6.75</text:p>
          </table:table-cell>
          <table:table-cell office:value-type="float" office:value="7.5" table:formula="of:=[.F29]-[.F28]" table:style-name="ce1">
            <text:p>7.5</text:p>
          </table:table-cell>
          <table:table-cell office:value-type="float" office:value="10.099999999999994" table:formula="of:=[.G29]-[.G28]" table:style-name="ce1">
            <text:p>10.1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8.25" table:style-name="ce7">
            <text:p>18.25</text:p>
          </table:table-cell>
          <table:table-cell office:value-type="float" office:value="45.75" table:formula="of:=[.C29]+[.C$21]" table:style-name="ce10">
            <text:p>45.75</text:p>
          </table:table-cell>
          <table:table-cell office:value-type="float" office:value="70.3" table:formula="of:=[.D29]+[.D$21]" table:style-name="ce10">
            <text:p>70.30</text:p>
          </table:table-cell>
          <table:table-cell office:value-type="float" office:value="78.349999999999994" table:formula="of:=[.E29]+[.E$21]" table:style-name="ce10">
            <text:p>78.35</text:p>
          </table:table-cell>
          <table:table-cell office:value-type="float" office:value="86.25" table:formula="of:=[.F29]+[.F$21]" table:style-name="ce10">
            <text:p>86.25</text:p>
          </table:table-cell>
          <table:table-cell office:value-type="float" office:value="109.94999999999999" table:formula="of:=[.G29]+[.G$21]" table:style-name="ce10">
            <text:p>109.95</text:p>
          </table:table-cell>
          <table:table-cell table:number-columns-repeated="4" table:style-name="ce9"/>
          <table:table-cell table:number-columns-repeated="16373" table:style-name="ce1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21.95" table:formula="of:=[.B32]" table:style-name="ce8">
            <text:p>21.95</text:p>
          </table:table-cell>
          <table:table-cell office:value-type="float" office:value="49.85" table:formula="of:=[.C30]+[.C$21]" table:style-name="ce10">
            <text:p>49.85</text:p>
          </table:table-cell>
          <table:table-cell office:value-type="float" office:value="76.05" table:formula="of:=[.D30]+[.D$21]" table:style-name="ce10">
            <text:p>76.05</text:p>
          </table:table-cell>
          <table:table-cell office:value-type="float" office:value="85.1" table:formula="of:=[.E30]+[.E$21]" table:style-name="ce10">
            <text:p>85.10</text:p>
          </table:table-cell>
          <table:table-cell office:value-type="float" office:value="93.75" table:formula="of:=[.F30]+[.F$21]" table:style-name="ce10">
            <text:p>93.75</text:p>
          </table:table-cell>
          <table:table-cell office:value-type="float" office:value="120.04999999999998" table:formula="of:=[.G30]+[.G$21]" table:style-name="ce10">
            <text:p>120.05</text:p>
          </table:table-cell>
          <table:table-cell table:number-columns-repeated="4" table:style-name="ce9"/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.95" table:formula="of:=[.B33]" table:style-name="ce8">
            <text:p>21.95</text:p>
          </table:table-cell>
          <table:table-cell office:value-type="float" office:value="53.95" table:formula="of:=[.C31]+[.C$21]" table:style-name="ce10">
            <text:p>53.95</text:p>
          </table:table-cell>
          <table:table-cell office:value-type="float" office:value="81.8" table:formula="of:=[.D31]+[.D$21]" table:style-name="ce10">
            <text:p>81.80</text:p>
          </table:table-cell>
          <table:table-cell office:value-type="float" office:value="91.85" table:formula="of:=[.E31]+[.E$21]" table:style-name="ce10">
            <text:p>91.85</text:p>
          </table:table-cell>
          <table:table-cell office:value-type="float" office:value="101.25" table:formula="of:=[.F31]+[.F$21]" table:style-name="ce10">
            <text:p>101.25</text:p>
          </table:table-cell>
          <table:table-cell office:value-type="float" office:value="130.14999999999998" table:formula="of:=[.G31]+[.G$21]" table:style-name="ce10">
            <text:p>130.15</text:p>
          </table:table-cell>
          <table:table-cell table:number-columns-repeated="4" table:style-name="ce9"/>
          <table:table-cell table:number-columns-repeated="16373" table:style-name="ce1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21.95" table:formula="of:=[.B34]" table:style-name="ce8">
            <text:p>21.95</text:p>
          </table:table-cell>
          <table:table-cell office:value-type="float" office:value="58.050000000000004" table:formula="of:=[.C32]+[.C$21]" table:style-name="ce10">
            <text:p>58.05</text:p>
          </table:table-cell>
          <table:table-cell office:value-type="float" office:value="87.55" table:formula="of:=[.D32]+[.D$21]" table:style-name="ce10">
            <text:p>87.55</text:p>
          </table:table-cell>
          <table:table-cell office:value-type="float" office:value="98.6" table:formula="of:=[.E32]+[.E$21]" table:style-name="ce10">
            <text:p>98.60</text:p>
          </table:table-cell>
          <table:table-cell office:value-type="float" office:value="108.75" table:formula="of:=[.F32]+[.F$21]" table:style-name="ce10">
            <text:p>108.75</text:p>
          </table:table-cell>
          <table:table-cell office:value-type="float" office:value="140.24999999999997" table:formula="of:=[.G32]+[.G$21]" table:style-name="ce10">
            <text:p>140.2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.95" table:style-name="ce7">
            <text:p>21.95</text:p>
          </table:table-cell>
          <table:table-cell office:value-type="float" office:value="62.150000000000006" table:formula="of:=[.C33]+[.C$21]" table:style-name="ce10">
            <text:p>62.15</text:p>
          </table:table-cell>
          <table:table-cell office:value-type="float" office:value="93.3" table:formula="of:=[.D33]+[.D$21]" table:style-name="ce10">
            <text:p>93.30</text:p>
          </table:table-cell>
          <table:table-cell office:value-type="float" office:value="105.35" table:formula="of:=[.E33]+[.E$21]" table:style-name="ce10">
            <text:p>105.35</text:p>
          </table:table-cell>
          <table:table-cell office:value-type="float" office:value="116.25" table:formula="of:=[.F33]+[.F$21]" table:style-name="ce10">
            <text:p>116.25</text:p>
          </table:table-cell>
          <table:table-cell office:value-type="float" office:value="150.34999999999997" table:formula="of:=[.G33]+[.G$21]" table:style-name="ce10">
            <text:p>150.35</text:p>
          </table:table-cell>
          <table:table-cell table:number-columns-repeated="4" table:style-name="ce9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xpress</text:p>
          </table:table-cell>
          <table:table-cell office:value-type="string" table:style-name="ce1">
            <text:p>Extra:</text:p>
          </table:table-cell>
          <table:table-cell office:value-type="float" office:value="15" table:formula="of:=15" table:style-name="ce9">
            <text:p>15.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x (kg)</text:p>
          </table:table-cell>
          <table:table-cell office:value-type="string" table:style-name="ce1">
            <text:p>Domestic</text:p>
          </table:table-cell>
          <table:table-cell office:value-type="string" table:style-name="ce1">
            <text:p>Zone 1</text:p>
          </table:table-cell>
          <table:table-cell office:value-type="string" table:style-name="ce1">
            <text:p>Zone 2</text:p>
          </table:table-cell>
          <table:table-cell office:value-type="string" table:style-name="ce1">
            <text:p>Zone 3</text:p>
          </table:table-cell>
          <table:table-cell office:value-type="string" table:style-name="ce1">
            <text:p>Zone 4</text:p>
          </table:table-cell>
          <table:table-cell office:value-type="string" table:style-name="ce1">
            <text:p>Zone 5</text:p>
          </table:table-cell>
          <table:table-cell table:number-columns-repeated="16377" table:style-name="ce1"/>
        </table:table-row>
        <table:table-row table:style-name="ro1">
          <table:table-cell office:value-type="float" office:value="0.25" table:style-name="ce1">
            <text:p>0.25</text:p>
          </table:table-cell>
          <table:table-cell office:value-type="float" office:value="14.1" table:formula="of:=[.B41]" table:style-name="ce8">
            <text:p>14.10</text:p>
          </table:table-cell>
          <table:table-cell office:value-type="float" office:value="30.35" table:formula="of:=[.C24]+[.$C$37]" table:style-name="ce10">
            <text:p>30.35</text:p>
          </table:table-cell>
          <table:table-cell office:value-type="float" office:value="33.75" table:formula="of:=[.D24]+[.$C$37]" table:style-name="ce10">
            <text:p>33.75</text:p>
          </table:table-cell>
          <table:table-cell office:value-type="float" office:value="36" table:formula="of:=[.E24]+[.$C$37]" table:style-name="ce10">
            <text:p>36.00</text:p>
          </table:table-cell>
          <table:table-cell office:value-type="float" office:value="40.75" table:formula="of:=[.F24]+[.$C$37]" table:style-name="ce10">
            <text:p>40.75</text:p>
          </table:table-cell>
          <table:table-cell office:value-type="float" office:value="45.95" table:formula="of:=[.G24]+[.$C$37]" table:style-name="ce10">
            <text:p>45.9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14.1" table:formula="of:=[.B25]+3.5" table:style-name="ce7">
            <text:p>14.10</text:p>
          </table:table-cell>
          <table:table-cell office:value-type="float" office:value="33.5" table:formula="of:=[.C25]+[.$C$37]" table:style-name="ce10">
            <text:p>33.50</text:p>
          </table:table-cell>
          <table:table-cell office:value-type="float" office:value="39.450000000000003" table:formula="of:=[.D25]+[.$C$37]" table:style-name="ce10">
            <text:p>39.45</text:p>
          </table:table-cell>
          <table:table-cell office:value-type="float" office:value="42.25" table:formula="of:=[.E25]+[.$C$37]" table:style-name="ce10">
            <text:p>42.25</text:p>
          </table:table-cell>
          <table:table-cell office:value-type="float" office:value="47.35" table:formula="of:=[.F25]+[.$C$37]" table:style-name="ce10">
            <text:p>47.35</text:p>
          </table:table-cell>
          <table:table-cell office:value-type="float" office:value="54.35" table:formula="of:=[.G25]+[.$C$37]" table:style-name="ce10">
            <text:p>54.3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.5" table:formula="of:=[.B26]+4" table:style-name="ce7">
            <text:p>18.50</text:p>
          </table:table-cell>
          <table:table-cell office:value-type="float" office:value="39.85" table:formula="of:=[.C26]+[.$C$37]" table:style-name="ce10">
            <text:p>39.85</text:p>
          </table:table-cell>
          <table:table-cell office:value-type="float" office:value="50.9" table:formula="of:=[.D26]+[.$C$37]" table:style-name="ce10">
            <text:p>50.90</text:p>
          </table:table-cell>
          <table:table-cell office:value-type="float" office:value="54.75" table:formula="of:=[.E26]+[.$C$37]" table:style-name="ce10">
            <text:p>54.75</text:p>
          </table:table-cell>
          <table:table-cell office:value-type="float" office:value="60.25" table:formula="of:=[.F26]+[.$C$37]" table:style-name="ce10">
            <text:p>60.25</text:p>
          </table:table-cell>
          <table:table-cell office:value-type="float" office:value="71.150000000000006" table:formula="of:=[.G26]+[.$C$37]" table:style-name="ce10">
            <text:p>71.1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2.75" table:formula="of:=[.B44]" table:style-name="ce8">
            <text:p>22.75</text:p>
          </table:table-cell>
          <table:table-cell office:value-type="float" office:value="46.2" table:formula="of:=[.C27]+[.$C$37]" table:style-name="ce10">
            <text:p>46.20</text:p>
          </table:table-cell>
          <table:table-cell office:value-type="float" office:value="62.35" table:formula="of:=[.D27]+[.$C$37]" table:style-name="ce10">
            <text:p>62.35</text:p>
          </table:table-cell>
          <table:table-cell office:value-type="float" office:value="67.3" table:formula="of:=[.E27]+[.$C$37]" table:style-name="ce10">
            <text:p>67.30</text:p>
          </table:table-cell>
          <table:table-cell office:value-type="float" office:value="73.25" table:formula="of:=[.F27]+[.$C$37]" table:style-name="ce10">
            <text:p>73.25</text:p>
          </table:table-cell>
          <table:table-cell office:value-type="float" office:value="87.95" table:formula="of:=[.G27]+[.$C$37]" table:style-name="ce10">
            <text:p>87.9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.75" table:formula="of:=[.B45]" table:style-name="ce8">
            <text:p>22.75</text:p>
          </table:table-cell>
          <table:table-cell office:value-type="float" office:value="52.55" table:formula="of:=[.C28]+[.$C$37]" table:style-name="ce10">
            <text:p>52.55</text:p>
          </table:table-cell>
          <table:table-cell office:value-type="float" office:value="73.8" table:formula="of:=[.D28]+[.$C$37]" table:style-name="ce10">
            <text:p>73.80</text:p>
          </table:table-cell>
          <table:table-cell office:value-type="float" office:value="79.849999999999994" table:formula="of:=[.E28]+[.$C$37]" table:style-name="ce10">
            <text:p>79.85</text:p>
          </table:table-cell>
          <table:table-cell office:value-type="float" office:value="86.25" table:formula="of:=[.F28]+[.$C$37]" table:style-name="ce10">
            <text:p>86.25</text:p>
          </table:table-cell>
          <table:table-cell office:value-type="float" office:value="104.75" table:formula="of:=[.G28]+[.$C$37]" table:style-name="ce10">
            <text:p>104.7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22.75" table:formula="of:=[.B46]" table:style-name="ce8">
            <text:p>22.75</text:p>
          </table:table-cell>
          <table:table-cell office:value-type="float" office:value="56.65" table:formula="of:=[.C29]+[.$C$37]" table:style-name="ce10">
            <text:p>56.65</text:p>
          </table:table-cell>
          <table:table-cell office:value-type="float" office:value="79.55" table:formula="of:=[.D29]+[.$C$37]" table:style-name="ce10">
            <text:p>79.55</text:p>
          </table:table-cell>
          <table:table-cell office:value-type="float" office:value="86.6" table:formula="of:=[.E29]+[.$C$37]" table:style-name="ce10">
            <text:p>86.60</text:p>
          </table:table-cell>
          <table:table-cell office:value-type="float" office:value="93.75" table:formula="of:=[.F29]+[.$C$37]" table:style-name="ce10">
            <text:p>93.75</text:p>
          </table:table-cell>
          <table:table-cell office:value-type="float" office:value="114.85" table:formula="of:=[.G29]+[.$C$37]" table:style-name="ce10">
            <text:p>114.8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.75" table:formula="of:=[.B30]+4.5" table:style-name="ce7">
            <text:p>22.75</text:p>
          </table:table-cell>
          <table:table-cell office:value-type="float" office:value="60.75" table:formula="of:=[.C30]+[.$C$37]" table:style-name="ce10">
            <text:p>60.75</text:p>
          </table:table-cell>
          <table:table-cell office:value-type="float" office:value="85.3" table:formula="of:=[.D30]+[.$C$37]" table:style-name="ce10">
            <text:p>85.30</text:p>
          </table:table-cell>
          <table:table-cell office:value-type="float" office:value="93.35" table:formula="of:=[.E30]+[.$C$37]" table:style-name="ce10">
            <text:p>93.35</text:p>
          </table:table-cell>
          <table:table-cell office:value-type="float" office:value="101.25" table:formula="of:=[.F30]+[.$C$37]" table:style-name="ce10">
            <text:p>101.25</text:p>
          </table:table-cell>
          <table:table-cell office:value-type="float" office:value="124.94999999999999" table:formula="of:=[.G30]+[.$C$37]" table:style-name="ce10">
            <text:p>124.9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29.95" table:formula="of:=[.B48]" table:style-name="ce8">
            <text:p>29.95</text:p>
          </table:table-cell>
          <table:table-cell office:value-type="float" office:value="64.849999999999994" table:formula="of:=[.C31]+[.$C$37]" table:style-name="ce10">
            <text:p>64.85</text:p>
          </table:table-cell>
          <table:table-cell office:value-type="float" office:value="91.05" table:formula="of:=[.D31]+[.$C$37]" table:style-name="ce10">
            <text:p>91.05</text:p>
          </table:table-cell>
          <table:table-cell office:value-type="float" office:value="100.1" table:formula="of:=[.E31]+[.$C$37]" table:style-name="ce10">
            <text:p>100.10</text:p>
          </table:table-cell>
          <table:table-cell office:value-type="float" office:value="108.75" table:formula="of:=[.F31]+[.$C$37]" table:style-name="ce10">
            <text:p>108.75</text:p>
          </table:table-cell>
          <table:table-cell office:value-type="float" office:value="135.04999999999998" table:formula="of:=[.G31]+[.$C$37]" table:style-name="ce10">
            <text:p>135.0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.95" table:formula="of:=[.B49]" table:style-name="ce8">
            <text:p>29.95</text:p>
          </table:table-cell>
          <table:table-cell office:value-type="float" office:value="68.95" table:formula="of:=[.C32]+[.$C$37]" table:style-name="ce10">
            <text:p>68.95</text:p>
          </table:table-cell>
          <table:table-cell office:value-type="float" office:value="96.8" table:formula="of:=[.D32]+[.$C$37]" table:style-name="ce10">
            <text:p>96.80</text:p>
          </table:table-cell>
          <table:table-cell office:value-type="float" office:value="106.85" table:formula="of:=[.E32]+[.$C$37]" table:style-name="ce10">
            <text:p>106.85</text:p>
          </table:table-cell>
          <table:table-cell office:value-type="float" office:value="116.25" table:formula="of:=[.F32]+[.$C$37]" table:style-name="ce10">
            <text:p>116.25</text:p>
          </table:table-cell>
          <table:table-cell office:value-type="float" office:value="145.14999999999998" table:formula="of:=[.G32]+[.$C$37]" table:style-name="ce10">
            <text:p>145.1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29.95" table:formula="of:=[.B50]" table:style-name="ce8">
            <text:p>29.95</text:p>
          </table:table-cell>
          <table:table-cell office:value-type="float" office:value="73.050000000000011" table:formula="of:=[.C33]+[.$C$37]" table:style-name="ce10">
            <text:p>73.05</text:p>
          </table:table-cell>
          <table:table-cell office:value-type="float" office:value="102.55" table:formula="of:=[.D33]+[.$C$37]" table:style-name="ce10">
            <text:p>102.55</text:p>
          </table:table-cell>
          <table:table-cell office:value-type="float" office:value="113.6" table:formula="of:=[.E33]+[.$C$37]" table:style-name="ce10">
            <text:p>113.60</text:p>
          </table:table-cell>
          <table:table-cell office:value-type="float" office:value="123.75" table:formula="of:=[.F33]+[.$C$37]" table:style-name="ce10">
            <text:p>123.75</text:p>
          </table:table-cell>
          <table:table-cell office:value-type="float" office:value="155.24999999999997" table:formula="of:=[.G33]+[.$C$37]" table:style-name="ce10">
            <text:p>155.25</text:p>
          </table:table-cell>
          <table:table-cell table:number-columns-repeated="4" table:style-name="ce9"/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.95" table:formula="of:=[.B34]+8" table:style-name="ce7">
            <text:p>29.95</text:p>
          </table:table-cell>
          <table:table-cell office:value-type="float" office:value="77.150000000000006" table:formula="of:=[.C34]+[.$C$37]" table:style-name="ce10">
            <text:p>77.15</text:p>
          </table:table-cell>
          <table:table-cell office:value-type="float" office:value="108.3" table:formula="of:=[.D34]+[.$C$37]" table:style-name="ce10">
            <text:p>108.30</text:p>
          </table:table-cell>
          <table:table-cell office:value-type="float" office:value="120.35" table:formula="of:=[.E34]+[.$C$37]" table:style-name="ce10">
            <text:p>120.35</text:p>
          </table:table-cell>
          <table:table-cell office:value-type="float" office:value="131.25" table:formula="of:=[.F34]+[.$C$37]" table:style-name="ce10">
            <text:p>131.25</text:p>
          </table:table-cell>
          <table:table-cell office:value-type="float" office:value="165.34999999999997" table:formula="of:=[.G34]+[.$C$37]" table:style-name="ce10">
            <text:p>165.35</text:p>
          </table:table-cell>
          <table:table-cell table:number-columns-repeated="4" table:style-name="ce9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te: Shopify rates have both GREATER_THAN_OR_EQUAL_TO and LESSER_THAN_OR_EQUAL_TO, so a parcel weighing exactly th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oundary amount is offered both rates. Set the weight limits to 0.001 (1g) above the limit, so a parcel weighing exactly 1.0 kg is only show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lower amount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suming products are rounded to something like the nearest 5g, then next possible weight, 1.005 kg, would be shown the next rate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d no parcel would ever weigh exactly 1.001 kg.</text:p>
          </table:table-cell>
          <table:table-cell table:number-columns-repeated="16383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Zone_lookup" table:style-name="ta2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office:value-type="string" table:style-name="ce2">
            <text:p>Zon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Domest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1</text:p>
          </table:table-cell>
          <table:table-cell office:value-type="string" table:style-name="ce1">
            <text:p>Zone 1: New Zea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2</text:p>
          </table:table-cell>
          <table:table-cell office:value-type="string" table:style-name="ce1">
            <text:p>Zone 2: Asia Pacif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3</text:p>
          </table:table-cell>
          <table:table-cell office:value-type="string" table:style-name="ce1">
            <text:p>Zone 3: US &amp; Ca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4</text:p>
          </table:table-cell>
          <table:table-cell office:value-type="string" table:style-name="ce1">
            <text:p>Zone 4: UK &amp; Europ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ne 5</text:p>
          </table:table-cell>
          <table:table-cell office:value-type="string" table:style-name="ce1">
            <text:p>Zone 5: Rest of the World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Rate_definitions_1" table:style-name="ta2">
        <table:table-column table:style-name="co1" table:number-columns-repeated="5" table:default-cell-style-name="ce1"/>
        <table:table-column table:style-name="co2" table:default-cell-style-name="ce1"/>
        <table:table-column table:style-name="co13" table:default-cell-style-name="ce1"/>
        <table:table-column table:style-name="co1" table:number-columns-repeated="57" table:default-cell-style-name="ce1"/>
        <table:table-column table:style-name="co2" table:number-columns-repeated="16320" table:default-cell-style-name="ce1"/>
        <table:table-row table:style-name="ro2">
          <table:table-cell office:value-type="string" table:style-name="ce2">
            <text:p>Example 1: Standard and Express, up to 1 kg, no insurance, no discount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style-name="ce4"/>
          <table:table-cell table:number-columns-repeated="11" table:style-name="ce3"/>
          <table:table-cell table:number-columns-repeated="16372"/>
        </table:table-row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Min (kg)</text:p>
          </table:table-cell>
          <table:table-cell office:value-type="string" table:style-name="ce3">
            <text:p>Max (kg)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Row</text:p>
          </table:table-cell>
          <table:table-cell office:value-type="string" table:style-name="ce3">
            <text:p>Column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Rat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Parcel Post</text:p>
          </table:table-cell>
          <table:table-cell office:value-type="float" office:value="2" table:formula="of:=MATCH([.D4];[Rate_data.$A$24:.$A$34];0)+IF([.B4]=&quot;Express&quot;;16;0)" table:style-name="ce1">
            <text:p>2</text:p>
          </table:table-cell>
          <table:table-cell office:value-type="float" office:value="1" table:formula="of:=MATCH([.A4];[Rate_data.$B$23:.$K$23];0)" table:style-name="ce1">
            <text:p>1</text:p>
          </table:table-cell>
          <table:table-cell office:value-type="float" office:value="0" table:formula="of:=IF([.E4]=&quot;Yes&quot;;([.D4]*[Rate_data.$C$8]-100)/100*IF([.A4]=&quot;Domestic&quot;;[Rate_data.$C$17];[Rate_data.$C$18]);0)" table:style-name="ce9">
            <text:p>0.00</text:p>
          </table:table-cell>
          <table:table-cell office:value-type="float" office:value="10.6" table:formula="of:=OFFSET([Rate_data.$A$23];[.H4];[.I4])" table:style-name="ce9">
            <text:p>10.60</text:p>
          </table:table-cell>
          <table:table-cell office:value-type="float" office:value="10.6" table:formula="of:=ROUND(([.J4]+[.K4])*(1-[.F4]);2)" table:style-name="ce9">
            <text:p>10.6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4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Parcel Post (1kg)</text:p>
          </table:table-cell>
          <table:table-cell office:value-type="float" office:value="3" table:formula="of:=MATCH([.D5];[Rate_data.$A$24:.$A$34];0)+IF([.B5]=&quot;Express&quot;;16;0)" table:style-name="ce1">
            <text:p>3</text:p>
          </table:table-cell>
          <table:table-cell office:value-type="float" office:value="1" table:formula="of:=MATCH([.A5];[Rate_data.$B$23:.$K$23];0)" table:style-name="ce1">
            <text:p>1</text:p>
          </table:table-cell>
          <table:table-cell office:value-type="float" office:value="0" table:formula="of:=IF([.E5]=&quot;Yes&quot;;([.D5]*[Rate_data.$C$8]-100)/100*IF([.A5]=&quot;Domestic&quot;;[Rate_data.$C$17];[Rate_data.$C$18]);0)" table:style-name="ce9">
            <text:p>0.00</text:p>
          </table:table-cell>
          <table:table-cell office:value-type="float" office:value="14.5" table:formula="of:=OFFSET([Rate_data.$A$23];[.H5];[.I5])" table:style-name="ce9">
            <text:p>14.50</text:p>
          </table:table-cell>
          <table:table-cell office:value-type="float" office:value="14.5" table:formula="of:=ROUND(([.J5]+[.K5])*(1-[.F5]);2)" table:style-name="ce9">
            <text:p>14.5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5]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Parcel Post (3kg)</text:p>
          </table:table-cell>
          <table:table-cell office:value-type="float" office:value="7" table:formula="of:=MATCH([.D6];[Rate_data.$A$24:.$A$34];0)+IF([.B6]=&quot;Express&quot;;16;0)" table:style-name="ce1">
            <text:p>7</text:p>
          </table:table-cell>
          <table:table-cell office:value-type="float" office:value="1" table:formula="of:=MATCH([.A6];[Rate_data.$B$23:.$K$23];0)" table:style-name="ce1">
            <text:p>1</text:p>
          </table:table-cell>
          <table:table-cell office:value-type="float" office:value="0" table:formula="of:=IF([.E6]=&quot;Yes&quot;;([.D6]*[Rate_data.$C$8]-100)/100*IF([.A6]=&quot;Domestic&quot;;[Rate_data.$C$17];[Rate_data.$C$18]);0)" table:style-name="ce9">
            <text:p>0.00</text:p>
          </table:table-cell>
          <table:table-cell office:value-type="float" office:value="18.25" table:formula="of:=OFFSET([Rate_data.$A$23];[.H6];[.I6])" table:style-name="ce9">
            <text:p>18.25</text:p>
          </table:table-cell>
          <table:table-cell office:value-type="float" office:value="18.25" table:formula="of:=ROUND(([.J6]+[.K6])*(1-[.F6]);2)" table:style-name="ce9">
            <text:p>18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Standard</text:p>
          </table:table-cell>
          <table:table-cell office:value-type="float" office:value="3" table:formula="of:=[.D6]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Parcel Post (5kg)</text:p>
          </table:table-cell>
          <table:table-cell office:value-type="float" office:value="11" table:formula="of:=MATCH([.D7];[Rate_data.$A$24:.$A$34];0)+IF([.B7]=&quot;Express&quot;;16;0)" table:style-name="ce1">
            <text:p>11</text:p>
          </table:table-cell>
          <table:table-cell office:value-type="float" office:value="1" table:formula="of:=MATCH([.A7];[Rate_data.$B$23:.$K$23];0)" table:style-name="ce1">
            <text:p>1</text:p>
          </table:table-cell>
          <table:table-cell office:value-type="float" office:value="0" table:formula="of:=IF([.E7]=&quot;Yes&quot;;([.D7]*[Rate_data.$C$8]-100)/100*IF([.A7]=&quot;Domestic&quot;;[Rate_data.$C$17];[Rate_data.$C$18]);0)" table:style-name="ce9">
            <text:p>0.00</text:p>
          </table:table-cell>
          <table:table-cell office:value-type="float" office:value="21.95" table:formula="of:=OFFSET([Rate_data.$A$23];[.H7];[.I7])" table:style-name="ce9">
            <text:p>21.95</text:p>
          </table:table-cell>
          <table:table-cell office:value-type="float" office:value="21.95" table:formula="of:=ROUND(([.J7]+[.K7])*(1-[.F7]);2)" table:style-name="ce9">
            <text:p>21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Express Post</text:p>
          </table:table-cell>
          <table:table-cell office:value-type="float" office:value="18" table:formula="of:=MATCH([.D8];[Rate_data.$A$24:.$A$34];0)+IF([.B8]=&quot;Express&quot;;16;0)" table:style-name="ce1">
            <text:p>18</text:p>
          </table:table-cell>
          <table:table-cell office:value-type="float" office:value="1" table:formula="of:=MATCH([.A8];[Rate_data.$B$23:.$K$23];0)" table:style-name="ce1">
            <text:p>1</text:p>
          </table:table-cell>
          <table:table-cell office:value-type="float" office:value="0" table:formula="of:=IF([.E8]=&quot;Yes&quot;;([.D8]*[Rate_data.$C$8]-100)/100*IF([.A8]=&quot;Domestic&quot;;[Rate_data.$C$17];[Rate_data.$C$18]);0)" table:style-name="ce9">
            <text:p>0.00</text:p>
          </table:table-cell>
          <table:table-cell office:value-type="float" office:value="14.1" table:formula="of:=OFFSET([Rate_data.$A$23];[.H8];[.I8])" table:style-name="ce9">
            <text:p>14.10</text:p>
          </table:table-cell>
          <table:table-cell office:value-type="float" office:value="14.1" table:formula="of:=ROUND(([.J8]+[.K8])*(1-[.F8]);2)" table:style-name="ce9">
            <text:p>14.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8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Express Post (1kg)</text:p>
          </table:table-cell>
          <table:table-cell office:value-type="float" office:value="19" table:formula="of:=MATCH([.D9];[Rate_data.$A$24:.$A$34];0)+IF([.B9]=&quot;Express&quot;;16;0)" table:style-name="ce1">
            <text:p>19</text:p>
          </table:table-cell>
          <table:table-cell office:value-type="float" office:value="1" table:formula="of:=MATCH([.A9];[Rate_data.$B$23:.$K$23];0)" table:style-name="ce1">
            <text:p>1</text:p>
          </table:table-cell>
          <table:table-cell office:value-type="float" office:value="0" table:formula="of:=IF([.E9]=&quot;Yes&quot;;([.D9]*[Rate_data.$C$8]-100)/100*IF([.A9]=&quot;Domestic&quot;;[Rate_data.$C$17];[Rate_data.$C$18]);0)" table:style-name="ce9">
            <text:p>0.00</text:p>
          </table:table-cell>
          <table:table-cell office:value-type="float" office:value="18.5" table:formula="of:=OFFSET([Rate_data.$A$23];[.H9];[.I9])" table:style-name="ce9">
            <text:p>18.50</text:p>
          </table:table-cell>
          <table:table-cell office:value-type="float" office:value="18.5" table:formula="of:=ROUND(([.J9]+[.K9])*(1-[.F9]);2)" table:style-name="ce9">
            <text:p>18.5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1" table:formula="of:=[.D9]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Express Post (3kg)</text:p>
          </table:table-cell>
          <table:table-cell office:value-type="float" office:value="23" table:formula="of:=MATCH([.D10];[Rate_data.$A$24:.$A$34];0)+IF([.B10]=&quot;Express&quot;;16;0)" table:style-name="ce1">
            <text:p>23</text:p>
          </table:table-cell>
          <table:table-cell office:value-type="float" office:value="1" table:formula="of:=MATCH([.A10];[Rate_data.$B$23:.$K$23];0)" table:style-name="ce1">
            <text:p>1</text:p>
          </table:table-cell>
          <table:table-cell office:value-type="float" office:value="0" table:formula="of:=IF([.E10]=&quot;Yes&quot;;([.D10]*[Rate_data.$C$8]-100)/100*IF([.A10]=&quot;Domestic&quot;;[Rate_data.$C$17];[Rate_data.$C$18]);0)" table:style-name="ce9">
            <text:p>0.00</text:p>
          </table:table-cell>
          <table:table-cell office:value-type="float" office:value="22.75" table:formula="of:=OFFSET([Rate_data.$A$23];[.H10];[.I10])" table:style-name="ce9">
            <text:p>22.75</text:p>
          </table:table-cell>
          <table:table-cell office:value-type="float" office:value="22.75" table:formula="of:=ROUND(([.J10]+[.K10])*(1-[.F10]);2)" table:style-name="ce9">
            <text:p>22.7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3" table:formula="of:=[.D10]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Express Post (5kg)</text:p>
          </table:table-cell>
          <table:table-cell office:value-type="float" office:value="27" table:formula="of:=MATCH([.D11];[Rate_data.$A$24:.$A$34];0)+IF([.B11]=&quot;Express&quot;;16;0)" table:style-name="ce1">
            <text:p>27</text:p>
          </table:table-cell>
          <table:table-cell office:value-type="float" office:value="1" table:formula="of:=MATCH([.A11];[Rate_data.$B$23:.$K$23];0)" table:style-name="ce1">
            <text:p>1</text:p>
          </table:table-cell>
          <table:table-cell office:value-type="float" office:value="0" table:formula="of:=IF([.E11]=&quot;Yes&quot;;([.D11]*[Rate_data.$C$8]-100)/100*IF([.A11]=&quot;Domestic&quot;;[Rate_data.$C$17];[Rate_data.$C$18]);0)" table:style-name="ce9">
            <text:p>0.00</text:p>
          </table:table-cell>
          <table:table-cell office:value-type="float" office:value="29.95" table:formula="of:=OFFSET([Rate_data.$A$23];[.H11];[.I11])" table:style-name="ce9">
            <text:p>29.95</text:p>
          </table:table-cell>
          <table:table-cell office:value-type="float" office:value="29.95" table:formula="of:=ROUND(([.J11]+[.K11])*(1-[.F11]);2)" table:style-name="ce9">
            <text:p>29.9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12];[Rate_data.$A$24:.$A$34];0)+IF([.B12]=&quot;Express&quot;;16;0)" table:style-name="ce1">
            <text:p>1</text:p>
          </table:table-cell>
          <table:table-cell office:value-type="float" office:value="2" table:formula="of:=MATCH([.A12];[Rate_data.$B$23:.$K$23];0)" table:style-name="ce1">
            <text:p>2</text:p>
          </table:table-cell>
          <table:table-cell office:value-type="float" office:value="0" table:formula="of:=IF([.E12]=&quot;Yes&quot;;([.D12]*[Rate_data.$C$8]-100)/100*IF([.A12]=&quot;Domestic&quot;;[Rate_data.$C$17];[Rate_data.$C$18]);0)" table:style-name="ce9">
            <text:p>0.00</text:p>
          </table:table-cell>
          <table:table-cell office:value-type="float" office:value="15.35" table:formula="of:=OFFSET([Rate_data.$A$23];[.H12];[.I12])" table:style-name="ce9">
            <text:p>15.35</text:p>
          </table:table-cell>
          <table:table-cell office:value-type="float" office:value="15.35" table:formula="of:=ROUND(([.J12]+[.K12])*(1-[.F12]);2)" table:style-name="ce9">
            <text:p>15.3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2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12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13];[Rate_data.$A$24:.$A$34];0)+IF([.B13]=&quot;Express&quot;;16;0)" table:style-name="ce1">
            <text:p>2</text:p>
          </table:table-cell>
          <table:table-cell office:value-type="float" office:value="2" table:formula="of:=MATCH([.A13];[Rate_data.$B$23:.$K$23];0)" table:style-name="ce1">
            <text:p>2</text:p>
          </table:table-cell>
          <table:table-cell office:value-type="float" office:value="0" table:formula="of:=IF([.E13]=&quot;Yes&quot;;([.D13]*[Rate_data.$C$8]-100)/100*IF([.A13]=&quot;Domestic&quot;;[Rate_data.$C$17];[Rate_data.$C$18]);0)" table:style-name="ce9">
            <text:p>0.00</text:p>
          </table:table-cell>
          <table:table-cell office:value-type="float" office:value="18.5" table:formula="of:=OFFSET([Rate_data.$A$23];[.H13];[.I13])" table:style-name="ce9">
            <text:p>18.50</text:p>
          </table:table-cell>
          <table:table-cell office:value-type="float" office:value="18.5" table:formula="of:=ROUND(([.J13]+[.K13])*(1-[.F13]);2)" table:style-name="ce9">
            <text:p>18.5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3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13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14];[Rate_data.$A$24:.$A$34];0)+IF([.B14]=&quot;Express&quot;;16;0)" table:style-name="ce1">
            <text:p>3</text:p>
          </table:table-cell>
          <table:table-cell office:value-type="float" office:value="2" table:formula="of:=MATCH([.A14];[Rate_data.$B$23:.$K$23];0)" table:style-name="ce1">
            <text:p>2</text:p>
          </table:table-cell>
          <table:table-cell office:value-type="float" office:value="0" table:formula="of:=IF([.E14]=&quot;Yes&quot;;([.D14]*[Rate_data.$C$8]-100)/100*IF([.A14]=&quot;Domestic&quot;;[Rate_data.$C$17];[Rate_data.$C$18]);0)" table:style-name="ce9">
            <text:p>0.00</text:p>
          </table:table-cell>
          <table:table-cell office:value-type="float" office:value="24.85" table:formula="of:=OFFSET([Rate_data.$A$23];[.H14];[.I14])" table:style-name="ce9">
            <text:p>24.85</text:p>
          </table:table-cell>
          <table:table-cell office:value-type="float" office:value="24.85" table:formula="of:=ROUND(([.J14]+[.K14])*(1-[.F14]);2)" table:style-name="ce9">
            <text:p>24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4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14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15];[Rate_data.$A$24:.$A$34];0)+IF([.B15]=&quot;Express&quot;;16;0)" table:style-name="ce1">
            <text:p>4</text:p>
          </table:table-cell>
          <table:table-cell office:value-type="float" office:value="2" table:formula="of:=MATCH([.A15];[Rate_data.$B$23:.$K$23];0)" table:style-name="ce1">
            <text:p>2</text:p>
          </table:table-cell>
          <table:table-cell office:value-type="float" office:value="0" table:formula="of:=IF([.E15]=&quot;Yes&quot;;([.D15]*[Rate_data.$C$8]-100)/100*IF([.A15]=&quot;Domestic&quot;;[Rate_data.$C$17];[Rate_data.$C$18]);0)" table:style-name="ce9">
            <text:p>0.00</text:p>
          </table:table-cell>
          <table:table-cell office:value-type="float" office:value="31.2" table:formula="of:=OFFSET([Rate_data.$A$23];[.H15];[.I15])" table:style-name="ce9">
            <text:p>31.20</text:p>
          </table:table-cell>
          <table:table-cell office:value-type="float" office:value="31.2" table:formula="of:=ROUND(([.J15]+[.K15])*(1-[.F15]);2)" table:style-name="ce9">
            <text:p>31.2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5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15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kg)" table:formula="of:=&quot;International Standard (&quot;&amp;[.D16]&amp;&quot;kg)&quot;" table:style-name="ce1">
            <text:p>International Standard (2kg)</text:p>
          </table:table-cell>
          <table:table-cell office:value-type="float" office:value="5" table:formula="of:=MATCH([.D16];[Rate_data.$A$24:.$A$34];0)+IF([.B16]=&quot;Express&quot;;16;0)" table:style-name="ce1">
            <text:p>5</text:p>
          </table:table-cell>
          <table:table-cell office:value-type="float" office:value="2" table:formula="of:=MATCH([.A16];[Rate_data.$B$23:.$K$23];0)" table:style-name="ce1">
            <text:p>2</text:p>
          </table:table-cell>
          <table:table-cell office:value-type="float" office:value="0" table:formula="of:=IF([.E16]=&quot;Yes&quot;;([.D16]*[Rate_data.$C$8]-100)/100*IF([.A16]=&quot;Domestic&quot;;[Rate_data.$C$17];[Rate_data.$C$18]);0)" table:style-name="ce9">
            <text:p>0.00</text:p>
          </table:table-cell>
          <table:table-cell office:value-type="float" office:value="37.549999999999997" table:formula="of:=OFFSET([Rate_data.$A$23];[.H16];[.I16])" table:style-name="ce9">
            <text:p>37.55</text:p>
          </table:table-cell>
          <table:table-cell office:value-type="float" office:value="37.549999999999997" table:formula="of:=ROUND(([.J16]+[.K16])*(1-[.F16]);2)" table:style-name="ce9">
            <text:p>37.5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6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16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.5kg)" table:formula="of:=&quot;International Standard (&quot;&amp;[.D17]&amp;&quot;kg)&quot;" table:style-name="ce1">
            <text:p>International Standard (2.5kg)</text:p>
          </table:table-cell>
          <table:table-cell office:value-type="float" office:value="6" table:formula="of:=MATCH([.D17];[Rate_data.$A$24:.$A$34];0)+IF([.B17]=&quot;Express&quot;;16;0)" table:style-name="ce1">
            <text:p>6</text:p>
          </table:table-cell>
          <table:table-cell office:value-type="float" office:value="2" table:formula="of:=MATCH([.A17];[Rate_data.$B$23:.$K$23];0)" table:style-name="ce1">
            <text:p>2</text:p>
          </table:table-cell>
          <table:table-cell office:value-type="float" office:value="0" table:formula="of:=IF([.E17]=&quot;Yes&quot;;([.D17]*[Rate_data.$C$8]-100)/100*IF([.A17]=&quot;Domestic&quot;;[Rate_data.$C$17];[Rate_data.$C$18]);0)" table:style-name="ce9">
            <text:p>0.00</text:p>
          </table:table-cell>
          <table:table-cell office:value-type="float" office:value="41.65" table:formula="of:=OFFSET([Rate_data.$A$23];[.H17];[.I17])" table:style-name="ce9">
            <text:p>41.65</text:p>
          </table:table-cell>
          <table:table-cell office:value-type="float" office:value="41.65" table:formula="of:=ROUND(([.J17]+[.K17])*(1-[.F17]);2)" table:style-name="ce9">
            <text:p>41.6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7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17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kg)" table:formula="of:=&quot;International Standard (&quot;&amp;[.D18]&amp;&quot;kg)&quot;" table:style-name="ce1">
            <text:p>International Standard (3kg)</text:p>
          </table:table-cell>
          <table:table-cell office:value-type="float" office:value="7" table:formula="of:=MATCH([.D18];[Rate_data.$A$24:.$A$34];0)+IF([.B18]=&quot;Express&quot;;16;0)" table:style-name="ce1">
            <text:p>7</text:p>
          </table:table-cell>
          <table:table-cell office:value-type="float" office:value="2" table:formula="of:=MATCH([.A18];[Rate_data.$B$23:.$K$23];0)" table:style-name="ce1">
            <text:p>2</text:p>
          </table:table-cell>
          <table:table-cell office:value-type="float" office:value="0" table:formula="of:=IF([.E18]=&quot;Yes&quot;;([.D18]*[Rate_data.$C$8]-100)/100*IF([.A18]=&quot;Domestic&quot;;[Rate_data.$C$17];[Rate_data.$C$18]);0)" table:style-name="ce9">
            <text:p>0.00</text:p>
          </table:table-cell>
          <table:table-cell office:value-type="float" office:value="45.75" table:formula="of:=OFFSET([Rate_data.$A$23];[.H18];[.I18])" table:style-name="ce9">
            <text:p>45.75</text:p>
          </table:table-cell>
          <table:table-cell office:value-type="float" office:value="45.75" table:formula="of:=ROUND(([.J18]+[.K18])*(1-[.F18]);2)" table:style-name="ce9">
            <text:p>45.7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8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3" table:formula="of:=[.D18]" table:style-name="ce1">
            <text:p>3</text:p>
          </table:table-cell>
          <table:table-cell office:value-type="float" office:value="3.5" table:formula="of:=[.D18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.5kg)" table:formula="of:=&quot;International Standard (&quot;&amp;[.D19]&amp;&quot;kg)&quot;" table:style-name="ce1">
            <text:p>International Standard (3.5kg)</text:p>
          </table:table-cell>
          <table:table-cell office:value-type="float" office:value="8" table:formula="of:=MATCH([.D19];[Rate_data.$A$24:.$A$34];0)+IF([.B19]=&quot;Express&quot;;16;0)" table:style-name="ce1">
            <text:p>8</text:p>
          </table:table-cell>
          <table:table-cell office:value-type="float" office:value="2" table:formula="of:=MATCH([.A19];[Rate_data.$B$23:.$K$23];0)" table:style-name="ce1">
            <text:p>2</text:p>
          </table:table-cell>
          <table:table-cell office:value-type="float" office:value="0" table:formula="of:=IF([.E19]=&quot;Yes&quot;;([.D19]*[Rate_data.$C$8]-100)/100*IF([.A19]=&quot;Domestic&quot;;[Rate_data.$C$17];[Rate_data.$C$18]);0)" table:style-name="ce9">
            <text:p>0.00</text:p>
          </table:table-cell>
          <table:table-cell office:value-type="float" office:value="49.85" table:formula="of:=OFFSET([Rate_data.$A$23];[.H19];[.I19])" table:style-name="ce9">
            <text:p>49.85</text:p>
          </table:table-cell>
          <table:table-cell office:value-type="float" office:value="49.85" table:formula="of:=ROUND(([.J19]+[.K19])*(1-[.F19]);2)" table:style-name="ce9">
            <text:p>49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9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3.5" table:formula="of:=[.D19]" table:style-name="ce1">
            <text:p>3.5</text:p>
          </table:table-cell>
          <table:table-cell office:value-type="float" office:value="4" table:formula="of:=[.D19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kg)" table:formula="of:=&quot;International Standard (&quot;&amp;[.D20]&amp;&quot;kg)&quot;" table:style-name="ce1">
            <text:p>International Standard (4kg)</text:p>
          </table:table-cell>
          <table:table-cell office:value-type="float" office:value="9" table:formula="of:=MATCH([.D20];[Rate_data.$A$24:.$A$34];0)+IF([.B20]=&quot;Express&quot;;16;0)" table:style-name="ce1">
            <text:p>9</text:p>
          </table:table-cell>
          <table:table-cell office:value-type="float" office:value="2" table:formula="of:=MATCH([.A20];[Rate_data.$B$23:.$K$23];0)" table:style-name="ce1">
            <text:p>2</text:p>
          </table:table-cell>
          <table:table-cell office:value-type="float" office:value="0" table:formula="of:=IF([.E20]=&quot;Yes&quot;;([.D20]*[Rate_data.$C$8]-100)/100*IF([.A20]=&quot;Domestic&quot;;[Rate_data.$C$17];[Rate_data.$C$18]);0)" table:style-name="ce9">
            <text:p>0.00</text:p>
          </table:table-cell>
          <table:table-cell office:value-type="float" office:value="53.95" table:formula="of:=OFFSET([Rate_data.$A$23];[.H20];[.I20])" table:style-name="ce9">
            <text:p>53.95</text:p>
          </table:table-cell>
          <table:table-cell office:value-type="float" office:value="53.95" table:formula="of:=ROUND(([.J20]+[.K20])*(1-[.F20]);2)" table:style-name="ce9">
            <text:p>53.9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0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4" table:formula="of:=[.D20]" table:style-name="ce1">
            <text:p>4</text:p>
          </table:table-cell>
          <table:table-cell office:value-type="float" office:value="4.5" table:formula="of:=[.D20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.5kg)" table:formula="of:=&quot;International Standard (&quot;&amp;[.D21]&amp;&quot;kg)&quot;" table:style-name="ce1">
            <text:p>International Standard (4.5kg)</text:p>
          </table:table-cell>
          <table:table-cell office:value-type="float" office:value="10" table:formula="of:=MATCH([.D21];[Rate_data.$A$24:.$A$34];0)+IF([.B21]=&quot;Express&quot;;16;0)" table:style-name="ce1">
            <text:p>10</text:p>
          </table:table-cell>
          <table:table-cell office:value-type="float" office:value="2" table:formula="of:=MATCH([.A21];[Rate_data.$B$23:.$K$23];0)" table:style-name="ce1">
            <text:p>2</text:p>
          </table:table-cell>
          <table:table-cell office:value-type="float" office:value="0" table:formula="of:=IF([.E21]=&quot;Yes&quot;;([.D21]*[Rate_data.$C$8]-100)/100*IF([.A21]=&quot;Domestic&quot;;[Rate_data.$C$17];[Rate_data.$C$18]);0)" table:style-name="ce9">
            <text:p>0.00</text:p>
          </table:table-cell>
          <table:table-cell office:value-type="float" office:value="58.050000000000004" table:formula="of:=OFFSET([Rate_data.$A$23];[.H21];[.I21])" table:style-name="ce9">
            <text:p>58.05</text:p>
          </table:table-cell>
          <table:table-cell office:value-type="float" office:value="58.05" table:formula="of:=ROUND(([.J21]+[.K21])*(1-[.F21]);2)" table:style-name="ce9">
            <text:p>58.0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1]" table:style-name="ce1">
            <text:p>Zone 1</text:p>
          </table:table-cell>
          <table:table-cell office:value-type="string" table:style-name="ce1">
            <text:p>Standard</text:p>
          </table:table-cell>
          <table:table-cell office:value-type="float" office:value="4.5" table:formula="of:=[.D21]" table:style-name="ce1">
            <text:p>4.5</text:p>
          </table:table-cell>
          <table:table-cell office:value-type="float" office:value="5" table:formula="of:=[.D21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5kg)" table:formula="of:=&quot;International Standard (&quot;&amp;[.D22]&amp;&quot;kg)&quot;" table:style-name="ce1">
            <text:p>International Standard (5kg)</text:p>
          </table:table-cell>
          <table:table-cell office:value-type="float" office:value="11" table:formula="of:=MATCH([.D22];[Rate_data.$A$24:.$A$34];0)+IF([.B22]=&quot;Express&quot;;16;0)" table:style-name="ce1">
            <text:p>11</text:p>
          </table:table-cell>
          <table:table-cell office:value-type="float" office:value="2" table:formula="of:=MATCH([.A22];[Rate_data.$B$23:.$K$23];0)" table:style-name="ce1">
            <text:p>2</text:p>
          </table:table-cell>
          <table:table-cell office:value-type="float" office:value="0" table:formula="of:=IF([.E22]=&quot;Yes&quot;;([.D22]*[Rate_data.$C$8]-100)/100*IF([.A22]=&quot;Domestic&quot;;[Rate_data.$C$17];[Rate_data.$C$18]);0)" table:style-name="ce9">
            <text:p>0.00</text:p>
          </table:table-cell>
          <table:table-cell office:value-type="float" office:value="62.150000000000006" table:formula="of:=OFFSET([Rate_data.$A$23];[.H22];[.I22])" table:style-name="ce9">
            <text:p>62.15</text:p>
          </table:table-cell>
          <table:table-cell office:value-type="float" office:value="62.15" table:formula="of:=ROUND(([.J22]+[.K22])*(1-[.F22]);2)" table:style-name="ce9">
            <text:p>62.1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4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23];[Rate_data.$A$24:.$A$34];0)+IF([.B23]=&quot;Express&quot;;16;0)" table:style-name="ce1">
            <text:p>17</text:p>
          </table:table-cell>
          <table:table-cell office:value-type="float" office:value="2" table:formula="of:=MATCH([.A23];[Rate_data.$B$23:.$K$23];0)" table:style-name="ce1">
            <text:p>2</text:p>
          </table:table-cell>
          <table:table-cell office:value-type="float" office:value="0" table:formula="of:=IF([.E23]=&quot;Yes&quot;;([.D23]*[Rate_data.$C$8]-100)/100*IF([.A23]=&quot;Domestic&quot;;[Rate_data.$C$17];[Rate_data.$C$18]);0)" table:style-name="ce9">
            <text:p>0.00</text:p>
          </table:table-cell>
          <table:table-cell office:value-type="float" office:value="30.35" table:formula="of:=OFFSET([Rate_data.$A$23];[.H23];[.I23])" table:style-name="ce9">
            <text:p>30.35</text:p>
          </table:table-cell>
          <table:table-cell office:value-type="float" office:value="30.35" table:formula="of:=ROUND(([.J23]+[.K23])*(1-[.F23]);2)" table:style-name="ce9">
            <text:p>30.3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3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23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24];[Rate_data.$A$24:.$A$34];0)+IF([.B24]=&quot;Express&quot;;16;0)" table:style-name="ce1">
            <text:p>18</text:p>
          </table:table-cell>
          <table:table-cell office:value-type="float" office:value="2" table:formula="of:=MATCH([.A24];[Rate_data.$B$23:.$K$23];0)" table:style-name="ce1">
            <text:p>2</text:p>
          </table:table-cell>
          <table:table-cell office:value-type="float" office:value="0" table:formula="of:=IF([.E24]=&quot;Yes&quot;;([.D24]*[Rate_data.$C$8]-100)/100*IF([.A24]=&quot;Domestic&quot;;[Rate_data.$C$17];[Rate_data.$C$18]);0)" table:style-name="ce9">
            <text:p>0.00</text:p>
          </table:table-cell>
          <table:table-cell office:value-type="float" office:value="33.5" table:formula="of:=OFFSET([Rate_data.$A$23];[.H24];[.I24])" table:style-name="ce9">
            <text:p>33.50</text:p>
          </table:table-cell>
          <table:table-cell office:value-type="float" office:value="33.5" table:formula="of:=ROUND(([.J24]+[.K24])*(1-[.F24]);2)" table:style-name="ce9">
            <text:p>33.5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4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24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25];[Rate_data.$A$24:.$A$34];0)+IF([.B25]=&quot;Express&quot;;16;0)" table:style-name="ce1">
            <text:p>19</text:p>
          </table:table-cell>
          <table:table-cell office:value-type="float" office:value="2" table:formula="of:=MATCH([.A25];[Rate_data.$B$23:.$K$23];0)" table:style-name="ce1">
            <text:p>2</text:p>
          </table:table-cell>
          <table:table-cell office:value-type="float" office:value="0" table:formula="of:=IF([.E25]=&quot;Yes&quot;;([.D25]*[Rate_data.$C$8]-100)/100*IF([.A25]=&quot;Domestic&quot;;[Rate_data.$C$17];[Rate_data.$C$18]);0)" table:style-name="ce9">
            <text:p>0.00</text:p>
          </table:table-cell>
          <table:table-cell office:value-type="float" office:value="39.85" table:formula="of:=OFFSET([Rate_data.$A$23];[.H25];[.I25])" table:style-name="ce9">
            <text:p>39.85</text:p>
          </table:table-cell>
          <table:table-cell office:value-type="float" office:value="39.85" table:formula="of:=ROUND(([.J25]+[.K25])*(1-[.F25]);2)" table:style-name="ce9">
            <text:p>39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5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" table:formula="of:=[.D25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26];[Rate_data.$A$24:.$A$34];0)+IF([.B26]=&quot;Express&quot;;16;0)" table:style-name="ce1">
            <text:p>20</text:p>
          </table:table-cell>
          <table:table-cell office:value-type="float" office:value="2" table:formula="of:=MATCH([.A26];[Rate_data.$B$23:.$K$23];0)" table:style-name="ce1">
            <text:p>2</text:p>
          </table:table-cell>
          <table:table-cell office:value-type="float" office:value="0" table:formula="of:=IF([.E26]=&quot;Yes&quot;;([.D26]*[Rate_data.$C$8]-100)/100*IF([.A26]=&quot;Domestic&quot;;[Rate_data.$C$17];[Rate_data.$C$18]);0)" table:style-name="ce9">
            <text:p>0.00</text:p>
          </table:table-cell>
          <table:table-cell office:value-type="float" office:value="46.2" table:formula="of:=OFFSET([Rate_data.$A$23];[.H26];[.I26])" table:style-name="ce9">
            <text:p>46.20</text:p>
          </table:table-cell>
          <table:table-cell office:value-type="float" office:value="46.2" table:formula="of:=ROUND(([.J26]+[.K26])*(1-[.F26]);2)" table:style-name="ce9">
            <text:p>46.2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6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26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kg)" table:formula="of:=&quot;International Express (&quot;&amp;[.D27]&amp;&quot;kg)&quot;" table:style-name="ce1">
            <text:p>International Express (2kg)</text:p>
          </table:table-cell>
          <table:table-cell office:value-type="float" office:value="21" table:formula="of:=MATCH([.D27];[Rate_data.$A$24:.$A$34];0)+IF([.B27]=&quot;Express&quot;;16;0)" table:style-name="ce1">
            <text:p>21</text:p>
          </table:table-cell>
          <table:table-cell office:value-type="float" office:value="2" table:formula="of:=MATCH([.A27];[Rate_data.$B$23:.$K$23];0)" table:style-name="ce1">
            <text:p>2</text:p>
          </table:table-cell>
          <table:table-cell office:value-type="float" office:value="0" table:formula="of:=IF([.E27]=&quot;Yes&quot;;([.D27]*[Rate_data.$C$8]-100)/100*IF([.A27]=&quot;Domestic&quot;;[Rate_data.$C$17];[Rate_data.$C$18]);0)" table:style-name="ce9">
            <text:p>0.00</text:p>
          </table:table-cell>
          <table:table-cell office:value-type="float" office:value="52.55" table:formula="of:=OFFSET([Rate_data.$A$23];[.H27];[.I27])" table:style-name="ce9">
            <text:p>52.55</text:p>
          </table:table-cell>
          <table:table-cell office:value-type="float" office:value="52.55" table:formula="of:=ROUND(([.J27]+[.K27])*(1-[.F27]);2)" table:style-name="ce9">
            <text:p>52.5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7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" table:formula="of:=[.D27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.5kg)" table:formula="of:=&quot;International Express (&quot;&amp;[.D28]&amp;&quot;kg)&quot;" table:style-name="ce1">
            <text:p>International Express (2.5kg)</text:p>
          </table:table-cell>
          <table:table-cell office:value-type="float" office:value="22" table:formula="of:=MATCH([.D28];[Rate_data.$A$24:.$A$34];0)+IF([.B28]=&quot;Express&quot;;16;0)" table:style-name="ce1">
            <text:p>22</text:p>
          </table:table-cell>
          <table:table-cell office:value-type="float" office:value="2" table:formula="of:=MATCH([.A28];[Rate_data.$B$23:.$K$23];0)" table:style-name="ce1">
            <text:p>2</text:p>
          </table:table-cell>
          <table:table-cell office:value-type="float" office:value="0" table:formula="of:=IF([.E28]=&quot;Yes&quot;;([.D28]*[Rate_data.$C$8]-100)/100*IF([.A28]=&quot;Domestic&quot;;[Rate_data.$C$17];[Rate_data.$C$18]);0)" table:style-name="ce9">
            <text:p>0.00</text:p>
          </table:table-cell>
          <table:table-cell office:value-type="float" office:value="56.65" table:formula="of:=OFFSET([Rate_data.$A$23];[.H28];[.I28])" table:style-name="ce9">
            <text:p>56.65</text:p>
          </table:table-cell>
          <table:table-cell office:value-type="float" office:value="56.65" table:formula="of:=ROUND(([.J28]+[.K28])*(1-[.F28]);2)" table:style-name="ce9">
            <text:p>56.6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8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28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kg)" table:formula="of:=&quot;International Express (&quot;&amp;[.D29]&amp;&quot;kg)&quot;" table:style-name="ce1">
            <text:p>International Express (3kg)</text:p>
          </table:table-cell>
          <table:table-cell office:value-type="float" office:value="23" table:formula="of:=MATCH([.D29];[Rate_data.$A$24:.$A$34];0)+IF([.B29]=&quot;Express&quot;;16;0)" table:style-name="ce1">
            <text:p>23</text:p>
          </table:table-cell>
          <table:table-cell office:value-type="float" office:value="2" table:formula="of:=MATCH([.A29];[Rate_data.$B$23:.$K$23];0)" table:style-name="ce1">
            <text:p>2</text:p>
          </table:table-cell>
          <table:table-cell office:value-type="float" office:value="0" table:formula="of:=IF([.E29]=&quot;Yes&quot;;([.D29]*[Rate_data.$C$8]-100)/100*IF([.A29]=&quot;Domestic&quot;;[Rate_data.$C$17];[Rate_data.$C$18]);0)" table:style-name="ce9">
            <text:p>0.00</text:p>
          </table:table-cell>
          <table:table-cell office:value-type="float" office:value="60.75" table:formula="of:=OFFSET([Rate_data.$A$23];[.H29];[.I29])" table:style-name="ce9">
            <text:p>60.75</text:p>
          </table:table-cell>
          <table:table-cell office:value-type="float" office:value="60.75" table:formula="of:=ROUND(([.J29]+[.K29])*(1-[.F29]);2)" table:style-name="ce9">
            <text:p>60.7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9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" table:formula="of:=[.D29]" table:style-name="ce1">
            <text:p>3</text:p>
          </table:table-cell>
          <table:table-cell office:value-type="float" office:value="3.5" table:formula="of:=[.D29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.5kg)" table:formula="of:=&quot;International Express (&quot;&amp;[.D30]&amp;&quot;kg)&quot;" table:style-name="ce1">
            <text:p>International Express (3.5kg)</text:p>
          </table:table-cell>
          <table:table-cell office:value-type="float" office:value="24" table:formula="of:=MATCH([.D30];[Rate_data.$A$24:.$A$34];0)+IF([.B30]=&quot;Express&quot;;16;0)" table:style-name="ce1">
            <text:p>24</text:p>
          </table:table-cell>
          <table:table-cell office:value-type="float" office:value="2" table:formula="of:=MATCH([.A30];[Rate_data.$B$23:.$K$23];0)" table:style-name="ce1">
            <text:p>2</text:p>
          </table:table-cell>
          <table:table-cell office:value-type="float" office:value="0" table:formula="of:=IF([.E30]=&quot;Yes&quot;;([.D30]*[Rate_data.$C$8]-100)/100*IF([.A30]=&quot;Domestic&quot;;[Rate_data.$C$17];[Rate_data.$C$18]);0)" table:style-name="ce9">
            <text:p>0.00</text:p>
          </table:table-cell>
          <table:table-cell office:value-type="float" office:value="64.849999999999994" table:formula="of:=OFFSET([Rate_data.$A$23];[.H30];[.I30])" table:style-name="ce9">
            <text:p>64.85</text:p>
          </table:table-cell>
          <table:table-cell office:value-type="float" office:value="64.849999999999994" table:formula="of:=ROUND(([.J30]+[.K30])*(1-[.F30]);2)" table:style-name="ce9">
            <text:p>64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30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30]" table:style-name="ce1">
            <text:p>3.5</text:p>
          </table:table-cell>
          <table:table-cell office:value-type="float" office:value="4" table:formula="of:=[.D30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kg)" table:formula="of:=&quot;International Express (&quot;&amp;[.D31]&amp;&quot;kg)&quot;" table:style-name="ce1">
            <text:p>International Express (4kg)</text:p>
          </table:table-cell>
          <table:table-cell office:value-type="float" office:value="25" table:formula="of:=MATCH([.D31];[Rate_data.$A$24:.$A$34];0)+IF([.B31]=&quot;Express&quot;;16;0)" table:style-name="ce1">
            <text:p>25</text:p>
          </table:table-cell>
          <table:table-cell office:value-type="float" office:value="2" table:formula="of:=MATCH([.A31];[Rate_data.$B$23:.$K$23];0)" table:style-name="ce1">
            <text:p>2</text:p>
          </table:table-cell>
          <table:table-cell office:value-type="float" office:value="0" table:formula="of:=IF([.E31]=&quot;Yes&quot;;([.D31]*[Rate_data.$C$8]-100)/100*IF([.A31]=&quot;Domestic&quot;;[Rate_data.$C$17];[Rate_data.$C$18]);0)" table:style-name="ce9">
            <text:p>0.00</text:p>
          </table:table-cell>
          <table:table-cell office:value-type="float" office:value="68.95" table:formula="of:=OFFSET([Rate_data.$A$23];[.H31];[.I31])" table:style-name="ce9">
            <text:p>68.95</text:p>
          </table:table-cell>
          <table:table-cell office:value-type="float" office:value="68.95" table:formula="of:=ROUND(([.J31]+[.K31])*(1-[.F31]);2)" table:style-name="ce9">
            <text:p>68.9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31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4" table:formula="of:=[.D31]" table:style-name="ce1">
            <text:p>4</text:p>
          </table:table-cell>
          <table:table-cell office:value-type="float" office:value="4.5" table:formula="of:=[.D31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.5kg)" table:formula="of:=&quot;International Express (&quot;&amp;[.D32]&amp;&quot;kg)&quot;" table:style-name="ce1">
            <text:p>International Express (4.5kg)</text:p>
          </table:table-cell>
          <table:table-cell office:value-type="float" office:value="26" table:formula="of:=MATCH([.D32];[Rate_data.$A$24:.$A$34];0)+IF([.B32]=&quot;Express&quot;;16;0)" table:style-name="ce1">
            <text:p>26</text:p>
          </table:table-cell>
          <table:table-cell office:value-type="float" office:value="2" table:formula="of:=MATCH([.A32];[Rate_data.$B$23:.$K$23];0)" table:style-name="ce1">
            <text:p>2</text:p>
          </table:table-cell>
          <table:table-cell office:value-type="float" office:value="0" table:formula="of:=IF([.E32]=&quot;Yes&quot;;([.D32]*[Rate_data.$C$8]-100)/100*IF([.A32]=&quot;Domestic&quot;;[Rate_data.$C$17];[Rate_data.$C$18]);0)" table:style-name="ce9">
            <text:p>0.00</text:p>
          </table:table-cell>
          <table:table-cell office:value-type="float" office:value="73.050000000000011" table:formula="of:=OFFSET([Rate_data.$A$23];[.H32];[.I32])" table:style-name="ce9">
            <text:p>73.05</text:p>
          </table:table-cell>
          <table:table-cell office:value-type="float" office:value="73.05" table:formula="of:=ROUND(([.J32]+[.K32])*(1-[.F32]);2)" table:style-name="ce9">
            <text:p>73.0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32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4.5" table:formula="of:=[.D32]" table:style-name="ce1">
            <text:p>4.5</text:p>
          </table:table-cell>
          <table:table-cell office:value-type="float" office:value="5" table:formula="of:=[.D32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5kg)" table:formula="of:=&quot;International &quot;&amp;[.B33]&amp;&quot; (&quot;&amp;[.D33]&amp;&quot;kg)&quot;" table:style-name="ce1">
            <text:p>International Express (5kg)</text:p>
          </table:table-cell>
          <table:table-cell office:value-type="float" office:value="27" table:formula="of:=MATCH([.D33];[Rate_data.$A$24:.$A$34];0)+IF([.B33]=&quot;Express&quot;;16;0)" table:style-name="ce1">
            <text:p>27</text:p>
          </table:table-cell>
          <table:table-cell office:value-type="float" office:value="2" table:formula="of:=MATCH([.A33];[Rate_data.$B$23:.$K$23];0)" table:style-name="ce1">
            <text:p>2</text:p>
          </table:table-cell>
          <table:table-cell office:value-type="float" office:value="0" table:formula="of:=IF([.E33]=&quot;Yes&quot;;([.D33]*[Rate_data.$C$8]-100)/100*IF([.A33]=&quot;Domestic&quot;;[Rate_data.$C$17];[Rate_data.$C$18]);0)" table:style-name="ce9">
            <text:p>0.00</text:p>
          </table:table-cell>
          <table:table-cell office:value-type="float" office:value="77.150000000000006" table:formula="of:=OFFSET([Rate_data.$A$23];[.H33];[.I33])" table:style-name="ce9">
            <text:p>77.15</text:p>
          </table:table-cell>
          <table:table-cell office:value-type="float" office:value="77.150000000000006" table:formula="of:=ROUND(([.J33]+[.K33])*(1-[.F33]);2)" table:style-name="ce9">
            <text:p>77.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34];[Rate_data.$A$24:.$A$34];0)+IF([.B34]=&quot;Express&quot;;16;0)" table:style-name="ce1">
            <text:p>1</text:p>
          </table:table-cell>
          <table:table-cell office:value-type="float" office:value="3" table:formula="of:=MATCH([.A34];[Rate_data.$B$23:.$K$23];0)" table:style-name="ce1">
            <text:p>3</text:p>
          </table:table-cell>
          <table:table-cell office:value-type="float" office:value="0" table:formula="of:=IF([.E34]=&quot;Yes&quot;;([.D34]*[Rate_data.$C$8]-100)/100*IF([.A34]=&quot;Domestic&quot;;[Rate_data.$C$17];[Rate_data.$C$18]);0)" table:style-name="ce9">
            <text:p>0.00</text:p>
          </table:table-cell>
          <table:table-cell office:value-type="float" office:value="18.75" table:formula="of:=OFFSET([Rate_data.$A$23];[.H34];[.I34])" table:style-name="ce9">
            <text:p>18.75</text:p>
          </table:table-cell>
          <table:table-cell office:value-type="float" office:value="18.75" table:formula="of:=ROUND(([.J34]+[.K34])*(1-[.F34]);2)" table:style-name="ce9">
            <text:p>18.7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4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34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35];[Rate_data.$A$24:.$A$34];0)+IF([.B35]=&quot;Express&quot;;16;0)" table:style-name="ce1">
            <text:p>2</text:p>
          </table:table-cell>
          <table:table-cell office:value-type="float" office:value="3" table:formula="of:=MATCH([.A35];[Rate_data.$B$23:.$K$23];0)" table:style-name="ce1">
            <text:p>3</text:p>
          </table:table-cell>
          <table:table-cell office:value-type="float" office:value="0" table:formula="of:=IF([.E35]=&quot;Yes&quot;;([.D35]*[Rate_data.$C$8]-100)/100*IF([.A35]=&quot;Domestic&quot;;[Rate_data.$C$17];[Rate_data.$C$18]);0)" table:style-name="ce9">
            <text:p>0.00</text:p>
          </table:table-cell>
          <table:table-cell office:value-type="float" office:value="24.45" table:formula="of:=OFFSET([Rate_data.$A$23];[.H35];[.I35])" table:style-name="ce9">
            <text:p>24.45</text:p>
          </table:table-cell>
          <table:table-cell office:value-type="float" office:value="24.45" table:formula="of:=ROUND(([.J35]+[.K35])*(1-[.F35]);2)" table:style-name="ce9">
            <text:p>24.4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5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35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36];[Rate_data.$A$24:.$A$34];0)+IF([.B36]=&quot;Express&quot;;16;0)" table:style-name="ce1">
            <text:p>3</text:p>
          </table:table-cell>
          <table:table-cell office:value-type="float" office:value="3" table:formula="of:=MATCH([.A36];[Rate_data.$B$23:.$K$23];0)" table:style-name="ce1">
            <text:p>3</text:p>
          </table:table-cell>
          <table:table-cell office:value-type="float" office:value="0" table:formula="of:=IF([.E36]=&quot;Yes&quot;;([.D36]*[Rate_data.$C$8]-100)/100*IF([.A36]=&quot;Domestic&quot;;[Rate_data.$C$17];[Rate_data.$C$18]);0)" table:style-name="ce9">
            <text:p>0.00</text:p>
          </table:table-cell>
          <table:table-cell office:value-type="float" office:value="35.9" table:formula="of:=OFFSET([Rate_data.$A$23];[.H36];[.I36])" table:style-name="ce9">
            <text:p>35.90</text:p>
          </table:table-cell>
          <table:table-cell office:value-type="float" office:value="35.9" table:formula="of:=ROUND(([.J36]+[.K36])*(1-[.F36]);2)" table:style-name="ce9">
            <text:p>35.9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6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36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37];[Rate_data.$A$24:.$A$34];0)+IF([.B37]=&quot;Express&quot;;16;0)" table:style-name="ce1">
            <text:p>4</text:p>
          </table:table-cell>
          <table:table-cell office:value-type="float" office:value="3" table:formula="of:=MATCH([.A37];[Rate_data.$B$23:.$K$23];0)" table:style-name="ce1">
            <text:p>3</text:p>
          </table:table-cell>
          <table:table-cell office:value-type="float" office:value="0" table:formula="of:=IF([.E37]=&quot;Yes&quot;;([.D37]*[Rate_data.$C$8]-100)/100*IF([.A37]=&quot;Domestic&quot;;[Rate_data.$C$17];[Rate_data.$C$18]);0)" table:style-name="ce9">
            <text:p>0.00</text:p>
          </table:table-cell>
          <table:table-cell office:value-type="float" office:value="47.35" table:formula="of:=OFFSET([Rate_data.$A$23];[.H37];[.I37])" table:style-name="ce9">
            <text:p>47.35</text:p>
          </table:table-cell>
          <table:table-cell office:value-type="float" office:value="47.35" table:formula="of:=ROUND(([.J37]+[.K37])*(1-[.F37]);2)" table:style-name="ce9">
            <text:p>47.3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7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37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kg)" table:formula="of:=&quot;International Standard (&quot;&amp;[.D38]&amp;&quot;kg)&quot;" table:style-name="ce1">
            <text:p>International Standard (2kg)</text:p>
          </table:table-cell>
          <table:table-cell office:value-type="float" office:value="5" table:formula="of:=MATCH([.D38];[Rate_data.$A$24:.$A$34];0)+IF([.B38]=&quot;Express&quot;;16;0)" table:style-name="ce1">
            <text:p>5</text:p>
          </table:table-cell>
          <table:table-cell office:value-type="float" office:value="3" table:formula="of:=MATCH([.A38];[Rate_data.$B$23:.$K$23];0)" table:style-name="ce1">
            <text:p>3</text:p>
          </table:table-cell>
          <table:table-cell office:value-type="float" office:value="0" table:formula="of:=IF([.E38]=&quot;Yes&quot;;([.D38]*[Rate_data.$C$8]-100)/100*IF([.A38]=&quot;Domestic&quot;;[Rate_data.$C$17];[Rate_data.$C$18]);0)" table:style-name="ce9">
            <text:p>0.00</text:p>
          </table:table-cell>
          <table:table-cell office:value-type="float" office:value="58.8" table:formula="of:=OFFSET([Rate_data.$A$23];[.H38];[.I38])" table:style-name="ce9">
            <text:p>58.80</text:p>
          </table:table-cell>
          <table:table-cell office:value-type="float" office:value="58.8" table:formula="of:=ROUND(([.J38]+[.K38])*(1-[.F38]);2)" table:style-name="ce9">
            <text:p>58.8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8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38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.5kg)" table:formula="of:=&quot;International Standard (&quot;&amp;[.D39]&amp;&quot;kg)&quot;" table:style-name="ce1">
            <text:p>International Standard (2.5kg)</text:p>
          </table:table-cell>
          <table:table-cell office:value-type="float" office:value="6" table:formula="of:=MATCH([.D39];[Rate_data.$A$24:.$A$34];0)+IF([.B39]=&quot;Express&quot;;16;0)" table:style-name="ce1">
            <text:p>6</text:p>
          </table:table-cell>
          <table:table-cell office:value-type="float" office:value="3" table:formula="of:=MATCH([.A39];[Rate_data.$B$23:.$K$23];0)" table:style-name="ce1">
            <text:p>3</text:p>
          </table:table-cell>
          <table:table-cell office:value-type="float" office:value="0" table:formula="of:=IF([.E39]=&quot;Yes&quot;;([.D39]*[Rate_data.$C$8]-100)/100*IF([.A39]=&quot;Domestic&quot;;[Rate_data.$C$17];[Rate_data.$C$18]);0)" table:style-name="ce9">
            <text:p>0.00</text:p>
          </table:table-cell>
          <table:table-cell office:value-type="float" office:value="64.55" table:formula="of:=OFFSET([Rate_data.$A$23];[.H39];[.I39])" table:style-name="ce9">
            <text:p>64.55</text:p>
          </table:table-cell>
          <table:table-cell office:value-type="float" office:value="64.55" table:formula="of:=ROUND(([.J39]+[.K39])*(1-[.F39]);2)" table:style-name="ce9">
            <text:p>64.5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39]" table:style-name="ce1">
            <text:p>Zone 2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39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kg)" table:formula="of:=&quot;International Standard (&quot;&amp;[.D40]&amp;&quot;kg)&quot;" table:style-name="ce1">
            <text:p>International Standard (3kg)</text:p>
          </table:table-cell>
          <table:table-cell office:value-type="float" office:value="7" table:formula="of:=MATCH([.D40];[Rate_data.$A$24:.$A$34];0)+IF([.B40]=&quot;Express&quot;;16;0)" table:style-name="ce1">
            <text:p>7</text:p>
          </table:table-cell>
          <table:table-cell office:value-type="float" office:value="3" table:formula="of:=MATCH([.A40];[Rate_data.$B$23:.$K$23];0)" table:style-name="ce1">
            <text:p>3</text:p>
          </table:table-cell>
          <table:table-cell office:value-type="float" office:value="0" table:formula="of:=IF([.E40]=&quot;Yes&quot;;([.D40]*[Rate_data.$C$8]-100)/100*IF([.A40]=&quot;Domestic&quot;;[Rate_data.$C$17];[Rate_data.$C$18]);0)" table:style-name="ce9">
            <text:p>0.00</text:p>
          </table:table-cell>
          <table:table-cell office:value-type="float" office:value="70.3" table:formula="of:=OFFSET([Rate_data.$A$23];[.H40];[.I40])" table:style-name="ce9">
            <text:p>70.30</text:p>
          </table:table-cell>
          <table:table-cell office:value-type="float" office:value="70.3" table:formula="of:=ROUND(([.J40]+[.K40])*(1-[.F40]);2)" table:style-name="ce9">
            <text:p>70.3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0]" table:style-name="ce1">
            <text:p>Zone 2</text:p>
          </table:table-cell>
          <table:table-cell office:value-type="string" office:string-value="Standard" table:formula="of:=[.B40]" table:style-name="ce1">
            <text:p>Standard</text:p>
          </table:table-cell>
          <table:table-cell office:value-type="float" office:value="3" table:formula="of:=[.D40]" table:style-name="ce1">
            <text:p>3</text:p>
          </table:table-cell>
          <table:table-cell office:value-type="float" office:value="3.5" table:formula="of:=[.D40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.5kg)" table:formula="of:=&quot;International &quot;&amp;[.B41]&amp;&quot; (&quot;&amp;[.D41]&amp;&quot;kg)&quot;" table:style-name="ce1">
            <text:p>International Standard (3.5kg)</text:p>
          </table:table-cell>
          <table:table-cell office:value-type="float" office:value="8" table:formula="of:=MATCH([.D41];[Rate_data.$A$24:.$A$34];0)+IF([.B41]=&quot;Express&quot;;16;0)" table:style-name="ce1">
            <text:p>8</text:p>
          </table:table-cell>
          <table:table-cell office:value-type="float" office:value="3" table:formula="of:=MATCH([.A41];[Rate_data.$B$23:.$K$23];0)" table:style-name="ce1">
            <text:p>3</text:p>
          </table:table-cell>
          <table:table-cell office:value-type="float" office:value="0" table:formula="of:=IF([.E41]=&quot;Yes&quot;;([.D41]*[Rate_data.$C$8]-100)/100*IF([.A41]=&quot;Domestic&quot;;[Rate_data.$C$17];[Rate_data.$C$18]);0)" table:style-name="ce9">
            <text:p>0.00</text:p>
          </table:table-cell>
          <table:table-cell office:value-type="float" office:value="76.05" table:formula="of:=OFFSET([Rate_data.$A$23];[.H41];[.I41])" table:style-name="ce9">
            <text:p>76.05</text:p>
          </table:table-cell>
          <table:table-cell office:value-type="float" office:value="76.05" table:formula="of:=ROUND(([.J41]+[.K41])*(1-[.F41]);2)" table:style-name="ce9">
            <text:p>76.0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1]" table:style-name="ce1">
            <text:p>Zone 2</text:p>
          </table:table-cell>
          <table:table-cell office:value-type="string" office:string-value="Standard" table:formula="of:=[.B41]" table:style-name="ce1">
            <text:p>Standard</text:p>
          </table:table-cell>
          <table:table-cell office:value-type="float" office:value="3.5" table:formula="of:=[.D41]" table:style-name="ce1">
            <text:p>3.5</text:p>
          </table:table-cell>
          <table:table-cell office:value-type="float" office:value="4" table:formula="of:=[.D41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kg)" table:formula="of:=&quot;International &quot;&amp;[.B42]&amp;&quot; (&quot;&amp;[.D42]&amp;&quot;kg)&quot;" table:style-name="ce1">
            <text:p>International Standard (4kg)</text:p>
          </table:table-cell>
          <table:table-cell office:value-type="float" office:value="9" table:formula="of:=MATCH([.D42];[Rate_data.$A$24:.$A$34];0)+IF([.B42]=&quot;Express&quot;;16;0)" table:style-name="ce1">
            <text:p>9</text:p>
          </table:table-cell>
          <table:table-cell office:value-type="float" office:value="3" table:formula="of:=MATCH([.A42];[Rate_data.$B$23:.$K$23];0)" table:style-name="ce1">
            <text:p>3</text:p>
          </table:table-cell>
          <table:table-cell office:value-type="float" office:value="0" table:formula="of:=IF([.E42]=&quot;Yes&quot;;([.D42]*[Rate_data.$C$8]-100)/100*IF([.A42]=&quot;Domestic&quot;;[Rate_data.$C$17];[Rate_data.$C$18]);0)" table:style-name="ce9">
            <text:p>0.00</text:p>
          </table:table-cell>
          <table:table-cell office:value-type="float" office:value="81.8" table:formula="of:=OFFSET([Rate_data.$A$23];[.H42];[.I42])" table:style-name="ce9">
            <text:p>81.80</text:p>
          </table:table-cell>
          <table:table-cell office:value-type="float" office:value="81.8" table:formula="of:=ROUND(([.J42]+[.K42])*(1-[.F42]);2)" table:style-name="ce9">
            <text:p>81.8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2]" table:style-name="ce1">
            <text:p>Zone 2</text:p>
          </table:table-cell>
          <table:table-cell office:value-type="string" office:string-value="Standard" table:formula="of:=[.B42]" table:style-name="ce1">
            <text:p>Standard</text:p>
          </table:table-cell>
          <table:table-cell office:value-type="float" office:value="4" table:formula="of:=[.D42]" table:style-name="ce1">
            <text:p>4</text:p>
          </table:table-cell>
          <table:table-cell office:value-type="float" office:value="4.5" table:formula="of:=[.D42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.5kg)" table:formula="of:=&quot;International &quot;&amp;[.B43]&amp;&quot; (&quot;&amp;[.D43]&amp;&quot;kg)&quot;" table:style-name="ce1">
            <text:p>International Standard (4.5kg)</text:p>
          </table:table-cell>
          <table:table-cell office:value-type="float" office:value="10" table:formula="of:=MATCH([.D43];[Rate_data.$A$24:.$A$34];0)+IF([.B43]=&quot;Express&quot;;16;0)" table:style-name="ce1">
            <text:p>10</text:p>
          </table:table-cell>
          <table:table-cell office:value-type="float" office:value="3" table:formula="of:=MATCH([.A43];[Rate_data.$B$23:.$K$23];0)" table:style-name="ce1">
            <text:p>3</text:p>
          </table:table-cell>
          <table:table-cell office:value-type="float" office:value="0" table:formula="of:=IF([.E43]=&quot;Yes&quot;;([.D43]*[Rate_data.$C$8]-100)/100*IF([.A43]=&quot;Domestic&quot;;[Rate_data.$C$17];[Rate_data.$C$18]);0)" table:style-name="ce9">
            <text:p>0.00</text:p>
          </table:table-cell>
          <table:table-cell office:value-type="float" office:value="87.55" table:formula="of:=OFFSET([Rate_data.$A$23];[.H43];[.I43])" table:style-name="ce9">
            <text:p>87.55</text:p>
          </table:table-cell>
          <table:table-cell office:value-type="float" office:value="87.55" table:formula="of:=ROUND(([.J43]+[.K43])*(1-[.F43]);2)" table:style-name="ce9">
            <text:p>87.5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3]" table:style-name="ce1">
            <text:p>Zone 2</text:p>
          </table:table-cell>
          <table:table-cell office:value-type="string" office:string-value="Standard" table:formula="of:=[.B43]" table:style-name="ce1">
            <text:p>Standard</text:p>
          </table:table-cell>
          <table:table-cell office:value-type="float" office:value="4.5" table:formula="of:=[.D43]" table:style-name="ce1">
            <text:p>4.5</text:p>
          </table:table-cell>
          <table:table-cell office:value-type="float" office:value="5" table:formula="of:=[.D43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5kg)" table:formula="of:=&quot;International &quot;&amp;[.B44]&amp;&quot; (&quot;&amp;[.D44]&amp;&quot;kg)&quot;" table:style-name="ce1">
            <text:p>International Standard (5kg)</text:p>
          </table:table-cell>
          <table:table-cell office:value-type="float" office:value="11" table:formula="of:=MATCH([.D44];[Rate_data.$A$24:.$A$34];0)+IF([.B44]=&quot;Express&quot;;16;0)" table:style-name="ce1">
            <text:p>11</text:p>
          </table:table-cell>
          <table:table-cell office:value-type="float" office:value="3" table:formula="of:=MATCH([.A44];[Rate_data.$B$23:.$K$23];0)" table:style-name="ce1">
            <text:p>3</text:p>
          </table:table-cell>
          <table:table-cell office:value-type="float" office:value="0" table:formula="of:=IF([.E44]=&quot;Yes&quot;;([.D44]*[Rate_data.$C$8]-100)/100*IF([.A44]=&quot;Domestic&quot;;[Rate_data.$C$17];[Rate_data.$C$18]);0)" table:style-name="ce9">
            <text:p>0.00</text:p>
          </table:table-cell>
          <table:table-cell office:value-type="float" office:value="93.3" table:formula="of:=OFFSET([Rate_data.$A$23];[.H44];[.I44])" table:style-name="ce9">
            <text:p>93.30</text:p>
          </table:table-cell>
          <table:table-cell office:value-type="float" office:value="93.3" table:formula="of:=ROUND(([.J44]+[.K44])*(1-[.F44]);2)" table:style-name="ce9">
            <text:p>93.3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0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45];[Rate_data.$A$24:.$A$34];0)+IF([.B45]=&quot;Express&quot;;16;0)" table:style-name="ce1">
            <text:p>17</text:p>
          </table:table-cell>
          <table:table-cell office:value-type="float" office:value="3" table:formula="of:=MATCH([.A45];[Rate_data.$B$23:.$K$23];0)" table:style-name="ce1">
            <text:p>3</text:p>
          </table:table-cell>
          <table:table-cell office:value-type="float" office:value="0" table:formula="of:=IF([.E45]=&quot;Yes&quot;;([.D45]*[Rate_data.$C$8]-100)/100*IF([.A45]=&quot;Domestic&quot;;[Rate_data.$C$17];[Rate_data.$C$18]);0)" table:style-name="ce9">
            <text:p>0.00</text:p>
          </table:table-cell>
          <table:table-cell office:value-type="float" office:value="33.75" table:formula="of:=OFFSET([Rate_data.$A$23];[.H45];[.I45])" table:style-name="ce9">
            <text:p>33.75</text:p>
          </table:table-cell>
          <table:table-cell office:value-type="float" office:value="33.75" table:formula="of:=ROUND(([.J45]+[.K45])*(1-[.F45]);2)" table:style-name="ce9">
            <text:p>33.7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5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45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46];[Rate_data.$A$24:.$A$34];0)+IF([.B46]=&quot;Express&quot;;16;0)" table:style-name="ce1">
            <text:p>18</text:p>
          </table:table-cell>
          <table:table-cell office:value-type="float" office:value="3" table:formula="of:=MATCH([.A46];[Rate_data.$B$23:.$K$23];0)" table:style-name="ce1">
            <text:p>3</text:p>
          </table:table-cell>
          <table:table-cell office:value-type="float" office:value="0" table:formula="of:=IF([.E46]=&quot;Yes&quot;;([.D46]*[Rate_data.$C$8]-100)/100*IF([.A46]=&quot;Domestic&quot;;[Rate_data.$C$17];[Rate_data.$C$18]);0)" table:style-name="ce9">
            <text:p>0.00</text:p>
          </table:table-cell>
          <table:table-cell office:value-type="float" office:value="39.450000000000003" table:formula="of:=OFFSET([Rate_data.$A$23];[.H46];[.I46])" table:style-name="ce9">
            <text:p>39.45</text:p>
          </table:table-cell>
          <table:table-cell office:value-type="float" office:value="39.450000000000003" table:formula="of:=ROUND(([.J46]+[.K46])*(1-[.F46]);2)" table:style-name="ce9">
            <text:p>39.4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6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46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47];[Rate_data.$A$24:.$A$34];0)+IF([.B47]=&quot;Express&quot;;16;0)" table:style-name="ce1">
            <text:p>19</text:p>
          </table:table-cell>
          <table:table-cell office:value-type="float" office:value="3" table:formula="of:=MATCH([.A47];[Rate_data.$B$23:.$K$23];0)" table:style-name="ce1">
            <text:p>3</text:p>
          </table:table-cell>
          <table:table-cell office:value-type="float" office:value="0" table:formula="of:=IF([.E47]=&quot;Yes&quot;;([.D47]*[Rate_data.$C$8]-100)/100*IF([.A47]=&quot;Domestic&quot;;[Rate_data.$C$17];[Rate_data.$C$18]);0)" table:style-name="ce9">
            <text:p>0.00</text:p>
          </table:table-cell>
          <table:table-cell office:value-type="float" office:value="50.9" table:formula="of:=OFFSET([Rate_data.$A$23];[.H47];[.I47])" table:style-name="ce9">
            <text:p>50.90</text:p>
          </table:table-cell>
          <table:table-cell office:value-type="float" office:value="50.9" table:formula="of:=ROUND(([.J47]+[.K47])*(1-[.F47]);2)" table:style-name="ce9">
            <text:p>50.9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7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" table:formula="of:=[.D47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48];[Rate_data.$A$24:.$A$34];0)+IF([.B48]=&quot;Express&quot;;16;0)" table:style-name="ce1">
            <text:p>20</text:p>
          </table:table-cell>
          <table:table-cell office:value-type="float" office:value="3" table:formula="of:=MATCH([.A48];[Rate_data.$B$23:.$K$23];0)" table:style-name="ce1">
            <text:p>3</text:p>
          </table:table-cell>
          <table:table-cell office:value-type="float" office:value="0" table:formula="of:=IF([.E48]=&quot;Yes&quot;;([.D48]*[Rate_data.$C$8]-100)/100*IF([.A48]=&quot;Domestic&quot;;[Rate_data.$C$17];[Rate_data.$C$18]);0)" table:style-name="ce9">
            <text:p>0.00</text:p>
          </table:table-cell>
          <table:table-cell office:value-type="float" office:value="62.35" table:formula="of:=OFFSET([Rate_data.$A$23];[.H48];[.I48])" table:style-name="ce9">
            <text:p>62.35</text:p>
          </table:table-cell>
          <table:table-cell office:value-type="float" office:value="62.35" table:formula="of:=ROUND(([.J48]+[.K48])*(1-[.F48]);2)" table:style-name="ce9">
            <text:p>62.3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8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48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kg)" table:formula="of:=&quot;International Express (&quot;&amp;[.D49]&amp;&quot;kg)&quot;" table:style-name="ce1">
            <text:p>International Express (2kg)</text:p>
          </table:table-cell>
          <table:table-cell office:value-type="float" office:value="21" table:formula="of:=MATCH([.D49];[Rate_data.$A$24:.$A$34];0)+IF([.B49]=&quot;Express&quot;;16;0)" table:style-name="ce1">
            <text:p>21</text:p>
          </table:table-cell>
          <table:table-cell office:value-type="float" office:value="3" table:formula="of:=MATCH([.A49];[Rate_data.$B$23:.$K$23];0)" table:style-name="ce1">
            <text:p>3</text:p>
          </table:table-cell>
          <table:table-cell office:value-type="float" office:value="0" table:formula="of:=IF([.E49]=&quot;Yes&quot;;([.D49]*[Rate_data.$C$8]-100)/100*IF([.A49]=&quot;Domestic&quot;;[Rate_data.$C$17];[Rate_data.$C$18]);0)" table:style-name="ce9">
            <text:p>0.00</text:p>
          </table:table-cell>
          <table:table-cell office:value-type="float" office:value="73.8" table:formula="of:=OFFSET([Rate_data.$A$23];[.H49];[.I49])" table:style-name="ce9">
            <text:p>73.80</text:p>
          </table:table-cell>
          <table:table-cell office:value-type="float" office:value="73.8" table:formula="of:=ROUND(([.J49]+[.K49])*(1-[.F49]);2)" table:style-name="ce9">
            <text:p>73.8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49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" table:formula="of:=[.D49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.5kg)" table:formula="of:=&quot;International Express (&quot;&amp;[.D50]&amp;&quot;kg)&quot;" table:style-name="ce1">
            <text:p>International Express (2.5kg)</text:p>
          </table:table-cell>
          <table:table-cell office:value-type="float" office:value="22" table:formula="of:=MATCH([.D50];[Rate_data.$A$24:.$A$34];0)+IF([.B50]=&quot;Express&quot;;16;0)" table:style-name="ce1">
            <text:p>22</text:p>
          </table:table-cell>
          <table:table-cell office:value-type="float" office:value="3" table:formula="of:=MATCH([.A50];[Rate_data.$B$23:.$K$23];0)" table:style-name="ce1">
            <text:p>3</text:p>
          </table:table-cell>
          <table:table-cell office:value-type="float" office:value="0" table:formula="of:=IF([.E50]=&quot;Yes&quot;;([.D50]*[Rate_data.$C$8]-100)/100*IF([.A50]=&quot;Domestic&quot;;[Rate_data.$C$17];[Rate_data.$C$18]);0)" table:style-name="ce9">
            <text:p>0.00</text:p>
          </table:table-cell>
          <table:table-cell office:value-type="float" office:value="79.55" table:formula="of:=OFFSET([Rate_data.$A$23];[.H50];[.I50])" table:style-name="ce9">
            <text:p>79.55</text:p>
          </table:table-cell>
          <table:table-cell office:value-type="float" office:value="79.55" table:formula="of:=ROUND(([.J50]+[.K50])*(1-[.F50]);2)" table:style-name="ce9">
            <text:p>79.5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0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50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kg)" table:formula="of:=&quot;International Express (&quot;&amp;[.D51]&amp;&quot;kg)&quot;" table:style-name="ce1">
            <text:p>International Express (3kg)</text:p>
          </table:table-cell>
          <table:table-cell office:value-type="float" office:value="23" table:formula="of:=MATCH([.D51];[Rate_data.$A$24:.$A$34];0)+IF([.B51]=&quot;Express&quot;;16;0)" table:style-name="ce1">
            <text:p>23</text:p>
          </table:table-cell>
          <table:table-cell office:value-type="float" office:value="3" table:formula="of:=MATCH([.A51];[Rate_data.$B$23:.$K$23];0)" table:style-name="ce1">
            <text:p>3</text:p>
          </table:table-cell>
          <table:table-cell office:value-type="float" office:value="0" table:formula="of:=IF([.E51]=&quot;Yes&quot;;([.D51]*[Rate_data.$C$8]-100)/100*IF([.A51]=&quot;Domestic&quot;;[Rate_data.$C$17];[Rate_data.$C$18]);0)" table:style-name="ce9">
            <text:p>0.00</text:p>
          </table:table-cell>
          <table:table-cell office:value-type="float" office:value="85.3" table:formula="of:=OFFSET([Rate_data.$A$23];[.H51];[.I51])" table:style-name="ce9">
            <text:p>85.30</text:p>
          </table:table-cell>
          <table:table-cell office:value-type="float" office:value="85.3" table:formula="of:=ROUND(([.J51]+[.K51])*(1-[.F51]);2)" table:style-name="ce9">
            <text:p>85.3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1]" table:style-name="ce1">
            <text:p>Zone 2</text:p>
          </table:table-cell>
          <table:table-cell office:value-type="string" office:string-value="Express" table:formula="of:=[.B51]" table:style-name="ce1">
            <text:p>Express</text:p>
          </table:table-cell>
          <table:table-cell office:value-type="float" office:value="3" table:formula="of:=[.D51]" table:style-name="ce1">
            <text:p>3</text:p>
          </table:table-cell>
          <table:table-cell office:value-type="float" office:value="3.5" table:formula="of:=[.D51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.5kg)" table:formula="of:=&quot;International &quot;&amp;[.B52]&amp;&quot; (&quot;&amp;[.D52]&amp;&quot;kg)&quot;" table:style-name="ce1">
            <text:p>International Express (3.5kg)</text:p>
          </table:table-cell>
          <table:table-cell office:value-type="float" office:value="24" table:formula="of:=MATCH([.D52];[Rate_data.$A$24:.$A$34];0)+IF([.B52]=&quot;Express&quot;;16;0)" table:style-name="ce1">
            <text:p>24</text:p>
          </table:table-cell>
          <table:table-cell office:value-type="float" office:value="3" table:formula="of:=MATCH([.A52];[Rate_data.$B$23:.$K$23];0)" table:style-name="ce1">
            <text:p>3</text:p>
          </table:table-cell>
          <table:table-cell office:value-type="float" office:value="0" table:formula="of:=IF([.E52]=&quot;Yes&quot;;([.D52]*[Rate_data.$C$8]-100)/100*IF([.A52]=&quot;Domestic&quot;;[Rate_data.$C$17];[Rate_data.$C$18]);0)" table:style-name="ce9">
            <text:p>0.00</text:p>
          </table:table-cell>
          <table:table-cell office:value-type="float" office:value="91.05" table:formula="of:=OFFSET([Rate_data.$A$23];[.H52];[.I52])" table:style-name="ce9">
            <text:p>91.05</text:p>
          </table:table-cell>
          <table:table-cell office:value-type="float" office:value="91.05" table:formula="of:=ROUND(([.J52]+[.K52])*(1-[.F52]);2)" table:style-name="ce9">
            <text:p>91.0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2]" table:style-name="ce1">
            <text:p>Zone 2</text:p>
          </table:table-cell>
          <table:table-cell office:value-type="string" office:string-value="Express" table:formula="of:=[.B52]" table:style-name="ce1">
            <text:p>Express</text:p>
          </table:table-cell>
          <table:table-cell office:value-type="float" office:value="3.5" table:formula="of:=[.D52]" table:style-name="ce1">
            <text:p>3.5</text:p>
          </table:table-cell>
          <table:table-cell office:value-type="float" office:value="4" table:formula="of:=[.D52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kg)" table:formula="of:=&quot;International &quot;&amp;[.B53]&amp;&quot; (&quot;&amp;[.D53]&amp;&quot;kg)&quot;" table:style-name="ce1">
            <text:p>International Express (4kg)</text:p>
          </table:table-cell>
          <table:table-cell office:value-type="float" office:value="25" table:formula="of:=MATCH([.D53];[Rate_data.$A$24:.$A$34];0)+IF([.B53]=&quot;Express&quot;;16;0)" table:style-name="ce1">
            <text:p>25</text:p>
          </table:table-cell>
          <table:table-cell office:value-type="float" office:value="3" table:formula="of:=MATCH([.A53];[Rate_data.$B$23:.$K$23];0)" table:style-name="ce1">
            <text:p>3</text:p>
          </table:table-cell>
          <table:table-cell office:value-type="float" office:value="0" table:formula="of:=IF([.E53]=&quot;Yes&quot;;([.D53]*[Rate_data.$C$8]-100)/100*IF([.A53]=&quot;Domestic&quot;;[Rate_data.$C$17];[Rate_data.$C$18]);0)" table:style-name="ce9">
            <text:p>0.00</text:p>
          </table:table-cell>
          <table:table-cell office:value-type="float" office:value="96.8" table:formula="of:=OFFSET([Rate_data.$A$23];[.H53];[.I53])" table:style-name="ce9">
            <text:p>96.80</text:p>
          </table:table-cell>
          <table:table-cell office:value-type="float" office:value="96.8" table:formula="of:=ROUND(([.J53]+[.K53])*(1-[.F53]);2)" table:style-name="ce9">
            <text:p>96.80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3]" table:style-name="ce1">
            <text:p>Zone 2</text:p>
          </table:table-cell>
          <table:table-cell office:value-type="string" office:string-value="Express" table:formula="of:=[.B53]" table:style-name="ce1">
            <text:p>Express</text:p>
          </table:table-cell>
          <table:table-cell office:value-type="float" office:value="4" table:formula="of:=[.D53]" table:style-name="ce1">
            <text:p>4</text:p>
          </table:table-cell>
          <table:table-cell office:value-type="float" office:value="4.5" table:formula="of:=[.D53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.5kg)" table:formula="of:=&quot;International &quot;&amp;[.B54]&amp;&quot; (&quot;&amp;[.D54]&amp;&quot;kg)&quot;" table:style-name="ce1">
            <text:p>International Express (4.5kg)</text:p>
          </table:table-cell>
          <table:table-cell office:value-type="float" office:value="26" table:formula="of:=MATCH([.D54];[Rate_data.$A$24:.$A$34];0)+IF([.B54]=&quot;Express&quot;;16;0)" table:style-name="ce1">
            <text:p>26</text:p>
          </table:table-cell>
          <table:table-cell office:value-type="float" office:value="3" table:formula="of:=MATCH([.A54];[Rate_data.$B$23:.$K$23];0)" table:style-name="ce1">
            <text:p>3</text:p>
          </table:table-cell>
          <table:table-cell office:value-type="float" office:value="0" table:formula="of:=IF([.E54]=&quot;Yes&quot;;([.D54]*[Rate_data.$C$8]-100)/100*IF([.A54]=&quot;Domestic&quot;;[Rate_data.$C$17];[Rate_data.$C$18]);0)" table:style-name="ce9">
            <text:p>0.00</text:p>
          </table:table-cell>
          <table:table-cell office:value-type="float" office:value="102.55" table:formula="of:=OFFSET([Rate_data.$A$23];[.H54];[.I54])" table:style-name="ce9">
            <text:p>102.55</text:p>
          </table:table-cell>
          <table:table-cell office:value-type="float" office:value="102.55" table:formula="of:=ROUND(([.J54]+[.K54])*(1-[.F54]);2)" table:style-name="ce9">
            <text:p>102.5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54]" table:style-name="ce1">
            <text:p>Zone 2</text:p>
          </table:table-cell>
          <table:table-cell office:value-type="string" office:string-value="Express" table:formula="of:=[.B54]" table:style-name="ce1">
            <text:p>Express</text:p>
          </table:table-cell>
          <table:table-cell office:value-type="float" office:value="4.5" table:formula="of:=[.D54]" table:style-name="ce1">
            <text:p>4.5</text:p>
          </table:table-cell>
          <table:table-cell office:value-type="float" office:value="5" table:formula="of:=[.D54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5kg)" table:formula="of:=&quot;International &quot;&amp;[.B55]&amp;&quot; (&quot;&amp;[.D55]&amp;&quot;kg)&quot;" table:style-name="ce1">
            <text:p>International Express (5kg)</text:p>
          </table:table-cell>
          <table:table-cell office:value-type="float" office:value="27" table:formula="of:=MATCH([.D55];[Rate_data.$A$24:.$A$34];0)+IF([.B55]=&quot;Express&quot;;16;0)" table:style-name="ce1">
            <text:p>27</text:p>
          </table:table-cell>
          <table:table-cell office:value-type="float" office:value="3" table:formula="of:=MATCH([.A55];[Rate_data.$B$23:.$K$23];0)" table:style-name="ce1">
            <text:p>3</text:p>
          </table:table-cell>
          <table:table-cell office:value-type="float" office:value="0" table:formula="of:=IF([.E55]=&quot;Yes&quot;;([.D55]*[Rate_data.$C$8]-100)/100*IF([.A55]=&quot;Domestic&quot;;[Rate_data.$C$17];[Rate_data.$C$18]);0)" table:style-name="ce9">
            <text:p>0.00</text:p>
          </table:table-cell>
          <table:table-cell office:value-type="float" office:value="108.3" table:formula="of:=OFFSET([Rate_data.$A$23];[.H55];[.I55])" table:style-name="ce9">
            <text:p>108.30</text:p>
          </table:table-cell>
          <table:table-cell office:value-type="float" office:value="108.3" table:formula="of:=ROUND(([.J55]+[.K55])*(1-[.F55]);2)" table:style-name="ce9">
            <text:p>108.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56];[Rate_data.$A$24:.$A$34];0)+IF([.B56]=&quot;Express&quot;;16;0)" table:style-name="ce1">
            <text:p>1</text:p>
          </table:table-cell>
          <table:table-cell office:value-type="float" office:value="4" table:formula="of:=MATCH([.A56];[Rate_data.$B$23:.$K$23];0)" table:style-name="ce1">
            <text:p>4</text:p>
          </table:table-cell>
          <table:table-cell office:value-type="float" office:value="0" table:formula="of:=IF([.E56]=&quot;Yes&quot;;([.D56]*[Rate_data.$C$8]-100)/100*IF([.A56]=&quot;Domestic&quot;;[Rate_data.$C$17];[Rate_data.$C$18]);0)" table:style-name="ce9">
            <text:p>0.00</text:p>
          </table:table-cell>
          <table:table-cell office:value-type="float" office:value="21" table:formula="of:=OFFSET([Rate_data.$A$23];[.H56];[.I56])" table:style-name="ce9">
            <text:p>21.00</text:p>
          </table:table-cell>
          <table:table-cell office:value-type="float" office:value="21" table:formula="of:=ROUND(([.J56]+[.K56])*(1-[.F56]);2)" table:style-name="ce9">
            <text:p>21.0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6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56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57];[Rate_data.$A$24:.$A$34];0)+IF([.B57]=&quot;Express&quot;;16;0)" table:style-name="ce1">
            <text:p>2</text:p>
          </table:table-cell>
          <table:table-cell office:value-type="float" office:value="4" table:formula="of:=MATCH([.A57];[Rate_data.$B$23:.$K$23];0)" table:style-name="ce1">
            <text:p>4</text:p>
          </table:table-cell>
          <table:table-cell office:value-type="float" office:value="0" table:formula="of:=IF([.E57]=&quot;Yes&quot;;([.D57]*[Rate_data.$C$8]-100)/100*IF([.A57]=&quot;Domestic&quot;;[Rate_data.$C$17];[Rate_data.$C$18]);0)" table:style-name="ce9">
            <text:p>0.00</text:p>
          </table:table-cell>
          <table:table-cell office:value-type="float" office:value="27.25" table:formula="of:=OFFSET([Rate_data.$A$23];[.H57];[.I57])" table:style-name="ce9">
            <text:p>27.25</text:p>
          </table:table-cell>
          <table:table-cell office:value-type="float" office:value="27.25" table:formula="of:=ROUND(([.J57]+[.K57])*(1-[.F57]);2)" table:style-name="ce9">
            <text:p>27.2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7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57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58];[Rate_data.$A$24:.$A$34];0)+IF([.B58]=&quot;Express&quot;;16;0)" table:style-name="ce1">
            <text:p>3</text:p>
          </table:table-cell>
          <table:table-cell office:value-type="float" office:value="4" table:formula="of:=MATCH([.A58];[Rate_data.$B$23:.$K$23];0)" table:style-name="ce1">
            <text:p>4</text:p>
          </table:table-cell>
          <table:table-cell office:value-type="float" office:value="0" table:formula="of:=IF([.E58]=&quot;Yes&quot;;([.D58]*[Rate_data.$C$8]-100)/100*IF([.A58]=&quot;Domestic&quot;;[Rate_data.$C$17];[Rate_data.$C$18]);0)" table:style-name="ce9">
            <text:p>0.00</text:p>
          </table:table-cell>
          <table:table-cell office:value-type="float" office:value="39.75" table:formula="of:=OFFSET([Rate_data.$A$23];[.H58];[.I58])" table:style-name="ce9">
            <text:p>39.75</text:p>
          </table:table-cell>
          <table:table-cell office:value-type="float" office:value="39.75" table:formula="of:=ROUND(([.J58]+[.K58])*(1-[.F58]);2)" table:style-name="ce9">
            <text:p>39.7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8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58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59];[Rate_data.$A$24:.$A$34];0)+IF([.B59]=&quot;Express&quot;;16;0)" table:style-name="ce1">
            <text:p>4</text:p>
          </table:table-cell>
          <table:table-cell office:value-type="float" office:value="4" table:formula="of:=MATCH([.A59];[Rate_data.$B$23:.$K$23];0)" table:style-name="ce1">
            <text:p>4</text:p>
          </table:table-cell>
          <table:table-cell office:value-type="float" office:value="0" table:formula="of:=IF([.E59]=&quot;Yes&quot;;([.D59]*[Rate_data.$C$8]-100)/100*IF([.A59]=&quot;Domestic&quot;;[Rate_data.$C$17];[Rate_data.$C$18]);0)" table:style-name="ce9">
            <text:p>0.00</text:p>
          </table:table-cell>
          <table:table-cell office:value-type="float" office:value="52.3" table:formula="of:=OFFSET([Rate_data.$A$23];[.H59];[.I59])" table:style-name="ce9">
            <text:p>52.30</text:p>
          </table:table-cell>
          <table:table-cell office:value-type="float" office:value="52.3" table:formula="of:=ROUND(([.J59]+[.K59])*(1-[.F59]);2)" table:style-name="ce9">
            <text:p>52.3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59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59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kg)" table:formula="of:=&quot;International Standard (&quot;&amp;[.D60]&amp;&quot;kg)&quot;" table:style-name="ce1">
            <text:p>International Standard (2kg)</text:p>
          </table:table-cell>
          <table:table-cell office:value-type="float" office:value="5" table:formula="of:=MATCH([.D60];[Rate_data.$A$24:.$A$34];0)+IF([.B60]=&quot;Express&quot;;16;0)" table:style-name="ce1">
            <text:p>5</text:p>
          </table:table-cell>
          <table:table-cell office:value-type="float" office:value="4" table:formula="of:=MATCH([.A60];[Rate_data.$B$23:.$K$23];0)" table:style-name="ce1">
            <text:p>4</text:p>
          </table:table-cell>
          <table:table-cell office:value-type="float" office:value="0" table:formula="of:=IF([.E60]=&quot;Yes&quot;;([.D60]*[Rate_data.$C$8]-100)/100*IF([.A60]=&quot;Domestic&quot;;[Rate_data.$C$17];[Rate_data.$C$18]);0)" table:style-name="ce9">
            <text:p>0.00</text:p>
          </table:table-cell>
          <table:table-cell office:value-type="float" office:value="64.849999999999994" table:formula="of:=OFFSET([Rate_data.$A$23];[.H60];[.I60])" table:style-name="ce9">
            <text:p>64.85</text:p>
          </table:table-cell>
          <table:table-cell office:value-type="float" office:value="64.849999999999994" table:formula="of:=ROUND(([.J60]+[.K60])*(1-[.F60]);2)" table:style-name="ce9">
            <text:p>64.8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0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60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.5kg)" table:formula="of:=&quot;International Standard (&quot;&amp;[.D61]&amp;&quot;kg)&quot;" table:style-name="ce1">
            <text:p>International Standard (2.5kg)</text:p>
          </table:table-cell>
          <table:table-cell office:value-type="float" office:value="6" table:formula="of:=MATCH([.D61];[Rate_data.$A$24:.$A$34];0)+IF([.B61]=&quot;Express&quot;;16;0)" table:style-name="ce1">
            <text:p>6</text:p>
          </table:table-cell>
          <table:table-cell office:value-type="float" office:value="4" table:formula="of:=MATCH([.A61];[Rate_data.$B$23:.$K$23];0)" table:style-name="ce1">
            <text:p>4</text:p>
          </table:table-cell>
          <table:table-cell office:value-type="float" office:value="0" table:formula="of:=IF([.E61]=&quot;Yes&quot;;([.D61]*[Rate_data.$C$8]-100)/100*IF([.A61]=&quot;Domestic&quot;;[Rate_data.$C$17];[Rate_data.$C$18]);0)" table:style-name="ce9">
            <text:p>0.00</text:p>
          </table:table-cell>
          <table:table-cell office:value-type="float" office:value="71.599999999999994" table:formula="of:=OFFSET([Rate_data.$A$23];[.H61];[.I61])" table:style-name="ce9">
            <text:p>71.60</text:p>
          </table:table-cell>
          <table:table-cell office:value-type="float" office:value="71.599999999999994" table:formula="of:=ROUND(([.J61]+[.K61])*(1-[.F61]);2)" table:style-name="ce9">
            <text:p>71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1]" table:style-name="ce1">
            <text:p>Zone 3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61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kg)" table:formula="of:=&quot;International Standard (&quot;&amp;[.D62]&amp;&quot;kg)&quot;" table:style-name="ce1">
            <text:p>International Standard (3kg)</text:p>
          </table:table-cell>
          <table:table-cell office:value-type="float" office:value="7" table:formula="of:=MATCH([.D62];[Rate_data.$A$24:.$A$34];0)+IF([.B62]=&quot;Express&quot;;16;0)" table:style-name="ce1">
            <text:p>7</text:p>
          </table:table-cell>
          <table:table-cell office:value-type="float" office:value="4" table:formula="of:=MATCH([.A62];[Rate_data.$B$23:.$K$23];0)" table:style-name="ce1">
            <text:p>4</text:p>
          </table:table-cell>
          <table:table-cell office:value-type="float" office:value="0" table:formula="of:=IF([.E62]=&quot;Yes&quot;;([.D62]*[Rate_data.$C$8]-100)/100*IF([.A62]=&quot;Domestic&quot;;[Rate_data.$C$17];[Rate_data.$C$18]);0)" table:style-name="ce9">
            <text:p>0.00</text:p>
          </table:table-cell>
          <table:table-cell office:value-type="float" office:value="78.349999999999994" table:formula="of:=OFFSET([Rate_data.$A$23];[.H62];[.I62])" table:style-name="ce9">
            <text:p>78.35</text:p>
          </table:table-cell>
          <table:table-cell office:value-type="float" office:value="78.349999999999994" table:formula="of:=ROUND(([.J62]+[.K62])*(1-[.F62]);2)" table:style-name="ce9">
            <text:p>78.3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2]" table:style-name="ce1">
            <text:p>Zone 3</text:p>
          </table:table-cell>
          <table:table-cell office:value-type="string" office:string-value="Standard" table:formula="of:=[.B62]" table:style-name="ce1">
            <text:p>Standard</text:p>
          </table:table-cell>
          <table:table-cell office:value-type="float" office:value="3" table:formula="of:=[.D62]" table:style-name="ce1">
            <text:p>3</text:p>
          </table:table-cell>
          <table:table-cell office:value-type="float" office:value="3.5" table:formula="of:=[.D62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.5kg)" table:formula="of:=&quot;International &quot;&amp;[.B63]&amp;&quot; (&quot;&amp;[.D63]&amp;&quot;kg)&quot;" table:style-name="ce1">
            <text:p>International Standard (3.5kg)</text:p>
          </table:table-cell>
          <table:table-cell office:value-type="float" office:value="8" table:formula="of:=MATCH([.D63];[Rate_data.$A$24:.$A$34];0)+IF([.B63]=&quot;Express&quot;;16;0)" table:style-name="ce1">
            <text:p>8</text:p>
          </table:table-cell>
          <table:table-cell office:value-type="float" office:value="4" table:formula="of:=MATCH([.A63];[Rate_data.$B$23:.$K$23];0)" table:style-name="ce1">
            <text:p>4</text:p>
          </table:table-cell>
          <table:table-cell office:value-type="float" office:value="0" table:formula="of:=IF([.E63]=&quot;Yes&quot;;([.D63]*[Rate_data.$C$8]-100)/100*IF([.A63]=&quot;Domestic&quot;;[Rate_data.$C$17];[Rate_data.$C$18]);0)" table:style-name="ce9">
            <text:p>0.00</text:p>
          </table:table-cell>
          <table:table-cell office:value-type="float" office:value="85.1" table:formula="of:=OFFSET([Rate_data.$A$23];[.H63];[.I63])" table:style-name="ce9">
            <text:p>85.10</text:p>
          </table:table-cell>
          <table:table-cell office:value-type="float" office:value="85.1" table:formula="of:=ROUND(([.J63]+[.K63])*(1-[.F63]);2)" table:style-name="ce9">
            <text:p>85.1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3]" table:style-name="ce1">
            <text:p>Zone 3</text:p>
          </table:table-cell>
          <table:table-cell office:value-type="string" office:string-value="Standard" table:formula="of:=[.B63]" table:style-name="ce1">
            <text:p>Standard</text:p>
          </table:table-cell>
          <table:table-cell office:value-type="float" office:value="3.5" table:formula="of:=[.D63]" table:style-name="ce1">
            <text:p>3.5</text:p>
          </table:table-cell>
          <table:table-cell office:value-type="float" office:value="4" table:formula="of:=[.D63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kg)" table:formula="of:=&quot;International &quot;&amp;[.B64]&amp;&quot; (&quot;&amp;[.D64]&amp;&quot;kg)&quot;" table:style-name="ce1">
            <text:p>International Standard (4kg)</text:p>
          </table:table-cell>
          <table:table-cell office:value-type="float" office:value="9" table:formula="of:=MATCH([.D64];[Rate_data.$A$24:.$A$34];0)+IF([.B64]=&quot;Express&quot;;16;0)" table:style-name="ce1">
            <text:p>9</text:p>
          </table:table-cell>
          <table:table-cell office:value-type="float" office:value="4" table:formula="of:=MATCH([.A64];[Rate_data.$B$23:.$K$23];0)" table:style-name="ce1">
            <text:p>4</text:p>
          </table:table-cell>
          <table:table-cell office:value-type="float" office:value="0" table:formula="of:=IF([.E64]=&quot;Yes&quot;;([.D64]*[Rate_data.$C$8]-100)/100*IF([.A64]=&quot;Domestic&quot;;[Rate_data.$C$17];[Rate_data.$C$18]);0)" table:style-name="ce9">
            <text:p>0.00</text:p>
          </table:table-cell>
          <table:table-cell office:value-type="float" office:value="91.85" table:formula="of:=OFFSET([Rate_data.$A$23];[.H64];[.I64])" table:style-name="ce9">
            <text:p>91.85</text:p>
          </table:table-cell>
          <table:table-cell office:value-type="float" office:value="91.85" table:formula="of:=ROUND(([.J64]+[.K64])*(1-[.F64]);2)" table:style-name="ce9">
            <text:p>91.8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4]" table:style-name="ce1">
            <text:p>Zone 3</text:p>
          </table:table-cell>
          <table:table-cell office:value-type="string" office:string-value="Standard" table:formula="of:=[.B64]" table:style-name="ce1">
            <text:p>Standard</text:p>
          </table:table-cell>
          <table:table-cell office:value-type="float" office:value="4" table:formula="of:=[.D64]" table:style-name="ce1">
            <text:p>4</text:p>
          </table:table-cell>
          <table:table-cell office:value-type="float" office:value="4.5" table:formula="of:=[.D64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.5kg)" table:formula="of:=&quot;International &quot;&amp;[.B65]&amp;&quot; (&quot;&amp;[.D65]&amp;&quot;kg)&quot;" table:style-name="ce1">
            <text:p>International Standard (4.5kg)</text:p>
          </table:table-cell>
          <table:table-cell office:value-type="float" office:value="10" table:formula="of:=MATCH([.D65];[Rate_data.$A$24:.$A$34];0)+IF([.B65]=&quot;Express&quot;;16;0)" table:style-name="ce1">
            <text:p>10</text:p>
          </table:table-cell>
          <table:table-cell office:value-type="float" office:value="4" table:formula="of:=MATCH([.A65];[Rate_data.$B$23:.$K$23];0)" table:style-name="ce1">
            <text:p>4</text:p>
          </table:table-cell>
          <table:table-cell office:value-type="float" office:value="0" table:formula="of:=IF([.E65]=&quot;Yes&quot;;([.D65]*[Rate_data.$C$8]-100)/100*IF([.A65]=&quot;Domestic&quot;;[Rate_data.$C$17];[Rate_data.$C$18]);0)" table:style-name="ce9">
            <text:p>0.00</text:p>
          </table:table-cell>
          <table:table-cell office:value-type="float" office:value="98.6" table:formula="of:=OFFSET([Rate_data.$A$23];[.H65];[.I65])" table:style-name="ce9">
            <text:p>98.60</text:p>
          </table:table-cell>
          <table:table-cell office:value-type="float" office:value="98.6" table:formula="of:=ROUND(([.J65]+[.K65])*(1-[.F65]);2)" table:style-name="ce9">
            <text:p>98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5]" table:style-name="ce1">
            <text:p>Zone 3</text:p>
          </table:table-cell>
          <table:table-cell office:value-type="string" office:string-value="Standard" table:formula="of:=[.B65]" table:style-name="ce1">
            <text:p>Standard</text:p>
          </table:table-cell>
          <table:table-cell office:value-type="float" office:value="4.5" table:formula="of:=[.D65]" table:style-name="ce1">
            <text:p>4.5</text:p>
          </table:table-cell>
          <table:table-cell office:value-type="float" office:value="5" table:formula="of:=[.D65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5kg)" table:formula="of:=&quot;International &quot;&amp;[.B66]&amp;&quot; (&quot;&amp;[.D66]&amp;&quot;kg)&quot;" table:style-name="ce1">
            <text:p>International Standard (5kg)</text:p>
          </table:table-cell>
          <table:table-cell office:value-type="float" office:value="11" table:formula="of:=MATCH([.D66];[Rate_data.$A$24:.$A$34];0)+IF([.B66]=&quot;Express&quot;;16;0)" table:style-name="ce1">
            <text:p>11</text:p>
          </table:table-cell>
          <table:table-cell office:value-type="float" office:value="4" table:formula="of:=MATCH([.A66];[Rate_data.$B$23:.$K$23];0)" table:style-name="ce1">
            <text:p>4</text:p>
          </table:table-cell>
          <table:table-cell office:value-type="float" office:value="0" table:formula="of:=IF([.E66]=&quot;Yes&quot;;([.D66]*[Rate_data.$C$8]-100)/100*IF([.A66]=&quot;Domestic&quot;;[Rate_data.$C$17];[Rate_data.$C$18]);0)" table:style-name="ce9">
            <text:p>0.00</text:p>
          </table:table-cell>
          <table:table-cell office:value-type="float" office:value="105.35" table:formula="of:=OFFSET([Rate_data.$A$23];[.H66];[.I66])" table:style-name="ce9">
            <text:p>105.35</text:p>
          </table:table-cell>
          <table:table-cell office:value-type="float" office:value="105.35" table:formula="of:=ROUND(([.J66]+[.K66])*(1-[.F66]);2)" table:style-name="ce9">
            <text:p>105.3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2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67];[Rate_data.$A$24:.$A$34];0)+IF([.B67]=&quot;Express&quot;;16;0)" table:style-name="ce1">
            <text:p>17</text:p>
          </table:table-cell>
          <table:table-cell office:value-type="float" office:value="4" table:formula="of:=MATCH([.A67];[Rate_data.$B$23:.$K$23];0)" table:style-name="ce1">
            <text:p>4</text:p>
          </table:table-cell>
          <table:table-cell office:value-type="float" office:value="0" table:formula="of:=IF([.E67]=&quot;Yes&quot;;([.D67]*[Rate_data.$C$8]-100)/100*IF([.A67]=&quot;Domestic&quot;;[Rate_data.$C$17];[Rate_data.$C$18]);0)" table:style-name="ce9">
            <text:p>0.00</text:p>
          </table:table-cell>
          <table:table-cell office:value-type="float" office:value="36" table:formula="of:=OFFSET([Rate_data.$A$23];[.H67];[.I67])" table:style-name="ce9">
            <text:p>36.00</text:p>
          </table:table-cell>
          <table:table-cell office:value-type="float" office:value="36" table:formula="of:=ROUND(([.J67]+[.K67])*(1-[.F67]);2)" table:style-name="ce9">
            <text:p>36.0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7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67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68];[Rate_data.$A$24:.$A$34];0)+IF([.B68]=&quot;Express&quot;;16;0)" table:style-name="ce1">
            <text:p>18</text:p>
          </table:table-cell>
          <table:table-cell office:value-type="float" office:value="4" table:formula="of:=MATCH([.A68];[Rate_data.$B$23:.$K$23];0)" table:style-name="ce1">
            <text:p>4</text:p>
          </table:table-cell>
          <table:table-cell office:value-type="float" office:value="0" table:formula="of:=IF([.E68]=&quot;Yes&quot;;([.D68]*[Rate_data.$C$8]-100)/100*IF([.A68]=&quot;Domestic&quot;;[Rate_data.$C$17];[Rate_data.$C$18]);0)" table:style-name="ce9">
            <text:p>0.00</text:p>
          </table:table-cell>
          <table:table-cell office:value-type="float" office:value="42.25" table:formula="of:=OFFSET([Rate_data.$A$23];[.H68];[.I68])" table:style-name="ce9">
            <text:p>42.25</text:p>
          </table:table-cell>
          <table:table-cell office:value-type="float" office:value="42.25" table:formula="of:=ROUND(([.J68]+[.K68])*(1-[.F68]);2)" table:style-name="ce9">
            <text:p>42.2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8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68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69];[Rate_data.$A$24:.$A$34];0)+IF([.B69]=&quot;Express&quot;;16;0)" table:style-name="ce1">
            <text:p>19</text:p>
          </table:table-cell>
          <table:table-cell office:value-type="float" office:value="4" table:formula="of:=MATCH([.A69];[Rate_data.$B$23:.$K$23];0)" table:style-name="ce1">
            <text:p>4</text:p>
          </table:table-cell>
          <table:table-cell office:value-type="float" office:value="0" table:formula="of:=IF([.E69]=&quot;Yes&quot;;([.D69]*[Rate_data.$C$8]-100)/100*IF([.A69]=&quot;Domestic&quot;;[Rate_data.$C$17];[Rate_data.$C$18]);0)" table:style-name="ce9">
            <text:p>0.00</text:p>
          </table:table-cell>
          <table:table-cell office:value-type="float" office:value="54.75" table:formula="of:=OFFSET([Rate_data.$A$23];[.H69];[.I69])" table:style-name="ce9">
            <text:p>54.75</text:p>
          </table:table-cell>
          <table:table-cell office:value-type="float" office:value="54.75" table:formula="of:=ROUND(([.J69]+[.K69])*(1-[.F69]);2)" table:style-name="ce9">
            <text:p>54.7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69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" table:formula="of:=[.D69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70];[Rate_data.$A$24:.$A$34];0)+IF([.B70]=&quot;Express&quot;;16;0)" table:style-name="ce1">
            <text:p>20</text:p>
          </table:table-cell>
          <table:table-cell office:value-type="float" office:value="4" table:formula="of:=MATCH([.A70];[Rate_data.$B$23:.$K$23];0)" table:style-name="ce1">
            <text:p>4</text:p>
          </table:table-cell>
          <table:table-cell office:value-type="float" office:value="0" table:formula="of:=IF([.E70]=&quot;Yes&quot;;([.D70]*[Rate_data.$C$8]-100)/100*IF([.A70]=&quot;Domestic&quot;;[Rate_data.$C$17];[Rate_data.$C$18]);0)" table:style-name="ce9">
            <text:p>0.00</text:p>
          </table:table-cell>
          <table:table-cell office:value-type="float" office:value="67.3" table:formula="of:=OFFSET([Rate_data.$A$23];[.H70];[.I70])" table:style-name="ce9">
            <text:p>67.30</text:p>
          </table:table-cell>
          <table:table-cell office:value-type="float" office:value="67.3" table:formula="of:=ROUND(([.J70]+[.K70])*(1-[.F70]);2)" table:style-name="ce9">
            <text:p>67.3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0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70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kg)" table:formula="of:=&quot;International Express (&quot;&amp;[.D71]&amp;&quot;kg)&quot;" table:style-name="ce1">
            <text:p>International Express (2kg)</text:p>
          </table:table-cell>
          <table:table-cell office:value-type="float" office:value="21" table:formula="of:=MATCH([.D71];[Rate_data.$A$24:.$A$34];0)+IF([.B71]=&quot;Express&quot;;16;0)" table:style-name="ce1">
            <text:p>21</text:p>
          </table:table-cell>
          <table:table-cell office:value-type="float" office:value="4" table:formula="of:=MATCH([.A71];[Rate_data.$B$23:.$K$23];0)" table:style-name="ce1">
            <text:p>4</text:p>
          </table:table-cell>
          <table:table-cell office:value-type="float" office:value="0" table:formula="of:=IF([.E71]=&quot;Yes&quot;;([.D71]*[Rate_data.$C$8]-100)/100*IF([.A71]=&quot;Domestic&quot;;[Rate_data.$C$17];[Rate_data.$C$18]);0)" table:style-name="ce9">
            <text:p>0.00</text:p>
          </table:table-cell>
          <table:table-cell office:value-type="float" office:value="79.849999999999994" table:formula="of:=OFFSET([Rate_data.$A$23];[.H71];[.I71])" table:style-name="ce9">
            <text:p>79.85</text:p>
          </table:table-cell>
          <table:table-cell office:value-type="float" office:value="79.849999999999994" table:formula="of:=ROUND(([.J71]+[.K71])*(1-[.F71]);2)" table:style-name="ce9">
            <text:p>79.8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1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" table:formula="of:=[.D71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.5kg)" table:formula="of:=&quot;International Express (&quot;&amp;[.D72]&amp;&quot;kg)&quot;" table:style-name="ce1">
            <text:p>International Express (2.5kg)</text:p>
          </table:table-cell>
          <table:table-cell office:value-type="float" office:value="22" table:formula="of:=MATCH([.D72];[Rate_data.$A$24:.$A$34];0)+IF([.B72]=&quot;Express&quot;;16;0)" table:style-name="ce1">
            <text:p>22</text:p>
          </table:table-cell>
          <table:table-cell office:value-type="float" office:value="4" table:formula="of:=MATCH([.A72];[Rate_data.$B$23:.$K$23];0)" table:style-name="ce1">
            <text:p>4</text:p>
          </table:table-cell>
          <table:table-cell office:value-type="float" office:value="0" table:formula="of:=IF([.E72]=&quot;Yes&quot;;([.D72]*[Rate_data.$C$8]-100)/100*IF([.A72]=&quot;Domestic&quot;;[Rate_data.$C$17];[Rate_data.$C$18]);0)" table:style-name="ce9">
            <text:p>0.00</text:p>
          </table:table-cell>
          <table:table-cell office:value-type="float" office:value="86.6" table:formula="of:=OFFSET([Rate_data.$A$23];[.H72];[.I72])" table:style-name="ce9">
            <text:p>86.60</text:p>
          </table:table-cell>
          <table:table-cell office:value-type="float" office:value="86.6" table:formula="of:=ROUND(([.J72]+[.K72])*(1-[.F72]);2)" table:style-name="ce9">
            <text:p>86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2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72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kg)" table:formula="of:=&quot;International Express (&quot;&amp;[.D73]&amp;&quot;kg)&quot;" table:style-name="ce1">
            <text:p>International Express (3kg)</text:p>
          </table:table-cell>
          <table:table-cell office:value-type="float" office:value="23" table:formula="of:=MATCH([.D73];[Rate_data.$A$24:.$A$34];0)+IF([.B73]=&quot;Express&quot;;16;0)" table:style-name="ce1">
            <text:p>23</text:p>
          </table:table-cell>
          <table:table-cell office:value-type="float" office:value="4" table:formula="of:=MATCH([.A73];[Rate_data.$B$23:.$K$23];0)" table:style-name="ce1">
            <text:p>4</text:p>
          </table:table-cell>
          <table:table-cell office:value-type="float" office:value="0" table:formula="of:=IF([.E73]=&quot;Yes&quot;;([.D73]*[Rate_data.$C$8]-100)/100*IF([.A73]=&quot;Domestic&quot;;[Rate_data.$C$17];[Rate_data.$C$18]);0)" table:style-name="ce9">
            <text:p>0.00</text:p>
          </table:table-cell>
          <table:table-cell office:value-type="float" office:value="93.35" table:formula="of:=OFFSET([Rate_data.$A$23];[.H73];[.I73])" table:style-name="ce9">
            <text:p>93.35</text:p>
          </table:table-cell>
          <table:table-cell office:value-type="float" office:value="93.35" table:formula="of:=ROUND(([.J73]+[.K73])*(1-[.F73]);2)" table:style-name="ce9">
            <text:p>93.3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3]" table:style-name="ce1">
            <text:p>Zone 3</text:p>
          </table:table-cell>
          <table:table-cell office:value-type="string" office:string-value="Express" table:formula="of:=[.B73]" table:style-name="ce1">
            <text:p>Express</text:p>
          </table:table-cell>
          <table:table-cell office:value-type="float" office:value="3" table:formula="of:=[.D73]" table:style-name="ce1">
            <text:p>3</text:p>
          </table:table-cell>
          <table:table-cell office:value-type="float" office:value="3.5" table:formula="of:=[.D73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.5kg)" table:formula="of:=&quot;International &quot;&amp;[.B74]&amp;&quot; (&quot;&amp;[.D74]&amp;&quot;kg)&quot;" table:style-name="ce1">
            <text:p>International Express (3.5kg)</text:p>
          </table:table-cell>
          <table:table-cell office:value-type="float" office:value="24" table:formula="of:=MATCH([.D74];[Rate_data.$A$24:.$A$34];0)+IF([.B74]=&quot;Express&quot;;16;0)" table:style-name="ce1">
            <text:p>24</text:p>
          </table:table-cell>
          <table:table-cell office:value-type="float" office:value="4" table:formula="of:=MATCH([.A74];[Rate_data.$B$23:.$K$23];0)" table:style-name="ce1">
            <text:p>4</text:p>
          </table:table-cell>
          <table:table-cell office:value-type="float" office:value="0" table:formula="of:=IF([.E74]=&quot;Yes&quot;;([.D74]*[Rate_data.$C$8]-100)/100*IF([.A74]=&quot;Domestic&quot;;[Rate_data.$C$17];[Rate_data.$C$18]);0)" table:style-name="ce9">
            <text:p>0.00</text:p>
          </table:table-cell>
          <table:table-cell office:value-type="float" office:value="100.1" table:formula="of:=OFFSET([Rate_data.$A$23];[.H74];[.I74])" table:style-name="ce9">
            <text:p>100.10</text:p>
          </table:table-cell>
          <table:table-cell office:value-type="float" office:value="100.1" table:formula="of:=ROUND(([.J74]+[.K74])*(1-[.F74]);2)" table:style-name="ce9">
            <text:p>100.1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4]" table:style-name="ce1">
            <text:p>Zone 3</text:p>
          </table:table-cell>
          <table:table-cell office:value-type="string" office:string-value="Express" table:formula="of:=[.B74]" table:style-name="ce1">
            <text:p>Express</text:p>
          </table:table-cell>
          <table:table-cell office:value-type="float" office:value="3.5" table:formula="of:=[.D74]" table:style-name="ce1">
            <text:p>3.5</text:p>
          </table:table-cell>
          <table:table-cell office:value-type="float" office:value="4" table:formula="of:=[.D74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kg)" table:formula="of:=&quot;International &quot;&amp;[.B75]&amp;&quot; (&quot;&amp;[.D75]&amp;&quot;kg)&quot;" table:style-name="ce1">
            <text:p>International Express (4kg)</text:p>
          </table:table-cell>
          <table:table-cell office:value-type="float" office:value="25" table:formula="of:=MATCH([.D75];[Rate_data.$A$24:.$A$34];0)+IF([.B75]=&quot;Express&quot;;16;0)" table:style-name="ce1">
            <text:p>25</text:p>
          </table:table-cell>
          <table:table-cell office:value-type="float" office:value="4" table:formula="of:=MATCH([.A75];[Rate_data.$B$23:.$K$23];0)" table:style-name="ce1">
            <text:p>4</text:p>
          </table:table-cell>
          <table:table-cell office:value-type="float" office:value="0" table:formula="of:=IF([.E75]=&quot;Yes&quot;;([.D75]*[Rate_data.$C$8]-100)/100*IF([.A75]=&quot;Domestic&quot;;[Rate_data.$C$17];[Rate_data.$C$18]);0)" table:style-name="ce9">
            <text:p>0.00</text:p>
          </table:table-cell>
          <table:table-cell office:value-type="float" office:value="106.85" table:formula="of:=OFFSET([Rate_data.$A$23];[.H75];[.I75])" table:style-name="ce9">
            <text:p>106.85</text:p>
          </table:table-cell>
          <table:table-cell office:value-type="float" office:value="106.85" table:formula="of:=ROUND(([.J75]+[.K75])*(1-[.F75]);2)" table:style-name="ce9">
            <text:p>106.8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5]" table:style-name="ce1">
            <text:p>Zone 3</text:p>
          </table:table-cell>
          <table:table-cell office:value-type="string" office:string-value="Express" table:formula="of:=[.B75]" table:style-name="ce1">
            <text:p>Express</text:p>
          </table:table-cell>
          <table:table-cell office:value-type="float" office:value="4" table:formula="of:=[.D75]" table:style-name="ce1">
            <text:p>4</text:p>
          </table:table-cell>
          <table:table-cell office:value-type="float" office:value="4.5" table:formula="of:=[.D75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.5kg)" table:formula="of:=&quot;International &quot;&amp;[.B76]&amp;&quot; (&quot;&amp;[.D76]&amp;&quot;kg)&quot;" table:style-name="ce1">
            <text:p>International Express (4.5kg)</text:p>
          </table:table-cell>
          <table:table-cell office:value-type="float" office:value="26" table:formula="of:=MATCH([.D76];[Rate_data.$A$24:.$A$34];0)+IF([.B76]=&quot;Express&quot;;16;0)" table:style-name="ce1">
            <text:p>26</text:p>
          </table:table-cell>
          <table:table-cell office:value-type="float" office:value="4" table:formula="of:=MATCH([.A76];[Rate_data.$B$23:.$K$23];0)" table:style-name="ce1">
            <text:p>4</text:p>
          </table:table-cell>
          <table:table-cell office:value-type="float" office:value="0" table:formula="of:=IF([.E76]=&quot;Yes&quot;;([.D76]*[Rate_data.$C$8]-100)/100*IF([.A76]=&quot;Domestic&quot;;[Rate_data.$C$17];[Rate_data.$C$18]);0)" table:style-name="ce9">
            <text:p>0.00</text:p>
          </table:table-cell>
          <table:table-cell office:value-type="float" office:value="113.6" table:formula="of:=OFFSET([Rate_data.$A$23];[.H76];[.I76])" table:style-name="ce9">
            <text:p>113.60</text:p>
          </table:table-cell>
          <table:table-cell office:value-type="float" office:value="113.6" table:formula="of:=ROUND(([.J76]+[.K76])*(1-[.F76]);2)" table:style-name="ce9">
            <text:p>113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76]" table:style-name="ce1">
            <text:p>Zone 3</text:p>
          </table:table-cell>
          <table:table-cell office:value-type="string" office:string-value="Express" table:formula="of:=[.B76]" table:style-name="ce1">
            <text:p>Express</text:p>
          </table:table-cell>
          <table:table-cell office:value-type="float" office:value="4.5" table:formula="of:=[.D76]" table:style-name="ce1">
            <text:p>4.5</text:p>
          </table:table-cell>
          <table:table-cell office:value-type="float" office:value="5" table:formula="of:=[.D76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5kg)" table:formula="of:=&quot;International &quot;&amp;[.B77]&amp;&quot; (&quot;&amp;[.D77]&amp;&quot;kg)&quot;" table:style-name="ce1">
            <text:p>International Express (5kg)</text:p>
          </table:table-cell>
          <table:table-cell office:value-type="float" office:value="27" table:formula="of:=MATCH([.D77];[Rate_data.$A$24:.$A$34];0)+IF([.B77]=&quot;Express&quot;;16;0)" table:style-name="ce1">
            <text:p>27</text:p>
          </table:table-cell>
          <table:table-cell office:value-type="float" office:value="4" table:formula="of:=MATCH([.A77];[Rate_data.$B$23:.$K$23];0)" table:style-name="ce1">
            <text:p>4</text:p>
          </table:table-cell>
          <table:table-cell office:value-type="float" office:value="0" table:formula="of:=IF([.E77]=&quot;Yes&quot;;([.D77]*[Rate_data.$C$8]-100)/100*IF([.A77]=&quot;Domestic&quot;;[Rate_data.$C$17];[Rate_data.$C$18]);0)" table:style-name="ce9">
            <text:p>0.00</text:p>
          </table:table-cell>
          <table:table-cell office:value-type="float" office:value="120.35" table:formula="of:=OFFSET([Rate_data.$A$23];[.H77];[.I77])" table:style-name="ce9">
            <text:p>120.35</text:p>
          </table:table-cell>
          <table:table-cell office:value-type="float" office:value="120.35" table:formula="of:=ROUND(([.J77]+[.K77])*(1-[.F77]);2)" table:style-name="ce9">
            <text:p>120.3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78];[Rate_data.$A$24:.$A$34];0)+IF([.B78]=&quot;Express&quot;;16;0)" table:style-name="ce1">
            <text:p>1</text:p>
          </table:table-cell>
          <table:table-cell office:value-type="float" office:value="5" table:formula="of:=MATCH([.A78];[Rate_data.$B$23:.$K$23];0)" table:style-name="ce1">
            <text:p>5</text:p>
          </table:table-cell>
          <table:table-cell office:value-type="float" office:value="0" table:formula="of:=IF([.E78]=&quot;Yes&quot;;([.D78]*[Rate_data.$C$8]-100)/100*IF([.A78]=&quot;Domestic&quot;;[Rate_data.$C$17];[Rate_data.$C$18]);0)" table:style-name="ce9">
            <text:p>0.00</text:p>
          </table:table-cell>
          <table:table-cell office:value-type="float" office:value="25.75" table:formula="of:=OFFSET([Rate_data.$A$23];[.H78];[.I78])" table:style-name="ce9">
            <text:p>25.75</text:p>
          </table:table-cell>
          <table:table-cell office:value-type="float" office:value="25.75" table:formula="of:=ROUND(([.J78]+[.K78])*(1-[.F78]);2)" table:style-name="ce9">
            <text:p>25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78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78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79];[Rate_data.$A$24:.$A$34];0)+IF([.B79]=&quot;Express&quot;;16;0)" table:style-name="ce1">
            <text:p>2</text:p>
          </table:table-cell>
          <table:table-cell office:value-type="float" office:value="5" table:formula="of:=MATCH([.A79];[Rate_data.$B$23:.$K$23];0)" table:style-name="ce1">
            <text:p>5</text:p>
          </table:table-cell>
          <table:table-cell office:value-type="float" office:value="0" table:formula="of:=IF([.E79]=&quot;Yes&quot;;([.D79]*[Rate_data.$C$8]-100)/100*IF([.A79]=&quot;Domestic&quot;;[Rate_data.$C$17];[Rate_data.$C$18]);0)" table:style-name="ce9">
            <text:p>0.00</text:p>
          </table:table-cell>
          <table:table-cell office:value-type="float" office:value="32.35" table:formula="of:=OFFSET([Rate_data.$A$23];[.H79];[.I79])" table:style-name="ce9">
            <text:p>32.35</text:p>
          </table:table-cell>
          <table:table-cell office:value-type="float" office:value="32.35" table:formula="of:=ROUND(([.J79]+[.K79])*(1-[.F79]);2)" table:style-name="ce9">
            <text:p>32.3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79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79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80];[Rate_data.$A$24:.$A$34];0)+IF([.B80]=&quot;Express&quot;;16;0)" table:style-name="ce1">
            <text:p>3</text:p>
          </table:table-cell>
          <table:table-cell office:value-type="float" office:value="5" table:formula="of:=MATCH([.A80];[Rate_data.$B$23:.$K$23];0)" table:style-name="ce1">
            <text:p>5</text:p>
          </table:table-cell>
          <table:table-cell office:value-type="float" office:value="0" table:formula="of:=IF([.E80]=&quot;Yes&quot;;([.D80]*[Rate_data.$C$8]-100)/100*IF([.A80]=&quot;Domestic&quot;;[Rate_data.$C$17];[Rate_data.$C$18]);0)" table:style-name="ce9">
            <text:p>0.00</text:p>
          </table:table-cell>
          <table:table-cell office:value-type="float" office:value="45.25" table:formula="of:=OFFSET([Rate_data.$A$23];[.H80];[.I80])" table:style-name="ce9">
            <text:p>45.25</text:p>
          </table:table-cell>
          <table:table-cell office:value-type="float" office:value="45.25" table:formula="of:=ROUND(([.J80]+[.K80])*(1-[.F80]);2)" table:style-name="ce9">
            <text:p>45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0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80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81];[Rate_data.$A$24:.$A$34];0)+IF([.B81]=&quot;Express&quot;;16;0)" table:style-name="ce1">
            <text:p>4</text:p>
          </table:table-cell>
          <table:table-cell office:value-type="float" office:value="5" table:formula="of:=MATCH([.A81];[Rate_data.$B$23:.$K$23];0)" table:style-name="ce1">
            <text:p>5</text:p>
          </table:table-cell>
          <table:table-cell office:value-type="float" office:value="0" table:formula="of:=IF([.E81]=&quot;Yes&quot;;([.D81]*[Rate_data.$C$8]-100)/100*IF([.A81]=&quot;Domestic&quot;;[Rate_data.$C$17];[Rate_data.$C$18]);0)" table:style-name="ce9">
            <text:p>0.00</text:p>
          </table:table-cell>
          <table:table-cell office:value-type="float" office:value="58.25" table:formula="of:=OFFSET([Rate_data.$A$23];[.H81];[.I81])" table:style-name="ce9">
            <text:p>58.25</text:p>
          </table:table-cell>
          <table:table-cell office:value-type="float" office:value="58.25" table:formula="of:=ROUND(([.J81]+[.K81])*(1-[.F81]);2)" table:style-name="ce9">
            <text:p>58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1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81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kg)" table:formula="of:=&quot;International Standard (&quot;&amp;[.D82]&amp;&quot;kg)&quot;" table:style-name="ce1">
            <text:p>International Standard (2kg)</text:p>
          </table:table-cell>
          <table:table-cell office:value-type="float" office:value="5" table:formula="of:=MATCH([.D82];[Rate_data.$A$24:.$A$34];0)+IF([.B82]=&quot;Express&quot;;16;0)" table:style-name="ce1">
            <text:p>5</text:p>
          </table:table-cell>
          <table:table-cell office:value-type="float" office:value="5" table:formula="of:=MATCH([.A82];[Rate_data.$B$23:.$K$23];0)" table:style-name="ce1">
            <text:p>5</text:p>
          </table:table-cell>
          <table:table-cell office:value-type="float" office:value="0" table:formula="of:=IF([.E82]=&quot;Yes&quot;;([.D82]*[Rate_data.$C$8]-100)/100*IF([.A82]=&quot;Domestic&quot;;[Rate_data.$C$17];[Rate_data.$C$18]);0)" table:style-name="ce9">
            <text:p>0.00</text:p>
          </table:table-cell>
          <table:table-cell office:value-type="float" office:value="71.25" table:formula="of:=OFFSET([Rate_data.$A$23];[.H82];[.I82])" table:style-name="ce9">
            <text:p>71.25</text:p>
          </table:table-cell>
          <table:table-cell office:value-type="float" office:value="71.25" table:formula="of:=ROUND(([.J82]+[.K82])*(1-[.F82]);2)" table:style-name="ce9">
            <text:p>71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2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82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.5kg)" table:formula="of:=&quot;International Standard (&quot;&amp;[.D83]&amp;&quot;kg)&quot;" table:style-name="ce1">
            <text:p>International Standard (2.5kg)</text:p>
          </table:table-cell>
          <table:table-cell office:value-type="float" office:value="6" table:formula="of:=MATCH([.D83];[Rate_data.$A$24:.$A$34];0)+IF([.B83]=&quot;Express&quot;;16;0)" table:style-name="ce1">
            <text:p>6</text:p>
          </table:table-cell>
          <table:table-cell office:value-type="float" office:value="5" table:formula="of:=MATCH([.A83];[Rate_data.$B$23:.$K$23];0)" table:style-name="ce1">
            <text:p>5</text:p>
          </table:table-cell>
          <table:table-cell office:value-type="float" office:value="0" table:formula="of:=IF([.E83]=&quot;Yes&quot;;([.D83]*[Rate_data.$C$8]-100)/100*IF([.A83]=&quot;Domestic&quot;;[Rate_data.$C$17];[Rate_data.$C$18]);0)" table:style-name="ce9">
            <text:p>0.00</text:p>
          </table:table-cell>
          <table:table-cell office:value-type="float" office:value="78.75" table:formula="of:=OFFSET([Rate_data.$A$23];[.H83];[.I83])" table:style-name="ce9">
            <text:p>78.75</text:p>
          </table:table-cell>
          <table:table-cell office:value-type="float" office:value="78.75" table:formula="of:=ROUND(([.J83]+[.K83])*(1-[.F83]);2)" table:style-name="ce9">
            <text:p>78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3]" table:style-name="ce1">
            <text:p>Zone 4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83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kg)" table:formula="of:=&quot;International Standard (&quot;&amp;[.D84]&amp;&quot;kg)&quot;" table:style-name="ce1">
            <text:p>International Standard (3kg)</text:p>
          </table:table-cell>
          <table:table-cell office:value-type="float" office:value="7" table:formula="of:=MATCH([.D84];[Rate_data.$A$24:.$A$34];0)+IF([.B84]=&quot;Express&quot;;16;0)" table:style-name="ce1">
            <text:p>7</text:p>
          </table:table-cell>
          <table:table-cell office:value-type="float" office:value="5" table:formula="of:=MATCH([.A84];[Rate_data.$B$23:.$K$23];0)" table:style-name="ce1">
            <text:p>5</text:p>
          </table:table-cell>
          <table:table-cell office:value-type="float" office:value="0" table:formula="of:=IF([.E84]=&quot;Yes&quot;;([.D84]*[Rate_data.$C$8]-100)/100*IF([.A84]=&quot;Domestic&quot;;[Rate_data.$C$17];[Rate_data.$C$18]);0)" table:style-name="ce9">
            <text:p>0.00</text:p>
          </table:table-cell>
          <table:table-cell office:value-type="float" office:value="86.25" table:formula="of:=OFFSET([Rate_data.$A$23];[.H84];[.I84])" table:style-name="ce9">
            <text:p>86.25</text:p>
          </table:table-cell>
          <table:table-cell office:value-type="float" office:value="86.25" table:formula="of:=ROUND(([.J84]+[.K84])*(1-[.F84]);2)" table:style-name="ce9">
            <text:p>86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4]" table:style-name="ce1">
            <text:p>Zone 4</text:p>
          </table:table-cell>
          <table:table-cell office:value-type="string" office:string-value="Standard" table:formula="of:=[.B84]" table:style-name="ce1">
            <text:p>Standard</text:p>
          </table:table-cell>
          <table:table-cell office:value-type="float" office:value="3" table:formula="of:=[.D84]" table:style-name="ce1">
            <text:p>3</text:p>
          </table:table-cell>
          <table:table-cell office:value-type="float" office:value="3.5" table:formula="of:=[.D84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.5kg)" table:formula="of:=&quot;International &quot;&amp;[.B85]&amp;&quot; (&quot;&amp;[.D85]&amp;&quot;kg)&quot;" table:style-name="ce1">
            <text:p>International Standard (3.5kg)</text:p>
          </table:table-cell>
          <table:table-cell office:value-type="float" office:value="8" table:formula="of:=MATCH([.D85];[Rate_data.$A$24:.$A$34];0)+IF([.B85]=&quot;Express&quot;;16;0)" table:style-name="ce1">
            <text:p>8</text:p>
          </table:table-cell>
          <table:table-cell office:value-type="float" office:value="5" table:formula="of:=MATCH([.A85];[Rate_data.$B$23:.$K$23];0)" table:style-name="ce1">
            <text:p>5</text:p>
          </table:table-cell>
          <table:table-cell office:value-type="float" office:value="0" table:formula="of:=IF([.E85]=&quot;Yes&quot;;([.D85]*[Rate_data.$C$8]-100)/100*IF([.A85]=&quot;Domestic&quot;;[Rate_data.$C$17];[Rate_data.$C$18]);0)" table:style-name="ce9">
            <text:p>0.00</text:p>
          </table:table-cell>
          <table:table-cell office:value-type="float" office:value="93.75" table:formula="of:=OFFSET([Rate_data.$A$23];[.H85];[.I85])" table:style-name="ce9">
            <text:p>93.75</text:p>
          </table:table-cell>
          <table:table-cell office:value-type="float" office:value="93.75" table:formula="of:=ROUND(([.J85]+[.K85])*(1-[.F85]);2)" table:style-name="ce9">
            <text:p>93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5]" table:style-name="ce1">
            <text:p>Zone 4</text:p>
          </table:table-cell>
          <table:table-cell office:value-type="string" office:string-value="Standard" table:formula="of:=[.B85]" table:style-name="ce1">
            <text:p>Standard</text:p>
          </table:table-cell>
          <table:table-cell office:value-type="float" office:value="3.5" table:formula="of:=[.D85]" table:style-name="ce1">
            <text:p>3.5</text:p>
          </table:table-cell>
          <table:table-cell office:value-type="float" office:value="4" table:formula="of:=[.D85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kg)" table:formula="of:=&quot;International &quot;&amp;[.B86]&amp;&quot; (&quot;&amp;[.D86]&amp;&quot;kg)&quot;" table:style-name="ce1">
            <text:p>International Standard (4kg)</text:p>
          </table:table-cell>
          <table:table-cell office:value-type="float" office:value="9" table:formula="of:=MATCH([.D86];[Rate_data.$A$24:.$A$34];0)+IF([.B86]=&quot;Express&quot;;16;0)" table:style-name="ce1">
            <text:p>9</text:p>
          </table:table-cell>
          <table:table-cell office:value-type="float" office:value="5" table:formula="of:=MATCH([.A86];[Rate_data.$B$23:.$K$23];0)" table:style-name="ce1">
            <text:p>5</text:p>
          </table:table-cell>
          <table:table-cell office:value-type="float" office:value="0" table:formula="of:=IF([.E86]=&quot;Yes&quot;;([.D86]*[Rate_data.$C$8]-100)/100*IF([.A86]=&quot;Domestic&quot;;[Rate_data.$C$17];[Rate_data.$C$18]);0)" table:style-name="ce9">
            <text:p>0.00</text:p>
          </table:table-cell>
          <table:table-cell office:value-type="float" office:value="101.25" table:formula="of:=OFFSET([Rate_data.$A$23];[.H86];[.I86])" table:style-name="ce9">
            <text:p>101.25</text:p>
          </table:table-cell>
          <table:table-cell office:value-type="float" office:value="101.25" table:formula="of:=ROUND(([.J86]+[.K86])*(1-[.F86]);2)" table:style-name="ce9">
            <text:p>101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6]" table:style-name="ce1">
            <text:p>Zone 4</text:p>
          </table:table-cell>
          <table:table-cell office:value-type="string" office:string-value="Standard" table:formula="of:=[.B86]" table:style-name="ce1">
            <text:p>Standard</text:p>
          </table:table-cell>
          <table:table-cell office:value-type="float" office:value="4" table:formula="of:=[.D86]" table:style-name="ce1">
            <text:p>4</text:p>
          </table:table-cell>
          <table:table-cell office:value-type="float" office:value="4.5" table:formula="of:=[.D86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.5kg)" table:formula="of:=&quot;International &quot;&amp;[.B87]&amp;&quot; (&quot;&amp;[.D87]&amp;&quot;kg)&quot;" table:style-name="ce1">
            <text:p>International Standard (4.5kg)</text:p>
          </table:table-cell>
          <table:table-cell office:value-type="float" office:value="10" table:formula="of:=MATCH([.D87];[Rate_data.$A$24:.$A$34];0)+IF([.B87]=&quot;Express&quot;;16;0)" table:style-name="ce1">
            <text:p>10</text:p>
          </table:table-cell>
          <table:table-cell office:value-type="float" office:value="5" table:formula="of:=MATCH([.A87];[Rate_data.$B$23:.$K$23];0)" table:style-name="ce1">
            <text:p>5</text:p>
          </table:table-cell>
          <table:table-cell office:value-type="float" office:value="0" table:formula="of:=IF([.E87]=&quot;Yes&quot;;([.D87]*[Rate_data.$C$8]-100)/100*IF([.A87]=&quot;Domestic&quot;;[Rate_data.$C$17];[Rate_data.$C$18]);0)" table:style-name="ce9">
            <text:p>0.00</text:p>
          </table:table-cell>
          <table:table-cell office:value-type="float" office:value="108.75" table:formula="of:=OFFSET([Rate_data.$A$23];[.H87];[.I87])" table:style-name="ce9">
            <text:p>108.75</text:p>
          </table:table-cell>
          <table:table-cell office:value-type="float" office:value="108.75" table:formula="of:=ROUND(([.J87]+[.K87])*(1-[.F87]);2)" table:style-name="ce9">
            <text:p>108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7]" table:style-name="ce1">
            <text:p>Zone 4</text:p>
          </table:table-cell>
          <table:table-cell office:value-type="string" office:string-value="Standard" table:formula="of:=[.B87]" table:style-name="ce1">
            <text:p>Standard</text:p>
          </table:table-cell>
          <table:table-cell office:value-type="float" office:value="4.5" table:formula="of:=[.D87]" table:style-name="ce1">
            <text:p>4.5</text:p>
          </table:table-cell>
          <table:table-cell office:value-type="float" office:value="5" table:formula="of:=[.D87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5kg)" table:formula="of:=&quot;International &quot;&amp;[.B88]&amp;&quot; (&quot;&amp;[.D88]&amp;&quot;kg)&quot;" table:style-name="ce1">
            <text:p>International Standard (5kg)</text:p>
          </table:table-cell>
          <table:table-cell office:value-type="float" office:value="11" table:formula="of:=MATCH([.D88];[Rate_data.$A$24:.$A$34];0)+IF([.B88]=&quot;Express&quot;;16;0)" table:style-name="ce1">
            <text:p>11</text:p>
          </table:table-cell>
          <table:table-cell office:value-type="float" office:value="5" table:formula="of:=MATCH([.A88];[Rate_data.$B$23:.$K$23];0)" table:style-name="ce1">
            <text:p>5</text:p>
          </table:table-cell>
          <table:table-cell office:value-type="float" office:value="0" table:formula="of:=IF([.E88]=&quot;Yes&quot;;([.D88]*[Rate_data.$C$8]-100)/100*IF([.A88]=&quot;Domestic&quot;;[Rate_data.$C$17];[Rate_data.$C$18]);0)" table:style-name="ce9">
            <text:p>0.00</text:p>
          </table:table-cell>
          <table:table-cell office:value-type="float" office:value="116.25" table:formula="of:=OFFSET([Rate_data.$A$23];[.H88];[.I88])" table:style-name="ce9">
            <text:p>116.25</text:p>
          </table:table-cell>
          <table:table-cell office:value-type="float" office:value="116.25" table:formula="of:=ROUND(([.J88]+[.K88])*(1-[.F88]);2)" table:style-name="ce9">
            <text:p>116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4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89];[Rate_data.$A$24:.$A$34];0)+IF([.B89]=&quot;Express&quot;;16;0)" table:style-name="ce1">
            <text:p>17</text:p>
          </table:table-cell>
          <table:table-cell office:value-type="float" office:value="5" table:formula="of:=MATCH([.A89];[Rate_data.$B$23:.$K$23];0)" table:style-name="ce1">
            <text:p>5</text:p>
          </table:table-cell>
          <table:table-cell office:value-type="float" office:value="0" table:formula="of:=IF([.E89]=&quot;Yes&quot;;([.D89]*[Rate_data.$C$8]-100)/100*IF([.A89]=&quot;Domestic&quot;;[Rate_data.$C$17];[Rate_data.$C$18]);0)" table:style-name="ce9">
            <text:p>0.00</text:p>
          </table:table-cell>
          <table:table-cell office:value-type="float" office:value="40.75" table:formula="of:=OFFSET([Rate_data.$A$23];[.H89];[.I89])" table:style-name="ce9">
            <text:p>40.75</text:p>
          </table:table-cell>
          <table:table-cell office:value-type="float" office:value="40.75" table:formula="of:=ROUND(([.J89]+[.K89])*(1-[.F89]);2)" table:style-name="ce9">
            <text:p>40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89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89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90];[Rate_data.$A$24:.$A$34];0)+IF([.B90]=&quot;Express&quot;;16;0)" table:style-name="ce1">
            <text:p>18</text:p>
          </table:table-cell>
          <table:table-cell office:value-type="float" office:value="5" table:formula="of:=MATCH([.A90];[Rate_data.$B$23:.$K$23];0)" table:style-name="ce1">
            <text:p>5</text:p>
          </table:table-cell>
          <table:table-cell office:value-type="float" office:value="0" table:formula="of:=IF([.E90]=&quot;Yes&quot;;([.D90]*[Rate_data.$C$8]-100)/100*IF([.A90]=&quot;Domestic&quot;;[Rate_data.$C$17];[Rate_data.$C$18]);0)" table:style-name="ce9">
            <text:p>0.00</text:p>
          </table:table-cell>
          <table:table-cell office:value-type="float" office:value="47.35" table:formula="of:=OFFSET([Rate_data.$A$23];[.H90];[.I90])" table:style-name="ce9">
            <text:p>47.35</text:p>
          </table:table-cell>
          <table:table-cell office:value-type="float" office:value="47.35" table:formula="of:=ROUND(([.J90]+[.K90])*(1-[.F90]);2)" table:style-name="ce9">
            <text:p>47.3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0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90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91];[Rate_data.$A$24:.$A$34];0)+IF([.B91]=&quot;Express&quot;;16;0)" table:style-name="ce1">
            <text:p>19</text:p>
          </table:table-cell>
          <table:table-cell office:value-type="float" office:value="5" table:formula="of:=MATCH([.A91];[Rate_data.$B$23:.$K$23];0)" table:style-name="ce1">
            <text:p>5</text:p>
          </table:table-cell>
          <table:table-cell office:value-type="float" office:value="0" table:formula="of:=IF([.E91]=&quot;Yes&quot;;([.D91]*[Rate_data.$C$8]-100)/100*IF([.A91]=&quot;Domestic&quot;;[Rate_data.$C$17];[Rate_data.$C$18]);0)" table:style-name="ce9">
            <text:p>0.00</text:p>
          </table:table-cell>
          <table:table-cell office:value-type="float" office:value="60.25" table:formula="of:=OFFSET([Rate_data.$A$23];[.H91];[.I91])" table:style-name="ce9">
            <text:p>60.25</text:p>
          </table:table-cell>
          <table:table-cell office:value-type="float" office:value="60.25" table:formula="of:=ROUND(([.J91]+[.K91])*(1-[.F91]);2)" table:style-name="ce9">
            <text:p>60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1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" table:formula="of:=[.D91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92];[Rate_data.$A$24:.$A$34];0)+IF([.B92]=&quot;Express&quot;;16;0)" table:style-name="ce1">
            <text:p>20</text:p>
          </table:table-cell>
          <table:table-cell office:value-type="float" office:value="5" table:formula="of:=MATCH([.A92];[Rate_data.$B$23:.$K$23];0)" table:style-name="ce1">
            <text:p>5</text:p>
          </table:table-cell>
          <table:table-cell office:value-type="float" office:value="0" table:formula="of:=IF([.E92]=&quot;Yes&quot;;([.D92]*[Rate_data.$C$8]-100)/100*IF([.A92]=&quot;Domestic&quot;;[Rate_data.$C$17];[Rate_data.$C$18]);0)" table:style-name="ce9">
            <text:p>0.00</text:p>
          </table:table-cell>
          <table:table-cell office:value-type="float" office:value="73.25" table:formula="of:=OFFSET([Rate_data.$A$23];[.H92];[.I92])" table:style-name="ce9">
            <text:p>73.25</text:p>
          </table:table-cell>
          <table:table-cell office:value-type="float" office:value="73.25" table:formula="of:=ROUND(([.J92]+[.K92])*(1-[.F92]);2)" table:style-name="ce9">
            <text:p>73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2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92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kg)" table:formula="of:=&quot;International Express (&quot;&amp;[.D93]&amp;&quot;kg)&quot;" table:style-name="ce1">
            <text:p>International Express (2kg)</text:p>
          </table:table-cell>
          <table:table-cell office:value-type="float" office:value="21" table:formula="of:=MATCH([.D93];[Rate_data.$A$24:.$A$34];0)+IF([.B93]=&quot;Express&quot;;16;0)" table:style-name="ce1">
            <text:p>21</text:p>
          </table:table-cell>
          <table:table-cell office:value-type="float" office:value="5" table:formula="of:=MATCH([.A93];[Rate_data.$B$23:.$K$23];0)" table:style-name="ce1">
            <text:p>5</text:p>
          </table:table-cell>
          <table:table-cell office:value-type="float" office:value="0" table:formula="of:=IF([.E93]=&quot;Yes&quot;;([.D93]*[Rate_data.$C$8]-100)/100*IF([.A93]=&quot;Domestic&quot;;[Rate_data.$C$17];[Rate_data.$C$18]);0)" table:style-name="ce9">
            <text:p>0.00</text:p>
          </table:table-cell>
          <table:table-cell office:value-type="float" office:value="86.25" table:formula="of:=OFFSET([Rate_data.$A$23];[.H93];[.I93])" table:style-name="ce9">
            <text:p>86.25</text:p>
          </table:table-cell>
          <table:table-cell office:value-type="float" office:value="86.25" table:formula="of:=ROUND(([.J93]+[.K93])*(1-[.F93]);2)" table:style-name="ce9">
            <text:p>86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3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" table:formula="of:=[.D93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.5kg)" table:formula="of:=&quot;International Express (&quot;&amp;[.D94]&amp;&quot;kg)&quot;" table:style-name="ce1">
            <text:p>International Express (2.5kg)</text:p>
          </table:table-cell>
          <table:table-cell office:value-type="float" office:value="22" table:formula="of:=MATCH([.D94];[Rate_data.$A$24:.$A$34];0)+IF([.B94]=&quot;Express&quot;;16;0)" table:style-name="ce1">
            <text:p>22</text:p>
          </table:table-cell>
          <table:table-cell office:value-type="float" office:value="5" table:formula="of:=MATCH([.A94];[Rate_data.$B$23:.$K$23];0)" table:style-name="ce1">
            <text:p>5</text:p>
          </table:table-cell>
          <table:table-cell office:value-type="float" office:value="0" table:formula="of:=IF([.E94]=&quot;Yes&quot;;([.D94]*[Rate_data.$C$8]-100)/100*IF([.A94]=&quot;Domestic&quot;;[Rate_data.$C$17];[Rate_data.$C$18]);0)" table:style-name="ce9">
            <text:p>0.00</text:p>
          </table:table-cell>
          <table:table-cell office:value-type="float" office:value="93.75" table:formula="of:=OFFSET([Rate_data.$A$23];[.H94];[.I94])" table:style-name="ce9">
            <text:p>93.75</text:p>
          </table:table-cell>
          <table:table-cell office:value-type="float" office:value="93.75" table:formula="of:=ROUND(([.J94]+[.K94])*(1-[.F94]);2)" table:style-name="ce9">
            <text:p>93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4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94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kg)" table:formula="of:=&quot;International Express (&quot;&amp;[.D95]&amp;&quot;kg)&quot;" table:style-name="ce1">
            <text:p>International Express (3kg)</text:p>
          </table:table-cell>
          <table:table-cell office:value-type="float" office:value="23" table:formula="of:=MATCH([.D95];[Rate_data.$A$24:.$A$34];0)+IF([.B95]=&quot;Express&quot;;16;0)" table:style-name="ce1">
            <text:p>23</text:p>
          </table:table-cell>
          <table:table-cell office:value-type="float" office:value="5" table:formula="of:=MATCH([.A95];[Rate_data.$B$23:.$K$23];0)" table:style-name="ce1">
            <text:p>5</text:p>
          </table:table-cell>
          <table:table-cell office:value-type="float" office:value="0" table:formula="of:=IF([.E95]=&quot;Yes&quot;;([.D95]*[Rate_data.$C$8]-100)/100*IF([.A95]=&quot;Domestic&quot;;[Rate_data.$C$17];[Rate_data.$C$18]);0)" table:style-name="ce9">
            <text:p>0.00</text:p>
          </table:table-cell>
          <table:table-cell office:value-type="float" office:value="101.25" table:formula="of:=OFFSET([Rate_data.$A$23];[.H95];[.I95])" table:style-name="ce9">
            <text:p>101.25</text:p>
          </table:table-cell>
          <table:table-cell office:value-type="float" office:value="101.25" table:formula="of:=ROUND(([.J95]+[.K95])*(1-[.F95]);2)" table:style-name="ce9">
            <text:p>101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5]" table:style-name="ce1">
            <text:p>Zone 4</text:p>
          </table:table-cell>
          <table:table-cell office:value-type="string" office:string-value="Express" table:formula="of:=[.B95]" table:style-name="ce1">
            <text:p>Express</text:p>
          </table:table-cell>
          <table:table-cell office:value-type="float" office:value="3" table:formula="of:=[.D95]" table:style-name="ce1">
            <text:p>3</text:p>
          </table:table-cell>
          <table:table-cell office:value-type="float" office:value="3.5" table:formula="of:=[.D95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.5kg)" table:formula="of:=&quot;International &quot;&amp;[.B96]&amp;&quot; (&quot;&amp;[.D96]&amp;&quot;kg)&quot;" table:style-name="ce1">
            <text:p>International Express (3.5kg)</text:p>
          </table:table-cell>
          <table:table-cell office:value-type="float" office:value="24" table:formula="of:=MATCH([.D96];[Rate_data.$A$24:.$A$34];0)+IF([.B96]=&quot;Express&quot;;16;0)" table:style-name="ce1">
            <text:p>24</text:p>
          </table:table-cell>
          <table:table-cell office:value-type="float" office:value="5" table:formula="of:=MATCH([.A96];[Rate_data.$B$23:.$K$23];0)" table:style-name="ce1">
            <text:p>5</text:p>
          </table:table-cell>
          <table:table-cell office:value-type="float" office:value="0" table:formula="of:=IF([.E96]=&quot;Yes&quot;;([.D96]*[Rate_data.$C$8]-100)/100*IF([.A96]=&quot;Domestic&quot;;[Rate_data.$C$17];[Rate_data.$C$18]);0)" table:style-name="ce9">
            <text:p>0.00</text:p>
          </table:table-cell>
          <table:table-cell office:value-type="float" office:value="108.75" table:formula="of:=OFFSET([Rate_data.$A$23];[.H96];[.I96])" table:style-name="ce9">
            <text:p>108.75</text:p>
          </table:table-cell>
          <table:table-cell office:value-type="float" office:value="108.75" table:formula="of:=ROUND(([.J96]+[.K96])*(1-[.F96]);2)" table:style-name="ce9">
            <text:p>108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6]" table:style-name="ce1">
            <text:p>Zone 4</text:p>
          </table:table-cell>
          <table:table-cell office:value-type="string" office:string-value="Express" table:formula="of:=[.B96]" table:style-name="ce1">
            <text:p>Express</text:p>
          </table:table-cell>
          <table:table-cell office:value-type="float" office:value="3.5" table:formula="of:=[.D96]" table:style-name="ce1">
            <text:p>3.5</text:p>
          </table:table-cell>
          <table:table-cell office:value-type="float" office:value="4" table:formula="of:=[.D96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kg)" table:formula="of:=&quot;International &quot;&amp;[.B97]&amp;&quot; (&quot;&amp;[.D97]&amp;&quot;kg)&quot;" table:style-name="ce1">
            <text:p>International Express (4kg)</text:p>
          </table:table-cell>
          <table:table-cell office:value-type="float" office:value="25" table:formula="of:=MATCH([.D97];[Rate_data.$A$24:.$A$34];0)+IF([.B97]=&quot;Express&quot;;16;0)" table:style-name="ce1">
            <text:p>25</text:p>
          </table:table-cell>
          <table:table-cell office:value-type="float" office:value="5" table:formula="of:=MATCH([.A97];[Rate_data.$B$23:.$K$23];0)" table:style-name="ce1">
            <text:p>5</text:p>
          </table:table-cell>
          <table:table-cell office:value-type="float" office:value="0" table:formula="of:=IF([.E97]=&quot;Yes&quot;;([.D97]*[Rate_data.$C$8]-100)/100*IF([.A97]=&quot;Domestic&quot;;[Rate_data.$C$17];[Rate_data.$C$18]);0)" table:style-name="ce9">
            <text:p>0.00</text:p>
          </table:table-cell>
          <table:table-cell office:value-type="float" office:value="116.25" table:formula="of:=OFFSET([Rate_data.$A$23];[.H97];[.I97])" table:style-name="ce9">
            <text:p>116.25</text:p>
          </table:table-cell>
          <table:table-cell office:value-type="float" office:value="116.25" table:formula="of:=ROUND(([.J97]+[.K97])*(1-[.F97]);2)" table:style-name="ce9">
            <text:p>116.2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7]" table:style-name="ce1">
            <text:p>Zone 4</text:p>
          </table:table-cell>
          <table:table-cell office:value-type="string" office:string-value="Express" table:formula="of:=[.B97]" table:style-name="ce1">
            <text:p>Express</text:p>
          </table:table-cell>
          <table:table-cell office:value-type="float" office:value="4" table:formula="of:=[.D97]" table:style-name="ce1">
            <text:p>4</text:p>
          </table:table-cell>
          <table:table-cell office:value-type="float" office:value="4.5" table:formula="of:=[.D97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.5kg)" table:formula="of:=&quot;International &quot;&amp;[.B98]&amp;&quot; (&quot;&amp;[.D98]&amp;&quot;kg)&quot;" table:style-name="ce1">
            <text:p>International Express (4.5kg)</text:p>
          </table:table-cell>
          <table:table-cell office:value-type="float" office:value="26" table:formula="of:=MATCH([.D98];[Rate_data.$A$24:.$A$34];0)+IF([.B98]=&quot;Express&quot;;16;0)" table:style-name="ce1">
            <text:p>26</text:p>
          </table:table-cell>
          <table:table-cell office:value-type="float" office:value="5" table:formula="of:=MATCH([.A98];[Rate_data.$B$23:.$K$23];0)" table:style-name="ce1">
            <text:p>5</text:p>
          </table:table-cell>
          <table:table-cell office:value-type="float" office:value="0" table:formula="of:=IF([.E98]=&quot;Yes&quot;;([.D98]*[Rate_data.$C$8]-100)/100*IF([.A98]=&quot;Domestic&quot;;[Rate_data.$C$17];[Rate_data.$C$18]);0)" table:style-name="ce9">
            <text:p>0.00</text:p>
          </table:table-cell>
          <table:table-cell office:value-type="float" office:value="123.75" table:formula="of:=OFFSET([Rate_data.$A$23];[.H98];[.I98])" table:style-name="ce9">
            <text:p>123.75</text:p>
          </table:table-cell>
          <table:table-cell office:value-type="float" office:value="123.75" table:formula="of:=ROUND(([.J98]+[.K98])*(1-[.F98]);2)" table:style-name="ce9">
            <text:p>123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98]" table:style-name="ce1">
            <text:p>Zone 4</text:p>
          </table:table-cell>
          <table:table-cell office:value-type="string" office:string-value="Express" table:formula="of:=[.B98]" table:style-name="ce1">
            <text:p>Express</text:p>
          </table:table-cell>
          <table:table-cell office:value-type="float" office:value="4.5" table:formula="of:=[.D98]" table:style-name="ce1">
            <text:p>4.5</text:p>
          </table:table-cell>
          <table:table-cell office:value-type="float" office:value="5" table:formula="of:=[.D98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5kg)" table:formula="of:=&quot;International &quot;&amp;[.B99]&amp;&quot; (&quot;&amp;[.D99]&amp;&quot;kg)&quot;" table:style-name="ce1">
            <text:p>International Express (5kg)</text:p>
          </table:table-cell>
          <table:table-cell office:value-type="float" office:value="27" table:formula="of:=MATCH([.D99];[Rate_data.$A$24:.$A$34];0)+IF([.B99]=&quot;Express&quot;;16;0)" table:style-name="ce1">
            <text:p>27</text:p>
          </table:table-cell>
          <table:table-cell office:value-type="float" office:value="5" table:formula="of:=MATCH([.A99];[Rate_data.$B$23:.$K$23];0)" table:style-name="ce1">
            <text:p>5</text:p>
          </table:table-cell>
          <table:table-cell office:value-type="float" office:value="0" table:formula="of:=IF([.E99]=&quot;Yes&quot;;([.D99]*[Rate_data.$C$8]-100)/100*IF([.A99]=&quot;Domestic&quot;;[Rate_data.$C$17];[Rate_data.$C$18]);0)" table:style-name="ce9">
            <text:p>0.00</text:p>
          </table:table-cell>
          <table:table-cell office:value-type="float" office:value="131.25" table:formula="of:=OFFSET([Rate_data.$A$23];[.H99];[.I99])" table:style-name="ce9">
            <text:p>131.25</text:p>
          </table:table-cell>
          <table:table-cell office:value-type="float" office:value="131.25" table:formula="of:=ROUND(([.J99]+[.K99])*(1-[.F99]);2)" table:style-name="ce9">
            <text:p>131.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</text:p>
          </table:table-cell>
          <table:table-cell office:value-type="float" office:value="1" table:formula="of:=MATCH([.D100];[Rate_data.$A$24:.$A$34];0)+IF([.B100]=&quot;Express&quot;;16;0)" table:style-name="ce1">
            <text:p>1</text:p>
          </table:table-cell>
          <table:table-cell office:value-type="float" office:value="6" table:formula="of:=MATCH([.A100];[Rate_data.$B$23:.$K$23];0)" table:style-name="ce1">
            <text:p>6</text:p>
          </table:table-cell>
          <table:table-cell office:value-type="float" office:value="0" table:formula="of:=IF([.E100]=&quot;Yes&quot;;([.D100]*[Rate_data.$C$8]-100)/100*IF([.A100]=&quot;Domestic&quot;;[Rate_data.$C$17];[Rate_data.$C$18]);0)" table:style-name="ce9">
            <text:p>0.00</text:p>
          </table:table-cell>
          <table:table-cell office:value-type="float" office:value="30.95" table:formula="of:=OFFSET([Rate_data.$A$23];[.H100];[.I100])" table:style-name="ce9">
            <text:p>30.95</text:p>
          </table:table-cell>
          <table:table-cell office:value-type="float" office:value="30.95" table:formula="of:=ROUND(([.J100]+[.K100])*(1-[.F100]);2)" table:style-name="ce9">
            <text:p>30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0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0.25" table:formula="of:=[.D100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500g)</text:p>
          </table:table-cell>
          <table:table-cell office:value-type="float" office:value="2" table:formula="of:=MATCH([.D101];[Rate_data.$A$24:.$A$34];0)+IF([.B101]=&quot;Express&quot;;16;0)" table:style-name="ce1">
            <text:p>2</text:p>
          </table:table-cell>
          <table:table-cell office:value-type="float" office:value="6" table:formula="of:=MATCH([.A101];[Rate_data.$B$23:.$K$23];0)" table:style-name="ce1">
            <text:p>6</text:p>
          </table:table-cell>
          <table:table-cell office:value-type="float" office:value="0" table:formula="of:=IF([.E101]=&quot;Yes&quot;;([.D101]*[Rate_data.$C$8]-100)/100*IF([.A101]=&quot;Domestic&quot;;[Rate_data.$C$17];[Rate_data.$C$18]);0)" table:style-name="ce9">
            <text:p>0.00</text:p>
          </table:table-cell>
          <table:table-cell office:value-type="float" office:value="39.35" table:formula="of:=OFFSET([Rate_data.$A$23];[.H101];[.I101])" table:style-name="ce9">
            <text:p>39.35</text:p>
          </table:table-cell>
          <table:table-cell office:value-type="float" office:value="39.35" table:formula="of:=ROUND(([.J101]+[.K101])*(1-[.F101]);2)" table:style-name="ce9">
            <text:p>39.3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1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0.5" table:formula="of:=[.D101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kg)</text:p>
          </table:table-cell>
          <table:table-cell office:value-type="float" office:value="3" table:formula="of:=MATCH([.D102];[Rate_data.$A$24:.$A$34];0)+IF([.B102]=&quot;Express&quot;;16;0)" table:style-name="ce1">
            <text:p>3</text:p>
          </table:table-cell>
          <table:table-cell office:value-type="float" office:value="6" table:formula="of:=MATCH([.A102];[Rate_data.$B$23:.$K$23];0)" table:style-name="ce1">
            <text:p>6</text:p>
          </table:table-cell>
          <table:table-cell office:value-type="float" office:value="0" table:formula="of:=IF([.E102]=&quot;Yes&quot;;([.D102]*[Rate_data.$C$8]-100)/100*IF([.A102]=&quot;Domestic&quot;;[Rate_data.$C$17];[Rate_data.$C$18]);0)" table:style-name="ce9">
            <text:p>0.00</text:p>
          </table:table-cell>
          <table:table-cell office:value-type="float" office:value="56.15" table:formula="of:=OFFSET([Rate_data.$A$23];[.H102];[.I102])" table:style-name="ce9">
            <text:p>56.15</text:p>
          </table:table-cell>
          <table:table-cell office:value-type="float" office:value="56.15" table:formula="of:=ROUND(([.J102]+[.K102])*(1-[.F102]);2)" table:style-name="ce9">
            <text:p>56.1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2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1" table:formula="of:=[.D102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Standard (1.5kg)</text:p>
          </table:table-cell>
          <table:table-cell office:value-type="float" office:value="4" table:formula="of:=MATCH([.D103];[Rate_data.$A$24:.$A$34];0)+IF([.B103]=&quot;Express&quot;;16;0)" table:style-name="ce1">
            <text:p>4</text:p>
          </table:table-cell>
          <table:table-cell office:value-type="float" office:value="6" table:formula="of:=MATCH([.A103];[Rate_data.$B$23:.$K$23];0)" table:style-name="ce1">
            <text:p>6</text:p>
          </table:table-cell>
          <table:table-cell office:value-type="float" office:value="0" table:formula="of:=IF([.E103]=&quot;Yes&quot;;([.D103]*[Rate_data.$C$8]-100)/100*IF([.A103]=&quot;Domestic&quot;;[Rate_data.$C$17];[Rate_data.$C$18]);0)" table:style-name="ce9">
            <text:p>0.00</text:p>
          </table:table-cell>
          <table:table-cell office:value-type="float" office:value="72.95" table:formula="of:=OFFSET([Rate_data.$A$23];[.H103];[.I103])" table:style-name="ce9">
            <text:p>72.95</text:p>
          </table:table-cell>
          <table:table-cell office:value-type="float" office:value="72.95" table:formula="of:=ROUND(([.J103]+[.K103])*(1-[.F103]);2)" table:style-name="ce9">
            <text:p>72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3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1.5" table:formula="of:=[.D103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kg)" table:formula="of:=&quot;International Standard (&quot;&amp;[.D104]&amp;&quot;kg)&quot;" table:style-name="ce1">
            <text:p>International Standard (2kg)</text:p>
          </table:table-cell>
          <table:table-cell office:value-type="float" office:value="5" table:formula="of:=MATCH([.D104];[Rate_data.$A$24:.$A$34];0)+IF([.B104]=&quot;Express&quot;;16;0)" table:style-name="ce1">
            <text:p>5</text:p>
          </table:table-cell>
          <table:table-cell office:value-type="float" office:value="6" table:formula="of:=MATCH([.A104];[Rate_data.$B$23:.$K$23];0)" table:style-name="ce1">
            <text:p>6</text:p>
          </table:table-cell>
          <table:table-cell office:value-type="float" office:value="0" table:formula="of:=IF([.E104]=&quot;Yes&quot;;([.D104]*[Rate_data.$C$8]-100)/100*IF([.A104]=&quot;Domestic&quot;;[Rate_data.$C$17];[Rate_data.$C$18]);0)" table:style-name="ce9">
            <text:p>0.00</text:p>
          </table:table-cell>
          <table:table-cell office:value-type="float" office:value="89.75" table:formula="of:=OFFSET([Rate_data.$A$23];[.H104];[.I104])" table:style-name="ce9">
            <text:p>89.75</text:p>
          </table:table-cell>
          <table:table-cell office:value-type="float" office:value="89.75" table:formula="of:=ROUND(([.J104]+[.K104])*(1-[.F104]);2)" table:style-name="ce9">
            <text:p>89.7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4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2" table:formula="of:=[.D104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2.5kg)" table:formula="of:=&quot;International Standard (&quot;&amp;[.D105]&amp;&quot;kg)&quot;" table:style-name="ce1">
            <text:p>International Standard (2.5kg)</text:p>
          </table:table-cell>
          <table:table-cell office:value-type="float" office:value="6" table:formula="of:=MATCH([.D105];[Rate_data.$A$24:.$A$34];0)+IF([.B105]=&quot;Express&quot;;16;0)" table:style-name="ce1">
            <text:p>6</text:p>
          </table:table-cell>
          <table:table-cell office:value-type="float" office:value="6" table:formula="of:=MATCH([.A105];[Rate_data.$B$23:.$K$23];0)" table:style-name="ce1">
            <text:p>6</text:p>
          </table:table-cell>
          <table:table-cell office:value-type="float" office:value="0" table:formula="of:=IF([.E105]=&quot;Yes&quot;;([.D105]*[Rate_data.$C$8]-100)/100*IF([.A105]=&quot;Domestic&quot;;[Rate_data.$C$17];[Rate_data.$C$18]);0)" table:style-name="ce9">
            <text:p>0.00</text:p>
          </table:table-cell>
          <table:table-cell office:value-type="float" office:value="99.85" table:formula="of:=OFFSET([Rate_data.$A$23];[.H105];[.I105])" table:style-name="ce9">
            <text:p>99.85</text:p>
          </table:table-cell>
          <table:table-cell office:value-type="float" office:value="99.85" table:formula="of:=ROUND(([.J105]+[.K105])*(1-[.F105]);2)" table:style-name="ce9">
            <text:p>99.8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5]" table:style-name="ce1">
            <text:p>Zone 5</text:p>
          </table:table-cell>
          <table:table-cell office:value-type="string" table:style-name="ce1">
            <text:p>Standard</text:p>
          </table:table-cell>
          <table:table-cell office:value-type="float" office:value="2.5" table:formula="of:=[.D105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kg)" table:formula="of:=&quot;International Standard (&quot;&amp;[.D106]&amp;&quot;kg)&quot;" table:style-name="ce1">
            <text:p>International Standard (3kg)</text:p>
          </table:table-cell>
          <table:table-cell office:value-type="float" office:value="7" table:formula="of:=MATCH([.D106];[Rate_data.$A$24:.$A$34];0)+IF([.B106]=&quot;Express&quot;;16;0)" table:style-name="ce1">
            <text:p>7</text:p>
          </table:table-cell>
          <table:table-cell office:value-type="float" office:value="6" table:formula="of:=MATCH([.A106];[Rate_data.$B$23:.$K$23];0)" table:style-name="ce1">
            <text:p>6</text:p>
          </table:table-cell>
          <table:table-cell office:value-type="float" office:value="0" table:formula="of:=IF([.E106]=&quot;Yes&quot;;([.D106]*[Rate_data.$C$8]-100)/100*IF([.A106]=&quot;Domestic&quot;;[Rate_data.$C$17];[Rate_data.$C$18]);0)" table:style-name="ce9">
            <text:p>0.00</text:p>
          </table:table-cell>
          <table:table-cell office:value-type="float" office:value="109.94999999999999" table:formula="of:=OFFSET([Rate_data.$A$23];[.H106];[.I106])" table:style-name="ce9">
            <text:p>109.95</text:p>
          </table:table-cell>
          <table:table-cell office:value-type="float" office:value="109.95" table:formula="of:=ROUND(([.J106]+[.K106])*(1-[.F106]);2)" table:style-name="ce9">
            <text:p>109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6]" table:style-name="ce1">
            <text:p>Zone 5</text:p>
          </table:table-cell>
          <table:table-cell office:value-type="string" office:string-value="Standard" table:formula="of:=[.B106]" table:style-name="ce1">
            <text:p>Standard</text:p>
          </table:table-cell>
          <table:table-cell office:value-type="float" office:value="3" table:formula="of:=[.D106]" table:style-name="ce1">
            <text:p>3</text:p>
          </table:table-cell>
          <table:table-cell office:value-type="float" office:value="3.5" table:formula="of:=[.D106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3.5kg)" table:formula="of:=&quot;International &quot;&amp;[.B107]&amp;&quot; (&quot;&amp;[.D107]&amp;&quot;kg)&quot;" table:style-name="ce1">
            <text:p>International Standard (3.5kg)</text:p>
          </table:table-cell>
          <table:table-cell office:value-type="float" office:value="8" table:formula="of:=MATCH([.D107];[Rate_data.$A$24:.$A$34];0)+IF([.B107]=&quot;Express&quot;;16;0)" table:style-name="ce1">
            <text:p>8</text:p>
          </table:table-cell>
          <table:table-cell office:value-type="float" office:value="6" table:formula="of:=MATCH([.A107];[Rate_data.$B$23:.$K$23];0)" table:style-name="ce1">
            <text:p>6</text:p>
          </table:table-cell>
          <table:table-cell office:value-type="float" office:value="0" table:formula="of:=IF([.E107]=&quot;Yes&quot;;([.D107]*[Rate_data.$C$8]-100)/100*IF([.A107]=&quot;Domestic&quot;;[Rate_data.$C$17];[Rate_data.$C$18]);0)" table:style-name="ce9">
            <text:p>0.00</text:p>
          </table:table-cell>
          <table:table-cell office:value-type="float" office:value="120.04999999999998" table:formula="of:=OFFSET([Rate_data.$A$23];[.H107];[.I107])" table:style-name="ce9">
            <text:p>120.05</text:p>
          </table:table-cell>
          <table:table-cell office:value-type="float" office:value="120.05" table:formula="of:=ROUND(([.J107]+[.K107])*(1-[.F107]);2)" table:style-name="ce9">
            <text:p>120.0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7]" table:style-name="ce1">
            <text:p>Zone 5</text:p>
          </table:table-cell>
          <table:table-cell office:value-type="string" office:string-value="Standard" table:formula="of:=[.B107]" table:style-name="ce1">
            <text:p>Standard</text:p>
          </table:table-cell>
          <table:table-cell office:value-type="float" office:value="3.5" table:formula="of:=[.D107]" table:style-name="ce1">
            <text:p>3.5</text:p>
          </table:table-cell>
          <table:table-cell office:value-type="float" office:value="4" table:formula="of:=[.D107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kg)" table:formula="of:=&quot;International &quot;&amp;[.B108]&amp;&quot; (&quot;&amp;[.D108]&amp;&quot;kg)&quot;" table:style-name="ce1">
            <text:p>International Standard (4kg)</text:p>
          </table:table-cell>
          <table:table-cell office:value-type="float" office:value="9" table:formula="of:=MATCH([.D108];[Rate_data.$A$24:.$A$34];0)+IF([.B108]=&quot;Express&quot;;16;0)" table:style-name="ce1">
            <text:p>9</text:p>
          </table:table-cell>
          <table:table-cell office:value-type="float" office:value="6" table:formula="of:=MATCH([.A108];[Rate_data.$B$23:.$K$23];0)" table:style-name="ce1">
            <text:p>6</text:p>
          </table:table-cell>
          <table:table-cell office:value-type="float" office:value="0" table:formula="of:=IF([.E108]=&quot;Yes&quot;;([.D108]*[Rate_data.$C$8]-100)/100*IF([.A108]=&quot;Domestic&quot;;[Rate_data.$C$17];[Rate_data.$C$18]);0)" table:style-name="ce9">
            <text:p>0.00</text:p>
          </table:table-cell>
          <table:table-cell office:value-type="float" office:value="130.14999999999998" table:formula="of:=OFFSET([Rate_data.$A$23];[.H108];[.I108])" table:style-name="ce9">
            <text:p>130.15</text:p>
          </table:table-cell>
          <table:table-cell office:value-type="float" office:value="130.15" table:formula="of:=ROUND(([.J108]+[.K108])*(1-[.F108]);2)" table:style-name="ce9">
            <text:p>130.1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8]" table:style-name="ce1">
            <text:p>Zone 5</text:p>
          </table:table-cell>
          <table:table-cell office:value-type="string" office:string-value="Standard" table:formula="of:=[.B108]" table:style-name="ce1">
            <text:p>Standard</text:p>
          </table:table-cell>
          <table:table-cell office:value-type="float" office:value="4" table:formula="of:=[.D108]" table:style-name="ce1">
            <text:p>4</text:p>
          </table:table-cell>
          <table:table-cell office:value-type="float" office:value="4.5" table:formula="of:=[.D108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4.5kg)" table:formula="of:=&quot;International &quot;&amp;[.B109]&amp;&quot; (&quot;&amp;[.D109]&amp;&quot;kg)&quot;" table:style-name="ce1">
            <text:p>International Standard (4.5kg)</text:p>
          </table:table-cell>
          <table:table-cell office:value-type="float" office:value="10" table:formula="of:=MATCH([.D109];[Rate_data.$A$24:.$A$34];0)+IF([.B109]=&quot;Express&quot;;16;0)" table:style-name="ce1">
            <text:p>10</text:p>
          </table:table-cell>
          <table:table-cell office:value-type="float" office:value="6" table:formula="of:=MATCH([.A109];[Rate_data.$B$23:.$K$23];0)" table:style-name="ce1">
            <text:p>6</text:p>
          </table:table-cell>
          <table:table-cell office:value-type="float" office:value="0" table:formula="of:=IF([.E109]=&quot;Yes&quot;;([.D109]*[Rate_data.$C$8]-100)/100*IF([.A109]=&quot;Domestic&quot;;[Rate_data.$C$17];[Rate_data.$C$18]);0)" table:style-name="ce9">
            <text:p>0.00</text:p>
          </table:table-cell>
          <table:table-cell office:value-type="float" office:value="140.24999999999997" table:formula="of:=OFFSET([Rate_data.$A$23];[.H109];[.I109])" table:style-name="ce9">
            <text:p>140.25</text:p>
          </table:table-cell>
          <table:table-cell office:value-type="float" office:value="140.25" table:formula="of:=ROUND(([.J109]+[.K109])*(1-[.F109]);2)" table:style-name="ce9">
            <text:p>140.2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9]" table:style-name="ce1">
            <text:p>Zone 5</text:p>
          </table:table-cell>
          <table:table-cell office:value-type="string" office:string-value="Standard" table:formula="of:=[.B109]" table:style-name="ce1">
            <text:p>Standard</text:p>
          </table:table-cell>
          <table:table-cell office:value-type="float" office:value="4.5" table:formula="of:=[.D109]" table:style-name="ce1">
            <text:p>4.5</text:p>
          </table:table-cell>
          <table:table-cell office:value-type="float" office:value="5" table:formula="of:=[.D109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Standard (5kg)" table:formula="of:=&quot;International &quot;&amp;[.B110]&amp;&quot; (&quot;&amp;[.D110]&amp;&quot;kg)&quot;" table:style-name="ce1">
            <text:p>International Standard (5kg)</text:p>
          </table:table-cell>
          <table:table-cell office:value-type="float" office:value="11" table:formula="of:=MATCH([.D110];[Rate_data.$A$24:.$A$34];0)+IF([.B110]=&quot;Express&quot;;16;0)" table:style-name="ce1">
            <text:p>11</text:p>
          </table:table-cell>
          <table:table-cell office:value-type="float" office:value="6" table:formula="of:=MATCH([.A110];[Rate_data.$B$23:.$K$23];0)" table:style-name="ce1">
            <text:p>6</text:p>
          </table:table-cell>
          <table:table-cell office:value-type="float" office:value="0" table:formula="of:=IF([.E110]=&quot;Yes&quot;;([.D110]*[Rate_data.$C$8]-100)/100*IF([.A110]=&quot;Domestic&quot;;[Rate_data.$C$17];[Rate_data.$C$18]);0)" table:style-name="ce9">
            <text:p>0.00</text:p>
          </table:table-cell>
          <table:table-cell office:value-type="float" office:value="150.34999999999997" table:formula="of:=OFFSET([Rate_data.$A$23];[.H110];[.I110])" table:style-name="ce9">
            <text:p>150.35</text:p>
          </table:table-cell>
          <table:table-cell office:value-type="float" office:value="150.35" table:formula="of:=ROUND(([.J110]+[.K110])*(1-[.F110]);2)" table:style-name="ce9">
            <text:p>150.3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06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</text:p>
          </table:table-cell>
          <table:table-cell office:value-type="float" office:value="17" table:formula="of:=MATCH([.D111];[Rate_data.$A$24:.$A$34];0)+IF([.B111]=&quot;Express&quot;;16;0)" table:style-name="ce1">
            <text:p>17</text:p>
          </table:table-cell>
          <table:table-cell office:value-type="float" office:value="6" table:formula="of:=MATCH([.A111];[Rate_data.$B$23:.$K$23];0)" table:style-name="ce1">
            <text:p>6</text:p>
          </table:table-cell>
          <table:table-cell office:value-type="float" office:value="0" table:formula="of:=IF([.E111]=&quot;Yes&quot;;([.D111]*[Rate_data.$C$8]-100)/100*IF([.A111]=&quot;Domestic&quot;;[Rate_data.$C$17];[Rate_data.$C$18]);0)" table:style-name="ce9">
            <text:p>0.00</text:p>
          </table:table-cell>
          <table:table-cell office:value-type="float" office:value="45.95" table:formula="of:=OFFSET([Rate_data.$A$23];[.H111];[.I111])" table:style-name="ce9">
            <text:p>45.95</text:p>
          </table:table-cell>
          <table:table-cell office:value-type="float" office:value="45.95" table:formula="of:=ROUND(([.J111]+[.K111])*(1-[.F111]);2)" table:style-name="ce9">
            <text:p>45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1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111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500g)</text:p>
          </table:table-cell>
          <table:table-cell office:value-type="float" office:value="18" table:formula="of:=MATCH([.D112];[Rate_data.$A$24:.$A$34];0)+IF([.B112]=&quot;Express&quot;;16;0)" table:style-name="ce1">
            <text:p>18</text:p>
          </table:table-cell>
          <table:table-cell office:value-type="float" office:value="6" table:formula="of:=MATCH([.A112];[Rate_data.$B$23:.$K$23];0)" table:style-name="ce1">
            <text:p>6</text:p>
          </table:table-cell>
          <table:table-cell office:value-type="float" office:value="0" table:formula="of:=IF([.E112]=&quot;Yes&quot;;([.D112]*[Rate_data.$C$8]-100)/100*IF([.A112]=&quot;Domestic&quot;;[Rate_data.$C$17];[Rate_data.$C$18]);0)" table:style-name="ce9">
            <text:p>0.00</text:p>
          </table:table-cell>
          <table:table-cell office:value-type="float" office:value="54.35" table:formula="of:=OFFSET([Rate_data.$A$23];[.H112];[.I112])" table:style-name="ce9">
            <text:p>54.35</text:p>
          </table:table-cell>
          <table:table-cell office:value-type="float" office:value="54.35" table:formula="of:=ROUND(([.J112]+[.K112])*(1-[.F112]);2)" table:style-name="ce9">
            <text:p>54.3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2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112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kg)</text:p>
          </table:table-cell>
          <table:table-cell office:value-type="float" office:value="19" table:formula="of:=MATCH([.D113];[Rate_data.$A$24:.$A$34];0)+IF([.B113]=&quot;Express&quot;;16;0)" table:style-name="ce1">
            <text:p>19</text:p>
          </table:table-cell>
          <table:table-cell office:value-type="float" office:value="6" table:formula="of:=MATCH([.A113];[Rate_data.$B$23:.$K$23];0)" table:style-name="ce1">
            <text:p>6</text:p>
          </table:table-cell>
          <table:table-cell office:value-type="float" office:value="0" table:formula="of:=IF([.E113]=&quot;Yes&quot;;([.D113]*[Rate_data.$C$8]-100)/100*IF([.A113]=&quot;Domestic&quot;;[Rate_data.$C$17];[Rate_data.$C$18]);0)" table:style-name="ce9">
            <text:p>0.00</text:p>
          </table:table-cell>
          <table:table-cell office:value-type="float" office:value="71.150000000000006" table:formula="of:=OFFSET([Rate_data.$A$23];[.H113];[.I113])" table:style-name="ce9">
            <text:p>71.15</text:p>
          </table:table-cell>
          <table:table-cell office:value-type="float" office:value="71.150000000000006" table:formula="of:=ROUND(([.J113]+[.K113])*(1-[.F113]);2)" table:style-name="ce9">
            <text:p>71.1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3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" table:formula="of:=[.D113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table:style-name="ce1">
            <text:p>International Express (1.5kg)</text:p>
          </table:table-cell>
          <table:table-cell office:value-type="float" office:value="20" table:formula="of:=MATCH([.D114];[Rate_data.$A$24:.$A$34];0)+IF([.B114]=&quot;Express&quot;;16;0)" table:style-name="ce1">
            <text:p>20</text:p>
          </table:table-cell>
          <table:table-cell office:value-type="float" office:value="6" table:formula="of:=MATCH([.A114];[Rate_data.$B$23:.$K$23];0)" table:style-name="ce1">
            <text:p>6</text:p>
          </table:table-cell>
          <table:table-cell office:value-type="float" office:value="0" table:formula="of:=IF([.E114]=&quot;Yes&quot;;([.D114]*[Rate_data.$C$8]-100)/100*IF([.A114]=&quot;Domestic&quot;;[Rate_data.$C$17];[Rate_data.$C$18]);0)" table:style-name="ce9">
            <text:p>0.00</text:p>
          </table:table-cell>
          <table:table-cell office:value-type="float" office:value="87.95" table:formula="of:=OFFSET([Rate_data.$A$23];[.H114];[.I114])" table:style-name="ce9">
            <text:p>87.95</text:p>
          </table:table-cell>
          <table:table-cell office:value-type="float" office:value="87.95" table:formula="of:=ROUND(([.J114]+[.K114])*(1-[.F114]);2)" table:style-name="ce9">
            <text:p>87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4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114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kg)" table:formula="of:=&quot;International Express (&quot;&amp;[.D115]&amp;&quot;kg)&quot;" table:style-name="ce1">
            <text:p>International Express (2kg)</text:p>
          </table:table-cell>
          <table:table-cell office:value-type="float" office:value="21" table:formula="of:=MATCH([.D115];[Rate_data.$A$24:.$A$34];0)+IF([.B115]=&quot;Express&quot;;16;0)" table:style-name="ce1">
            <text:p>21</text:p>
          </table:table-cell>
          <table:table-cell office:value-type="float" office:value="6" table:formula="of:=MATCH([.A115];[Rate_data.$B$23:.$K$23];0)" table:style-name="ce1">
            <text:p>6</text:p>
          </table:table-cell>
          <table:table-cell office:value-type="float" office:value="0" table:formula="of:=IF([.E115]=&quot;Yes&quot;;([.D115]*[Rate_data.$C$8]-100)/100*IF([.A115]=&quot;Domestic&quot;;[Rate_data.$C$17];[Rate_data.$C$18]);0)" table:style-name="ce9">
            <text:p>0.00</text:p>
          </table:table-cell>
          <table:table-cell office:value-type="float" office:value="104.75" table:formula="of:=OFFSET([Rate_data.$A$23];[.H115];[.I115])" table:style-name="ce9">
            <text:p>104.75</text:p>
          </table:table-cell>
          <table:table-cell office:value-type="float" office:value="104.75" table:formula="of:=ROUND(([.J115]+[.K115])*(1-[.F115]);2)" table:style-name="ce9">
            <text:p>104.7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5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" table:formula="of:=[.D115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2.5kg)" table:formula="of:=&quot;International Express (&quot;&amp;[.D116]&amp;&quot;kg)&quot;" table:style-name="ce1">
            <text:p>International Express (2.5kg)</text:p>
          </table:table-cell>
          <table:table-cell office:value-type="float" office:value="22" table:formula="of:=MATCH([.D116];[Rate_data.$A$24:.$A$34];0)+IF([.B116]=&quot;Express&quot;;16;0)" table:style-name="ce1">
            <text:p>22</text:p>
          </table:table-cell>
          <table:table-cell office:value-type="float" office:value="6" table:formula="of:=MATCH([.A116];[Rate_data.$B$23:.$K$23];0)" table:style-name="ce1">
            <text:p>6</text:p>
          </table:table-cell>
          <table:table-cell office:value-type="float" office:value="0" table:formula="of:=IF([.E116]=&quot;Yes&quot;;([.D116]*[Rate_data.$C$8]-100)/100*IF([.A116]=&quot;Domestic&quot;;[Rate_data.$C$17];[Rate_data.$C$18]);0)" table:style-name="ce9">
            <text:p>0.00</text:p>
          </table:table-cell>
          <table:table-cell office:value-type="float" office:value="114.85" table:formula="of:=OFFSET([Rate_data.$A$23];[.H116];[.I116])" table:style-name="ce9">
            <text:p>114.85</text:p>
          </table:table-cell>
          <table:table-cell office:value-type="float" office:value="114.85" table:formula="of:=ROUND(([.J116]+[.K116])*(1-[.F116]);2)" table:style-name="ce9">
            <text:p>114.8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6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116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kg)" table:formula="of:=&quot;International Express (&quot;&amp;[.D117]&amp;&quot;kg)&quot;" table:style-name="ce1">
            <text:p>International Express (3kg)</text:p>
          </table:table-cell>
          <table:table-cell office:value-type="float" office:value="23" table:formula="of:=MATCH([.D117];[Rate_data.$A$24:.$A$34];0)+IF([.B117]=&quot;Express&quot;;16;0)" table:style-name="ce1">
            <text:p>23</text:p>
          </table:table-cell>
          <table:table-cell office:value-type="float" office:value="6" table:formula="of:=MATCH([.A117];[Rate_data.$B$23:.$K$23];0)" table:style-name="ce1">
            <text:p>6</text:p>
          </table:table-cell>
          <table:table-cell office:value-type="float" office:value="0" table:formula="of:=IF([.E117]=&quot;Yes&quot;;([.D117]*[Rate_data.$C$8]-100)/100*IF([.A117]=&quot;Domestic&quot;;[Rate_data.$C$17];[Rate_data.$C$18]);0)" table:style-name="ce9">
            <text:p>0.00</text:p>
          </table:table-cell>
          <table:table-cell office:value-type="float" office:value="124.94999999999999" table:formula="of:=OFFSET([Rate_data.$A$23];[.H117];[.I117])" table:style-name="ce9">
            <text:p>124.95</text:p>
          </table:table-cell>
          <table:table-cell office:value-type="float" office:value="124.95" table:formula="of:=ROUND(([.J117]+[.K117])*(1-[.F117]);2)" table:style-name="ce9">
            <text:p>124.9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7]" table:style-name="ce1">
            <text:p>Zone 5</text:p>
          </table:table-cell>
          <table:table-cell office:value-type="string" office:string-value="Express" table:formula="of:=[.B117]" table:style-name="ce1">
            <text:p>Express</text:p>
          </table:table-cell>
          <table:table-cell office:value-type="float" office:value="3" table:formula="of:=[.D117]" table:style-name="ce1">
            <text:p>3</text:p>
          </table:table-cell>
          <table:table-cell office:value-type="float" office:value="3.5" table:formula="of:=[.D117]+0.5" table:style-name="ce1">
            <text:p>3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3.5kg)" table:formula="of:=&quot;International &quot;&amp;[.B118]&amp;&quot; (&quot;&amp;[.D118]&amp;&quot;kg)&quot;" table:style-name="ce1">
            <text:p>International Express (3.5kg)</text:p>
          </table:table-cell>
          <table:table-cell office:value-type="float" office:value="24" table:formula="of:=MATCH([.D118];[Rate_data.$A$24:.$A$34];0)+IF([.B118]=&quot;Express&quot;;16;0)" table:style-name="ce1">
            <text:p>24</text:p>
          </table:table-cell>
          <table:table-cell office:value-type="float" office:value="6" table:formula="of:=MATCH([.A118];[Rate_data.$B$23:.$K$23];0)" table:style-name="ce1">
            <text:p>6</text:p>
          </table:table-cell>
          <table:table-cell office:value-type="float" office:value="0" table:formula="of:=IF([.E118]=&quot;Yes&quot;;([.D118]*[Rate_data.$C$8]-100)/100*IF([.A118]=&quot;Domestic&quot;;[Rate_data.$C$17];[Rate_data.$C$18]);0)" table:style-name="ce9">
            <text:p>0.00</text:p>
          </table:table-cell>
          <table:table-cell office:value-type="float" office:value="135.04999999999998" table:formula="of:=OFFSET([Rate_data.$A$23];[.H118];[.I118])" table:style-name="ce9">
            <text:p>135.05</text:p>
          </table:table-cell>
          <table:table-cell office:value-type="float" office:value="135.05000000000001" table:formula="of:=ROUND(([.J118]+[.K118])*(1-[.F118]);2)" table:style-name="ce9">
            <text:p>135.0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8]" table:style-name="ce1">
            <text:p>Zone 5</text:p>
          </table:table-cell>
          <table:table-cell office:value-type="string" office:string-value="Express" table:formula="of:=[.B118]" table:style-name="ce1">
            <text:p>Express</text:p>
          </table:table-cell>
          <table:table-cell office:value-type="float" office:value="3.5" table:formula="of:=[.D118]" table:style-name="ce1">
            <text:p>3.5</text:p>
          </table:table-cell>
          <table:table-cell office:value-type="float" office:value="4" table:formula="of:=[.D118]+0.5" table:style-name="ce1">
            <text:p>4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kg)" table:formula="of:=&quot;International &quot;&amp;[.B119]&amp;&quot; (&quot;&amp;[.D119]&amp;&quot;kg)&quot;" table:style-name="ce1">
            <text:p>International Express (4kg)</text:p>
          </table:table-cell>
          <table:table-cell office:value-type="float" office:value="25" table:formula="of:=MATCH([.D119];[Rate_data.$A$24:.$A$34];0)+IF([.B119]=&quot;Express&quot;;16;0)" table:style-name="ce1">
            <text:p>25</text:p>
          </table:table-cell>
          <table:table-cell office:value-type="float" office:value="6" table:formula="of:=MATCH([.A119];[Rate_data.$B$23:.$K$23];0)" table:style-name="ce1">
            <text:p>6</text:p>
          </table:table-cell>
          <table:table-cell office:value-type="float" office:value="0" table:formula="of:=IF([.E119]=&quot;Yes&quot;;([.D119]*[Rate_data.$C$8]-100)/100*IF([.A119]=&quot;Domestic&quot;;[Rate_data.$C$17];[Rate_data.$C$18]);0)" table:style-name="ce9">
            <text:p>0.00</text:p>
          </table:table-cell>
          <table:table-cell office:value-type="float" office:value="145.14999999999998" table:formula="of:=OFFSET([Rate_data.$A$23];[.H119];[.I119])" table:style-name="ce9">
            <text:p>145.15</text:p>
          </table:table-cell>
          <table:table-cell office:value-type="float" office:value="145.15" table:formula="of:=ROUND(([.J119]+[.K119])*(1-[.F119]);2)" table:style-name="ce9">
            <text:p>145.1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19]" table:style-name="ce1">
            <text:p>Zone 5</text:p>
          </table:table-cell>
          <table:table-cell office:value-type="string" office:string-value="Express" table:formula="of:=[.B119]" table:style-name="ce1">
            <text:p>Express</text:p>
          </table:table-cell>
          <table:table-cell office:value-type="float" office:value="4" table:formula="of:=[.D119]" table:style-name="ce1">
            <text:p>4</text:p>
          </table:table-cell>
          <table:table-cell office:value-type="float" office:value="4.5" table:formula="of:=[.D119]+0.5" table:style-name="ce1">
            <text:p>4.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4.5kg)" table:formula="of:=&quot;International &quot;&amp;[.B120]&amp;&quot; (&quot;&amp;[.D120]&amp;&quot;kg)&quot;" table:style-name="ce1">
            <text:p>International Express (4.5kg)</text:p>
          </table:table-cell>
          <table:table-cell office:value-type="float" office:value="26" table:formula="of:=MATCH([.D120];[Rate_data.$A$24:.$A$34];0)+IF([.B120]=&quot;Express&quot;;16;0)" table:style-name="ce1">
            <text:p>26</text:p>
          </table:table-cell>
          <table:table-cell office:value-type="float" office:value="6" table:formula="of:=MATCH([.A120];[Rate_data.$B$23:.$K$23];0)" table:style-name="ce1">
            <text:p>6</text:p>
          </table:table-cell>
          <table:table-cell office:value-type="float" office:value="0" table:formula="of:=IF([.E120]=&quot;Yes&quot;;([.D120]*[Rate_data.$C$8]-100)/100*IF([.A120]=&quot;Domestic&quot;;[Rate_data.$C$17];[Rate_data.$C$18]);0)" table:style-name="ce9">
            <text:p>0.00</text:p>
          </table:table-cell>
          <table:table-cell office:value-type="float" office:value="155.24999999999997" table:formula="of:=OFFSET([Rate_data.$A$23];[.H120];[.I120])" table:style-name="ce9">
            <text:p>155.25</text:p>
          </table:table-cell>
          <table:table-cell office:value-type="float" office:value="155.25" table:formula="of:=ROUND(([.J120]+[.K120])*(1-[.F120]);2)" table:style-name="ce9">
            <text:p>155.2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120]" table:style-name="ce1">
            <text:p>Zone 5</text:p>
          </table:table-cell>
          <table:table-cell office:value-type="string" office:string-value="Express" table:formula="of:=[.B120]" table:style-name="ce1">
            <text:p>Express</text:p>
          </table:table-cell>
          <table:table-cell office:value-type="float" office:value="4.5" table:formula="of:=[.D120]" table:style-name="ce1">
            <text:p>4.5</text:p>
          </table:table-cell>
          <table:table-cell office:value-type="float" office:value="5" table:formula="of:=[.D120]+0.5" table:style-name="ce1">
            <text:p>5</text:p>
          </table:table-cell>
          <table:table-cell office:value-type="string" table:style-name="ce1">
            <text:p>No</text:p>
          </table:table-cell>
          <table:table-cell office:value-type="percentage" office:value="0" table:style-name="ce11">
            <text:p>0%</text:p>
          </table:table-cell>
          <table:table-cell office:value-type="string" office:string-value="International Express (5kg)" table:formula="of:=&quot;International &quot;&amp;[.B121]&amp;&quot; (&quot;&amp;[.D121]&amp;&quot;kg)&quot;" table:style-name="ce1">
            <text:p>International Express (5kg)</text:p>
          </table:table-cell>
          <table:table-cell office:value-type="float" office:value="27" table:formula="of:=MATCH([.D121];[Rate_data.$A$24:.$A$34];0)+IF([.B121]=&quot;Express&quot;;16;0)" table:style-name="ce1">
            <text:p>27</text:p>
          </table:table-cell>
          <table:table-cell office:value-type="float" office:value="6" table:formula="of:=MATCH([.A121];[Rate_data.$B$23:.$K$23];0)" table:style-name="ce1">
            <text:p>6</text:p>
          </table:table-cell>
          <table:table-cell office:value-type="float" office:value="0" table:formula="of:=IF([.E121]=&quot;Yes&quot;;([.D121]*[Rate_data.$C$8]-100)/100*IF([.A121]=&quot;Domestic&quot;;[Rate_data.$C$17];[Rate_data.$C$18]);0)" table:style-name="ce9">
            <text:p>0.00</text:p>
          </table:table-cell>
          <table:table-cell office:value-type="float" office:value="165.34999999999997" table:formula="of:=OFFSET([Rate_data.$A$23];[.H121];[.I121])" table:style-name="ce9">
            <text:p>165.35</text:p>
          </table:table-cell>
          <table:table-cell office:value-type="float" office:value="165.35" table:formula="of:=ROUND(([.J121]+[.K121])*(1-[.F121]);2)" table:style-name="ce9">
            <text:p>165.35</text:p>
          </table:table-cell>
          <table:table-cell table:number-columns-repeated="16372"/>
        </table:table-row>
        <table:table-row table:number-rows-repeated="7" table:style-name="ro1">
          <table:table-cell table:number-columns-repeated="5" table:style-name="ce1"/>
          <table:table-cell table:style-name="ce11"/>
          <table:table-cell table:number-columns-repeated="3" table:style-name="ce1"/>
          <table:table-cell table:number-columns-repeated="3" table:style-name="ce9"/>
          <table:table-cell table:number-columns-repeated="16372"/>
        </table:table-row>
        <table:table-row table:number-rows-repeated="9" table:style-name="ro1">
          <table:table-cell table:number-columns-repeated="5"/>
          <table:table-cell table:style-name="ce11"/>
          <table:table-cell table:number-columns-repeated="3" table:style-name="ce1"/>
          <table:table-cell table:number-columns-repeated="3" table:style-name="ce9"/>
          <table:table-cell table:number-columns-repeated="16372"/>
        </table:table-row>
        <table:table-row table:number-rows-repeated="1048439" table:style-name="ro3">
          <table:table-cell table:number-columns-repeated="16384"/>
        </table:table-row>
      </table:table>
      <table:table table:name="Zone_rates_1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3"/>
        <table:table-column table:style-name="co1" table:number-columns-repeated="59" table:default-cell-style-name="ce1"/>
        <table:table-column table:style-name="co2" table:number-columns-repeated="16320" table:default-cell-style-name="ce1"/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greaterThanKg</text:p>
          </table:table-cell>
          <table:table-cell office:value-type="string" table:style-name="ce3">
            <text:p>lessThanKg</text:p>
          </table:table-cell>
          <table:table-cell office:value-type="string" table:style-name="ce12">
            <text:p>rateAud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4];[Zone_lookup.$A$3:.$B$12];2;FALSE())" table:style-name="ce1">
            <text:p>Domestic</text:p>
          </table:table-cell>
          <table:table-cell office:value-type="string" office:string-value="Parcel Post" table:formula="of:=[Rate_definitions_1.G4]" table:style-name="ce1">
            <text:p>Parcel Post</text:p>
          </table:table-cell>
          <table:table-cell office:value-type="float" office:value="0" table:formula="of:=IF([Rate_definitions_1.C4]=0;0;[Rate_definitions_1.C4]+0.001)" table:style-name="ce1">
            <text:p>0</text:p>
          </table:table-cell>
          <table:table-cell office:value-type="float" office:value="0.501" table:formula="of:=[Rate_definitions_1.D4]+0.001" table:style-name="ce1">
            <text:p>0.501</text:p>
          </table:table-cell>
          <table:table-cell office:value-type="float" office:value="10.6" table:formula="of:=[Rate_definitions_1.L4]" table:style-name="ce13">
            <text:p>10.6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5];[Zone_lookup.$A$3:.$B$12];2;FALSE())" table:style-name="ce1">
            <text:p>Domestic</text:p>
          </table:table-cell>
          <table:table-cell office:value-type="string" office:string-value="Parcel Post (1kg)" table:formula="of:=[Rate_definitions_1.G5]" table:style-name="ce1">
            <text:p>Parcel Post (1kg)</text:p>
          </table:table-cell>
          <table:table-cell office:value-type="float" office:value="0.501" table:formula="of:=IF([Rate_definitions_1.C5]=0;0;[Rate_definitions_1.C5]+0.001)" table:style-name="ce1">
            <text:p>0.501</text:p>
          </table:table-cell>
          <table:table-cell office:value-type="float" office:value="1.0009999999999999" table:formula="of:=[Rate_definitions_1.D5]+0.001" table:style-name="ce1">
            <text:p>1.001</text:p>
          </table:table-cell>
          <table:table-cell office:value-type="float" office:value="14.5" table:formula="of:=[Rate_definitions_1.L5]" table:style-name="ce13">
            <text:p>14.5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6];[Zone_lookup.$A$3:.$B$12];2;FALSE())" table:style-name="ce1">
            <text:p>Domestic</text:p>
          </table:table-cell>
          <table:table-cell office:value-type="string" office:string-value="Parcel Post (3kg)" table:formula="of:=[Rate_definitions_1.G6]" table:style-name="ce1">
            <text:p>Parcel Post (3kg)</text:p>
          </table:table-cell>
          <table:table-cell office:value-type="float" office:value="1.0009999999999999" table:formula="of:=IF([Rate_definitions_1.C6]=0;0;[Rate_definitions_1.C6]+0.001)" table:style-name="ce1">
            <text:p>1.001</text:p>
          </table:table-cell>
          <table:table-cell office:value-type="float" office:value="3.0009999999999999" table:formula="of:=[Rate_definitions_1.D6]+0.001" table:style-name="ce1">
            <text:p>3.001</text:p>
          </table:table-cell>
          <table:table-cell office:value-type="float" office:value="18.25" table:formula="of:=[Rate_definitions_1.L6]" table:style-name="ce13">
            <text:p>18.2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7];[Zone_lookup.$A$3:.$B$12];2;FALSE())" table:style-name="ce1">
            <text:p>Domestic</text:p>
          </table:table-cell>
          <table:table-cell office:value-type="string" office:string-value="Parcel Post (5kg)" table:formula="of:=[Rate_definitions_1.G7]" table:style-name="ce1">
            <text:p>Parcel Post (5kg)</text:p>
          </table:table-cell>
          <table:table-cell office:value-type="float" office:value="3.0009999999999999" table:formula="of:=IF([Rate_definitions_1.C7]=0;0;[Rate_definitions_1.C7]+0.001)" table:style-name="ce1">
            <text:p>3.001</text:p>
          </table:table-cell>
          <table:table-cell office:value-type="float" office:value="5.0010000000000003" table:formula="of:=[Rate_definitions_1.D7]+0.001" table:style-name="ce1">
            <text:p>5.001</text:p>
          </table:table-cell>
          <table:table-cell office:value-type="float" office:value="21.95" table:formula="of:=[Rate_definitions_1.L7]" table:style-name="ce13">
            <text:p>21.9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8];[Zone_lookup.$A$3:.$B$12];2;FALSE())" table:style-name="ce1">
            <text:p>Domestic</text:p>
          </table:table-cell>
          <table:table-cell office:value-type="string" office:string-value="Express Post" table:formula="of:=[Rate_definitions_1.G8]" table:style-name="ce1">
            <text:p>Express Post</text:p>
          </table:table-cell>
          <table:table-cell office:value-type="float" office:value="0" table:formula="of:=IF([Rate_definitions_1.C8]=0;0;[Rate_definitions_1.C8]+0.001)" table:style-name="ce1">
            <text:p>0</text:p>
          </table:table-cell>
          <table:table-cell office:value-type="float" office:value="0.501" table:formula="of:=[Rate_definitions_1.D8]+0.001" table:style-name="ce1">
            <text:p>0.501</text:p>
          </table:table-cell>
          <table:table-cell office:value-type="float" office:value="14.1" table:formula="of:=[Rate_definitions_1.L8]" table:style-name="ce13">
            <text:p>14.1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9];[Zone_lookup.$A$3:.$B$12];2;FALSE())" table:style-name="ce1">
            <text:p>Domestic</text:p>
          </table:table-cell>
          <table:table-cell office:value-type="string" office:string-value="Express Post (1kg)" table:formula="of:=[Rate_definitions_1.G9]" table:style-name="ce1">
            <text:p>Express Post (1kg)</text:p>
          </table:table-cell>
          <table:table-cell office:value-type="float" office:value="0.501" table:formula="of:=IF([Rate_definitions_1.C9]=0;0;[Rate_definitions_1.C9]+0.001)" table:style-name="ce1">
            <text:p>0.501</text:p>
          </table:table-cell>
          <table:table-cell office:value-type="float" office:value="1.0009999999999999" table:formula="of:=[Rate_definitions_1.D9]+0.001" table:style-name="ce1">
            <text:p>1.001</text:p>
          </table:table-cell>
          <table:table-cell office:value-type="float" office:value="18.5" table:formula="of:=[Rate_definitions_1.L9]" table:style-name="ce13">
            <text:p>18.5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10];[Zone_lookup.$A$3:.$B$12];2;FALSE())" table:style-name="ce1">
            <text:p>Domestic</text:p>
          </table:table-cell>
          <table:table-cell office:value-type="string" office:string-value="Express Post (3kg)" table:formula="of:=[Rate_definitions_1.G10]" table:style-name="ce1">
            <text:p>Express Post (3kg)</text:p>
          </table:table-cell>
          <table:table-cell office:value-type="float" office:value="1.0009999999999999" table:formula="of:=IF([Rate_definitions_1.C10]=0;0;[Rate_definitions_1.C10]+0.001)" table:style-name="ce1">
            <text:p>1.001</text:p>
          </table:table-cell>
          <table:table-cell office:value-type="float" office:value="3.0009999999999999" table:formula="of:=[Rate_definitions_1.D10]+0.001" table:style-name="ce1">
            <text:p>3.001</text:p>
          </table:table-cell>
          <table:table-cell office:value-type="float" office:value="22.75" table:formula="of:=[Rate_definitions_1.L10]" table:style-name="ce13">
            <text:p>22.75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1.A11];[Zone_lookup.$A$3:.$B$12];2;FALSE())" table:style-name="ce1">
            <text:p>Domestic</text:p>
          </table:table-cell>
          <table:table-cell office:value-type="string" office:string-value="Express Post (5kg)" table:formula="of:=[Rate_definitions_1.G11]" table:style-name="ce1">
            <text:p>Express Post (5kg)</text:p>
          </table:table-cell>
          <table:table-cell office:value-type="float" office:value="3.0009999999999999" table:formula="of:=IF([Rate_definitions_1.C11]=0;0;[Rate_definitions_1.C11]+0.001)" table:style-name="ce1">
            <text:p>3.001</text:p>
          </table:table-cell>
          <table:table-cell office:value-type="float" office:value="5.0010000000000003" table:formula="of:=[Rate_definitions_1.D11]+0.001" table:style-name="ce1">
            <text:p>5.001</text:p>
          </table:table-cell>
          <table:table-cell office:value-type="float" office:value="29.95" table:formula="of:=[Rate_definitions_1.L11]" table:style-name="ce13">
            <text:p>29.9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2];[Zone_lookup.$A$3:.$B$12];2;FALSE())" table:style-name="ce1">
            <text:p>Zone 1: New Zealand</text:p>
          </table:table-cell>
          <table:table-cell office:value-type="string" office:string-value="International Standard" table:formula="of:=[Rate_definitions_1.G12]" table:style-name="ce1">
            <text:p>International Standard</text:p>
          </table:table-cell>
          <table:table-cell office:value-type="float" office:value="0" table:formula="of:=IF([Rate_definitions_1.C12]=0;0;[Rate_definitions_1.C12]+0.001)" table:style-name="ce1">
            <text:p>0</text:p>
          </table:table-cell>
          <table:table-cell office:value-type="float" office:value="0.251" table:formula="of:=[Rate_definitions_1.D12]+0.001" table:style-name="ce1">
            <text:p>0.251</text:p>
          </table:table-cell>
          <table:table-cell office:value-type="float" office:value="15.35" table:formula="of:=[Rate_definitions_1.L12]" table:style-name="ce13">
            <text:p>15.3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3];[Zone_lookup.$A$3:.$B$12];2;FALSE())" table:style-name="ce1">
            <text:p>Zone 1: New Zealand</text:p>
          </table:table-cell>
          <table:table-cell office:value-type="string" office:string-value="International Standard (500g)" table:formula="of:=[Rate_definitions_1.G13]" table:style-name="ce1">
            <text:p>International Standard (500g)</text:p>
          </table:table-cell>
          <table:table-cell office:value-type="float" office:value="0.251" table:formula="of:=IF([Rate_definitions_1.C13]=0;0;[Rate_definitions_1.C13]+0.001)" table:style-name="ce1">
            <text:p>0.251</text:p>
          </table:table-cell>
          <table:table-cell office:value-type="float" office:value="0.501" table:formula="of:=[Rate_definitions_1.D13]+0.001" table:style-name="ce1">
            <text:p>0.501</text:p>
          </table:table-cell>
          <table:table-cell office:value-type="float" office:value="18.5" table:formula="of:=[Rate_definitions_1.L13]" table:style-name="ce13">
            <text:p>18.5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4];[Zone_lookup.$A$3:.$B$12];2;FALSE())" table:style-name="ce1">
            <text:p>Zone 1: New Zealand</text:p>
          </table:table-cell>
          <table:table-cell office:value-type="string" office:string-value="International Standard (1kg)" table:formula="of:=[Rate_definitions_1.G14]" table:style-name="ce1">
            <text:p>International Standard (1kg)</text:p>
          </table:table-cell>
          <table:table-cell office:value-type="float" office:value="0.501" table:formula="of:=IF([Rate_definitions_1.C14]=0;0;[Rate_definitions_1.C14]+0.001)" table:style-name="ce1">
            <text:p>0.501</text:p>
          </table:table-cell>
          <table:table-cell office:value-type="float" office:value="1.0009999999999999" table:formula="of:=[Rate_definitions_1.D14]+0.001" table:style-name="ce1">
            <text:p>1.001</text:p>
          </table:table-cell>
          <table:table-cell office:value-type="float" office:value="24.85" table:formula="of:=[Rate_definitions_1.L14]" table:style-name="ce13">
            <text:p>24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5];[Zone_lookup.$A$3:.$B$12];2;FALSE())" table:style-name="ce1">
            <text:p>Zone 1: New Zealand</text:p>
          </table:table-cell>
          <table:table-cell office:value-type="string" office:string-value="International Standard (1.5kg)" table:formula="of:=[Rate_definitions_1.G15]" table:style-name="ce1">
            <text:p>International Standard (1.5kg)</text:p>
          </table:table-cell>
          <table:table-cell office:value-type="float" office:value="1.0009999999999999" table:formula="of:=IF([Rate_definitions_1.C15]=0;0;[Rate_definitions_1.C15]+0.001)" table:style-name="ce1">
            <text:p>1.001</text:p>
          </table:table-cell>
          <table:table-cell office:value-type="float" office:value="1.5009999999999999" table:formula="of:=[Rate_definitions_1.D15]+0.001" table:style-name="ce1">
            <text:p>1.501</text:p>
          </table:table-cell>
          <table:table-cell office:value-type="float" office:value="31.2" table:formula="of:=[Rate_definitions_1.L15]" table:style-name="ce13">
            <text:p>31.2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6];[Zone_lookup.$A$3:.$B$12];2;FALSE())" table:style-name="ce1">
            <text:p>Zone 1: New Zealand</text:p>
          </table:table-cell>
          <table:table-cell office:value-type="string" office:string-value="International Standard (2kg)" table:formula="of:=[Rate_definitions_1.G16]" table:style-name="ce1">
            <text:p>International Standard (2kg)</text:p>
          </table:table-cell>
          <table:table-cell office:value-type="float" office:value="1.5009999999999999" table:formula="of:=IF([Rate_definitions_1.C16]=0;0;[Rate_definitions_1.C16]+0.001)" table:style-name="ce1">
            <text:p>1.501</text:p>
          </table:table-cell>
          <table:table-cell office:value-type="float" office:value="2.0009999999999999" table:formula="of:=[Rate_definitions_1.D16]+0.001" table:style-name="ce1">
            <text:p>2.001</text:p>
          </table:table-cell>
          <table:table-cell office:value-type="float" office:value="37.549999999999997" table:formula="of:=[Rate_definitions_1.L16]" table:style-name="ce13">
            <text:p>37.5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7];[Zone_lookup.$A$3:.$B$12];2;FALSE())" table:style-name="ce1">
            <text:p>Zone 1: New Zealand</text:p>
          </table:table-cell>
          <table:table-cell office:value-type="string" office:string-value="International Standard (2.5kg)" table:formula="of:=[Rate_definitions_1.G17]" table:style-name="ce1">
            <text:p>International Standard (2.5kg)</text:p>
          </table:table-cell>
          <table:table-cell office:value-type="float" office:value="2.0009999999999999" table:formula="of:=IF([Rate_definitions_1.C17]=0;0;[Rate_definitions_1.C17]+0.001)" table:style-name="ce1">
            <text:p>2.001</text:p>
          </table:table-cell>
          <table:table-cell office:value-type="float" office:value="2.5009999999999999" table:formula="of:=[Rate_definitions_1.D17]+0.001" table:style-name="ce1">
            <text:p>2.501</text:p>
          </table:table-cell>
          <table:table-cell office:value-type="float" office:value="41.65" table:formula="of:=[Rate_definitions_1.L17]" table:style-name="ce13">
            <text:p>41.6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8];[Zone_lookup.$A$3:.$B$12];2;FALSE())" table:style-name="ce1">
            <text:p>Zone 1: New Zealand</text:p>
          </table:table-cell>
          <table:table-cell office:value-type="string" office:string-value="International Standard (3kg)" table:formula="of:=[Rate_definitions_1.G18]" table:style-name="ce1">
            <text:p>International Standard (3kg)</text:p>
          </table:table-cell>
          <table:table-cell office:value-type="float" office:value="2.5009999999999999" table:formula="of:=IF([Rate_definitions_1.C18]=0;0;[Rate_definitions_1.C18]+0.001)" table:style-name="ce1">
            <text:p>2.501</text:p>
          </table:table-cell>
          <table:table-cell office:value-type="float" office:value="3.0009999999999999" table:formula="of:=[Rate_definitions_1.D18]+0.001" table:style-name="ce1">
            <text:p>3.001</text:p>
          </table:table-cell>
          <table:table-cell office:value-type="float" office:value="45.75" table:formula="of:=[Rate_definitions_1.L18]" table:style-name="ce13">
            <text:p>45.7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19];[Zone_lookup.$A$3:.$B$12];2;FALSE())" table:style-name="ce1">
            <text:p>Zone 1: New Zealand</text:p>
          </table:table-cell>
          <table:table-cell office:value-type="string" office:string-value="International Standard (3.5kg)" table:formula="of:=[Rate_definitions_1.G19]" table:style-name="ce1">
            <text:p>International Standard (3.5kg)</text:p>
          </table:table-cell>
          <table:table-cell office:value-type="float" office:value="3.0009999999999999" table:formula="of:=IF([Rate_definitions_1.C19]=0;0;[Rate_definitions_1.C19]+0.001)" table:style-name="ce1">
            <text:p>3.001</text:p>
          </table:table-cell>
          <table:table-cell office:value-type="float" office:value="3.5009999999999999" table:formula="of:=[Rate_definitions_1.D19]+0.001" table:style-name="ce1">
            <text:p>3.501</text:p>
          </table:table-cell>
          <table:table-cell office:value-type="float" office:value="49.85" table:formula="of:=[Rate_definitions_1.L19]" table:style-name="ce13">
            <text:p>49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0];[Zone_lookup.$A$3:.$B$12];2;FALSE())" table:style-name="ce1">
            <text:p>Zone 1: New Zealand</text:p>
          </table:table-cell>
          <table:table-cell office:value-type="string" office:string-value="International Standard (4kg)" table:formula="of:=[Rate_definitions_1.G20]" table:style-name="ce1">
            <text:p>International Standard (4kg)</text:p>
          </table:table-cell>
          <table:table-cell office:value-type="float" office:value="3.5009999999999999" table:formula="of:=IF([Rate_definitions_1.C20]=0;0;[Rate_definitions_1.C20]+0.001)" table:style-name="ce1">
            <text:p>3.501</text:p>
          </table:table-cell>
          <table:table-cell office:value-type="float" office:value="4.0010000000000003" table:formula="of:=[Rate_definitions_1.D20]+0.001" table:style-name="ce1">
            <text:p>4.001</text:p>
          </table:table-cell>
          <table:table-cell office:value-type="float" office:value="53.95" table:formula="of:=[Rate_definitions_1.L20]" table:style-name="ce13">
            <text:p>53.9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1];[Zone_lookup.$A$3:.$B$12];2;FALSE())" table:style-name="ce1">
            <text:p>Zone 1: New Zealand</text:p>
          </table:table-cell>
          <table:table-cell office:value-type="string" office:string-value="International Standard (4.5kg)" table:formula="of:=[Rate_definitions_1.G21]" table:style-name="ce1">
            <text:p>International Standard (4.5kg)</text:p>
          </table:table-cell>
          <table:table-cell office:value-type="float" office:value="4.0010000000000003" table:formula="of:=IF([Rate_definitions_1.C21]=0;0;[Rate_definitions_1.C21]+0.001)" table:style-name="ce1">
            <text:p>4.001</text:p>
          </table:table-cell>
          <table:table-cell office:value-type="float" office:value="4.5010000000000003" table:formula="of:=[Rate_definitions_1.D21]+0.001" table:style-name="ce1">
            <text:p>4.501</text:p>
          </table:table-cell>
          <table:table-cell office:value-type="float" office:value="58.05" table:formula="of:=[Rate_definitions_1.L21]" table:style-name="ce13">
            <text:p>58.0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2];[Zone_lookup.$A$3:.$B$12];2;FALSE())" table:style-name="ce1">
            <text:p>Zone 1: New Zealand</text:p>
          </table:table-cell>
          <table:table-cell office:value-type="string" office:string-value="International Standard (5kg)" table:formula="of:=[Rate_definitions_1.G22]" table:style-name="ce1">
            <text:p>International Standard (5kg)</text:p>
          </table:table-cell>
          <table:table-cell office:value-type="float" office:value="4.5010000000000003" table:formula="of:=IF([Rate_definitions_1.C22]=0;0;[Rate_definitions_1.C22]+0.001)" table:style-name="ce1">
            <text:p>4.501</text:p>
          </table:table-cell>
          <table:table-cell office:value-type="float" office:value="5.0010000000000003" table:formula="of:=[Rate_definitions_1.D22]+0.001" table:style-name="ce1">
            <text:p>5.001</text:p>
          </table:table-cell>
          <table:table-cell office:value-type="float" office:value="62.15" table:formula="of:=[Rate_definitions_1.L22]" table:style-name="ce13">
            <text:p>62.1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3];[Zone_lookup.$A$3:.$B$12];2;FALSE())" table:style-name="ce1">
            <text:p>Zone 1: New Zealand</text:p>
          </table:table-cell>
          <table:table-cell office:value-type="string" office:string-value="International Express" table:formula="of:=[Rate_definitions_1.G23]" table:style-name="ce1">
            <text:p>International Express</text:p>
          </table:table-cell>
          <table:table-cell office:value-type="float" office:value="0" table:formula="of:=IF([Rate_definitions_1.C23]=0;0;[Rate_definitions_1.C23]+0.001)" table:style-name="ce1">
            <text:p>0</text:p>
          </table:table-cell>
          <table:table-cell office:value-type="float" office:value="0.251" table:formula="of:=[Rate_definitions_1.D23]+0.001" table:style-name="ce1">
            <text:p>0.251</text:p>
          </table:table-cell>
          <table:table-cell office:value-type="float" office:value="30.35" table:formula="of:=[Rate_definitions_1.L23]" table:style-name="ce13">
            <text:p>30.3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4];[Zone_lookup.$A$3:.$B$12];2;FALSE())" table:style-name="ce1">
            <text:p>Zone 1: New Zealand</text:p>
          </table:table-cell>
          <table:table-cell office:value-type="string" office:string-value="International Express (500g)" table:formula="of:=[Rate_definitions_1.G24]" table:style-name="ce1">
            <text:p>International Express (500g)</text:p>
          </table:table-cell>
          <table:table-cell office:value-type="float" office:value="0.251" table:formula="of:=IF([Rate_definitions_1.C24]=0;0;[Rate_definitions_1.C24]+0.001)" table:style-name="ce1">
            <text:p>0.251</text:p>
          </table:table-cell>
          <table:table-cell office:value-type="float" office:value="0.501" table:formula="of:=[Rate_definitions_1.D24]+0.001" table:style-name="ce1">
            <text:p>0.501</text:p>
          </table:table-cell>
          <table:table-cell office:value-type="float" office:value="33.5" table:formula="of:=[Rate_definitions_1.L24]" table:style-name="ce13">
            <text:p>33.5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5];[Zone_lookup.$A$3:.$B$12];2;FALSE())" table:style-name="ce1">
            <text:p>Zone 1: New Zealand</text:p>
          </table:table-cell>
          <table:table-cell office:value-type="string" office:string-value="International Express (1kg)" table:formula="of:=[Rate_definitions_1.G25]" table:style-name="ce1">
            <text:p>International Express (1kg)</text:p>
          </table:table-cell>
          <table:table-cell office:value-type="float" office:value="0.501" table:formula="of:=IF([Rate_definitions_1.C25]=0;0;[Rate_definitions_1.C25]+0.001)" table:style-name="ce1">
            <text:p>0.501</text:p>
          </table:table-cell>
          <table:table-cell office:value-type="float" office:value="1.0009999999999999" table:formula="of:=[Rate_definitions_1.D25]+0.001" table:style-name="ce1">
            <text:p>1.001</text:p>
          </table:table-cell>
          <table:table-cell office:value-type="float" office:value="39.85" table:formula="of:=[Rate_definitions_1.L25]" table:style-name="ce13">
            <text:p>39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6];[Zone_lookup.$A$3:.$B$12];2;FALSE())" table:style-name="ce1">
            <text:p>Zone 1: New Zealand</text:p>
          </table:table-cell>
          <table:table-cell office:value-type="string" office:string-value="International Express (1.5kg)" table:formula="of:=[Rate_definitions_1.G26]" table:style-name="ce1">
            <text:p>International Express (1.5kg)</text:p>
          </table:table-cell>
          <table:table-cell office:value-type="float" office:value="1.0009999999999999" table:formula="of:=IF([Rate_definitions_1.C26]=0;0;[Rate_definitions_1.C26]+0.001)" table:style-name="ce1">
            <text:p>1.001</text:p>
          </table:table-cell>
          <table:table-cell office:value-type="float" office:value="1.5009999999999999" table:formula="of:=[Rate_definitions_1.D26]+0.001" table:style-name="ce1">
            <text:p>1.501</text:p>
          </table:table-cell>
          <table:table-cell office:value-type="float" office:value="46.2" table:formula="of:=[Rate_definitions_1.L26]" table:style-name="ce13">
            <text:p>46.2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7];[Zone_lookup.$A$3:.$B$12];2;FALSE())" table:style-name="ce1">
            <text:p>Zone 1: New Zealand</text:p>
          </table:table-cell>
          <table:table-cell office:value-type="string" office:string-value="International Express (2kg)" table:formula="of:=[Rate_definitions_1.G27]" table:style-name="ce1">
            <text:p>International Express (2kg)</text:p>
          </table:table-cell>
          <table:table-cell office:value-type="float" office:value="1.5009999999999999" table:formula="of:=IF([Rate_definitions_1.C27]=0;0;[Rate_definitions_1.C27]+0.001)" table:style-name="ce1">
            <text:p>1.501</text:p>
          </table:table-cell>
          <table:table-cell office:value-type="float" office:value="2.0009999999999999" table:formula="of:=[Rate_definitions_1.D27]+0.001" table:style-name="ce1">
            <text:p>2.001</text:p>
          </table:table-cell>
          <table:table-cell office:value-type="float" office:value="52.55" table:formula="of:=[Rate_definitions_1.L27]" table:style-name="ce13">
            <text:p>52.5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8];[Zone_lookup.$A$3:.$B$12];2;FALSE())" table:style-name="ce1">
            <text:p>Zone 1: New Zealand</text:p>
          </table:table-cell>
          <table:table-cell office:value-type="string" office:string-value="International Express (2.5kg)" table:formula="of:=[Rate_definitions_1.G28]" table:style-name="ce1">
            <text:p>International Express (2.5kg)</text:p>
          </table:table-cell>
          <table:table-cell office:value-type="float" office:value="2.0009999999999999" table:formula="of:=IF([Rate_definitions_1.C28]=0;0;[Rate_definitions_1.C28]+0.001)" table:style-name="ce1">
            <text:p>2.001</text:p>
          </table:table-cell>
          <table:table-cell office:value-type="float" office:value="2.5009999999999999" table:formula="of:=[Rate_definitions_1.D28]+0.001" table:style-name="ce1">
            <text:p>2.501</text:p>
          </table:table-cell>
          <table:table-cell office:value-type="float" office:value="56.65" table:formula="of:=[Rate_definitions_1.L28]" table:style-name="ce13">
            <text:p>56.6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29];[Zone_lookup.$A$3:.$B$12];2;FALSE())" table:style-name="ce1">
            <text:p>Zone 1: New Zealand</text:p>
          </table:table-cell>
          <table:table-cell office:value-type="string" office:string-value="International Express (3kg)" table:formula="of:=[Rate_definitions_1.G29]" table:style-name="ce1">
            <text:p>International Express (3kg)</text:p>
          </table:table-cell>
          <table:table-cell office:value-type="float" office:value="2.5009999999999999" table:formula="of:=IF([Rate_definitions_1.C29]=0;0;[Rate_definitions_1.C29]+0.001)" table:style-name="ce1">
            <text:p>2.501</text:p>
          </table:table-cell>
          <table:table-cell office:value-type="float" office:value="3.0009999999999999" table:formula="of:=[Rate_definitions_1.D29]+0.001" table:style-name="ce1">
            <text:p>3.001</text:p>
          </table:table-cell>
          <table:table-cell office:value-type="float" office:value="60.75" table:formula="of:=[Rate_definitions_1.L29]" table:style-name="ce13">
            <text:p>60.7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0];[Zone_lookup.$A$3:.$B$12];2;FALSE())" table:style-name="ce1">
            <text:p>Zone 1: New Zealand</text:p>
          </table:table-cell>
          <table:table-cell office:value-type="string" office:string-value="International Express (3.5kg)" table:formula="of:=[Rate_definitions_1.G30]" table:style-name="ce1">
            <text:p>International Express (3.5kg)</text:p>
          </table:table-cell>
          <table:table-cell office:value-type="float" office:value="3.0009999999999999" table:formula="of:=IF([Rate_definitions_1.C30]=0;0;[Rate_definitions_1.C30]+0.001)" table:style-name="ce1">
            <text:p>3.001</text:p>
          </table:table-cell>
          <table:table-cell office:value-type="float" office:value="3.5009999999999999" table:formula="of:=[Rate_definitions_1.D30]+0.001" table:style-name="ce1">
            <text:p>3.501</text:p>
          </table:table-cell>
          <table:table-cell office:value-type="float" office:value="64.849999999999994" table:formula="of:=[Rate_definitions_1.L30]" table:style-name="ce13">
            <text:p>64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1];[Zone_lookup.$A$3:.$B$12];2;FALSE())" table:style-name="ce1">
            <text:p>Zone 1: New Zealand</text:p>
          </table:table-cell>
          <table:table-cell office:value-type="string" office:string-value="International Express (4kg)" table:formula="of:=[Rate_definitions_1.G31]" table:style-name="ce1">
            <text:p>International Express (4kg)</text:p>
          </table:table-cell>
          <table:table-cell office:value-type="float" office:value="3.5009999999999999" table:formula="of:=IF([Rate_definitions_1.C31]=0;0;[Rate_definitions_1.C31]+0.001)" table:style-name="ce1">
            <text:p>3.501</text:p>
          </table:table-cell>
          <table:table-cell office:value-type="float" office:value="4.0010000000000003" table:formula="of:=[Rate_definitions_1.D31]+0.001" table:style-name="ce1">
            <text:p>4.001</text:p>
          </table:table-cell>
          <table:table-cell office:value-type="float" office:value="68.95" table:formula="of:=[Rate_definitions_1.L31]" table:style-name="ce13">
            <text:p>68.9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2];[Zone_lookup.$A$3:.$B$12];2;FALSE())" table:style-name="ce1">
            <text:p>Zone 1: New Zealand</text:p>
          </table:table-cell>
          <table:table-cell office:value-type="string" office:string-value="International Express (4.5kg)" table:formula="of:=[Rate_definitions_1.G32]" table:style-name="ce1">
            <text:p>International Express (4.5kg)</text:p>
          </table:table-cell>
          <table:table-cell office:value-type="float" office:value="4.0010000000000003" table:formula="of:=IF([Rate_definitions_1.C32]=0;0;[Rate_definitions_1.C32]+0.001)" table:style-name="ce1">
            <text:p>4.001</text:p>
          </table:table-cell>
          <table:table-cell office:value-type="float" office:value="4.5010000000000003" table:formula="of:=[Rate_definitions_1.D32]+0.001" table:style-name="ce1">
            <text:p>4.501</text:p>
          </table:table-cell>
          <table:table-cell office:value-type="float" office:value="73.05" table:formula="of:=[Rate_definitions_1.L32]" table:style-name="ce13">
            <text:p>73.0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1.A33];[Zone_lookup.$A$3:.$B$12];2;FALSE())" table:style-name="ce1">
            <text:p>Zone 1: New Zealand</text:p>
          </table:table-cell>
          <table:table-cell office:value-type="string" office:string-value="International Express (5kg)" table:formula="of:=[Rate_definitions_1.G33]" table:style-name="ce1">
            <text:p>International Express (5kg)</text:p>
          </table:table-cell>
          <table:table-cell office:value-type="float" office:value="4.5010000000000003" table:formula="of:=IF([Rate_definitions_1.C33]=0;0;[Rate_definitions_1.C33]+0.001)" table:style-name="ce1">
            <text:p>4.501</text:p>
          </table:table-cell>
          <table:table-cell office:value-type="float" office:value="5.0010000000000003" table:formula="of:=[Rate_definitions_1.D33]+0.001" table:style-name="ce1">
            <text:p>5.001</text:p>
          </table:table-cell>
          <table:table-cell office:value-type="float" office:value="77.150000000000006" table:formula="of:=[Rate_definitions_1.L33]" table:style-name="ce13">
            <text:p>77.1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4];[Zone_lookup.$A$3:.$B$12];2;FALSE())" table:style-name="ce1">
            <text:p>Zone 2: Asia Pacific</text:p>
          </table:table-cell>
          <table:table-cell office:value-type="string" office:string-value="International Standard" table:formula="of:=[Rate_definitions_1.G34]" table:style-name="ce1">
            <text:p>International Standard</text:p>
          </table:table-cell>
          <table:table-cell office:value-type="float" office:value="0" table:formula="of:=IF([Rate_definitions_1.C34]=0;0;[Rate_definitions_1.C34]+0.001)" table:style-name="ce1">
            <text:p>0</text:p>
          </table:table-cell>
          <table:table-cell office:value-type="float" office:value="0.251" table:formula="of:=[Rate_definitions_1.D34]+0.001" table:style-name="ce1">
            <text:p>0.251</text:p>
          </table:table-cell>
          <table:table-cell office:value-type="float" office:value="18.75" table:formula="of:=[Rate_definitions_1.L34]" table:style-name="ce13">
            <text:p>18.7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5];[Zone_lookup.$A$3:.$B$12];2;FALSE())" table:style-name="ce1">
            <text:p>Zone 2: Asia Pacific</text:p>
          </table:table-cell>
          <table:table-cell office:value-type="string" office:string-value="International Standard (500g)" table:formula="of:=[Rate_definitions_1.G35]" table:style-name="ce1">
            <text:p>International Standard (500g)</text:p>
          </table:table-cell>
          <table:table-cell office:value-type="float" office:value="0.251" table:formula="of:=IF([Rate_definitions_1.C35]=0;0;[Rate_definitions_1.C35]+0.001)" table:style-name="ce1">
            <text:p>0.251</text:p>
          </table:table-cell>
          <table:table-cell office:value-type="float" office:value="0.501" table:formula="of:=[Rate_definitions_1.D35]+0.001" table:style-name="ce1">
            <text:p>0.501</text:p>
          </table:table-cell>
          <table:table-cell office:value-type="float" office:value="24.45" table:formula="of:=[Rate_definitions_1.L35]" table:style-name="ce13">
            <text:p>24.4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6];[Zone_lookup.$A$3:.$B$12];2;FALSE())" table:style-name="ce1">
            <text:p>Zone 2: Asia Pacific</text:p>
          </table:table-cell>
          <table:table-cell office:value-type="string" office:string-value="International Standard (1kg)" table:formula="of:=[Rate_definitions_1.G36]" table:style-name="ce1">
            <text:p>International Standard (1kg)</text:p>
          </table:table-cell>
          <table:table-cell office:value-type="float" office:value="0.501" table:formula="of:=IF([Rate_definitions_1.C36]=0;0;[Rate_definitions_1.C36]+0.001)" table:style-name="ce1">
            <text:p>0.501</text:p>
          </table:table-cell>
          <table:table-cell office:value-type="float" office:value="1.0009999999999999" table:formula="of:=[Rate_definitions_1.D36]+0.001" table:style-name="ce1">
            <text:p>1.001</text:p>
          </table:table-cell>
          <table:table-cell office:value-type="float" office:value="35.9" table:formula="of:=[Rate_definitions_1.L36]" table:style-name="ce13">
            <text:p>35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7];[Zone_lookup.$A$3:.$B$12];2;FALSE())" table:style-name="ce1">
            <text:p>Zone 2: Asia Pacific</text:p>
          </table:table-cell>
          <table:table-cell office:value-type="string" office:string-value="International Standard (1.5kg)" table:formula="of:=[Rate_definitions_1.G37]" table:style-name="ce1">
            <text:p>International Standard (1.5kg)</text:p>
          </table:table-cell>
          <table:table-cell office:value-type="float" office:value="1.0009999999999999" table:formula="of:=IF([Rate_definitions_1.C37]=0;0;[Rate_definitions_1.C37]+0.001)" table:style-name="ce1">
            <text:p>1.001</text:p>
          </table:table-cell>
          <table:table-cell office:value-type="float" office:value="1.5009999999999999" table:formula="of:=[Rate_definitions_1.D37]+0.001" table:style-name="ce1">
            <text:p>1.501</text:p>
          </table:table-cell>
          <table:table-cell office:value-type="float" office:value="47.35" table:formula="of:=[Rate_definitions_1.L37]" table:style-name="ce13">
            <text:p>47.3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8];[Zone_lookup.$A$3:.$B$12];2;FALSE())" table:style-name="ce1">
            <text:p>Zone 2: Asia Pacific</text:p>
          </table:table-cell>
          <table:table-cell office:value-type="string" office:string-value="International Standard (2kg)" table:formula="of:=[Rate_definitions_1.G38]" table:style-name="ce1">
            <text:p>International Standard (2kg)</text:p>
          </table:table-cell>
          <table:table-cell office:value-type="float" office:value="1.5009999999999999" table:formula="of:=IF([Rate_definitions_1.C38]=0;0;[Rate_definitions_1.C38]+0.001)" table:style-name="ce1">
            <text:p>1.501</text:p>
          </table:table-cell>
          <table:table-cell office:value-type="float" office:value="2.0009999999999999" table:formula="of:=[Rate_definitions_1.D38]+0.001" table:style-name="ce1">
            <text:p>2.001</text:p>
          </table:table-cell>
          <table:table-cell office:value-type="float" office:value="58.8" table:formula="of:=[Rate_definitions_1.L38]" table:style-name="ce13">
            <text:p>58.8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39];[Zone_lookup.$A$3:.$B$12];2;FALSE())" table:style-name="ce1">
            <text:p>Zone 2: Asia Pacific</text:p>
          </table:table-cell>
          <table:table-cell office:value-type="string" office:string-value="International Standard (2.5kg)" table:formula="of:=[Rate_definitions_1.G39]" table:style-name="ce1">
            <text:p>International Standard (2.5kg)</text:p>
          </table:table-cell>
          <table:table-cell office:value-type="float" office:value="2.0009999999999999" table:formula="of:=IF([Rate_definitions_1.C39]=0;0;[Rate_definitions_1.C39]+0.001)" table:style-name="ce1">
            <text:p>2.001</text:p>
          </table:table-cell>
          <table:table-cell office:value-type="float" office:value="2.5009999999999999" table:formula="of:=[Rate_definitions_1.D39]+0.001" table:style-name="ce1">
            <text:p>2.501</text:p>
          </table:table-cell>
          <table:table-cell office:value-type="float" office:value="64.55" table:formula="of:=[Rate_definitions_1.L39]" table:style-name="ce13">
            <text:p>64.5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0];[Zone_lookup.$A$3:.$B$12];2;FALSE())" table:style-name="ce1">
            <text:p>Zone 2: Asia Pacific</text:p>
          </table:table-cell>
          <table:table-cell office:value-type="string" office:string-value="International Standard (3kg)" table:formula="of:=[Rate_definitions_1.G40]" table:style-name="ce1">
            <text:p>International Standard (3kg)</text:p>
          </table:table-cell>
          <table:table-cell office:value-type="float" office:value="2.5009999999999999" table:formula="of:=IF([Rate_definitions_1.C40]=0;0;[Rate_definitions_1.C40]+0.001)" table:style-name="ce1">
            <text:p>2.501</text:p>
          </table:table-cell>
          <table:table-cell office:value-type="float" office:value="3.0009999999999999" table:formula="of:=[Rate_definitions_1.D40]+0.001" table:style-name="ce1">
            <text:p>3.001</text:p>
          </table:table-cell>
          <table:table-cell office:value-type="float" office:value="70.3" table:formula="of:=[Rate_definitions_1.L40]" table:style-name="ce13">
            <text:p>70.3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1];[Zone_lookup.$A$3:.$B$12];2;FALSE())" table:style-name="ce1">
            <text:p>Zone 2: Asia Pacific</text:p>
          </table:table-cell>
          <table:table-cell office:value-type="string" office:string-value="International Standard (3.5kg)" table:formula="of:=[Rate_definitions_1.G41]" table:style-name="ce1">
            <text:p>International Standard (3.5kg)</text:p>
          </table:table-cell>
          <table:table-cell office:value-type="float" office:value="3.0009999999999999" table:formula="of:=IF([Rate_definitions_1.C41]=0;0;[Rate_definitions_1.C41]+0.001)" table:style-name="ce1">
            <text:p>3.001</text:p>
          </table:table-cell>
          <table:table-cell office:value-type="float" office:value="3.5009999999999999" table:formula="of:=[Rate_definitions_1.D41]+0.001" table:style-name="ce1">
            <text:p>3.501</text:p>
          </table:table-cell>
          <table:table-cell office:value-type="float" office:value="76.05" table:formula="of:=[Rate_definitions_1.L41]" table:style-name="ce13">
            <text:p>76.0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2];[Zone_lookup.$A$3:.$B$12];2;FALSE())" table:style-name="ce1">
            <text:p>Zone 2: Asia Pacific</text:p>
          </table:table-cell>
          <table:table-cell office:value-type="string" office:string-value="International Standard (4kg)" table:formula="of:=[Rate_definitions_1.G42]" table:style-name="ce1">
            <text:p>International Standard (4kg)</text:p>
          </table:table-cell>
          <table:table-cell office:value-type="float" office:value="3.5009999999999999" table:formula="of:=IF([Rate_definitions_1.C42]=0;0;[Rate_definitions_1.C42]+0.001)" table:style-name="ce1">
            <text:p>3.501</text:p>
          </table:table-cell>
          <table:table-cell office:value-type="float" office:value="4.0010000000000003" table:formula="of:=[Rate_definitions_1.D42]+0.001" table:style-name="ce1">
            <text:p>4.001</text:p>
          </table:table-cell>
          <table:table-cell office:value-type="float" office:value="81.8" table:formula="of:=[Rate_definitions_1.L42]" table:style-name="ce13">
            <text:p>81.8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3];[Zone_lookup.$A$3:.$B$12];2;FALSE())" table:style-name="ce1">
            <text:p>Zone 2: Asia Pacific</text:p>
          </table:table-cell>
          <table:table-cell office:value-type="string" office:string-value="International Standard (4.5kg)" table:formula="of:=[Rate_definitions_1.G43]" table:style-name="ce1">
            <text:p>International Standard (4.5kg)</text:p>
          </table:table-cell>
          <table:table-cell office:value-type="float" office:value="4.0010000000000003" table:formula="of:=IF([Rate_definitions_1.C43]=0;0;[Rate_definitions_1.C43]+0.001)" table:style-name="ce1">
            <text:p>4.001</text:p>
          </table:table-cell>
          <table:table-cell office:value-type="float" office:value="4.5010000000000003" table:formula="of:=[Rate_definitions_1.D43]+0.001" table:style-name="ce1">
            <text:p>4.501</text:p>
          </table:table-cell>
          <table:table-cell office:value-type="float" office:value="87.55" table:formula="of:=[Rate_definitions_1.L43]" table:style-name="ce13">
            <text:p>87.5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4];[Zone_lookup.$A$3:.$B$12];2;FALSE())" table:style-name="ce1">
            <text:p>Zone 2: Asia Pacific</text:p>
          </table:table-cell>
          <table:table-cell office:value-type="string" office:string-value="International Standard (5kg)" table:formula="of:=[Rate_definitions_1.G44]" table:style-name="ce1">
            <text:p>International Standard (5kg)</text:p>
          </table:table-cell>
          <table:table-cell office:value-type="float" office:value="4.5010000000000003" table:formula="of:=IF([Rate_definitions_1.C44]=0;0;[Rate_definitions_1.C44]+0.001)" table:style-name="ce1">
            <text:p>4.501</text:p>
          </table:table-cell>
          <table:table-cell office:value-type="float" office:value="5.0010000000000003" table:formula="of:=[Rate_definitions_1.D44]+0.001" table:style-name="ce1">
            <text:p>5.001</text:p>
          </table:table-cell>
          <table:table-cell office:value-type="float" office:value="93.3" table:formula="of:=[Rate_definitions_1.L44]" table:style-name="ce13">
            <text:p>93.3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5];[Zone_lookup.$A$3:.$B$12];2;FALSE())" table:style-name="ce1">
            <text:p>Zone 2: Asia Pacific</text:p>
          </table:table-cell>
          <table:table-cell office:value-type="string" office:string-value="International Express" table:formula="of:=[Rate_definitions_1.G45]" table:style-name="ce1">
            <text:p>International Express</text:p>
          </table:table-cell>
          <table:table-cell office:value-type="float" office:value="0" table:formula="of:=IF([Rate_definitions_1.C45]=0;0;[Rate_definitions_1.C45]+0.001)" table:style-name="ce1">
            <text:p>0</text:p>
          </table:table-cell>
          <table:table-cell office:value-type="float" office:value="0.251" table:formula="of:=[Rate_definitions_1.D45]+0.001" table:style-name="ce1">
            <text:p>0.251</text:p>
          </table:table-cell>
          <table:table-cell office:value-type="float" office:value="33.75" table:formula="of:=[Rate_definitions_1.L45]" table:style-name="ce13">
            <text:p>33.7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6];[Zone_lookup.$A$3:.$B$12];2;FALSE())" table:style-name="ce1">
            <text:p>Zone 2: Asia Pacific</text:p>
          </table:table-cell>
          <table:table-cell office:value-type="string" office:string-value="International Express (500g)" table:formula="of:=[Rate_definitions_1.G46]" table:style-name="ce1">
            <text:p>International Express (500g)</text:p>
          </table:table-cell>
          <table:table-cell office:value-type="float" office:value="0.251" table:formula="of:=IF([Rate_definitions_1.C46]=0;0;[Rate_definitions_1.C46]+0.001)" table:style-name="ce1">
            <text:p>0.251</text:p>
          </table:table-cell>
          <table:table-cell office:value-type="float" office:value="0.501" table:formula="of:=[Rate_definitions_1.D46]+0.001" table:style-name="ce1">
            <text:p>0.501</text:p>
          </table:table-cell>
          <table:table-cell office:value-type="float" office:value="39.450000000000003" table:formula="of:=[Rate_definitions_1.L46]" table:style-name="ce13">
            <text:p>39.4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7];[Zone_lookup.$A$3:.$B$12];2;FALSE())" table:style-name="ce1">
            <text:p>Zone 2: Asia Pacific</text:p>
          </table:table-cell>
          <table:table-cell office:value-type="string" office:string-value="International Express (1kg)" table:formula="of:=[Rate_definitions_1.G47]" table:style-name="ce1">
            <text:p>International Express (1kg)</text:p>
          </table:table-cell>
          <table:table-cell office:value-type="float" office:value="0.501" table:formula="of:=IF([Rate_definitions_1.C47]=0;0;[Rate_definitions_1.C47]+0.001)" table:style-name="ce1">
            <text:p>0.501</text:p>
          </table:table-cell>
          <table:table-cell office:value-type="float" office:value="1.0009999999999999" table:formula="of:=[Rate_definitions_1.D47]+0.001" table:style-name="ce1">
            <text:p>1.001</text:p>
          </table:table-cell>
          <table:table-cell office:value-type="float" office:value="50.9" table:formula="of:=[Rate_definitions_1.L47]" table:style-name="ce13">
            <text:p>50.9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8];[Zone_lookup.$A$3:.$B$12];2;FALSE())" table:style-name="ce1">
            <text:p>Zone 2: Asia Pacific</text:p>
          </table:table-cell>
          <table:table-cell office:value-type="string" office:string-value="International Express (1.5kg)" table:formula="of:=[Rate_definitions_1.G48]" table:style-name="ce1">
            <text:p>International Express (1.5kg)</text:p>
          </table:table-cell>
          <table:table-cell office:value-type="float" office:value="1.0009999999999999" table:formula="of:=IF([Rate_definitions_1.C48]=0;0;[Rate_definitions_1.C48]+0.001)" table:style-name="ce1">
            <text:p>1.001</text:p>
          </table:table-cell>
          <table:table-cell office:value-type="float" office:value="1.5009999999999999" table:formula="of:=[Rate_definitions_1.D48]+0.001" table:style-name="ce1">
            <text:p>1.501</text:p>
          </table:table-cell>
          <table:table-cell office:value-type="float" office:value="62.35" table:formula="of:=[Rate_definitions_1.L48]" table:style-name="ce13">
            <text:p>62.3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49];[Zone_lookup.$A$3:.$B$12];2;FALSE())" table:style-name="ce1">
            <text:p>Zone 2: Asia Pacific</text:p>
          </table:table-cell>
          <table:table-cell office:value-type="string" office:string-value="International Express (2kg)" table:formula="of:=[Rate_definitions_1.G49]" table:style-name="ce1">
            <text:p>International Express (2kg)</text:p>
          </table:table-cell>
          <table:table-cell office:value-type="float" office:value="1.5009999999999999" table:formula="of:=IF([Rate_definitions_1.C49]=0;0;[Rate_definitions_1.C49]+0.001)" table:style-name="ce1">
            <text:p>1.501</text:p>
          </table:table-cell>
          <table:table-cell office:value-type="float" office:value="2.0009999999999999" table:formula="of:=[Rate_definitions_1.D49]+0.001" table:style-name="ce1">
            <text:p>2.001</text:p>
          </table:table-cell>
          <table:table-cell office:value-type="float" office:value="73.8" table:formula="of:=[Rate_definitions_1.L49]" table:style-name="ce13">
            <text:p>73.80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0];[Zone_lookup.$A$3:.$B$12];2;FALSE())" table:style-name="ce1">
            <text:p>Zone 2: Asia Pacific</text:p>
          </table:table-cell>
          <table:table-cell office:value-type="string" office:string-value="International Express (2.5kg)" table:formula="of:=[Rate_definitions_1.G50]" table:style-name="ce1">
            <text:p>International Express (2.5kg)</text:p>
          </table:table-cell>
          <table:table-cell office:value-type="float" office:value="2.0009999999999999" table:formula="of:=IF([Rate_definitions_1.C50]=0;0;[Rate_definitions_1.C50]+0.001)" table:style-name="ce1">
            <text:p>2.001</text:p>
          </table:table-cell>
          <table:table-cell office:value-type="float" office:value="2.5009999999999999" table:formula="of:=[Rate_definitions_1.D50]+0.001" table:style-name="ce1">
            <text:p>2.501</text:p>
          </table:table-cell>
          <table:table-cell office:value-type="float" office:value="79.55" table:formula="of:=[Rate_definitions_1.L50]" table:style-name="ce13">
            <text:p>79.5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1.A51];[Zone_lookup.$A$3:.$B$12];2;FALSE())" table:style-name="ce1">
            <text:p>Zone 2: Asia Pacific</text:p>
          </table:table-cell>
          <table:table-cell office:value-type="string" office:string-value="International Express (3kg)" table:formula="of:=[Rate_definitions_1.G51]" table:style-name="ce1">
            <text:p>International Express (3kg)</text:p>
          </table:table-cell>
          <table:table-cell office:value-type="float" office:value="2.5009999999999999" table:formula="of:=IF([Rate_definitions_1.C51]=0;0;[Rate_definitions_1.C51]+0.001)" table:style-name="ce1">
            <text:p>2.501</text:p>
          </table:table-cell>
          <table:table-cell office:value-type="float" office:value="3.0009999999999999" table:formula="of:=[Rate_definitions_1.D51]+0.001" table:style-name="ce1">
            <text:p>3.001</text:p>
          </table:table-cell>
          <table:table-cell office:value-type="float" office:value="85.3" table:formula="of:=[Rate_definitions_1.L51]" table:style-name="ce13">
            <text:p>85.30</text:p>
          </table:table-cell>
          <table:table-cell table:number-columns-repeated="16379"/>
        </table:table-row>
        <table:table-row table:style-name="ro3">
          <table:table-cell office:value-type="string" office:string-value="Zone 2: Asia Pacific" table:formula="of:=VLOOKUP([Rate_definitions_1.A52];[Zone_lookup.$A$3:.$B$12];2;FALSE())" table:style-name="ce1">
            <text:p>Zone 2: Asia Pacific</text:p>
          </table:table-cell>
          <table:table-cell office:value-type="string" office:string-value="International Express (3.5kg)" table:formula="of:=[Rate_definitions_1.G52]" table:style-name="ce1">
            <text:p>International Express (3.5kg)</text:p>
          </table:table-cell>
          <table:table-cell office:value-type="float" office:value="3.0009999999999999" table:formula="of:=IF([Rate_definitions_1.C52]=0;0;[Rate_definitions_1.C52]+0.001)" table:style-name="ce1">
            <text:p>3.001</text:p>
          </table:table-cell>
          <table:table-cell office:value-type="float" office:value="3.5009999999999999" table:formula="of:=[Rate_definitions_1.D52]+0.001" table:style-name="ce1">
            <text:p>3.501</text:p>
          </table:table-cell>
          <table:table-cell office:value-type="float" office:value="91.05" table:formula="of:=[Rate_definitions_1.L52]" table:style-name="ce13">
            <text:p>91.05</text:p>
          </table:table-cell>
          <table:table-cell table:number-columns-repeated="16379"/>
        </table:table-row>
        <table:table-row table:style-name="ro3">
          <table:table-cell office:value-type="string" office:string-value="Zone 2: Asia Pacific" table:formula="of:=VLOOKUP([Rate_definitions_1.A53];[Zone_lookup.$A$3:.$B$12];2;FALSE())" table:style-name="ce1">
            <text:p>Zone 2: Asia Pacific</text:p>
          </table:table-cell>
          <table:table-cell office:value-type="string" office:string-value="International Express (4kg)" table:formula="of:=[Rate_definitions_1.G53]" table:style-name="ce1">
            <text:p>International Express (4kg)</text:p>
          </table:table-cell>
          <table:table-cell office:value-type="float" office:value="3.5009999999999999" table:formula="of:=IF([Rate_definitions_1.C53]=0;0;[Rate_definitions_1.C53]+0.001)" table:style-name="ce1">
            <text:p>3.501</text:p>
          </table:table-cell>
          <table:table-cell office:value-type="float" office:value="4.0010000000000003" table:formula="of:=[Rate_definitions_1.D53]+0.001" table:style-name="ce1">
            <text:p>4.001</text:p>
          </table:table-cell>
          <table:table-cell office:value-type="float" office:value="96.8" table:formula="of:=[Rate_definitions_1.L53]" table:style-name="ce13">
            <text:p>96.80</text:p>
          </table:table-cell>
          <table:table-cell table:number-columns-repeated="16379"/>
        </table:table-row>
        <table:table-row table:style-name="ro3">
          <table:table-cell office:value-type="string" office:string-value="Zone 2: Asia Pacific" table:formula="of:=VLOOKUP([Rate_definitions_1.A54];[Zone_lookup.$A$3:.$B$12];2;FALSE())" table:style-name="ce1">
            <text:p>Zone 2: Asia Pacific</text:p>
          </table:table-cell>
          <table:table-cell office:value-type="string" office:string-value="International Express (4.5kg)" table:formula="of:=[Rate_definitions_1.G54]" table:style-name="ce1">
            <text:p>International Express (4.5kg)</text:p>
          </table:table-cell>
          <table:table-cell office:value-type="float" office:value="4.0010000000000003" table:formula="of:=IF([Rate_definitions_1.C54]=0;0;[Rate_definitions_1.C54]+0.001)" table:style-name="ce1">
            <text:p>4.001</text:p>
          </table:table-cell>
          <table:table-cell office:value-type="float" office:value="4.5010000000000003" table:formula="of:=[Rate_definitions_1.D54]+0.001" table:style-name="ce1">
            <text:p>4.501</text:p>
          </table:table-cell>
          <table:table-cell office:value-type="float" office:value="102.55" table:formula="of:=[Rate_definitions_1.L54]" table:style-name="ce13">
            <text:p>102.55</text:p>
          </table:table-cell>
          <table:table-cell table:number-columns-repeated="16379"/>
        </table:table-row>
        <table:table-row table:style-name="ro3">
          <table:table-cell office:value-type="string" office:string-value="Zone 2: Asia Pacific" table:formula="of:=VLOOKUP([Rate_definitions_1.A55];[Zone_lookup.$A$3:.$B$12];2;FALSE())" table:style-name="ce1">
            <text:p>Zone 2: Asia Pacific</text:p>
          </table:table-cell>
          <table:table-cell office:value-type="string" office:string-value="International Express (5kg)" table:formula="of:=[Rate_definitions_1.G55]" table:style-name="ce1">
            <text:p>International Express (5kg)</text:p>
          </table:table-cell>
          <table:table-cell office:value-type="float" office:value="4.5010000000000003" table:formula="of:=IF([Rate_definitions_1.C55]=0;0;[Rate_definitions_1.C55]+0.001)" table:style-name="ce1">
            <text:p>4.501</text:p>
          </table:table-cell>
          <table:table-cell office:value-type="float" office:value="5.0010000000000003" table:formula="of:=[Rate_definitions_1.D55]+0.001" table:style-name="ce1">
            <text:p>5.001</text:p>
          </table:table-cell>
          <table:table-cell office:value-type="float" office:value="108.3" table:formula="of:=[Rate_definitions_1.L55]" table:style-name="ce13">
            <text:p>108.3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56];[Zone_lookup.$A$3:.$B$12];2;FALSE())" table:style-name="ce1">
            <text:p>Zone 3: US &amp; Canada</text:p>
          </table:table-cell>
          <table:table-cell office:value-type="string" office:string-value="International Standard" table:formula="of:=[Rate_definitions_1.G56]" table:style-name="ce1">
            <text:p>International Standard</text:p>
          </table:table-cell>
          <table:table-cell office:value-type="float" office:value="0" table:formula="of:=IF([Rate_definitions_1.C56]=0;0;[Rate_definitions_1.C56]+0.001)" table:style-name="ce1">
            <text:p>0</text:p>
          </table:table-cell>
          <table:table-cell office:value-type="float" office:value="0.251" table:formula="of:=[Rate_definitions_1.D56]+0.001" table:style-name="ce1">
            <text:p>0.251</text:p>
          </table:table-cell>
          <table:table-cell office:value-type="float" office:value="21" table:formula="of:=[Rate_definitions_1.L56]" table:style-name="ce13">
            <text:p>21.0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57];[Zone_lookup.$A$3:.$B$12];2;FALSE())" table:style-name="ce1">
            <text:p>Zone 3: US &amp; Canada</text:p>
          </table:table-cell>
          <table:table-cell office:value-type="string" office:string-value="International Standard (500g)" table:formula="of:=[Rate_definitions_1.G57]" table:style-name="ce1">
            <text:p>International Standard (500g)</text:p>
          </table:table-cell>
          <table:table-cell office:value-type="float" office:value="0.251" table:formula="of:=IF([Rate_definitions_1.C57]=0;0;[Rate_definitions_1.C57]+0.001)" table:style-name="ce1">
            <text:p>0.251</text:p>
          </table:table-cell>
          <table:table-cell office:value-type="float" office:value="0.501" table:formula="of:=[Rate_definitions_1.D57]+0.001" table:style-name="ce1">
            <text:p>0.501</text:p>
          </table:table-cell>
          <table:table-cell office:value-type="float" office:value="27.25" table:formula="of:=[Rate_definitions_1.L57]" table:style-name="ce13">
            <text:p>27.2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58];[Zone_lookup.$A$3:.$B$12];2;FALSE())" table:style-name="ce1">
            <text:p>Zone 3: US &amp; Canada</text:p>
          </table:table-cell>
          <table:table-cell office:value-type="string" office:string-value="International Standard (1kg)" table:formula="of:=[Rate_definitions_1.G58]" table:style-name="ce1">
            <text:p>International Standard (1kg)</text:p>
          </table:table-cell>
          <table:table-cell office:value-type="float" office:value="0.501" table:formula="of:=IF([Rate_definitions_1.C58]=0;0;[Rate_definitions_1.C58]+0.001)" table:style-name="ce1">
            <text:p>0.501</text:p>
          </table:table-cell>
          <table:table-cell office:value-type="float" office:value="1.0009999999999999" table:formula="of:=[Rate_definitions_1.D58]+0.001" table:style-name="ce1">
            <text:p>1.001</text:p>
          </table:table-cell>
          <table:table-cell office:value-type="float" office:value="39.75" table:formula="of:=[Rate_definitions_1.L58]" table:style-name="ce13">
            <text:p>39.7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59];[Zone_lookup.$A$3:.$B$12];2;FALSE())" table:style-name="ce1">
            <text:p>Zone 3: US &amp; Canada</text:p>
          </table:table-cell>
          <table:table-cell office:value-type="string" office:string-value="International Standard (1.5kg)" table:formula="of:=[Rate_definitions_1.G59]" table:style-name="ce1">
            <text:p>International Standard (1.5kg)</text:p>
          </table:table-cell>
          <table:table-cell office:value-type="float" office:value="1.0009999999999999" table:formula="of:=IF([Rate_definitions_1.C59]=0;0;[Rate_definitions_1.C59]+0.001)" table:style-name="ce1">
            <text:p>1.001</text:p>
          </table:table-cell>
          <table:table-cell office:value-type="float" office:value="1.5009999999999999" table:formula="of:=[Rate_definitions_1.D59]+0.001" table:style-name="ce1">
            <text:p>1.501</text:p>
          </table:table-cell>
          <table:table-cell office:value-type="float" office:value="52.3" table:formula="of:=[Rate_definitions_1.L59]" table:style-name="ce13">
            <text:p>52.3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0];[Zone_lookup.$A$3:.$B$12];2;FALSE())" table:style-name="ce1">
            <text:p>Zone 3: US &amp; Canada</text:p>
          </table:table-cell>
          <table:table-cell office:value-type="string" office:string-value="International Standard (2kg)" table:formula="of:=[Rate_definitions_1.G60]" table:style-name="ce1">
            <text:p>International Standard (2kg)</text:p>
          </table:table-cell>
          <table:table-cell office:value-type="float" office:value="1.5009999999999999" table:formula="of:=IF([Rate_definitions_1.C60]=0;0;[Rate_definitions_1.C60]+0.001)" table:style-name="ce1">
            <text:p>1.501</text:p>
          </table:table-cell>
          <table:table-cell office:value-type="float" office:value="2.0009999999999999" table:formula="of:=[Rate_definitions_1.D60]+0.001" table:style-name="ce1">
            <text:p>2.001</text:p>
          </table:table-cell>
          <table:table-cell office:value-type="float" office:value="64.849999999999994" table:formula="of:=[Rate_definitions_1.L60]" table:style-name="ce13">
            <text:p>64.8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1];[Zone_lookup.$A$3:.$B$12];2;FALSE())" table:style-name="ce1">
            <text:p>Zone 3: US &amp; Canada</text:p>
          </table:table-cell>
          <table:table-cell office:value-type="string" office:string-value="International Standard (2.5kg)" table:formula="of:=[Rate_definitions_1.G61]" table:style-name="ce1">
            <text:p>International Standard (2.5kg)</text:p>
          </table:table-cell>
          <table:table-cell office:value-type="float" office:value="2.0009999999999999" table:formula="of:=IF([Rate_definitions_1.C61]=0;0;[Rate_definitions_1.C61]+0.001)" table:style-name="ce1">
            <text:p>2.001</text:p>
          </table:table-cell>
          <table:table-cell office:value-type="float" office:value="2.5009999999999999" table:formula="of:=[Rate_definitions_1.D61]+0.001" table:style-name="ce1">
            <text:p>2.501</text:p>
          </table:table-cell>
          <table:table-cell office:value-type="float" office:value="71.599999999999994" table:formula="of:=[Rate_definitions_1.L61]" table:style-name="ce13">
            <text:p>71.6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2];[Zone_lookup.$A$3:.$B$12];2;FALSE())" table:style-name="ce1">
            <text:p>Zone 3: US &amp; Canada</text:p>
          </table:table-cell>
          <table:table-cell office:value-type="string" office:string-value="International Standard (3kg)" table:formula="of:=[Rate_definitions_1.G62]" table:style-name="ce1">
            <text:p>International Standard (3kg)</text:p>
          </table:table-cell>
          <table:table-cell office:value-type="float" office:value="2.5009999999999999" table:formula="of:=IF([Rate_definitions_1.C62]=0;0;[Rate_definitions_1.C62]+0.001)" table:style-name="ce1">
            <text:p>2.501</text:p>
          </table:table-cell>
          <table:table-cell office:value-type="float" office:value="3.0009999999999999" table:formula="of:=[Rate_definitions_1.D62]+0.001" table:style-name="ce1">
            <text:p>3.001</text:p>
          </table:table-cell>
          <table:table-cell office:value-type="float" office:value="78.349999999999994" table:formula="of:=[Rate_definitions_1.L62]" table:style-name="ce13">
            <text:p>78.3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3];[Zone_lookup.$A$3:.$B$12];2;FALSE())" table:style-name="ce1">
            <text:p>Zone 3: US &amp; Canada</text:p>
          </table:table-cell>
          <table:table-cell office:value-type="string" office:string-value="International Standard (3.5kg)" table:formula="of:=[Rate_definitions_1.G63]" table:style-name="ce1">
            <text:p>International Standard (3.5kg)</text:p>
          </table:table-cell>
          <table:table-cell office:value-type="float" office:value="3.0009999999999999" table:formula="of:=IF([Rate_definitions_1.C63]=0;0;[Rate_definitions_1.C63]+0.001)" table:style-name="ce1">
            <text:p>3.001</text:p>
          </table:table-cell>
          <table:table-cell office:value-type="float" office:value="3.5009999999999999" table:formula="of:=[Rate_definitions_1.D63]+0.001" table:style-name="ce1">
            <text:p>3.501</text:p>
          </table:table-cell>
          <table:table-cell office:value-type="float" office:value="85.1" table:formula="of:=[Rate_definitions_1.L63]" table:style-name="ce13">
            <text:p>85.1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4];[Zone_lookup.$A$3:.$B$12];2;FALSE())" table:style-name="ce1">
            <text:p>Zone 3: US &amp; Canada</text:p>
          </table:table-cell>
          <table:table-cell office:value-type="string" office:string-value="International Standard (4kg)" table:formula="of:=[Rate_definitions_1.G64]" table:style-name="ce1">
            <text:p>International Standard (4kg)</text:p>
          </table:table-cell>
          <table:table-cell office:value-type="float" office:value="3.5009999999999999" table:formula="of:=IF([Rate_definitions_1.C64]=0;0;[Rate_definitions_1.C64]+0.001)" table:style-name="ce1">
            <text:p>3.501</text:p>
          </table:table-cell>
          <table:table-cell office:value-type="float" office:value="4.0010000000000003" table:formula="of:=[Rate_definitions_1.D64]+0.001" table:style-name="ce1">
            <text:p>4.001</text:p>
          </table:table-cell>
          <table:table-cell office:value-type="float" office:value="91.85" table:formula="of:=[Rate_definitions_1.L64]" table:style-name="ce13">
            <text:p>91.8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5];[Zone_lookup.$A$3:.$B$12];2;FALSE())" table:style-name="ce1">
            <text:p>Zone 3: US &amp; Canada</text:p>
          </table:table-cell>
          <table:table-cell office:value-type="string" office:string-value="International Standard (4.5kg)" table:formula="of:=[Rate_definitions_1.G65]" table:style-name="ce1">
            <text:p>International Standard (4.5kg)</text:p>
          </table:table-cell>
          <table:table-cell office:value-type="float" office:value="4.0010000000000003" table:formula="of:=IF([Rate_definitions_1.C65]=0;0;[Rate_definitions_1.C65]+0.001)" table:style-name="ce1">
            <text:p>4.001</text:p>
          </table:table-cell>
          <table:table-cell office:value-type="float" office:value="4.5010000000000003" table:formula="of:=[Rate_definitions_1.D65]+0.001" table:style-name="ce1">
            <text:p>4.501</text:p>
          </table:table-cell>
          <table:table-cell office:value-type="float" office:value="98.6" table:formula="of:=[Rate_definitions_1.L65]" table:style-name="ce13">
            <text:p>98.6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6];[Zone_lookup.$A$3:.$B$12];2;FALSE())" table:style-name="ce1">
            <text:p>Zone 3: US &amp; Canada</text:p>
          </table:table-cell>
          <table:table-cell office:value-type="string" office:string-value="International Standard (5kg)" table:formula="of:=[Rate_definitions_1.G66]" table:style-name="ce1">
            <text:p>International Standard (5kg)</text:p>
          </table:table-cell>
          <table:table-cell office:value-type="float" office:value="4.5010000000000003" table:formula="of:=IF([Rate_definitions_1.C66]=0;0;[Rate_definitions_1.C66]+0.001)" table:style-name="ce1">
            <text:p>4.501</text:p>
          </table:table-cell>
          <table:table-cell office:value-type="float" office:value="5.0010000000000003" table:formula="of:=[Rate_definitions_1.D66]+0.001" table:style-name="ce1">
            <text:p>5.001</text:p>
          </table:table-cell>
          <table:table-cell office:value-type="float" office:value="105.35" table:formula="of:=[Rate_definitions_1.L66]" table:style-name="ce13">
            <text:p>105.3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7];[Zone_lookup.$A$3:.$B$12];2;FALSE())" table:style-name="ce1">
            <text:p>Zone 3: US &amp; Canada</text:p>
          </table:table-cell>
          <table:table-cell office:value-type="string" office:string-value="International Express" table:formula="of:=[Rate_definitions_1.G67]" table:style-name="ce1">
            <text:p>International Express</text:p>
          </table:table-cell>
          <table:table-cell office:value-type="float" office:value="0" table:formula="of:=IF([Rate_definitions_1.C67]=0;0;[Rate_definitions_1.C67]+0.001)" table:style-name="ce1">
            <text:p>0</text:p>
          </table:table-cell>
          <table:table-cell office:value-type="float" office:value="0.251" table:formula="of:=[Rate_definitions_1.D67]+0.001" table:style-name="ce1">
            <text:p>0.251</text:p>
          </table:table-cell>
          <table:table-cell office:value-type="float" office:value="36" table:formula="of:=[Rate_definitions_1.L67]" table:style-name="ce13">
            <text:p>36.0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8];[Zone_lookup.$A$3:.$B$12];2;FALSE())" table:style-name="ce1">
            <text:p>Zone 3: US &amp; Canada</text:p>
          </table:table-cell>
          <table:table-cell office:value-type="string" office:string-value="International Express (500g)" table:formula="of:=[Rate_definitions_1.G68]" table:style-name="ce1">
            <text:p>International Express (500g)</text:p>
          </table:table-cell>
          <table:table-cell office:value-type="float" office:value="0.251" table:formula="of:=IF([Rate_definitions_1.C68]=0;0;[Rate_definitions_1.C68]+0.001)" table:style-name="ce1">
            <text:p>0.251</text:p>
          </table:table-cell>
          <table:table-cell office:value-type="float" office:value="0.501" table:formula="of:=[Rate_definitions_1.D68]+0.001" table:style-name="ce1">
            <text:p>0.501</text:p>
          </table:table-cell>
          <table:table-cell office:value-type="float" office:value="42.25" table:formula="of:=[Rate_definitions_1.L68]" table:style-name="ce13">
            <text:p>42.2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69];[Zone_lookup.$A$3:.$B$12];2;FALSE())" table:style-name="ce1">
            <text:p>Zone 3: US &amp; Canada</text:p>
          </table:table-cell>
          <table:table-cell office:value-type="string" office:string-value="International Express (1kg)" table:formula="of:=[Rate_definitions_1.G69]" table:style-name="ce1">
            <text:p>International Express (1kg)</text:p>
          </table:table-cell>
          <table:table-cell office:value-type="float" office:value="0.501" table:formula="of:=IF([Rate_definitions_1.C69]=0;0;[Rate_definitions_1.C69]+0.001)" table:style-name="ce1">
            <text:p>0.501</text:p>
          </table:table-cell>
          <table:table-cell office:value-type="float" office:value="1.0009999999999999" table:formula="of:=[Rate_definitions_1.D69]+0.001" table:style-name="ce1">
            <text:p>1.001</text:p>
          </table:table-cell>
          <table:table-cell office:value-type="float" office:value="54.75" table:formula="of:=[Rate_definitions_1.L69]" table:style-name="ce13">
            <text:p>54.7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70];[Zone_lookup.$A$3:.$B$12];2;FALSE())" table:style-name="ce1">
            <text:p>Zone 3: US &amp; Canada</text:p>
          </table:table-cell>
          <table:table-cell office:value-type="string" office:string-value="International Express (1.5kg)" table:formula="of:=[Rate_definitions_1.G70]" table:style-name="ce1">
            <text:p>International Express (1.5kg)</text:p>
          </table:table-cell>
          <table:table-cell office:value-type="float" office:value="1.0009999999999999" table:formula="of:=IF([Rate_definitions_1.C70]=0;0;[Rate_definitions_1.C70]+0.001)" table:style-name="ce1">
            <text:p>1.001</text:p>
          </table:table-cell>
          <table:table-cell office:value-type="float" office:value="1.5009999999999999" table:formula="of:=[Rate_definitions_1.D70]+0.001" table:style-name="ce1">
            <text:p>1.501</text:p>
          </table:table-cell>
          <table:table-cell office:value-type="float" office:value="67.3" table:formula="of:=[Rate_definitions_1.L70]" table:style-name="ce13">
            <text:p>67.3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71];[Zone_lookup.$A$3:.$B$12];2;FALSE())" table:style-name="ce1">
            <text:p>Zone 3: US &amp; Canada</text:p>
          </table:table-cell>
          <table:table-cell office:value-type="string" office:string-value="International Express (2kg)" table:formula="of:=[Rate_definitions_1.G71]" table:style-name="ce1">
            <text:p>International Express (2kg)</text:p>
          </table:table-cell>
          <table:table-cell office:value-type="float" office:value="1.5009999999999999" table:formula="of:=IF([Rate_definitions_1.C71]=0;0;[Rate_definitions_1.C71]+0.001)" table:style-name="ce1">
            <text:p>1.501</text:p>
          </table:table-cell>
          <table:table-cell office:value-type="float" office:value="2.0009999999999999" table:formula="of:=[Rate_definitions_1.D71]+0.001" table:style-name="ce1">
            <text:p>2.001</text:p>
          </table:table-cell>
          <table:table-cell office:value-type="float" office:value="79.849999999999994" table:formula="of:=[Rate_definitions_1.L71]" table:style-name="ce13">
            <text:p>79.8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72];[Zone_lookup.$A$3:.$B$12];2;FALSE())" table:style-name="ce1">
            <text:p>Zone 3: US &amp; Canada</text:p>
          </table:table-cell>
          <table:table-cell office:value-type="string" office:string-value="International Express (2.5kg)" table:formula="of:=[Rate_definitions_1.G72]" table:style-name="ce1">
            <text:p>International Express (2.5kg)</text:p>
          </table:table-cell>
          <table:table-cell office:value-type="float" office:value="2.0009999999999999" table:formula="of:=IF([Rate_definitions_1.C72]=0;0;[Rate_definitions_1.C72]+0.001)" table:style-name="ce1">
            <text:p>2.001</text:p>
          </table:table-cell>
          <table:table-cell office:value-type="float" office:value="2.5009999999999999" table:formula="of:=[Rate_definitions_1.D72]+0.001" table:style-name="ce1">
            <text:p>2.501</text:p>
          </table:table-cell>
          <table:table-cell office:value-type="float" office:value="86.6" table:formula="of:=[Rate_definitions_1.L72]" table:style-name="ce13">
            <text:p>86.6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73];[Zone_lookup.$A$3:.$B$12];2;FALSE())" table:style-name="ce1">
            <text:p>Zone 3: US &amp; Canada</text:p>
          </table:table-cell>
          <table:table-cell office:value-type="string" office:string-value="International Express (3kg)" table:formula="of:=[Rate_definitions_1.G73]" table:style-name="ce1">
            <text:p>International Express (3kg)</text:p>
          </table:table-cell>
          <table:table-cell office:value-type="float" office:value="2.5009999999999999" table:formula="of:=IF([Rate_definitions_1.C73]=0;0;[Rate_definitions_1.C73]+0.001)" table:style-name="ce1">
            <text:p>2.501</text:p>
          </table:table-cell>
          <table:table-cell office:value-type="float" office:value="3.0009999999999999" table:formula="of:=[Rate_definitions_1.D73]+0.001" table:style-name="ce1">
            <text:p>3.001</text:p>
          </table:table-cell>
          <table:table-cell office:value-type="float" office:value="93.35" table:formula="of:=[Rate_definitions_1.L73]" table:style-name="ce13">
            <text:p>93.3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74];[Zone_lookup.$A$3:.$B$12];2;FALSE())" table:style-name="ce1">
            <text:p>Zone 3: US &amp; Canada</text:p>
          </table:table-cell>
          <table:table-cell office:value-type="string" office:string-value="International Express (3.5kg)" table:formula="of:=[Rate_definitions_1.G74]" table:style-name="ce1">
            <text:p>International Express (3.5kg)</text:p>
          </table:table-cell>
          <table:table-cell office:value-type="float" office:value="3.0009999999999999" table:formula="of:=IF([Rate_definitions_1.C74]=0;0;[Rate_definitions_1.C74]+0.001)" table:style-name="ce1">
            <text:p>3.001</text:p>
          </table:table-cell>
          <table:table-cell office:value-type="float" office:value="3.5009999999999999" table:formula="of:=[Rate_definitions_1.D74]+0.001" table:style-name="ce1">
            <text:p>3.501</text:p>
          </table:table-cell>
          <table:table-cell office:value-type="float" office:value="100.1" table:formula="of:=[Rate_definitions_1.L74]" table:style-name="ce13">
            <text:p>100.1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75];[Zone_lookup.$A$3:.$B$12];2;FALSE())" table:style-name="ce1">
            <text:p>Zone 3: US &amp; Canada</text:p>
          </table:table-cell>
          <table:table-cell office:value-type="string" office:string-value="International Express (4kg)" table:formula="of:=[Rate_definitions_1.G75]" table:style-name="ce1">
            <text:p>International Express (4kg)</text:p>
          </table:table-cell>
          <table:table-cell office:value-type="float" office:value="3.5009999999999999" table:formula="of:=IF([Rate_definitions_1.C75]=0;0;[Rate_definitions_1.C75]+0.001)" table:style-name="ce1">
            <text:p>3.501</text:p>
          </table:table-cell>
          <table:table-cell office:value-type="float" office:value="4.0010000000000003" table:formula="of:=[Rate_definitions_1.D75]+0.001" table:style-name="ce1">
            <text:p>4.001</text:p>
          </table:table-cell>
          <table:table-cell office:value-type="float" office:value="106.85" table:formula="of:=[Rate_definitions_1.L75]" table:style-name="ce13">
            <text:p>106.85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76];[Zone_lookup.$A$3:.$B$12];2;FALSE())" table:style-name="ce1">
            <text:p>Zone 3: US &amp; Canada</text:p>
          </table:table-cell>
          <table:table-cell office:value-type="string" office:string-value="International Express (4.5kg)" table:formula="of:=[Rate_definitions_1.G76]" table:style-name="ce1">
            <text:p>International Express (4.5kg)</text:p>
          </table:table-cell>
          <table:table-cell office:value-type="float" office:value="4.0010000000000003" table:formula="of:=IF([Rate_definitions_1.C76]=0;0;[Rate_definitions_1.C76]+0.001)" table:style-name="ce1">
            <text:p>4.001</text:p>
          </table:table-cell>
          <table:table-cell office:value-type="float" office:value="4.5010000000000003" table:formula="of:=[Rate_definitions_1.D76]+0.001" table:style-name="ce1">
            <text:p>4.501</text:p>
          </table:table-cell>
          <table:table-cell office:value-type="float" office:value="113.6" table:formula="of:=[Rate_definitions_1.L76]" table:style-name="ce13">
            <text:p>113.60</text:p>
          </table:table-cell>
          <table:table-cell table:number-columns-repeated="16379"/>
        </table:table-row>
        <table:table-row table:style-name="ro3">
          <table:table-cell office:value-type="string" office:string-value="Zone 3: US &amp; Canada" table:formula="of:=VLOOKUP([Rate_definitions_1.A77];[Zone_lookup.$A$3:.$B$12];2;FALSE())" table:style-name="ce1">
            <text:p>Zone 3: US &amp; Canada</text:p>
          </table:table-cell>
          <table:table-cell office:value-type="string" office:string-value="International Express (5kg)" table:formula="of:=[Rate_definitions_1.G77]" table:style-name="ce1">
            <text:p>International Express (5kg)</text:p>
          </table:table-cell>
          <table:table-cell office:value-type="float" office:value="4.5010000000000003" table:formula="of:=IF([Rate_definitions_1.C77]=0;0;[Rate_definitions_1.C77]+0.001)" table:style-name="ce1">
            <text:p>4.501</text:p>
          </table:table-cell>
          <table:table-cell office:value-type="float" office:value="5.0010000000000003" table:formula="of:=[Rate_definitions_1.D77]+0.001" table:style-name="ce1">
            <text:p>5.001</text:p>
          </table:table-cell>
          <table:table-cell office:value-type="float" office:value="120.35" table:formula="of:=[Rate_definitions_1.L77]" table:style-name="ce13">
            <text:p>120.3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78];[Zone_lookup.$A$3:.$B$12];2;FALSE())" table:style-name="ce1">
            <text:p>Zone 4: UK &amp; Europe</text:p>
          </table:table-cell>
          <table:table-cell office:value-type="string" office:string-value="International Standard" table:formula="of:=[Rate_definitions_1.G78]" table:style-name="ce1">
            <text:p>International Standard</text:p>
          </table:table-cell>
          <table:table-cell office:value-type="float" office:value="0" table:formula="of:=IF([Rate_definitions_1.C78]=0;0;[Rate_definitions_1.C78]+0.001)" table:style-name="ce1">
            <text:p>0</text:p>
          </table:table-cell>
          <table:table-cell office:value-type="float" office:value="0.251" table:formula="of:=[Rate_definitions_1.D78]+0.001" table:style-name="ce1">
            <text:p>0.251</text:p>
          </table:table-cell>
          <table:table-cell office:value-type="float" office:value="25.75" table:formula="of:=[Rate_definitions_1.L78]" table:style-name="ce13">
            <text:p>25.7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79];[Zone_lookup.$A$3:.$B$12];2;FALSE())" table:style-name="ce1">
            <text:p>Zone 4: UK &amp; Europe</text:p>
          </table:table-cell>
          <table:table-cell office:value-type="string" office:string-value="International Standard (500g)" table:formula="of:=[Rate_definitions_1.G79]" table:style-name="ce1">
            <text:p>International Standard (500g)</text:p>
          </table:table-cell>
          <table:table-cell office:value-type="float" office:value="0.251" table:formula="of:=IF([Rate_definitions_1.C79]=0;0;[Rate_definitions_1.C79]+0.001)" table:style-name="ce1">
            <text:p>0.251</text:p>
          </table:table-cell>
          <table:table-cell office:value-type="float" office:value="0.501" table:formula="of:=[Rate_definitions_1.D79]+0.001" table:style-name="ce1">
            <text:p>0.501</text:p>
          </table:table-cell>
          <table:table-cell office:value-type="float" office:value="32.35" table:formula="of:=[Rate_definitions_1.L79]" table:style-name="ce13">
            <text:p>32.3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0];[Zone_lookup.$A$3:.$B$12];2;FALSE())" table:style-name="ce1">
            <text:p>Zone 4: UK &amp; Europe</text:p>
          </table:table-cell>
          <table:table-cell office:value-type="string" office:string-value="International Standard (1kg)" table:formula="of:=[Rate_definitions_1.G80]" table:style-name="ce1">
            <text:p>International Standard (1kg)</text:p>
          </table:table-cell>
          <table:table-cell office:value-type="float" office:value="0.501" table:formula="of:=IF([Rate_definitions_1.C80]=0;0;[Rate_definitions_1.C80]+0.001)" table:style-name="ce1">
            <text:p>0.501</text:p>
          </table:table-cell>
          <table:table-cell office:value-type="float" office:value="1.0009999999999999" table:formula="of:=[Rate_definitions_1.D80]+0.001" table:style-name="ce1">
            <text:p>1.001</text:p>
          </table:table-cell>
          <table:table-cell office:value-type="float" office:value="45.25" table:formula="of:=[Rate_definitions_1.L80]" table:style-name="ce13">
            <text:p>45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1];[Zone_lookup.$A$3:.$B$12];2;FALSE())" table:style-name="ce1">
            <text:p>Zone 4: UK &amp; Europe</text:p>
          </table:table-cell>
          <table:table-cell office:value-type="string" office:string-value="International Standard (1.5kg)" table:formula="of:=[Rate_definitions_1.G81]" table:style-name="ce1">
            <text:p>International Standard (1.5kg)</text:p>
          </table:table-cell>
          <table:table-cell office:value-type="float" office:value="1.0009999999999999" table:formula="of:=IF([Rate_definitions_1.C81]=0;0;[Rate_definitions_1.C81]+0.001)" table:style-name="ce1">
            <text:p>1.001</text:p>
          </table:table-cell>
          <table:table-cell office:value-type="float" office:value="1.5009999999999999" table:formula="of:=[Rate_definitions_1.D81]+0.001" table:style-name="ce1">
            <text:p>1.501</text:p>
          </table:table-cell>
          <table:table-cell office:value-type="float" office:value="58.25" table:formula="of:=[Rate_definitions_1.L81]" table:style-name="ce13">
            <text:p>58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2];[Zone_lookup.$A$3:.$B$12];2;FALSE())" table:style-name="ce1">
            <text:p>Zone 4: UK &amp; Europe</text:p>
          </table:table-cell>
          <table:table-cell office:value-type="string" office:string-value="International Standard (2kg)" table:formula="of:=[Rate_definitions_1.G82]" table:style-name="ce1">
            <text:p>International Standard (2kg)</text:p>
          </table:table-cell>
          <table:table-cell office:value-type="float" office:value="1.5009999999999999" table:formula="of:=IF([Rate_definitions_1.C82]=0;0;[Rate_definitions_1.C82]+0.001)" table:style-name="ce1">
            <text:p>1.501</text:p>
          </table:table-cell>
          <table:table-cell office:value-type="float" office:value="2.0009999999999999" table:formula="of:=[Rate_definitions_1.D82]+0.001" table:style-name="ce1">
            <text:p>2.001</text:p>
          </table:table-cell>
          <table:table-cell office:value-type="float" office:value="71.25" table:formula="of:=[Rate_definitions_1.L82]" table:style-name="ce13">
            <text:p>71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3];[Zone_lookup.$A$3:.$B$12];2;FALSE())" table:style-name="ce1">
            <text:p>Zone 4: UK &amp; Europe</text:p>
          </table:table-cell>
          <table:table-cell office:value-type="string" office:string-value="International Standard (2.5kg)" table:formula="of:=[Rate_definitions_1.G83]" table:style-name="ce1">
            <text:p>International Standard (2.5kg)</text:p>
          </table:table-cell>
          <table:table-cell office:value-type="float" office:value="2.0009999999999999" table:formula="of:=IF([Rate_definitions_1.C83]=0;0;[Rate_definitions_1.C83]+0.001)" table:style-name="ce1">
            <text:p>2.001</text:p>
          </table:table-cell>
          <table:table-cell office:value-type="float" office:value="2.5009999999999999" table:formula="of:=[Rate_definitions_1.D83]+0.001" table:style-name="ce1">
            <text:p>2.501</text:p>
          </table:table-cell>
          <table:table-cell office:value-type="float" office:value="78.75" table:formula="of:=[Rate_definitions_1.L83]" table:style-name="ce13">
            <text:p>78.7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4];[Zone_lookup.$A$3:.$B$12];2;FALSE())" table:style-name="ce1">
            <text:p>Zone 4: UK &amp; Europe</text:p>
          </table:table-cell>
          <table:table-cell office:value-type="string" office:string-value="International Standard (3kg)" table:formula="of:=[Rate_definitions_1.G84]" table:style-name="ce1">
            <text:p>International Standard (3kg)</text:p>
          </table:table-cell>
          <table:table-cell office:value-type="float" office:value="2.5009999999999999" table:formula="of:=IF([Rate_definitions_1.C84]=0;0;[Rate_definitions_1.C84]+0.001)" table:style-name="ce1">
            <text:p>2.501</text:p>
          </table:table-cell>
          <table:table-cell office:value-type="float" office:value="3.0009999999999999" table:formula="of:=[Rate_definitions_1.D84]+0.001" table:style-name="ce1">
            <text:p>3.001</text:p>
          </table:table-cell>
          <table:table-cell office:value-type="float" office:value="86.25" table:formula="of:=[Rate_definitions_1.L84]" table:style-name="ce13">
            <text:p>86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5];[Zone_lookup.$A$3:.$B$12];2;FALSE())" table:style-name="ce1">
            <text:p>Zone 4: UK &amp; Europe</text:p>
          </table:table-cell>
          <table:table-cell office:value-type="string" office:string-value="International Standard (3.5kg)" table:formula="of:=[Rate_definitions_1.G85]" table:style-name="ce1">
            <text:p>International Standard (3.5kg)</text:p>
          </table:table-cell>
          <table:table-cell office:value-type="float" office:value="3.0009999999999999" table:formula="of:=IF([Rate_definitions_1.C85]=0;0;[Rate_definitions_1.C85]+0.001)" table:style-name="ce1">
            <text:p>3.001</text:p>
          </table:table-cell>
          <table:table-cell office:value-type="float" office:value="3.5009999999999999" table:formula="of:=[Rate_definitions_1.D85]+0.001" table:style-name="ce1">
            <text:p>3.501</text:p>
          </table:table-cell>
          <table:table-cell office:value-type="float" office:value="93.75" table:formula="of:=[Rate_definitions_1.L85]" table:style-name="ce13">
            <text:p>93.7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6];[Zone_lookup.$A$3:.$B$12];2;FALSE())" table:style-name="ce1">
            <text:p>Zone 4: UK &amp; Europe</text:p>
          </table:table-cell>
          <table:table-cell office:value-type="string" office:string-value="International Standard (4kg)" table:formula="of:=[Rate_definitions_1.G86]" table:style-name="ce1">
            <text:p>International Standard (4kg)</text:p>
          </table:table-cell>
          <table:table-cell office:value-type="float" office:value="3.5009999999999999" table:formula="of:=IF([Rate_definitions_1.C86]=0;0;[Rate_definitions_1.C86]+0.001)" table:style-name="ce1">
            <text:p>3.501</text:p>
          </table:table-cell>
          <table:table-cell office:value-type="float" office:value="4.0010000000000003" table:formula="of:=[Rate_definitions_1.D86]+0.001" table:style-name="ce1">
            <text:p>4.001</text:p>
          </table:table-cell>
          <table:table-cell office:value-type="float" office:value="101.25" table:formula="of:=[Rate_definitions_1.L86]" table:style-name="ce13">
            <text:p>101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7];[Zone_lookup.$A$3:.$B$12];2;FALSE())" table:style-name="ce1">
            <text:p>Zone 4: UK &amp; Europe</text:p>
          </table:table-cell>
          <table:table-cell office:value-type="string" office:string-value="International Standard (4.5kg)" table:formula="of:=[Rate_definitions_1.G87]" table:style-name="ce1">
            <text:p>International Standard (4.5kg)</text:p>
          </table:table-cell>
          <table:table-cell office:value-type="float" office:value="4.0010000000000003" table:formula="of:=IF([Rate_definitions_1.C87]=0;0;[Rate_definitions_1.C87]+0.001)" table:style-name="ce1">
            <text:p>4.001</text:p>
          </table:table-cell>
          <table:table-cell office:value-type="float" office:value="4.5010000000000003" table:formula="of:=[Rate_definitions_1.D87]+0.001" table:style-name="ce1">
            <text:p>4.501</text:p>
          </table:table-cell>
          <table:table-cell office:value-type="float" office:value="108.75" table:formula="of:=[Rate_definitions_1.L87]" table:style-name="ce13">
            <text:p>108.7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8];[Zone_lookup.$A$3:.$B$12];2;FALSE())" table:style-name="ce1">
            <text:p>Zone 4: UK &amp; Europe</text:p>
          </table:table-cell>
          <table:table-cell office:value-type="string" office:string-value="International Standard (5kg)" table:formula="of:=[Rate_definitions_1.G88]" table:style-name="ce1">
            <text:p>International Standard (5kg)</text:p>
          </table:table-cell>
          <table:table-cell office:value-type="float" office:value="4.5010000000000003" table:formula="of:=IF([Rate_definitions_1.C88]=0;0;[Rate_definitions_1.C88]+0.001)" table:style-name="ce1">
            <text:p>4.501</text:p>
          </table:table-cell>
          <table:table-cell office:value-type="float" office:value="5.0010000000000003" table:formula="of:=[Rate_definitions_1.D88]+0.001" table:style-name="ce1">
            <text:p>5.001</text:p>
          </table:table-cell>
          <table:table-cell office:value-type="float" office:value="116.25" table:formula="of:=[Rate_definitions_1.L88]" table:style-name="ce13">
            <text:p>116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89];[Zone_lookup.$A$3:.$B$12];2;FALSE())" table:style-name="ce1">
            <text:p>Zone 4: UK &amp; Europe</text:p>
          </table:table-cell>
          <table:table-cell office:value-type="string" office:string-value="International Express" table:formula="of:=[Rate_definitions_1.G89]" table:style-name="ce1">
            <text:p>International Express</text:p>
          </table:table-cell>
          <table:table-cell office:value-type="float" office:value="0" table:formula="of:=IF([Rate_definitions_1.C89]=0;0;[Rate_definitions_1.C89]+0.001)" table:style-name="ce1">
            <text:p>0</text:p>
          </table:table-cell>
          <table:table-cell office:value-type="float" office:value="0.251" table:formula="of:=[Rate_definitions_1.D89]+0.001" table:style-name="ce1">
            <text:p>0.251</text:p>
          </table:table-cell>
          <table:table-cell office:value-type="float" office:value="40.75" table:formula="of:=[Rate_definitions_1.L89]" table:style-name="ce13">
            <text:p>40.7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0];[Zone_lookup.$A$3:.$B$12];2;FALSE())" table:style-name="ce1">
            <text:p>Zone 4: UK &amp; Europe</text:p>
          </table:table-cell>
          <table:table-cell office:value-type="string" office:string-value="International Express (500g)" table:formula="of:=[Rate_definitions_1.G90]" table:style-name="ce1">
            <text:p>International Express (500g)</text:p>
          </table:table-cell>
          <table:table-cell office:value-type="float" office:value="0.251" table:formula="of:=IF([Rate_definitions_1.C90]=0;0;[Rate_definitions_1.C90]+0.001)" table:style-name="ce1">
            <text:p>0.251</text:p>
          </table:table-cell>
          <table:table-cell office:value-type="float" office:value="0.501" table:formula="of:=[Rate_definitions_1.D90]+0.001" table:style-name="ce1">
            <text:p>0.501</text:p>
          </table:table-cell>
          <table:table-cell office:value-type="float" office:value="47.35" table:formula="of:=[Rate_definitions_1.L90]" table:style-name="ce13">
            <text:p>47.3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1];[Zone_lookup.$A$3:.$B$12];2;FALSE())" table:style-name="ce1">
            <text:p>Zone 4: UK &amp; Europe</text:p>
          </table:table-cell>
          <table:table-cell office:value-type="string" office:string-value="International Express (1kg)" table:formula="of:=[Rate_definitions_1.G91]" table:style-name="ce1">
            <text:p>International Express (1kg)</text:p>
          </table:table-cell>
          <table:table-cell office:value-type="float" office:value="0.501" table:formula="of:=IF([Rate_definitions_1.C91]=0;0;[Rate_definitions_1.C91]+0.001)" table:style-name="ce1">
            <text:p>0.501</text:p>
          </table:table-cell>
          <table:table-cell office:value-type="float" office:value="1.0009999999999999" table:formula="of:=[Rate_definitions_1.D91]+0.001" table:style-name="ce1">
            <text:p>1.001</text:p>
          </table:table-cell>
          <table:table-cell office:value-type="float" office:value="60.25" table:formula="of:=[Rate_definitions_1.L91]" table:style-name="ce13">
            <text:p>60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2];[Zone_lookup.$A$3:.$B$12];2;FALSE())" table:style-name="ce1">
            <text:p>Zone 4: UK &amp; Europe</text:p>
          </table:table-cell>
          <table:table-cell office:value-type="string" office:string-value="International Express (1.5kg)" table:formula="of:=[Rate_definitions_1.G92]" table:style-name="ce1">
            <text:p>International Express (1.5kg)</text:p>
          </table:table-cell>
          <table:table-cell office:value-type="float" office:value="1.0009999999999999" table:formula="of:=IF([Rate_definitions_1.C92]=0;0;[Rate_definitions_1.C92]+0.001)" table:style-name="ce1">
            <text:p>1.001</text:p>
          </table:table-cell>
          <table:table-cell office:value-type="float" office:value="1.5009999999999999" table:formula="of:=[Rate_definitions_1.D92]+0.001" table:style-name="ce1">
            <text:p>1.501</text:p>
          </table:table-cell>
          <table:table-cell office:value-type="float" office:value="73.25" table:formula="of:=[Rate_definitions_1.L92]" table:style-name="ce13">
            <text:p>73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3];[Zone_lookup.$A$3:.$B$12];2;FALSE())" table:style-name="ce1">
            <text:p>Zone 4: UK &amp; Europe</text:p>
          </table:table-cell>
          <table:table-cell office:value-type="string" office:string-value="International Express (2kg)" table:formula="of:=[Rate_definitions_1.G93]" table:style-name="ce1">
            <text:p>International Express (2kg)</text:p>
          </table:table-cell>
          <table:table-cell office:value-type="float" office:value="1.5009999999999999" table:formula="of:=IF([Rate_definitions_1.C93]=0;0;[Rate_definitions_1.C93]+0.001)" table:style-name="ce1">
            <text:p>1.501</text:p>
          </table:table-cell>
          <table:table-cell office:value-type="float" office:value="2.0009999999999999" table:formula="of:=[Rate_definitions_1.D93]+0.001" table:style-name="ce1">
            <text:p>2.001</text:p>
          </table:table-cell>
          <table:table-cell office:value-type="float" office:value="86.25" table:formula="of:=[Rate_definitions_1.L93]" table:style-name="ce13">
            <text:p>86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4];[Zone_lookup.$A$3:.$B$12];2;FALSE())" table:style-name="ce1">
            <text:p>Zone 4: UK &amp; Europe</text:p>
          </table:table-cell>
          <table:table-cell office:value-type="string" office:string-value="International Express (2.5kg)" table:formula="of:=[Rate_definitions_1.G94]" table:style-name="ce1">
            <text:p>International Express (2.5kg)</text:p>
          </table:table-cell>
          <table:table-cell office:value-type="float" office:value="2.0009999999999999" table:formula="of:=IF([Rate_definitions_1.C94]=0;0;[Rate_definitions_1.C94]+0.001)" table:style-name="ce1">
            <text:p>2.001</text:p>
          </table:table-cell>
          <table:table-cell office:value-type="float" office:value="2.5009999999999999" table:formula="of:=[Rate_definitions_1.D94]+0.001" table:style-name="ce1">
            <text:p>2.501</text:p>
          </table:table-cell>
          <table:table-cell office:value-type="float" office:value="93.75" table:formula="of:=[Rate_definitions_1.L94]" table:style-name="ce13">
            <text:p>93.7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5];[Zone_lookup.$A$3:.$B$12];2;FALSE())" table:style-name="ce1">
            <text:p>Zone 4: UK &amp; Europe</text:p>
          </table:table-cell>
          <table:table-cell office:value-type="string" office:string-value="International Express (3kg)" table:formula="of:=[Rate_definitions_1.G95]" table:style-name="ce1">
            <text:p>International Express (3kg)</text:p>
          </table:table-cell>
          <table:table-cell office:value-type="float" office:value="2.5009999999999999" table:formula="of:=IF([Rate_definitions_1.C95]=0;0;[Rate_definitions_1.C95]+0.001)" table:style-name="ce1">
            <text:p>2.501</text:p>
          </table:table-cell>
          <table:table-cell office:value-type="float" office:value="3.0009999999999999" table:formula="of:=[Rate_definitions_1.D95]+0.001" table:style-name="ce1">
            <text:p>3.001</text:p>
          </table:table-cell>
          <table:table-cell office:value-type="float" office:value="101.25" table:formula="of:=[Rate_definitions_1.L95]" table:style-name="ce13">
            <text:p>101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6];[Zone_lookup.$A$3:.$B$12];2;FALSE())" table:style-name="ce1">
            <text:p>Zone 4: UK &amp; Europe</text:p>
          </table:table-cell>
          <table:table-cell office:value-type="string" office:string-value="International Express (3.5kg)" table:formula="of:=[Rate_definitions_1.G96]" table:style-name="ce1">
            <text:p>International Express (3.5kg)</text:p>
          </table:table-cell>
          <table:table-cell office:value-type="float" office:value="3.0009999999999999" table:formula="of:=IF([Rate_definitions_1.C96]=0;0;[Rate_definitions_1.C96]+0.001)" table:style-name="ce1">
            <text:p>3.001</text:p>
          </table:table-cell>
          <table:table-cell office:value-type="float" office:value="3.5009999999999999" table:formula="of:=[Rate_definitions_1.D96]+0.001" table:style-name="ce1">
            <text:p>3.501</text:p>
          </table:table-cell>
          <table:table-cell office:value-type="float" office:value="108.75" table:formula="of:=[Rate_definitions_1.L96]" table:style-name="ce13">
            <text:p>108.7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7];[Zone_lookup.$A$3:.$B$12];2;FALSE())" table:style-name="ce1">
            <text:p>Zone 4: UK &amp; Europe</text:p>
          </table:table-cell>
          <table:table-cell office:value-type="string" office:string-value="International Express (4kg)" table:formula="of:=[Rate_definitions_1.G97]" table:style-name="ce1">
            <text:p>International Express (4kg)</text:p>
          </table:table-cell>
          <table:table-cell office:value-type="float" office:value="3.5009999999999999" table:formula="of:=IF([Rate_definitions_1.C97]=0;0;[Rate_definitions_1.C97]+0.001)" table:style-name="ce1">
            <text:p>3.501</text:p>
          </table:table-cell>
          <table:table-cell office:value-type="float" office:value="4.0010000000000003" table:formula="of:=[Rate_definitions_1.D97]+0.001" table:style-name="ce1">
            <text:p>4.001</text:p>
          </table:table-cell>
          <table:table-cell office:value-type="float" office:value="116.25" table:formula="of:=[Rate_definitions_1.L97]" table:style-name="ce13">
            <text:p>116.2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8];[Zone_lookup.$A$3:.$B$12];2;FALSE())" table:style-name="ce1">
            <text:p>Zone 4: UK &amp; Europe</text:p>
          </table:table-cell>
          <table:table-cell office:value-type="string" office:string-value="International Express (4.5kg)" table:formula="of:=[Rate_definitions_1.G98]" table:style-name="ce1">
            <text:p>International Express (4.5kg)</text:p>
          </table:table-cell>
          <table:table-cell office:value-type="float" office:value="4.0010000000000003" table:formula="of:=IF([Rate_definitions_1.C98]=0;0;[Rate_definitions_1.C98]+0.001)" table:style-name="ce1">
            <text:p>4.001</text:p>
          </table:table-cell>
          <table:table-cell office:value-type="float" office:value="4.5010000000000003" table:formula="of:=[Rate_definitions_1.D98]+0.001" table:style-name="ce1">
            <text:p>4.501</text:p>
          </table:table-cell>
          <table:table-cell office:value-type="float" office:value="123.75" table:formula="of:=[Rate_definitions_1.L98]" table:style-name="ce13">
            <text:p>123.75</text:p>
          </table:table-cell>
          <table:table-cell table:number-columns-repeated="16379"/>
        </table:table-row>
        <table:table-row table:style-name="ro3">
          <table:table-cell office:value-type="string" office:string-value="Zone 4: UK &amp; Europe" table:formula="of:=VLOOKUP([Rate_definitions_1.A99];[Zone_lookup.$A$3:.$B$12];2;FALSE())" table:style-name="ce1">
            <text:p>Zone 4: UK &amp; Europe</text:p>
          </table:table-cell>
          <table:table-cell office:value-type="string" office:string-value="International Express (5kg)" table:formula="of:=[Rate_definitions_1.G99]" table:style-name="ce1">
            <text:p>International Express (5kg)</text:p>
          </table:table-cell>
          <table:table-cell office:value-type="float" office:value="4.5010000000000003" table:formula="of:=IF([Rate_definitions_1.C99]=0;0;[Rate_definitions_1.C99]+0.001)" table:style-name="ce1">
            <text:p>4.501</text:p>
          </table:table-cell>
          <table:table-cell office:value-type="float" office:value="5.0010000000000003" table:formula="of:=[Rate_definitions_1.D99]+0.001" table:style-name="ce1">
            <text:p>5.001</text:p>
          </table:table-cell>
          <table:table-cell office:value-type="float" office:value="131.25" table:formula="of:=[Rate_definitions_1.L99]" table:style-name="ce13">
            <text:p>131.2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0];[Zone_lookup.$A$3:.$B$12];2;FALSE())" table:style-name="ce1">
            <text:p>Zone 5: Rest of the World</text:p>
          </table:table-cell>
          <table:table-cell office:value-type="string" office:string-value="International Standard" table:formula="of:=[Rate_definitions_1.G100]" table:style-name="ce1">
            <text:p>International Standard</text:p>
          </table:table-cell>
          <table:table-cell office:value-type="float" office:value="0" table:formula="of:=IF([Rate_definitions_1.C100]=0;0;[Rate_definitions_1.C100]+0.001)" table:style-name="ce1">
            <text:p>0</text:p>
          </table:table-cell>
          <table:table-cell office:value-type="float" office:value="0.251" table:formula="of:=[Rate_definitions_1.D100]+0.001" table:style-name="ce1">
            <text:p>0.251</text:p>
          </table:table-cell>
          <table:table-cell office:value-type="float" office:value="30.95" table:formula="of:=[Rate_definitions_1.L100]" table:style-name="ce13">
            <text:p>30.9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1];[Zone_lookup.$A$3:.$B$12];2;FALSE())" table:style-name="ce1">
            <text:p>Zone 5: Rest of the World</text:p>
          </table:table-cell>
          <table:table-cell office:value-type="string" office:string-value="International Standard (500g)" table:formula="of:=[Rate_definitions_1.G101]" table:style-name="ce1">
            <text:p>International Standard (500g)</text:p>
          </table:table-cell>
          <table:table-cell office:value-type="float" office:value="0.251" table:formula="of:=IF([Rate_definitions_1.C101]=0;0;[Rate_definitions_1.C101]+0.001)" table:style-name="ce1">
            <text:p>0.251</text:p>
          </table:table-cell>
          <table:table-cell office:value-type="float" office:value="0.501" table:formula="of:=[Rate_definitions_1.D101]+0.001" table:style-name="ce1">
            <text:p>0.501</text:p>
          </table:table-cell>
          <table:table-cell office:value-type="float" office:value="39.35" table:formula="of:=[Rate_definitions_1.L101]" table:style-name="ce13">
            <text:p>39.3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2];[Zone_lookup.$A$3:.$B$12];2;FALSE())" table:style-name="ce1">
            <text:p>Zone 5: Rest of the World</text:p>
          </table:table-cell>
          <table:table-cell office:value-type="string" office:string-value="International Standard (1kg)" table:formula="of:=[Rate_definitions_1.G102]" table:style-name="ce1">
            <text:p>International Standard (1kg)</text:p>
          </table:table-cell>
          <table:table-cell office:value-type="float" office:value="0.501" table:formula="of:=IF([Rate_definitions_1.C102]=0;0;[Rate_definitions_1.C102]+0.001)" table:style-name="ce1">
            <text:p>0.501</text:p>
          </table:table-cell>
          <table:table-cell office:value-type="float" office:value="1.0009999999999999" table:formula="of:=[Rate_definitions_1.D102]+0.001" table:style-name="ce1">
            <text:p>1.001</text:p>
          </table:table-cell>
          <table:table-cell office:value-type="float" office:value="56.15" table:formula="of:=[Rate_definitions_1.L102]" table:style-name="ce13">
            <text:p>56.1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3];[Zone_lookup.$A$3:.$B$12];2;FALSE())" table:style-name="ce1">
            <text:p>Zone 5: Rest of the World</text:p>
          </table:table-cell>
          <table:table-cell office:value-type="string" office:string-value="International Standard (1.5kg)" table:formula="of:=[Rate_definitions_1.G103]" table:style-name="ce1">
            <text:p>International Standard (1.5kg)</text:p>
          </table:table-cell>
          <table:table-cell office:value-type="float" office:value="1.0009999999999999" table:formula="of:=IF([Rate_definitions_1.C103]=0;0;[Rate_definitions_1.C103]+0.001)" table:style-name="ce1">
            <text:p>1.001</text:p>
          </table:table-cell>
          <table:table-cell office:value-type="float" office:value="1.5009999999999999" table:formula="of:=[Rate_definitions_1.D103]+0.001" table:style-name="ce1">
            <text:p>1.501</text:p>
          </table:table-cell>
          <table:table-cell office:value-type="float" office:value="72.95" table:formula="of:=[Rate_definitions_1.L103]" table:style-name="ce13">
            <text:p>72.9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4];[Zone_lookup.$A$3:.$B$12];2;FALSE())" table:style-name="ce1">
            <text:p>Zone 5: Rest of the World</text:p>
          </table:table-cell>
          <table:table-cell office:value-type="string" office:string-value="International Standard (2kg)" table:formula="of:=[Rate_definitions_1.G104]" table:style-name="ce1">
            <text:p>International Standard (2kg)</text:p>
          </table:table-cell>
          <table:table-cell office:value-type="float" office:value="1.5009999999999999" table:formula="of:=IF([Rate_definitions_1.C104]=0;0;[Rate_definitions_1.C104]+0.001)" table:style-name="ce1">
            <text:p>1.501</text:p>
          </table:table-cell>
          <table:table-cell office:value-type="float" office:value="2.0009999999999999" table:formula="of:=[Rate_definitions_1.D104]+0.001" table:style-name="ce1">
            <text:p>2.001</text:p>
          </table:table-cell>
          <table:table-cell office:value-type="float" office:value="89.75" table:formula="of:=[Rate_definitions_1.L104]" table:style-name="ce13">
            <text:p>89.7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5];[Zone_lookup.$A$3:.$B$12];2;FALSE())" table:style-name="ce1">
            <text:p>Zone 5: Rest of the World</text:p>
          </table:table-cell>
          <table:table-cell office:value-type="string" office:string-value="International Standard (2.5kg)" table:formula="of:=[Rate_definitions_1.G105]" table:style-name="ce1">
            <text:p>International Standard (2.5kg)</text:p>
          </table:table-cell>
          <table:table-cell office:value-type="float" office:value="2.0009999999999999" table:formula="of:=IF([Rate_definitions_1.C105]=0;0;[Rate_definitions_1.C105]+0.001)" table:style-name="ce1">
            <text:p>2.001</text:p>
          </table:table-cell>
          <table:table-cell office:value-type="float" office:value="2.5009999999999999" table:formula="of:=[Rate_definitions_1.D105]+0.001" table:style-name="ce1">
            <text:p>2.501</text:p>
          </table:table-cell>
          <table:table-cell office:value-type="float" office:value="99.85" table:formula="of:=[Rate_definitions_1.L105]" table:style-name="ce13">
            <text:p>99.8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6];[Zone_lookup.$A$3:.$B$12];2;FALSE())" table:style-name="ce1">
            <text:p>Zone 5: Rest of the World</text:p>
          </table:table-cell>
          <table:table-cell office:value-type="string" office:string-value="International Standard (3kg)" table:formula="of:=[Rate_definitions_1.G106]" table:style-name="ce1">
            <text:p>International Standard (3kg)</text:p>
          </table:table-cell>
          <table:table-cell office:value-type="float" office:value="2.5009999999999999" table:formula="of:=IF([Rate_definitions_1.C106]=0;0;[Rate_definitions_1.C106]+0.001)" table:style-name="ce1">
            <text:p>2.501</text:p>
          </table:table-cell>
          <table:table-cell office:value-type="float" office:value="3.0009999999999999" table:formula="of:=[Rate_definitions_1.D106]+0.001" table:style-name="ce1">
            <text:p>3.001</text:p>
          </table:table-cell>
          <table:table-cell office:value-type="float" office:value="109.95" table:formula="of:=[Rate_definitions_1.L106]" table:style-name="ce13">
            <text:p>109.9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7];[Zone_lookup.$A$3:.$B$12];2;FALSE())" table:style-name="ce1">
            <text:p>Zone 5: Rest of the World</text:p>
          </table:table-cell>
          <table:table-cell office:value-type="string" office:string-value="International Standard (3.5kg)" table:formula="of:=[Rate_definitions_1.G107]" table:style-name="ce1">
            <text:p>International Standard (3.5kg)</text:p>
          </table:table-cell>
          <table:table-cell office:value-type="float" office:value="3.0009999999999999" table:formula="of:=IF([Rate_definitions_1.C107]=0;0;[Rate_definitions_1.C107]+0.001)" table:style-name="ce1">
            <text:p>3.001</text:p>
          </table:table-cell>
          <table:table-cell office:value-type="float" office:value="3.5009999999999999" table:formula="of:=[Rate_definitions_1.D107]+0.001" table:style-name="ce1">
            <text:p>3.501</text:p>
          </table:table-cell>
          <table:table-cell office:value-type="float" office:value="120.05" table:formula="of:=[Rate_definitions_1.L107]" table:style-name="ce13">
            <text:p>120.0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8];[Zone_lookup.$A$3:.$B$12];2;FALSE())" table:style-name="ce1">
            <text:p>Zone 5: Rest of the World</text:p>
          </table:table-cell>
          <table:table-cell office:value-type="string" office:string-value="International Standard (4kg)" table:formula="of:=[Rate_definitions_1.G108]" table:style-name="ce1">
            <text:p>International Standard (4kg)</text:p>
          </table:table-cell>
          <table:table-cell office:value-type="float" office:value="3.5009999999999999" table:formula="of:=IF([Rate_definitions_1.C108]=0;0;[Rate_definitions_1.C108]+0.001)" table:style-name="ce1">
            <text:p>3.501</text:p>
          </table:table-cell>
          <table:table-cell office:value-type="float" office:value="4.0010000000000003" table:formula="of:=[Rate_definitions_1.D108]+0.001" table:style-name="ce1">
            <text:p>4.001</text:p>
          </table:table-cell>
          <table:table-cell office:value-type="float" office:value="130.15" table:formula="of:=[Rate_definitions_1.L108]" table:style-name="ce13">
            <text:p>130.1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09];[Zone_lookup.$A$3:.$B$12];2;FALSE())" table:style-name="ce1">
            <text:p>Zone 5: Rest of the World</text:p>
          </table:table-cell>
          <table:table-cell office:value-type="string" office:string-value="International Standard (4.5kg)" table:formula="of:=[Rate_definitions_1.G109]" table:style-name="ce1">
            <text:p>International Standard (4.5kg)</text:p>
          </table:table-cell>
          <table:table-cell office:value-type="float" office:value="4.0010000000000003" table:formula="of:=IF([Rate_definitions_1.C109]=0;0;[Rate_definitions_1.C109]+0.001)" table:style-name="ce1">
            <text:p>4.001</text:p>
          </table:table-cell>
          <table:table-cell office:value-type="float" office:value="4.5010000000000003" table:formula="of:=[Rate_definitions_1.D109]+0.001" table:style-name="ce1">
            <text:p>4.501</text:p>
          </table:table-cell>
          <table:table-cell office:value-type="float" office:value="140.25" table:formula="of:=[Rate_definitions_1.L109]" table:style-name="ce13">
            <text:p>140.2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0];[Zone_lookup.$A$3:.$B$12];2;FALSE())" table:style-name="ce1">
            <text:p>Zone 5: Rest of the World</text:p>
          </table:table-cell>
          <table:table-cell office:value-type="string" office:string-value="International Standard (5kg)" table:formula="of:=[Rate_definitions_1.G110]" table:style-name="ce1">
            <text:p>International Standard (5kg)</text:p>
          </table:table-cell>
          <table:table-cell office:value-type="float" office:value="4.5010000000000003" table:formula="of:=IF([Rate_definitions_1.C110]=0;0;[Rate_definitions_1.C110]+0.001)" table:style-name="ce1">
            <text:p>4.501</text:p>
          </table:table-cell>
          <table:table-cell office:value-type="float" office:value="5.0010000000000003" table:formula="of:=[Rate_definitions_1.D110]+0.001" table:style-name="ce1">
            <text:p>5.001</text:p>
          </table:table-cell>
          <table:table-cell office:value-type="float" office:value="150.35" table:formula="of:=[Rate_definitions_1.L110]" table:style-name="ce13">
            <text:p>150.3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1];[Zone_lookup.$A$3:.$B$12];2;FALSE())" table:style-name="ce1">
            <text:p>Zone 5: Rest of the World</text:p>
          </table:table-cell>
          <table:table-cell office:value-type="string" office:string-value="International Express" table:formula="of:=[Rate_definitions_1.G111]" table:style-name="ce1">
            <text:p>International Express</text:p>
          </table:table-cell>
          <table:table-cell office:value-type="float" office:value="0" table:formula="of:=IF([Rate_definitions_1.C111]=0;0;[Rate_definitions_1.C111]+0.001)" table:style-name="ce1">
            <text:p>0</text:p>
          </table:table-cell>
          <table:table-cell office:value-type="float" office:value="0.251" table:formula="of:=[Rate_definitions_1.D111]+0.001" table:style-name="ce1">
            <text:p>0.251</text:p>
          </table:table-cell>
          <table:table-cell office:value-type="float" office:value="45.95" table:formula="of:=[Rate_definitions_1.L111]" table:style-name="ce13">
            <text:p>45.9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2];[Zone_lookup.$A$3:.$B$12];2;FALSE())" table:style-name="ce1">
            <text:p>Zone 5: Rest of the World</text:p>
          </table:table-cell>
          <table:table-cell office:value-type="string" office:string-value="International Express (500g)" table:formula="of:=[Rate_definitions_1.G112]" table:style-name="ce1">
            <text:p>International Express (500g)</text:p>
          </table:table-cell>
          <table:table-cell office:value-type="float" office:value="0.251" table:formula="of:=IF([Rate_definitions_1.C112]=0;0;[Rate_definitions_1.C112]+0.001)" table:style-name="ce1">
            <text:p>0.251</text:p>
          </table:table-cell>
          <table:table-cell office:value-type="float" office:value="0.501" table:formula="of:=[Rate_definitions_1.D112]+0.001" table:style-name="ce1">
            <text:p>0.501</text:p>
          </table:table-cell>
          <table:table-cell office:value-type="float" office:value="54.35" table:formula="of:=[Rate_definitions_1.L112]" table:style-name="ce13">
            <text:p>54.3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3];[Zone_lookup.$A$3:.$B$12];2;FALSE())" table:style-name="ce1">
            <text:p>Zone 5: Rest of the World</text:p>
          </table:table-cell>
          <table:table-cell office:value-type="string" office:string-value="International Express (1kg)" table:formula="of:=[Rate_definitions_1.G113]" table:style-name="ce1">
            <text:p>International Express (1kg)</text:p>
          </table:table-cell>
          <table:table-cell office:value-type="float" office:value="0.501" table:formula="of:=IF([Rate_definitions_1.C113]=0;0;[Rate_definitions_1.C113]+0.001)" table:style-name="ce1">
            <text:p>0.501</text:p>
          </table:table-cell>
          <table:table-cell office:value-type="float" office:value="1.0009999999999999" table:formula="of:=[Rate_definitions_1.D113]+0.001" table:style-name="ce1">
            <text:p>1.001</text:p>
          </table:table-cell>
          <table:table-cell office:value-type="float" office:value="71.150000000000006" table:formula="of:=[Rate_definitions_1.L113]" table:style-name="ce13">
            <text:p>71.1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4];[Zone_lookup.$A$3:.$B$12];2;FALSE())" table:style-name="ce1">
            <text:p>Zone 5: Rest of the World</text:p>
          </table:table-cell>
          <table:table-cell office:value-type="string" office:string-value="International Express (1.5kg)" table:formula="of:=[Rate_definitions_1.G114]" table:style-name="ce1">
            <text:p>International Express (1.5kg)</text:p>
          </table:table-cell>
          <table:table-cell office:value-type="float" office:value="1.0009999999999999" table:formula="of:=IF([Rate_definitions_1.C114]=0;0;[Rate_definitions_1.C114]+0.001)" table:style-name="ce1">
            <text:p>1.001</text:p>
          </table:table-cell>
          <table:table-cell office:value-type="float" office:value="1.5009999999999999" table:formula="of:=[Rate_definitions_1.D114]+0.001" table:style-name="ce1">
            <text:p>1.501</text:p>
          </table:table-cell>
          <table:table-cell office:value-type="float" office:value="87.95" table:formula="of:=[Rate_definitions_1.L114]" table:style-name="ce13">
            <text:p>87.9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5];[Zone_lookup.$A$3:.$B$12];2;FALSE())" table:style-name="ce1">
            <text:p>Zone 5: Rest of the World</text:p>
          </table:table-cell>
          <table:table-cell office:value-type="string" office:string-value="International Express (2kg)" table:formula="of:=[Rate_definitions_1.G115]" table:style-name="ce1">
            <text:p>International Express (2kg)</text:p>
          </table:table-cell>
          <table:table-cell office:value-type="float" office:value="1.5009999999999999" table:formula="of:=IF([Rate_definitions_1.C115]=0;0;[Rate_definitions_1.C115]+0.001)" table:style-name="ce1">
            <text:p>1.501</text:p>
          </table:table-cell>
          <table:table-cell office:value-type="float" office:value="2.0009999999999999" table:formula="of:=[Rate_definitions_1.D115]+0.001" table:style-name="ce1">
            <text:p>2.001</text:p>
          </table:table-cell>
          <table:table-cell office:value-type="float" office:value="104.75" table:formula="of:=[Rate_definitions_1.L115]" table:style-name="ce13">
            <text:p>104.7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6];[Zone_lookup.$A$3:.$B$12];2;FALSE())" table:style-name="ce1">
            <text:p>Zone 5: Rest of the World</text:p>
          </table:table-cell>
          <table:table-cell office:value-type="string" office:string-value="International Express (2.5kg)" table:formula="of:=[Rate_definitions_1.G116]" table:style-name="ce1">
            <text:p>International Express (2.5kg)</text:p>
          </table:table-cell>
          <table:table-cell office:value-type="float" office:value="2.0009999999999999" table:formula="of:=IF([Rate_definitions_1.C116]=0;0;[Rate_definitions_1.C116]+0.001)" table:style-name="ce1">
            <text:p>2.001</text:p>
          </table:table-cell>
          <table:table-cell office:value-type="float" office:value="2.5009999999999999" table:formula="of:=[Rate_definitions_1.D116]+0.001" table:style-name="ce1">
            <text:p>2.501</text:p>
          </table:table-cell>
          <table:table-cell office:value-type="float" office:value="114.85" table:formula="of:=[Rate_definitions_1.L116]" table:style-name="ce13">
            <text:p>114.8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7];[Zone_lookup.$A$3:.$B$12];2;FALSE())" table:style-name="ce1">
            <text:p>Zone 5: Rest of the World</text:p>
          </table:table-cell>
          <table:table-cell office:value-type="string" office:string-value="International Express (3kg)" table:formula="of:=[Rate_definitions_1.G117]" table:style-name="ce1">
            <text:p>International Express (3kg)</text:p>
          </table:table-cell>
          <table:table-cell office:value-type="float" office:value="2.5009999999999999" table:formula="of:=IF([Rate_definitions_1.C117]=0;0;[Rate_definitions_1.C117]+0.001)" table:style-name="ce1">
            <text:p>2.501</text:p>
          </table:table-cell>
          <table:table-cell office:value-type="float" office:value="3.0009999999999999" table:formula="of:=[Rate_definitions_1.D117]+0.001" table:style-name="ce1">
            <text:p>3.001</text:p>
          </table:table-cell>
          <table:table-cell office:value-type="float" office:value="124.95" table:formula="of:=[Rate_definitions_1.L117]" table:style-name="ce13">
            <text:p>124.9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8];[Zone_lookup.$A$3:.$B$12];2;FALSE())" table:style-name="ce1">
            <text:p>Zone 5: Rest of the World</text:p>
          </table:table-cell>
          <table:table-cell office:value-type="string" office:string-value="International Express (3.5kg)" table:formula="of:=[Rate_definitions_1.G118]" table:style-name="ce1">
            <text:p>International Express (3.5kg)</text:p>
          </table:table-cell>
          <table:table-cell office:value-type="float" office:value="3.0009999999999999" table:formula="of:=IF([Rate_definitions_1.C118]=0;0;[Rate_definitions_1.C118]+0.001)" table:style-name="ce1">
            <text:p>3.001</text:p>
          </table:table-cell>
          <table:table-cell office:value-type="float" office:value="3.5009999999999999" table:formula="of:=[Rate_definitions_1.D118]+0.001" table:style-name="ce1">
            <text:p>3.501</text:p>
          </table:table-cell>
          <table:table-cell office:value-type="float" office:value="135.05000000000001" table:formula="of:=[Rate_definitions_1.L118]" table:style-name="ce13">
            <text:p>135.0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19];[Zone_lookup.$A$3:.$B$12];2;FALSE())" table:style-name="ce1">
            <text:p>Zone 5: Rest of the World</text:p>
          </table:table-cell>
          <table:table-cell office:value-type="string" office:string-value="International Express (4kg)" table:formula="of:=[Rate_definitions_1.G119]" table:style-name="ce1">
            <text:p>International Express (4kg)</text:p>
          </table:table-cell>
          <table:table-cell office:value-type="float" office:value="3.5009999999999999" table:formula="of:=IF([Rate_definitions_1.C119]=0;0;[Rate_definitions_1.C119]+0.001)" table:style-name="ce1">
            <text:p>3.501</text:p>
          </table:table-cell>
          <table:table-cell office:value-type="float" office:value="4.0010000000000003" table:formula="of:=[Rate_definitions_1.D119]+0.001" table:style-name="ce1">
            <text:p>4.001</text:p>
          </table:table-cell>
          <table:table-cell office:value-type="float" office:value="145.15" table:formula="of:=[Rate_definitions_1.L119]" table:style-name="ce13">
            <text:p>145.1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20];[Zone_lookup.$A$3:.$B$12];2;FALSE())" table:style-name="ce1">
            <text:p>Zone 5: Rest of the World</text:p>
          </table:table-cell>
          <table:table-cell office:value-type="string" office:string-value="International Express (4.5kg)" table:formula="of:=[Rate_definitions_1.G120]" table:style-name="ce1">
            <text:p>International Express (4.5kg)</text:p>
          </table:table-cell>
          <table:table-cell office:value-type="float" office:value="4.0010000000000003" table:formula="of:=IF([Rate_definitions_1.C120]=0;0;[Rate_definitions_1.C120]+0.001)" table:style-name="ce1">
            <text:p>4.001</text:p>
          </table:table-cell>
          <table:table-cell office:value-type="float" office:value="4.5010000000000003" table:formula="of:=[Rate_definitions_1.D120]+0.001" table:style-name="ce1">
            <text:p>4.501</text:p>
          </table:table-cell>
          <table:table-cell office:value-type="float" office:value="155.25" table:formula="of:=[Rate_definitions_1.L120]" table:style-name="ce13">
            <text:p>155.25</text:p>
          </table:table-cell>
          <table:table-cell table:number-columns-repeated="16379"/>
        </table:table-row>
        <table:table-row table:style-name="ro3">
          <table:table-cell office:value-type="string" office:string-value="Zone 5: Rest of the World" table:formula="of:=VLOOKUP([Rate_definitions_1.A121];[Zone_lookup.$A$3:.$B$12];2;FALSE())" table:style-name="ce1">
            <text:p>Zone 5: Rest of the World</text:p>
          </table:table-cell>
          <table:table-cell office:value-type="string" office:string-value="International Express (5kg)" table:formula="of:=[Rate_definitions_1.G121]" table:style-name="ce1">
            <text:p>International Express (5kg)</text:p>
          </table:table-cell>
          <table:table-cell office:value-type="float" office:value="4.5010000000000003" table:formula="of:=IF([Rate_definitions_1.C121]=0;0;[Rate_definitions_1.C121]+0.001)" table:style-name="ce1">
            <text:p>4.501</text:p>
          </table:table-cell>
          <table:table-cell office:value-type="float" office:value="5.0010000000000003" table:formula="of:=[Rate_definitions_1.D121]+0.001" table:style-name="ce1">
            <text:p>5.001</text:p>
          </table:table-cell>
          <table:table-cell office:value-type="float" office:value="165.35" table:formula="of:=[Rate_definitions_1.L121]" table:style-name="ce13">
            <text:p>165.35</text:p>
          </table:table-cell>
          <table:table-cell table:number-columns-repeated="16379"/>
        </table:table-row>
        <table:table-row table:number-rows-repeated="1048457" table:style-name="ro3">
          <table:table-cell table:number-columns-repeated="16384"/>
        </table:table-row>
      </table:table>
      <table:table table:name="Rate_definitions_2" table:style-name="ta2">
        <table:table-column table:style-name="co1" table:number-columns-repeated="5" table:default-cell-style-name="ce1"/>
        <table:table-column table:style-name="co2" table:default-cell-style-name="ce1"/>
        <table:table-column table:style-name="co19" table:default-cell-style-name="ce1"/>
        <table:table-column table:style-name="co1" table:number-columns-repeated="57" table:default-cell-style-name="ce1"/>
        <table:table-column table:style-name="co2" table:number-columns-repeated="16320" table:default-cell-style-name="ce1"/>
        <table:table-row table:style-name="ro2">
          <table:table-cell office:value-type="string" table:style-name="ce2">
            <text:p>Example 2: <text:s/>Express, up to 5 kg, with insurance, with varying discount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style-name="ce4"/>
          <table:table-cell table:number-columns-repeated="11" table:style-name="ce3"/>
          <table:table-cell table:number-columns-repeated="16372"/>
        </table:table-row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Min (kg)</text:p>
          </table:table-cell>
          <table:table-cell office:value-type="string" table:style-name="ce3">
            <text:p>Max (kg)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Discount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Row</text:p>
          </table:table-cell>
          <table:table-cell office:value-type="string" table:style-name="ce3">
            <text:p>Column</text:p>
          </table:table-cell>
          <table:table-cell office:value-type="string" table:style-name="ce3">
            <text:p>Insurance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Rat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1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17" table:formula="of:=MATCH([.D4];[Rate_data.$A$24:.$A$34];0)+IF([.B4]=&quot;Express&quot;;16;0)" table:style-name="ce1">
            <text:p>17</text:p>
          </table:table-cell>
          <table:table-cell office:value-type="float" office:value="1" table:formula="of:=MATCH([.A4];[Rate_data.$B$23:.$K$23];0)" table:style-name="ce1">
            <text:p>1</text:p>
          </table:table-cell>
          <table:table-cell office:value-type="float" office:value="0" table:formula="of:=IF([.E4]=&quot;Yes&quot;;([.D4]*[Rate_data.$C$8]-100)/100*IF([.A4]=&quot;Domestic&quot;;[Rate_data.$C$17];[Rate_data.$C$18]);0)" table:style-name="ce9">
            <text:p>0.00</text:p>
          </table:table-cell>
          <table:table-cell office:value-type="float" office:value="14.1" table:formula="of:=OFFSET([Rate_data.$A$23];[.H4];[.I4])" table:style-name="ce9">
            <text:p>14.10</text:p>
          </table:table-cell>
          <table:table-cell office:value-type="float" office:value="9.8699999999999992" table:formula="of:=ROUND(([.J4]+[.K4])*(1-[.F4]);2)" table:style-name="ce9">
            <text:p>9.87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4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4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1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18" table:formula="of:=MATCH([.D5];[Rate_data.$A$24:.$A$34];0)+IF([.B5]=&quot;Express&quot;;16;0)" table:style-name="ce1">
            <text:p>18</text:p>
          </table:table-cell>
          <table:table-cell office:value-type="float" office:value="1" table:formula="of:=MATCH([.A5];[Rate_data.$B$23:.$K$23];0)" table:style-name="ce1">
            <text:p>1</text:p>
          </table:table-cell>
          <table:table-cell office:value-type="float" office:value="2.5" table:formula="of:=IF([.E5]=&quot;Yes&quot;;([.D5]*[Rate_data.$C$8]-100)/100*IF([.A5]=&quot;Domestic&quot;;[Rate_data.$C$17];[Rate_data.$C$18]);0)" table:style-name="ce9">
            <text:p>2.50</text:p>
          </table:table-cell>
          <table:table-cell office:value-type="float" office:value="14.1" table:formula="of:=OFFSET([Rate_data.$A$23];[.H5];[.I5])" table:style-name="ce9">
            <text:p>14.10</text:p>
          </table:table-cell>
          <table:table-cell office:value-type="float" office:value="11.62" table:formula="of:=ROUND(([.J5]+[.K5])*(1-[.F5]);2)" table:style-name="ce9">
            <text:p>11.62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5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5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1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19" table:formula="of:=MATCH([.D6];[Rate_data.$A$24:.$A$34];0)+IF([.B6]=&quot;Express&quot;;16;0)" table:style-name="ce1">
            <text:p>19</text:p>
          </table:table-cell>
          <table:table-cell office:value-type="float" office:value="1" table:formula="of:=MATCH([.A6];[Rate_data.$B$23:.$K$23];0)" table:style-name="ce1">
            <text:p>1</text:p>
          </table:table-cell>
          <table:table-cell office:value-type="float" office:value="7.5" table:formula="of:=IF([.E6]=&quot;Yes&quot;;([.D6]*[Rate_data.$C$8]-100)/100*IF([.A6]=&quot;Domestic&quot;;[Rate_data.$C$17];[Rate_data.$C$18]);0)" table:style-name="ce9">
            <text:p>7.50</text:p>
          </table:table-cell>
          <table:table-cell office:value-type="float" office:value="18.5" table:formula="of:=OFFSET([Rate_data.$A$23];[.H6];[.I6])" table:style-name="ce9">
            <text:p>18.50</text:p>
          </table:table-cell>
          <table:table-cell office:value-type="float" office:value="18.2" table:formula="of:=ROUND(([.J6]+[.K6])*(1-[.F6]);2)" table:style-name="ce9">
            <text:p>18.20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6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1" table:formula="of:=[.D6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1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0" table:formula="of:=MATCH([.D7];[Rate_data.$A$24:.$A$34];0)+IF([.B7]=&quot;Express&quot;;16;0)" table:style-name="ce1">
            <text:p>20</text:p>
          </table:table-cell>
          <table:table-cell office:value-type="float" office:value="1" table:formula="of:=MATCH([.A7];[Rate_data.$B$23:.$K$23];0)" table:style-name="ce1">
            <text:p>1</text:p>
          </table:table-cell>
          <table:table-cell office:value-type="float" office:value="12.5" table:formula="of:=IF([.E7]=&quot;Yes&quot;;([.D7]*[Rate_data.$C$8]-100)/100*IF([.A7]=&quot;Domestic&quot;;[Rate_data.$C$17];[Rate_data.$C$18]);0)" table:style-name="ce9">
            <text:p>12.50</text:p>
          </table:table-cell>
          <table:table-cell office:value-type="float" office:value="22.75" table:formula="of:=OFFSET([Rate_data.$A$23];[.H7];[.I7])" table:style-name="ce9">
            <text:p>22.75</text:p>
          </table:table-cell>
          <table:table-cell office:value-type="float" office:value="24.68" table:formula="of:=ROUND(([.J7]+[.K7])*(1-[.F7]);2)" table:style-name="ce9">
            <text:p>24.68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7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7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1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1" table:formula="of:=MATCH([.D8];[Rate_data.$A$24:.$A$34];0)+IF([.B8]=&quot;Express&quot;;16;0)" table:style-name="ce1">
            <text:p>21</text:p>
          </table:table-cell>
          <table:table-cell office:value-type="float" office:value="1" table:formula="of:=MATCH([.A8];[Rate_data.$B$23:.$K$23];0)" table:style-name="ce1">
            <text:p>1</text:p>
          </table:table-cell>
          <table:table-cell office:value-type="float" office:value="17.5" table:formula="of:=IF([.E8]=&quot;Yes&quot;;([.D8]*[Rate_data.$C$8]-100)/100*IF([.A8]=&quot;Domestic&quot;;[Rate_data.$C$17];[Rate_data.$C$18]);0)" table:style-name="ce9">
            <text:p>17.50</text:p>
          </table:table-cell>
          <table:table-cell office:value-type="float" office:value="22.75" table:formula="of:=OFFSET([Rate_data.$A$23];[.H8];[.I8])" table:style-name="ce9">
            <text:p>22.75</text:p>
          </table:table-cell>
          <table:table-cell office:value-type="float" office:value="28.18" table:formula="of:=ROUND(([.J8]+[.K8])*(1-[.F8]);2)" table:style-name="ce9">
            <text:p>28.18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8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2" table:formula="of:=[.D8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1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2" table:formula="of:=MATCH([.D9];[Rate_data.$A$24:.$A$34];0)+IF([.B9]=&quot;Express&quot;;16;0)" table:style-name="ce1">
            <text:p>22</text:p>
          </table:table-cell>
          <table:table-cell office:value-type="float" office:value="1" table:formula="of:=MATCH([.A9];[Rate_data.$B$23:.$K$23];0)" table:style-name="ce1">
            <text:p>1</text:p>
          </table:table-cell>
          <table:table-cell office:value-type="float" office:value="22.5" table:formula="of:=IF([.E9]=&quot;Yes&quot;;([.D9]*[Rate_data.$C$8]-100)/100*IF([.A9]=&quot;Domestic&quot;;[Rate_data.$C$17];[Rate_data.$C$18]);0)" table:style-name="ce9">
            <text:p>22.50</text:p>
          </table:table-cell>
          <table:table-cell office:value-type="float" office:value="22.75" table:formula="of:=OFFSET([Rate_data.$A$23];[.H9];[.I9])" table:style-name="ce9">
            <text:p>22.75</text:p>
          </table:table-cell>
          <table:table-cell office:value-type="float" office:value="31.68" table:formula="of:=ROUND(([.J9]+[.K9])*(1-[.F9]);2)" table:style-name="ce9">
            <text:p>31.68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9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9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1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3" table:formula="of:=MATCH([.D10];[Rate_data.$A$24:.$A$34];0)+IF([.B10]=&quot;Express&quot;;16;0)" table:style-name="ce1">
            <text:p>23</text:p>
          </table:table-cell>
          <table:table-cell office:value-type="float" office:value="1" table:formula="of:=MATCH([.A10];[Rate_data.$B$23:.$K$23];0)" table:style-name="ce1">
            <text:p>1</text:p>
          </table:table-cell>
          <table:table-cell office:value-type="float" office:value="27.5" table:formula="of:=IF([.E10]=&quot;Yes&quot;;([.D10]*[Rate_data.$C$8]-100)/100*IF([.A10]=&quot;Domestic&quot;;[Rate_data.$C$17];[Rate_data.$C$18]);0)" table:style-name="ce9">
            <text:p>27.50</text:p>
          </table:table-cell>
          <table:table-cell office:value-type="float" office:value="22.75" table:formula="of:=OFFSET([Rate_data.$A$23];[.H10];[.I10])" table:style-name="ce9">
            <text:p>22.75</text:p>
          </table:table-cell>
          <table:table-cell office:value-type="float" office:value="35.18" table:formula="of:=ROUND(([.J10]+[.K10])*(1-[.F10]);2)" table:style-name="ce9">
            <text:p>35.18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10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3" table:formula="of:=[.D10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1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4" table:formula="of:=MATCH([.D11];[Rate_data.$A$24:.$A$34];0)+IF([.B11]=&quot;Express&quot;;16;0)" table:style-name="ce1">
            <text:p>24</text:p>
          </table:table-cell>
          <table:table-cell office:value-type="float" office:value="1" table:formula="of:=MATCH([.A11];[Rate_data.$B$23:.$K$23];0)" table:style-name="ce1">
            <text:p>1</text:p>
          </table:table-cell>
          <table:table-cell office:value-type="float" office:value="32.5" table:formula="of:=IF([.E11]=&quot;Yes&quot;;([.D11]*[Rate_data.$C$8]-100)/100*IF([.A11]=&quot;Domestic&quot;;[Rate_data.$C$17];[Rate_data.$C$18]);0)" table:style-name="ce9">
            <text:p>32.50</text:p>
          </table:table-cell>
          <table:table-cell office:value-type="float" office:value="29.95" table:formula="of:=OFFSET([Rate_data.$A$23];[.H11];[.I11])" table:style-name="ce9">
            <text:p>29.95</text:p>
          </table:table-cell>
          <table:table-cell office:value-type="float" office:value="43.72" table:formula="of:=ROUND(([.J11]+[.K11])*(1-[.F11]);2)" table:style-name="ce9">
            <text:p>43.72</text:p>
          </table:table-cell>
          <table:table-cell table:number-columns-repeated="16372"/>
        </table:table-row>
        <table:table-row table:style-name="ro1">
          <table:table-cell office:value-type="string" office:string-value="Domestic" table:formula="of:=[.A11]" table:style-name="ce1">
            <text:p>Domestic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11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3" table:style-name="ce11">
            <text:p>30%</text:p>
          </table:table-cell>
          <table:table-cell office:value-type="string" table:style-name="ce1">
            <text:p>Wholesale Insured Express</text:p>
          </table:table-cell>
          <table:table-cell office:value-type="float" office:value="25" table:formula="of:=MATCH([.D12];[Rate_data.$A$24:.$A$34];0)+IF([.B12]=&quot;Express&quot;;16;0)" table:style-name="ce1">
            <text:p>25</text:p>
          </table:table-cell>
          <table:table-cell office:value-type="float" office:value="1" table:formula="of:=MATCH([.A12];[Rate_data.$B$23:.$K$23];0)" table:style-name="ce1">
            <text:p>1</text:p>
          </table:table-cell>
          <table:table-cell office:value-type="float" office:value="37.5" table:formula="of:=IF([.E12]=&quot;Yes&quot;;([.D12]*[Rate_data.$C$8]-100)/100*IF([.A12]=&quot;Domestic&quot;;[Rate_data.$C$17];[Rate_data.$C$18]);0)" table:style-name="ce9">
            <text:p>37.50</text:p>
          </table:table-cell>
          <table:table-cell office:value-type="float" office:value="29.95" table:formula="of:=OFFSET([Rate_data.$A$23];[.H12];[.I12])" table:style-name="ce9">
            <text:p>29.95</text:p>
          </table:table-cell>
          <table:table-cell office:value-type="float" office:value="47.22" table:formula="of:=ROUND(([.J12]+[.K12])*(1-[.F12]);2)" table:style-name="ce9">
            <text:p>47.2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13];[Rate_data.$A$24:.$A$34];0)+IF([.B13]=&quot;Express&quot;;16;0)" table:style-name="ce1">
            <text:p>17</text:p>
          </table:table-cell>
          <table:table-cell office:value-type="float" office:value="2" table:formula="of:=MATCH([.A13];[Rate_data.$B$23:.$K$23];0)" table:style-name="ce1">
            <text:p>2</text:p>
          </table:table-cell>
          <table:table-cell office:value-type="float" office:value="0" table:formula="of:=IF([.E13]=&quot;Yes&quot;;([.D13]*[Rate_data.$C$8]-100)/100*IF([.A13]=&quot;Domestic&quot;;[Rate_data.$C$17];[Rate_data.$C$18]);0)" table:style-name="ce9">
            <text:p>0.00</text:p>
          </table:table-cell>
          <table:table-cell office:value-type="float" office:value="30.35" table:formula="of:=OFFSET([Rate_data.$A$23];[.H13];[.I13])" table:style-name="ce9">
            <text:p>30.35</text:p>
          </table:table-cell>
          <table:table-cell office:value-type="float" office:value="18.21" table:formula="of:=ROUND(([.J13]+[.K13])*(1-[.F13]);2)" table:style-name="ce9">
            <text:p>18.21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3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13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14];[Rate_data.$A$24:.$A$34];0)+IF([.B14]=&quot;Express&quot;;16;0)" table:style-name="ce1">
            <text:p>18</text:p>
          </table:table-cell>
          <table:table-cell office:value-type="float" office:value="2" table:formula="of:=MATCH([.A14];[Rate_data.$B$23:.$K$23];0)" table:style-name="ce1">
            <text:p>2</text:p>
          </table:table-cell>
          <table:table-cell office:value-type="float" office:value="4" table:formula="of:=IF([.E14]=&quot;Yes&quot;;([.D14]*[Rate_data.$C$8]-100)/100*IF([.A14]=&quot;Domestic&quot;;[Rate_data.$C$17];[Rate_data.$C$18]);0)" table:style-name="ce9">
            <text:p>4.00</text:p>
          </table:table-cell>
          <table:table-cell office:value-type="float" office:value="33.5" table:formula="of:=OFFSET([Rate_data.$A$23];[.H14];[.I14])" table:style-name="ce9">
            <text:p>33.50</text:p>
          </table:table-cell>
          <table:table-cell office:value-type="float" office:value="22.5" table:formula="of:=ROUND(([.J14]+[.K14])*(1-[.F14]);2)" table:style-name="ce9">
            <text:p>22.50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4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14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15];[Rate_data.$A$24:.$A$34];0)+IF([.B15]=&quot;Express&quot;;16;0)" table:style-name="ce1">
            <text:p>19</text:p>
          </table:table-cell>
          <table:table-cell office:value-type="float" office:value="2" table:formula="of:=MATCH([.A15];[Rate_data.$B$23:.$K$23];0)" table:style-name="ce1">
            <text:p>2</text:p>
          </table:table-cell>
          <table:table-cell office:value-type="float" office:value="12" table:formula="of:=IF([.E15]=&quot;Yes&quot;;([.D15]*[Rate_data.$C$8]-100)/100*IF([.A15]=&quot;Domestic&quot;;[Rate_data.$C$17];[Rate_data.$C$18]);0)" table:style-name="ce9">
            <text:p>12.00</text:p>
          </table:table-cell>
          <table:table-cell office:value-type="float" office:value="39.85" table:formula="of:=OFFSET([Rate_data.$A$23];[.H15];[.I15])" table:style-name="ce9">
            <text:p>39.85</text:p>
          </table:table-cell>
          <table:table-cell office:value-type="float" office:value="31.11" table:formula="of:=ROUND(([.J15]+[.K15])*(1-[.F15]);2)" table:style-name="ce9">
            <text:p>31.11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5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" table:formula="of:=[.D15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16];[Rate_data.$A$24:.$A$34];0)+IF([.B16]=&quot;Express&quot;;16;0)" table:style-name="ce1">
            <text:p>20</text:p>
          </table:table-cell>
          <table:table-cell office:value-type="float" office:value="2" table:formula="of:=MATCH([.A16];[Rate_data.$B$23:.$K$23];0)" table:style-name="ce1">
            <text:p>2</text:p>
          </table:table-cell>
          <table:table-cell office:value-type="float" office:value="20" table:formula="of:=IF([.E16]=&quot;Yes&quot;;([.D16]*[Rate_data.$C$8]-100)/100*IF([.A16]=&quot;Domestic&quot;;[Rate_data.$C$17];[Rate_data.$C$18]);0)" table:style-name="ce9">
            <text:p>20.00</text:p>
          </table:table-cell>
          <table:table-cell office:value-type="float" office:value="46.2" table:formula="of:=OFFSET([Rate_data.$A$23];[.H16];[.I16])" table:style-name="ce9">
            <text:p>46.20</text:p>
          </table:table-cell>
          <table:table-cell office:value-type="float" office:value="39.72" table:formula="of:=ROUND(([.J16]+[.K16])*(1-[.F16]);2)" table:style-name="ce9">
            <text:p>39.72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6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16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17];[Rate_data.$A$24:.$A$34];0)+IF([.B17]=&quot;Express&quot;;16;0)" table:style-name="ce1">
            <text:p>21</text:p>
          </table:table-cell>
          <table:table-cell office:value-type="float" office:value="2" table:formula="of:=MATCH([.A17];[Rate_data.$B$23:.$K$23];0)" table:style-name="ce1">
            <text:p>2</text:p>
          </table:table-cell>
          <table:table-cell office:value-type="float" office:value="28" table:formula="of:=IF([.E17]=&quot;Yes&quot;;([.D17]*[Rate_data.$C$8]-100)/100*IF([.A17]=&quot;Domestic&quot;;[Rate_data.$C$17];[Rate_data.$C$18]);0)" table:style-name="ce9">
            <text:p>28.00</text:p>
          </table:table-cell>
          <table:table-cell office:value-type="float" office:value="52.55" table:formula="of:=OFFSET([Rate_data.$A$23];[.H17];[.I17])" table:style-name="ce9">
            <text:p>52.55</text:p>
          </table:table-cell>
          <table:table-cell office:value-type="float" office:value="48.33" table:formula="of:=ROUND(([.J17]+[.K17])*(1-[.F17]);2)" table:style-name="ce9">
            <text:p>48.33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7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" table:formula="of:=[.D17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18];[Rate_data.$A$24:.$A$34];0)+IF([.B18]=&quot;Express&quot;;16;0)" table:style-name="ce1">
            <text:p>22</text:p>
          </table:table-cell>
          <table:table-cell office:value-type="float" office:value="2" table:formula="of:=MATCH([.A18];[Rate_data.$B$23:.$K$23];0)" table:style-name="ce1">
            <text:p>2</text:p>
          </table:table-cell>
          <table:table-cell office:value-type="float" office:value="36" table:formula="of:=IF([.E18]=&quot;Yes&quot;;([.D18]*[Rate_data.$C$8]-100)/100*IF([.A18]=&quot;Domestic&quot;;[Rate_data.$C$17];[Rate_data.$C$18]);0)" table:style-name="ce9">
            <text:p>36.00</text:p>
          </table:table-cell>
          <table:table-cell office:value-type="float" office:value="56.65" table:formula="of:=OFFSET([Rate_data.$A$23];[.H18];[.I18])" table:style-name="ce9">
            <text:p>56.65</text:p>
          </table:table-cell>
          <table:table-cell office:value-type="float" office:value="55.59" table:formula="of:=ROUND(([.J18]+[.K18])*(1-[.F18]);2)" table:style-name="ce9">
            <text:p>55.59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8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18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19];[Rate_data.$A$24:.$A$34];0)+IF([.B19]=&quot;Express&quot;;16;0)" table:style-name="ce1">
            <text:p>23</text:p>
          </table:table-cell>
          <table:table-cell office:value-type="float" office:value="2" table:formula="of:=MATCH([.A19];[Rate_data.$B$23:.$K$23];0)" table:style-name="ce1">
            <text:p>2</text:p>
          </table:table-cell>
          <table:table-cell office:value-type="float" office:value="44" table:formula="of:=IF([.E19]=&quot;Yes&quot;;([.D19]*[Rate_data.$C$8]-100)/100*IF([.A19]=&quot;Domestic&quot;;[Rate_data.$C$17];[Rate_data.$C$18]);0)" table:style-name="ce9">
            <text:p>44.00</text:p>
          </table:table-cell>
          <table:table-cell office:value-type="float" office:value="60.75" table:formula="of:=OFFSET([Rate_data.$A$23];[.H19];[.I19])" table:style-name="ce9">
            <text:p>60.75</text:p>
          </table:table-cell>
          <table:table-cell office:value-type="float" office:value="62.85" table:formula="of:=ROUND(([.J19]+[.K19])*(1-[.F19]);2)" table:style-name="ce9">
            <text:p>62.85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19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" table:formula="of:=[.D19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20];[Rate_data.$A$24:.$A$34];0)+IF([.B20]=&quot;Express&quot;;16;0)" table:style-name="ce1">
            <text:p>24</text:p>
          </table:table-cell>
          <table:table-cell office:value-type="float" office:value="2" table:formula="of:=MATCH([.A20];[Rate_data.$B$23:.$K$23];0)" table:style-name="ce1">
            <text:p>2</text:p>
          </table:table-cell>
          <table:table-cell office:value-type="float" office:value="52" table:formula="of:=IF([.E20]=&quot;Yes&quot;;([.D20]*[Rate_data.$C$8]-100)/100*IF([.A20]=&quot;Domestic&quot;;[Rate_data.$C$17];[Rate_data.$C$18]);0)" table:style-name="ce9">
            <text:p>52.00</text:p>
          </table:table-cell>
          <table:table-cell office:value-type="float" office:value="64.849999999999994" table:formula="of:=OFFSET([Rate_data.$A$23];[.H20];[.I20])" table:style-name="ce9">
            <text:p>64.85</text:p>
          </table:table-cell>
          <table:table-cell office:value-type="float" office:value="70.11" table:formula="of:=ROUND(([.J20]+[.K20])*(1-[.F20]);2)" table:style-name="ce9">
            <text:p>70.11</text:p>
          </table:table-cell>
          <table:table-cell table:number-columns-repeated="16372"/>
        </table:table-row>
        <table:table-row table:style-name="ro1">
          <table:table-cell office:value-type="string" office:string-value="Zone 1" table:formula="of:=[.A20]" table:style-name="ce1">
            <text:p>Zone 1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20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21];[Rate_data.$A$24:.$A$34];0)+IF([.B21]=&quot;Express&quot;;16;0)" table:style-name="ce1">
            <text:p>25</text:p>
          </table:table-cell>
          <table:table-cell office:value-type="float" office:value="2" table:formula="of:=MATCH([.A21];[Rate_data.$B$23:.$K$23];0)" table:style-name="ce1">
            <text:p>2</text:p>
          </table:table-cell>
          <table:table-cell office:value-type="float" office:value="60" table:formula="of:=IF([.E21]=&quot;Yes&quot;;([.D21]*[Rate_data.$C$8]-100)/100*IF([.A21]=&quot;Domestic&quot;;[Rate_data.$C$17];[Rate_data.$C$18]);0)" table:style-name="ce9">
            <text:p>60.00</text:p>
          </table:table-cell>
          <table:table-cell office:value-type="float" office:value="68.95" table:formula="of:=OFFSET([Rate_data.$A$23];[.H21];[.I21])" table:style-name="ce9">
            <text:p>68.95</text:p>
          </table:table-cell>
          <table:table-cell office:value-type="float" office:value="77.37" table:formula="of:=ROUND(([.J21]+[.K21])*(1-[.F21]);2)" table:style-name="ce9">
            <text:p>77.3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22];[Rate_data.$A$24:.$A$34];0)+IF([.B22]=&quot;Express&quot;;16;0)" table:style-name="ce1">
            <text:p>17</text:p>
          </table:table-cell>
          <table:table-cell office:value-type="float" office:value="3" table:formula="of:=MATCH([.A22];[Rate_data.$B$23:.$K$23];0)" table:style-name="ce1">
            <text:p>3</text:p>
          </table:table-cell>
          <table:table-cell office:value-type="float" office:value="0" table:formula="of:=IF([.E22]=&quot;Yes&quot;;([.D22]*[Rate_data.$C$8]-100)/100*IF([.A22]=&quot;Domestic&quot;;[Rate_data.$C$17];[Rate_data.$C$18]);0)" table:style-name="ce9">
            <text:p>0.00</text:p>
          </table:table-cell>
          <table:table-cell office:value-type="float" office:value="33.75" table:formula="of:=OFFSET([Rate_data.$A$23];[.H22];[.I22])" table:style-name="ce9">
            <text:p>33.75</text:p>
          </table:table-cell>
          <table:table-cell office:value-type="float" office:value="20.25" table:formula="of:=ROUND(([.J22]+[.K22])*(1-[.F22]);2)" table:style-name="ce9">
            <text:p>20.25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2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22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23];[Rate_data.$A$24:.$A$34];0)+IF([.B23]=&quot;Express&quot;;16;0)" table:style-name="ce1">
            <text:p>18</text:p>
          </table:table-cell>
          <table:table-cell office:value-type="float" office:value="3" table:formula="of:=MATCH([.A23];[Rate_data.$B$23:.$K$23];0)" table:style-name="ce1">
            <text:p>3</text:p>
          </table:table-cell>
          <table:table-cell office:value-type="float" office:value="4" table:formula="of:=IF([.E23]=&quot;Yes&quot;;([.D23]*[Rate_data.$C$8]-100)/100*IF([.A23]=&quot;Domestic&quot;;[Rate_data.$C$17];[Rate_data.$C$18]);0)" table:style-name="ce9">
            <text:p>4.00</text:p>
          </table:table-cell>
          <table:table-cell office:value-type="float" office:value="39.450000000000003" table:formula="of:=OFFSET([Rate_data.$A$23];[.H23];[.I23])" table:style-name="ce9">
            <text:p>39.45</text:p>
          </table:table-cell>
          <table:table-cell office:value-type="float" office:value="26.07" table:formula="of:=ROUND(([.J23]+[.K23])*(1-[.F23]);2)" table:style-name="ce9">
            <text:p>26.07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3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23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24];[Rate_data.$A$24:.$A$34];0)+IF([.B24]=&quot;Express&quot;;16;0)" table:style-name="ce1">
            <text:p>19</text:p>
          </table:table-cell>
          <table:table-cell office:value-type="float" office:value="3" table:formula="of:=MATCH([.A24];[Rate_data.$B$23:.$K$23];0)" table:style-name="ce1">
            <text:p>3</text:p>
          </table:table-cell>
          <table:table-cell office:value-type="float" office:value="12" table:formula="of:=IF([.E24]=&quot;Yes&quot;;([.D24]*[Rate_data.$C$8]-100)/100*IF([.A24]=&quot;Domestic&quot;;[Rate_data.$C$17];[Rate_data.$C$18]);0)" table:style-name="ce9">
            <text:p>12.00</text:p>
          </table:table-cell>
          <table:table-cell office:value-type="float" office:value="50.9" table:formula="of:=OFFSET([Rate_data.$A$23];[.H24];[.I24])" table:style-name="ce9">
            <text:p>50.90</text:p>
          </table:table-cell>
          <table:table-cell office:value-type="float" office:value="37.74" table:formula="of:=ROUND(([.J24]+[.K24])*(1-[.F24]);2)" table:style-name="ce9">
            <text:p>37.74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4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" table:formula="of:=[.D24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25];[Rate_data.$A$24:.$A$34];0)+IF([.B25]=&quot;Express&quot;;16;0)" table:style-name="ce1">
            <text:p>20</text:p>
          </table:table-cell>
          <table:table-cell office:value-type="float" office:value="3" table:formula="of:=MATCH([.A25];[Rate_data.$B$23:.$K$23];0)" table:style-name="ce1">
            <text:p>3</text:p>
          </table:table-cell>
          <table:table-cell office:value-type="float" office:value="20" table:formula="of:=IF([.E25]=&quot;Yes&quot;;([.D25]*[Rate_data.$C$8]-100)/100*IF([.A25]=&quot;Domestic&quot;;[Rate_data.$C$17];[Rate_data.$C$18]);0)" table:style-name="ce9">
            <text:p>20.00</text:p>
          </table:table-cell>
          <table:table-cell office:value-type="float" office:value="62.35" table:formula="of:=OFFSET([Rate_data.$A$23];[.H25];[.I25])" table:style-name="ce9">
            <text:p>62.35</text:p>
          </table:table-cell>
          <table:table-cell office:value-type="float" office:value="49.41" table:formula="of:=ROUND(([.J25]+[.K25])*(1-[.F25]);2)" table:style-name="ce9">
            <text:p>49.41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5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25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26];[Rate_data.$A$24:.$A$34];0)+IF([.B26]=&quot;Express&quot;;16;0)" table:style-name="ce1">
            <text:p>21</text:p>
          </table:table-cell>
          <table:table-cell office:value-type="float" office:value="3" table:formula="of:=MATCH([.A26];[Rate_data.$B$23:.$K$23];0)" table:style-name="ce1">
            <text:p>3</text:p>
          </table:table-cell>
          <table:table-cell office:value-type="float" office:value="28" table:formula="of:=IF([.E26]=&quot;Yes&quot;;([.D26]*[Rate_data.$C$8]-100)/100*IF([.A26]=&quot;Domestic&quot;;[Rate_data.$C$17];[Rate_data.$C$18]);0)" table:style-name="ce9">
            <text:p>28.00</text:p>
          </table:table-cell>
          <table:table-cell office:value-type="float" office:value="73.8" table:formula="of:=OFFSET([Rate_data.$A$23];[.H26];[.I26])" table:style-name="ce9">
            <text:p>73.80</text:p>
          </table:table-cell>
          <table:table-cell office:value-type="float" office:value="61.08" table:formula="of:=ROUND(([.J26]+[.K26])*(1-[.F26]);2)" table:style-name="ce9">
            <text:p>61.08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6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" table:formula="of:=[.D26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27];[Rate_data.$A$24:.$A$34];0)+IF([.B27]=&quot;Express&quot;;16;0)" table:style-name="ce1">
            <text:p>22</text:p>
          </table:table-cell>
          <table:table-cell office:value-type="float" office:value="3" table:formula="of:=MATCH([.A27];[Rate_data.$B$23:.$K$23];0)" table:style-name="ce1">
            <text:p>3</text:p>
          </table:table-cell>
          <table:table-cell office:value-type="float" office:value="36" table:formula="of:=IF([.E27]=&quot;Yes&quot;;([.D27]*[Rate_data.$C$8]-100)/100*IF([.A27]=&quot;Domestic&quot;;[Rate_data.$C$17];[Rate_data.$C$18]);0)" table:style-name="ce9">
            <text:p>36.00</text:p>
          </table:table-cell>
          <table:table-cell office:value-type="float" office:value="79.55" table:formula="of:=OFFSET([Rate_data.$A$23];[.H27];[.I27])" table:style-name="ce9">
            <text:p>79.55</text:p>
          </table:table-cell>
          <table:table-cell office:value-type="float" office:value="69.33" table:formula="of:=ROUND(([.J27]+[.K27])*(1-[.F27]);2)" table:style-name="ce9">
            <text:p>69.33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7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27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28];[Rate_data.$A$24:.$A$34];0)+IF([.B28]=&quot;Express&quot;;16;0)" table:style-name="ce1">
            <text:p>23</text:p>
          </table:table-cell>
          <table:table-cell office:value-type="float" office:value="3" table:formula="of:=MATCH([.A28];[Rate_data.$B$23:.$K$23];0)" table:style-name="ce1">
            <text:p>3</text:p>
          </table:table-cell>
          <table:table-cell office:value-type="float" office:value="44" table:formula="of:=IF([.E28]=&quot;Yes&quot;;([.D28]*[Rate_data.$C$8]-100)/100*IF([.A28]=&quot;Domestic&quot;;[Rate_data.$C$17];[Rate_data.$C$18]);0)" table:style-name="ce9">
            <text:p>44.00</text:p>
          </table:table-cell>
          <table:table-cell office:value-type="float" office:value="85.3" table:formula="of:=OFFSET([Rate_data.$A$23];[.H28];[.I28])" table:style-name="ce9">
            <text:p>85.30</text:p>
          </table:table-cell>
          <table:table-cell office:value-type="float" office:value="77.58" table:formula="of:=ROUND(([.J28]+[.K28])*(1-[.F28]);2)" table:style-name="ce9">
            <text:p>77.58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8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3" table:formula="of:=[.D28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29];[Rate_data.$A$24:.$A$34];0)+IF([.B29]=&quot;Express&quot;;16;0)" table:style-name="ce1">
            <text:p>24</text:p>
          </table:table-cell>
          <table:table-cell office:value-type="float" office:value="3" table:formula="of:=MATCH([.A29];[Rate_data.$B$23:.$K$23];0)" table:style-name="ce1">
            <text:p>3</text:p>
          </table:table-cell>
          <table:table-cell office:value-type="float" office:value="52" table:formula="of:=IF([.E29]=&quot;Yes&quot;;([.D29]*[Rate_data.$C$8]-100)/100*IF([.A29]=&quot;Domestic&quot;;[Rate_data.$C$17];[Rate_data.$C$18]);0)" table:style-name="ce9">
            <text:p>52.00</text:p>
          </table:table-cell>
          <table:table-cell office:value-type="float" office:value="91.05" table:formula="of:=OFFSET([Rate_data.$A$23];[.H29];[.I29])" table:style-name="ce9">
            <text:p>91.05</text:p>
          </table:table-cell>
          <table:table-cell office:value-type="float" office:value="85.83" table:formula="of:=ROUND(([.J29]+[.K29])*(1-[.F29]);2)" table:style-name="ce9">
            <text:p>85.83</text:p>
          </table:table-cell>
          <table:table-cell table:number-columns-repeated="16372"/>
        </table:table-row>
        <table:table-row table:style-name="ro1">
          <table:table-cell office:value-type="string" office:string-value="Zone 2" table:formula="of:=[.A29]" table:style-name="ce1">
            <text:p>Zone 2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29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30];[Rate_data.$A$24:.$A$34];0)+IF([.B30]=&quot;Express&quot;;16;0)" table:style-name="ce1">
            <text:p>25</text:p>
          </table:table-cell>
          <table:table-cell office:value-type="float" office:value="3" table:formula="of:=MATCH([.A30];[Rate_data.$B$23:.$K$23];0)" table:style-name="ce1">
            <text:p>3</text:p>
          </table:table-cell>
          <table:table-cell office:value-type="float" office:value="60" table:formula="of:=IF([.E30]=&quot;Yes&quot;;([.D30]*[Rate_data.$C$8]-100)/100*IF([.A30]=&quot;Domestic&quot;;[Rate_data.$C$17];[Rate_data.$C$18]);0)" table:style-name="ce9">
            <text:p>60.00</text:p>
          </table:table-cell>
          <table:table-cell office:value-type="float" office:value="96.8" table:formula="of:=OFFSET([Rate_data.$A$23];[.H30];[.I30])" table:style-name="ce9">
            <text:p>96.80</text:p>
          </table:table-cell>
          <table:table-cell office:value-type="float" office:value="94.08" table:formula="of:=ROUND(([.J30]+[.K30])*(1-[.F30]);2)" table:style-name="ce9">
            <text:p>94.0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31];[Rate_data.$A$24:.$A$34];0)+IF([.B31]=&quot;Express&quot;;16;0)" table:style-name="ce1">
            <text:p>17</text:p>
          </table:table-cell>
          <table:table-cell office:value-type="float" office:value="4" table:formula="of:=MATCH([.A31];[Rate_data.$B$23:.$K$23];0)" table:style-name="ce1">
            <text:p>4</text:p>
          </table:table-cell>
          <table:table-cell office:value-type="float" office:value="0" table:formula="of:=IF([.E31]=&quot;Yes&quot;;([.D31]*[Rate_data.$C$8]-100)/100*IF([.A31]=&quot;Domestic&quot;;[Rate_data.$C$17];[Rate_data.$C$18]);0)" table:style-name="ce9">
            <text:p>0.00</text:p>
          </table:table-cell>
          <table:table-cell office:value-type="float" office:value="36" table:formula="of:=OFFSET([Rate_data.$A$23];[.H31];[.I31])" table:style-name="ce9">
            <text:p>36.00</text:p>
          </table:table-cell>
          <table:table-cell office:value-type="float" office:value="21.6" table:formula="of:=ROUND(([.J31]+[.K31])*(1-[.F31]);2)" table:style-name="ce9">
            <text:p>21.60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1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31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32];[Rate_data.$A$24:.$A$34];0)+IF([.B32]=&quot;Express&quot;;16;0)" table:style-name="ce1">
            <text:p>18</text:p>
          </table:table-cell>
          <table:table-cell office:value-type="float" office:value="4" table:formula="of:=MATCH([.A32];[Rate_data.$B$23:.$K$23];0)" table:style-name="ce1">
            <text:p>4</text:p>
          </table:table-cell>
          <table:table-cell office:value-type="float" office:value="4" table:formula="of:=IF([.E32]=&quot;Yes&quot;;([.D32]*[Rate_data.$C$8]-100)/100*IF([.A32]=&quot;Domestic&quot;;[Rate_data.$C$17];[Rate_data.$C$18]);0)" table:style-name="ce9">
            <text:p>4.00</text:p>
          </table:table-cell>
          <table:table-cell office:value-type="float" office:value="42.25" table:formula="of:=OFFSET([Rate_data.$A$23];[.H32];[.I32])" table:style-name="ce9">
            <text:p>42.25</text:p>
          </table:table-cell>
          <table:table-cell office:value-type="float" office:value="27.75" table:formula="of:=ROUND(([.J32]+[.K32])*(1-[.F32]);2)" table:style-name="ce9">
            <text:p>27.7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2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32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33];[Rate_data.$A$24:.$A$34];0)+IF([.B33]=&quot;Express&quot;;16;0)" table:style-name="ce1">
            <text:p>19</text:p>
          </table:table-cell>
          <table:table-cell office:value-type="float" office:value="4" table:formula="of:=MATCH([.A33];[Rate_data.$B$23:.$K$23];0)" table:style-name="ce1">
            <text:p>4</text:p>
          </table:table-cell>
          <table:table-cell office:value-type="float" office:value="12" table:formula="of:=IF([.E33]=&quot;Yes&quot;;([.D33]*[Rate_data.$C$8]-100)/100*IF([.A33]=&quot;Domestic&quot;;[Rate_data.$C$17];[Rate_data.$C$18]);0)" table:style-name="ce9">
            <text:p>12.00</text:p>
          </table:table-cell>
          <table:table-cell office:value-type="float" office:value="54.75" table:formula="of:=OFFSET([Rate_data.$A$23];[.H33];[.I33])" table:style-name="ce9">
            <text:p>54.75</text:p>
          </table:table-cell>
          <table:table-cell office:value-type="float" office:value="40.049999999999997" table:formula="of:=ROUND(([.J33]+[.K33])*(1-[.F33]);2)" table:style-name="ce9">
            <text:p>40.05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3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" table:formula="of:=[.D33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34];[Rate_data.$A$24:.$A$34];0)+IF([.B34]=&quot;Express&quot;;16;0)" table:style-name="ce1">
            <text:p>20</text:p>
          </table:table-cell>
          <table:table-cell office:value-type="float" office:value="4" table:formula="of:=MATCH([.A34];[Rate_data.$B$23:.$K$23];0)" table:style-name="ce1">
            <text:p>4</text:p>
          </table:table-cell>
          <table:table-cell office:value-type="float" office:value="20" table:formula="of:=IF([.E34]=&quot;Yes&quot;;([.D34]*[Rate_data.$C$8]-100)/100*IF([.A34]=&quot;Domestic&quot;;[Rate_data.$C$17];[Rate_data.$C$18]);0)" table:style-name="ce9">
            <text:p>20.00</text:p>
          </table:table-cell>
          <table:table-cell office:value-type="float" office:value="67.3" table:formula="of:=OFFSET([Rate_data.$A$23];[.H34];[.I34])" table:style-name="ce9">
            <text:p>67.30</text:p>
          </table:table-cell>
          <table:table-cell office:value-type="float" office:value="52.38" table:formula="of:=ROUND(([.J34]+[.K34])*(1-[.F34]);2)" table:style-name="ce9">
            <text:p>52.38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4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34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35];[Rate_data.$A$24:.$A$34];0)+IF([.B35]=&quot;Express&quot;;16;0)" table:style-name="ce1">
            <text:p>21</text:p>
          </table:table-cell>
          <table:table-cell office:value-type="float" office:value="4" table:formula="of:=MATCH([.A35];[Rate_data.$B$23:.$K$23];0)" table:style-name="ce1">
            <text:p>4</text:p>
          </table:table-cell>
          <table:table-cell office:value-type="float" office:value="28" table:formula="of:=IF([.E35]=&quot;Yes&quot;;([.D35]*[Rate_data.$C$8]-100)/100*IF([.A35]=&quot;Domestic&quot;;[Rate_data.$C$17];[Rate_data.$C$18]);0)" table:style-name="ce9">
            <text:p>28.00</text:p>
          </table:table-cell>
          <table:table-cell office:value-type="float" office:value="79.849999999999994" table:formula="of:=OFFSET([Rate_data.$A$23];[.H35];[.I35])" table:style-name="ce9">
            <text:p>79.85</text:p>
          </table:table-cell>
          <table:table-cell office:value-type="float" office:value="64.709999999999994" table:formula="of:=ROUND(([.J35]+[.K35])*(1-[.F35]);2)" table:style-name="ce9">
            <text:p>64.71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5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" table:formula="of:=[.D35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36];[Rate_data.$A$24:.$A$34];0)+IF([.B36]=&quot;Express&quot;;16;0)" table:style-name="ce1">
            <text:p>22</text:p>
          </table:table-cell>
          <table:table-cell office:value-type="float" office:value="4" table:formula="of:=MATCH([.A36];[Rate_data.$B$23:.$K$23];0)" table:style-name="ce1">
            <text:p>4</text:p>
          </table:table-cell>
          <table:table-cell office:value-type="float" office:value="36" table:formula="of:=IF([.E36]=&quot;Yes&quot;;([.D36]*[Rate_data.$C$8]-100)/100*IF([.A36]=&quot;Domestic&quot;;[Rate_data.$C$17];[Rate_data.$C$18]);0)" table:style-name="ce9">
            <text:p>36.00</text:p>
          </table:table-cell>
          <table:table-cell office:value-type="float" office:value="86.6" table:formula="of:=OFFSET([Rate_data.$A$23];[.H36];[.I36])" table:style-name="ce9">
            <text:p>86.60</text:p>
          </table:table-cell>
          <table:table-cell office:value-type="float" office:value="73.56" table:formula="of:=ROUND(([.J36]+[.K36])*(1-[.F36]);2)" table:style-name="ce9">
            <text:p>73.56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6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36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37];[Rate_data.$A$24:.$A$34];0)+IF([.B37]=&quot;Express&quot;;16;0)" table:style-name="ce1">
            <text:p>23</text:p>
          </table:table-cell>
          <table:table-cell office:value-type="float" office:value="4" table:formula="of:=MATCH([.A37];[Rate_data.$B$23:.$K$23];0)" table:style-name="ce1">
            <text:p>4</text:p>
          </table:table-cell>
          <table:table-cell office:value-type="float" office:value="44" table:formula="of:=IF([.E37]=&quot;Yes&quot;;([.D37]*[Rate_data.$C$8]-100)/100*IF([.A37]=&quot;Domestic&quot;;[Rate_data.$C$17];[Rate_data.$C$18]);0)" table:style-name="ce9">
            <text:p>44.00</text:p>
          </table:table-cell>
          <table:table-cell office:value-type="float" office:value="93.35" table:formula="of:=OFFSET([Rate_data.$A$23];[.H37];[.I37])" table:style-name="ce9">
            <text:p>93.35</text:p>
          </table:table-cell>
          <table:table-cell office:value-type="float" office:value="82.41" table:formula="of:=ROUND(([.J37]+[.K37])*(1-[.F37]);2)" table:style-name="ce9">
            <text:p>82.41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7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3" table:formula="of:=[.D37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38];[Rate_data.$A$24:.$A$34];0)+IF([.B38]=&quot;Express&quot;;16;0)" table:style-name="ce1">
            <text:p>24</text:p>
          </table:table-cell>
          <table:table-cell office:value-type="float" office:value="4" table:formula="of:=MATCH([.A38];[Rate_data.$B$23:.$K$23];0)" table:style-name="ce1">
            <text:p>4</text:p>
          </table:table-cell>
          <table:table-cell office:value-type="float" office:value="52" table:formula="of:=IF([.E38]=&quot;Yes&quot;;([.D38]*[Rate_data.$C$8]-100)/100*IF([.A38]=&quot;Domestic&quot;;[Rate_data.$C$17];[Rate_data.$C$18]);0)" table:style-name="ce9">
            <text:p>52.00</text:p>
          </table:table-cell>
          <table:table-cell office:value-type="float" office:value="100.1" table:formula="of:=OFFSET([Rate_data.$A$23];[.H38];[.I38])" table:style-name="ce9">
            <text:p>100.10</text:p>
          </table:table-cell>
          <table:table-cell office:value-type="float" office:value="91.26" table:formula="of:=ROUND(([.J38]+[.K38])*(1-[.F38]);2)" table:style-name="ce9">
            <text:p>91.26</text:p>
          </table:table-cell>
          <table:table-cell table:number-columns-repeated="16372"/>
        </table:table-row>
        <table:table-row table:style-name="ro1">
          <table:table-cell office:value-type="string" office:string-value="Zone 3" table:formula="of:=[.A38]" table:style-name="ce1">
            <text:p>Zone 3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38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39];[Rate_data.$A$24:.$A$34];0)+IF([.B39]=&quot;Express&quot;;16;0)" table:style-name="ce1">
            <text:p>25</text:p>
          </table:table-cell>
          <table:table-cell office:value-type="float" office:value="4" table:formula="of:=MATCH([.A39];[Rate_data.$B$23:.$K$23];0)" table:style-name="ce1">
            <text:p>4</text:p>
          </table:table-cell>
          <table:table-cell office:value-type="float" office:value="60" table:formula="of:=IF([.E39]=&quot;Yes&quot;;([.D39]*[Rate_data.$C$8]-100)/100*IF([.A39]=&quot;Domestic&quot;;[Rate_data.$C$17];[Rate_data.$C$18]);0)" table:style-name="ce9">
            <text:p>60.00</text:p>
          </table:table-cell>
          <table:table-cell office:value-type="float" office:value="106.85" table:formula="of:=OFFSET([Rate_data.$A$23];[.H39];[.I39])" table:style-name="ce9">
            <text:p>106.85</text:p>
          </table:table-cell>
          <table:table-cell office:value-type="float" office:value="100.11" table:formula="of:=ROUND(([.J39]+[.K39])*(1-[.F39]);2)" table:style-name="ce9">
            <text:p>100.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40];[Rate_data.$A$24:.$A$34];0)+IF([.B40]=&quot;Express&quot;;16;0)" table:style-name="ce1">
            <text:p>17</text:p>
          </table:table-cell>
          <table:table-cell office:value-type="float" office:value="5" table:formula="of:=MATCH([.A40];[Rate_data.$B$23:.$K$23];0)" table:style-name="ce1">
            <text:p>5</text:p>
          </table:table-cell>
          <table:table-cell office:value-type="float" office:value="0" table:formula="of:=IF([.E40]=&quot;Yes&quot;;([.D40]*[Rate_data.$C$8]-100)/100*IF([.A40]=&quot;Domestic&quot;;[Rate_data.$C$17];[Rate_data.$C$18]);0)" table:style-name="ce9">
            <text:p>0.00</text:p>
          </table:table-cell>
          <table:table-cell office:value-type="float" office:value="40.75" table:formula="of:=OFFSET([Rate_data.$A$23];[.H40];[.I40])" table:style-name="ce9">
            <text:p>40.75</text:p>
          </table:table-cell>
          <table:table-cell office:value-type="float" office:value="24.45" table:formula="of:=ROUND(([.J40]+[.K40])*(1-[.F40]);2)" table:style-name="ce9">
            <text:p>24.4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0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40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41];[Rate_data.$A$24:.$A$34];0)+IF([.B41]=&quot;Express&quot;;16;0)" table:style-name="ce1">
            <text:p>18</text:p>
          </table:table-cell>
          <table:table-cell office:value-type="float" office:value="5" table:formula="of:=MATCH([.A41];[Rate_data.$B$23:.$K$23];0)" table:style-name="ce1">
            <text:p>5</text:p>
          </table:table-cell>
          <table:table-cell office:value-type="float" office:value="4" table:formula="of:=IF([.E41]=&quot;Yes&quot;;([.D41]*[Rate_data.$C$8]-100)/100*IF([.A41]=&quot;Domestic&quot;;[Rate_data.$C$17];[Rate_data.$C$18]);0)" table:style-name="ce9">
            <text:p>4.00</text:p>
          </table:table-cell>
          <table:table-cell office:value-type="float" office:value="47.35" table:formula="of:=OFFSET([Rate_data.$A$23];[.H41];[.I41])" table:style-name="ce9">
            <text:p>47.35</text:p>
          </table:table-cell>
          <table:table-cell office:value-type="float" office:value="30.81" table:formula="of:=ROUND(([.J41]+[.K41])*(1-[.F41]);2)" table:style-name="ce9">
            <text:p>30.81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1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41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42];[Rate_data.$A$24:.$A$34];0)+IF([.B42]=&quot;Express&quot;;16;0)" table:style-name="ce1">
            <text:p>19</text:p>
          </table:table-cell>
          <table:table-cell office:value-type="float" office:value="5" table:formula="of:=MATCH([.A42];[Rate_data.$B$23:.$K$23];0)" table:style-name="ce1">
            <text:p>5</text:p>
          </table:table-cell>
          <table:table-cell office:value-type="float" office:value="12" table:formula="of:=IF([.E42]=&quot;Yes&quot;;([.D42]*[Rate_data.$C$8]-100)/100*IF([.A42]=&quot;Domestic&quot;;[Rate_data.$C$17];[Rate_data.$C$18]);0)" table:style-name="ce9">
            <text:p>12.00</text:p>
          </table:table-cell>
          <table:table-cell office:value-type="float" office:value="60.25" table:formula="of:=OFFSET([Rate_data.$A$23];[.H42];[.I42])" table:style-name="ce9">
            <text:p>60.25</text:p>
          </table:table-cell>
          <table:table-cell office:value-type="float" office:value="43.35" table:formula="of:=ROUND(([.J42]+[.K42])*(1-[.F42]);2)" table:style-name="ce9">
            <text:p>43.3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2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" table:formula="of:=[.D42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43];[Rate_data.$A$24:.$A$34];0)+IF([.B43]=&quot;Express&quot;;16;0)" table:style-name="ce1">
            <text:p>20</text:p>
          </table:table-cell>
          <table:table-cell office:value-type="float" office:value="5" table:formula="of:=MATCH([.A43];[Rate_data.$B$23:.$K$23];0)" table:style-name="ce1">
            <text:p>5</text:p>
          </table:table-cell>
          <table:table-cell office:value-type="float" office:value="20" table:formula="of:=IF([.E43]=&quot;Yes&quot;;([.D43]*[Rate_data.$C$8]-100)/100*IF([.A43]=&quot;Domestic&quot;;[Rate_data.$C$17];[Rate_data.$C$18]);0)" table:style-name="ce9">
            <text:p>20.00</text:p>
          </table:table-cell>
          <table:table-cell office:value-type="float" office:value="73.25" table:formula="of:=OFFSET([Rate_data.$A$23];[.H43];[.I43])" table:style-name="ce9">
            <text:p>73.25</text:p>
          </table:table-cell>
          <table:table-cell office:value-type="float" office:value="55.95" table:formula="of:=ROUND(([.J43]+[.K43])*(1-[.F43]);2)" table:style-name="ce9">
            <text:p>55.9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3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43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44];[Rate_data.$A$24:.$A$34];0)+IF([.B44]=&quot;Express&quot;;16;0)" table:style-name="ce1">
            <text:p>21</text:p>
          </table:table-cell>
          <table:table-cell office:value-type="float" office:value="5" table:formula="of:=MATCH([.A44];[Rate_data.$B$23:.$K$23];0)" table:style-name="ce1">
            <text:p>5</text:p>
          </table:table-cell>
          <table:table-cell office:value-type="float" office:value="28" table:formula="of:=IF([.E44]=&quot;Yes&quot;;([.D44]*[Rate_data.$C$8]-100)/100*IF([.A44]=&quot;Domestic&quot;;[Rate_data.$C$17];[Rate_data.$C$18]);0)" table:style-name="ce9">
            <text:p>28.00</text:p>
          </table:table-cell>
          <table:table-cell office:value-type="float" office:value="86.25" table:formula="of:=OFFSET([Rate_data.$A$23];[.H44];[.I44])" table:style-name="ce9">
            <text:p>86.25</text:p>
          </table:table-cell>
          <table:table-cell office:value-type="float" office:value="68.55" table:formula="of:=ROUND(([.J44]+[.K44])*(1-[.F44]);2)" table:style-name="ce9">
            <text:p>68.5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4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" table:formula="of:=[.D44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45];[Rate_data.$A$24:.$A$34];0)+IF([.B45]=&quot;Express&quot;;16;0)" table:style-name="ce1">
            <text:p>22</text:p>
          </table:table-cell>
          <table:table-cell office:value-type="float" office:value="5" table:formula="of:=MATCH([.A45];[Rate_data.$B$23:.$K$23];0)" table:style-name="ce1">
            <text:p>5</text:p>
          </table:table-cell>
          <table:table-cell office:value-type="float" office:value="36" table:formula="of:=IF([.E45]=&quot;Yes&quot;;([.D45]*[Rate_data.$C$8]-100)/100*IF([.A45]=&quot;Domestic&quot;;[Rate_data.$C$17];[Rate_data.$C$18]);0)" table:style-name="ce9">
            <text:p>36.00</text:p>
          </table:table-cell>
          <table:table-cell office:value-type="float" office:value="93.75" table:formula="of:=OFFSET([Rate_data.$A$23];[.H45];[.I45])" table:style-name="ce9">
            <text:p>93.75</text:p>
          </table:table-cell>
          <table:table-cell office:value-type="float" office:value="77.849999999999994" table:formula="of:=ROUND(([.J45]+[.K45])*(1-[.F45]);2)" table:style-name="ce9">
            <text:p>77.8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5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45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46];[Rate_data.$A$24:.$A$34];0)+IF([.B46]=&quot;Express&quot;;16;0)" table:style-name="ce1">
            <text:p>23</text:p>
          </table:table-cell>
          <table:table-cell office:value-type="float" office:value="5" table:formula="of:=MATCH([.A46];[Rate_data.$B$23:.$K$23];0)" table:style-name="ce1">
            <text:p>5</text:p>
          </table:table-cell>
          <table:table-cell office:value-type="float" office:value="44" table:formula="of:=IF([.E46]=&quot;Yes&quot;;([.D46]*[Rate_data.$C$8]-100)/100*IF([.A46]=&quot;Domestic&quot;;[Rate_data.$C$17];[Rate_data.$C$18]);0)" table:style-name="ce9">
            <text:p>44.00</text:p>
          </table:table-cell>
          <table:table-cell office:value-type="float" office:value="101.25" table:formula="of:=OFFSET([Rate_data.$A$23];[.H46];[.I46])" table:style-name="ce9">
            <text:p>101.25</text:p>
          </table:table-cell>
          <table:table-cell office:value-type="float" office:value="87.15" table:formula="of:=ROUND(([.J46]+[.K46])*(1-[.F46]);2)" table:style-name="ce9">
            <text:p>87.1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6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3" table:formula="of:=[.D46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47];[Rate_data.$A$24:.$A$34];0)+IF([.B47]=&quot;Express&quot;;16;0)" table:style-name="ce1">
            <text:p>24</text:p>
          </table:table-cell>
          <table:table-cell office:value-type="float" office:value="5" table:formula="of:=MATCH([.A47];[Rate_data.$B$23:.$K$23];0)" table:style-name="ce1">
            <text:p>5</text:p>
          </table:table-cell>
          <table:table-cell office:value-type="float" office:value="52" table:formula="of:=IF([.E47]=&quot;Yes&quot;;([.D47]*[Rate_data.$C$8]-100)/100*IF([.A47]=&quot;Domestic&quot;;[Rate_data.$C$17];[Rate_data.$C$18]);0)" table:style-name="ce9">
            <text:p>52.00</text:p>
          </table:table-cell>
          <table:table-cell office:value-type="float" office:value="108.75" table:formula="of:=OFFSET([Rate_data.$A$23];[.H47];[.I47])" table:style-name="ce9">
            <text:p>108.75</text:p>
          </table:table-cell>
          <table:table-cell office:value-type="float" office:value="96.45" table:formula="of:=ROUND(([.J47]+[.K47])*(1-[.F47]);2)" table:style-name="ce9">
            <text:p>96.4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7]" table:style-name="ce1">
            <text:p>Zone 4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47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48];[Rate_data.$A$24:.$A$34];0)+IF([.B48]=&quot;Express&quot;;16;0)" table:style-name="ce1">
            <text:p>25</text:p>
          </table:table-cell>
          <table:table-cell office:value-type="float" office:value="5" table:formula="of:=MATCH([.A48];[Rate_data.$B$23:.$K$23];0)" table:style-name="ce1">
            <text:p>5</text:p>
          </table:table-cell>
          <table:table-cell office:value-type="float" office:value="60" table:formula="of:=IF([.E48]=&quot;Yes&quot;;([.D48]*[Rate_data.$C$8]-100)/100*IF([.A48]=&quot;Domestic&quot;;[Rate_data.$C$17];[Rate_data.$C$18]);0)" table:style-name="ce9">
            <text:p>60.00</text:p>
          </table:table-cell>
          <table:table-cell office:value-type="float" office:value="116.25" table:formula="of:=OFFSET([Rate_data.$A$23];[.H48];[.I48])" table:style-name="ce9">
            <text:p>116.25</text:p>
          </table:table-cell>
          <table:table-cell office:value-type="float" office:value="105.75" table:formula="of:=ROUND(([.J48]+[.K48])*(1-[.F48]);2)" table:style-name="ce9">
            <text:p>105.75</text:p>
          </table:table-cell>
          <table:table-cell table:number-columns-repeated="16372"/>
        </table:table-row>
        <table:table-row table:style-name="ro1">
          <table:table-cell office:value-type="string" office:string-value="Zone 4" table:formula="of:=[.A48]" table:style-name="ce1">
            <text:p>Zone 4</text:p>
          </table:table-cell>
          <table:table-cell office:value-type="string" table:style-name="ce1">
            <text:p>Own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string" table:style-name="ce1">
            <text:p>NA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Own shipping, purchaser will arrange (EXW)</text:p>
          </table:table-cell>
          <table:table-cell office:value-type="error" office:string-value="#N/A" table:formula="of:=MATCH([.D49];[Rate_data.$A$24:.$A$34];0)+IF([.B49]=&quot;Express&quot;;16;0)" table:style-name="ce1">
            <text:p>#N/A</text:p>
          </table:table-cell>
          <table:table-cell office:value-type="float" office:value="5" table:formula="of:=MATCH([.A49];[Rate_data.$B$23:.$K$23];0)" table:style-name="ce1">
            <text:p>5</text:p>
          </table:table-cell>
          <table:table-cell office:value-type="float" office:value="0" table:formula="of:=IF([.E49]=&quot;Yes&quot;;([.D49]*[Rate_data.$C$8]-100)/100*IF([.A49]=&quot;Domestic&quot;;[Rate_data.$C$17];[Rate_data.$C$18]);0)" table:style-name="ce9">
            <text:p>0.00</text:p>
          </table:table-cell>
          <table:table-cell office:value-type="float" office:value="0" table:formula="of:=IFNA(OFFSET([Rate_data.$A$23];[.H49];[.I49]);0)" table:style-name="ce9">
            <text:p>0.00</text:p>
          </table:table-cell>
          <table:table-cell office:value-type="float" office:value="0" table:formula="of:=ROUND(([.J49]+[.K49])*(1-[.F49]);2)" table:style-name="ce9">
            <text:p>0.0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7" table:formula="of:=MATCH([.D50];[Rate_data.$A$24:.$A$34];0)+IF([.B50]=&quot;Express&quot;;16;0)" table:style-name="ce1">
            <text:p>17</text:p>
          </table:table-cell>
          <table:table-cell office:value-type="float" office:value="6" table:formula="of:=MATCH([.A50];[Rate_data.$B$23:.$K$23];0)" table:style-name="ce1">
            <text:p>6</text:p>
          </table:table-cell>
          <table:table-cell office:value-type="float" office:value="0" table:formula="of:=IF([.E50]=&quot;Yes&quot;;([.D50]*[Rate_data.$C$8]-100)/100*IF([.A50]=&quot;Domestic&quot;;[Rate_data.$C$17];[Rate_data.$C$18]);0)" table:style-name="ce9">
            <text:p>0.00</text:p>
          </table:table-cell>
          <table:table-cell office:value-type="float" office:value="45.95" table:formula="of:=OFFSET([Rate_data.$A$23];[.H50];[.I50])" table:style-name="ce9">
            <text:p>45.95</text:p>
          </table:table-cell>
          <table:table-cell office:value-type="float" office:value="27.57" table:formula="of:=ROUND(([.J50]+[.K50])*(1-[.F50]);2)" table:style-name="ce9">
            <text:p>27.57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0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25" table:formula="of:=[.D50]" table:style-name="ce1">
            <text:p>0.25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8" table:formula="of:=MATCH([.D51];[Rate_data.$A$24:.$A$34];0)+IF([.B51]=&quot;Express&quot;;16;0)" table:style-name="ce1">
            <text:p>18</text:p>
          </table:table-cell>
          <table:table-cell office:value-type="float" office:value="6" table:formula="of:=MATCH([.A51];[Rate_data.$B$23:.$K$23];0)" table:style-name="ce1">
            <text:p>6</text:p>
          </table:table-cell>
          <table:table-cell office:value-type="float" office:value="4" table:formula="of:=IF([.E51]=&quot;Yes&quot;;([.D51]*[Rate_data.$C$8]-100)/100*IF([.A51]=&quot;Domestic&quot;;[Rate_data.$C$17];[Rate_data.$C$18]);0)" table:style-name="ce9">
            <text:p>4.00</text:p>
          </table:table-cell>
          <table:table-cell office:value-type="float" office:value="54.35" table:formula="of:=OFFSET([Rate_data.$A$23];[.H51];[.I51])" table:style-name="ce9">
            <text:p>54.35</text:p>
          </table:table-cell>
          <table:table-cell office:value-type="float" office:value="35.01" table:formula="of:=ROUND(([.J51]+[.K51])*(1-[.F51]);2)" table:style-name="ce9">
            <text:p>35.01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1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0.5" table:formula="of:=[.D51]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19" table:formula="of:=MATCH([.D52];[Rate_data.$A$24:.$A$34];0)+IF([.B52]=&quot;Express&quot;;16;0)" table:style-name="ce1">
            <text:p>19</text:p>
          </table:table-cell>
          <table:table-cell office:value-type="float" office:value="6" table:formula="of:=MATCH([.A52];[Rate_data.$B$23:.$K$23];0)" table:style-name="ce1">
            <text:p>6</text:p>
          </table:table-cell>
          <table:table-cell office:value-type="float" office:value="12" table:formula="of:=IF([.E52]=&quot;Yes&quot;;([.D52]*[Rate_data.$C$8]-100)/100*IF([.A52]=&quot;Domestic&quot;;[Rate_data.$C$17];[Rate_data.$C$18]);0)" table:style-name="ce9">
            <text:p>12.00</text:p>
          </table:table-cell>
          <table:table-cell office:value-type="float" office:value="71.150000000000006" table:formula="of:=OFFSET([Rate_data.$A$23];[.H52];[.I52])" table:style-name="ce9">
            <text:p>71.15</text:p>
          </table:table-cell>
          <table:table-cell office:value-type="float" office:value="49.89" table:formula="of:=ROUND(([.J52]+[.K52])*(1-[.F52]);2)" table:style-name="ce9">
            <text:p>49.89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2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" table:formula="of:=[.D52]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0" table:formula="of:=MATCH([.D53];[Rate_data.$A$24:.$A$34];0)+IF([.B53]=&quot;Express&quot;;16;0)" table:style-name="ce1">
            <text:p>20</text:p>
          </table:table-cell>
          <table:table-cell office:value-type="float" office:value="6" table:formula="of:=MATCH([.A53];[Rate_data.$B$23:.$K$23];0)" table:style-name="ce1">
            <text:p>6</text:p>
          </table:table-cell>
          <table:table-cell office:value-type="float" office:value="20" table:formula="of:=IF([.E53]=&quot;Yes&quot;;([.D53]*[Rate_data.$C$8]-100)/100*IF([.A53]=&quot;Domestic&quot;;[Rate_data.$C$17];[Rate_data.$C$18]);0)" table:style-name="ce9">
            <text:p>20.00</text:p>
          </table:table-cell>
          <table:table-cell office:value-type="float" office:value="87.95" table:formula="of:=OFFSET([Rate_data.$A$23];[.H53];[.I53])" table:style-name="ce9">
            <text:p>87.95</text:p>
          </table:table-cell>
          <table:table-cell office:value-type="float" office:value="64.77" table:formula="of:=ROUND(([.J53]+[.K53])*(1-[.F53]);2)" table:style-name="ce9">
            <text:p>64.77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3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1.5" table:formula="of:=[.D53]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1" table:formula="of:=MATCH([.D54];[Rate_data.$A$24:.$A$34];0)+IF([.B54]=&quot;Express&quot;;16;0)" table:style-name="ce1">
            <text:p>21</text:p>
          </table:table-cell>
          <table:table-cell office:value-type="float" office:value="6" table:formula="of:=MATCH([.A54];[Rate_data.$B$23:.$K$23];0)" table:style-name="ce1">
            <text:p>6</text:p>
          </table:table-cell>
          <table:table-cell office:value-type="float" office:value="28" table:formula="of:=IF([.E54]=&quot;Yes&quot;;([.D54]*[Rate_data.$C$8]-100)/100*IF([.A54]=&quot;Domestic&quot;;[Rate_data.$C$17];[Rate_data.$C$18]);0)" table:style-name="ce9">
            <text:p>28.00</text:p>
          </table:table-cell>
          <table:table-cell office:value-type="float" office:value="104.75" table:formula="of:=OFFSET([Rate_data.$A$23];[.H54];[.I54])" table:style-name="ce9">
            <text:p>104.75</text:p>
          </table:table-cell>
          <table:table-cell office:value-type="float" office:value="79.650000000000006" table:formula="of:=ROUND(([.J54]+[.K54])*(1-[.F54]);2)" table:style-name="ce9">
            <text:p>79.65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4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" table:formula="of:=[.D54]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2" table:formula="of:=MATCH([.D55];[Rate_data.$A$24:.$A$34];0)+IF([.B55]=&quot;Express&quot;;16;0)" table:style-name="ce1">
            <text:p>22</text:p>
          </table:table-cell>
          <table:table-cell office:value-type="float" office:value="6" table:formula="of:=MATCH([.A55];[Rate_data.$B$23:.$K$23];0)" table:style-name="ce1">
            <text:p>6</text:p>
          </table:table-cell>
          <table:table-cell office:value-type="float" office:value="36" table:formula="of:=IF([.E55]=&quot;Yes&quot;;([.D55]*[Rate_data.$C$8]-100)/100*IF([.A55]=&quot;Domestic&quot;;[Rate_data.$C$17];[Rate_data.$C$18]);0)" table:style-name="ce9">
            <text:p>36.00</text:p>
          </table:table-cell>
          <table:table-cell office:value-type="float" office:value="114.85" table:formula="of:=OFFSET([Rate_data.$A$23];[.H55];[.I55])" table:style-name="ce9">
            <text:p>114.85</text:p>
          </table:table-cell>
          <table:table-cell office:value-type="float" office:value="90.51" table:formula="of:=ROUND(([.J55]+[.K55])*(1-[.F55]);2)" table:style-name="ce9">
            <text:p>90.51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5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2.5" table:formula="of:=[.D55]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3" table:formula="of:=MATCH([.D56];[Rate_data.$A$24:.$A$34];0)+IF([.B56]=&quot;Express&quot;;16;0)" table:style-name="ce1">
            <text:p>23</text:p>
          </table:table-cell>
          <table:table-cell office:value-type="float" office:value="6" table:formula="of:=MATCH([.A56];[Rate_data.$B$23:.$K$23];0)" table:style-name="ce1">
            <text:p>6</text:p>
          </table:table-cell>
          <table:table-cell office:value-type="float" office:value="44" table:formula="of:=IF([.E56]=&quot;Yes&quot;;([.D56]*[Rate_data.$C$8]-100)/100*IF([.A56]=&quot;Domestic&quot;;[Rate_data.$C$17];[Rate_data.$C$18]);0)" table:style-name="ce9">
            <text:p>44.00</text:p>
          </table:table-cell>
          <table:table-cell office:value-type="float" office:value="124.94999999999999" table:formula="of:=OFFSET([Rate_data.$A$23];[.H56];[.I56])" table:style-name="ce9">
            <text:p>124.95</text:p>
          </table:table-cell>
          <table:table-cell office:value-type="float" office:value="101.37" table:formula="of:=ROUND(([.J56]+[.K56])*(1-[.F56]);2)" table:style-name="ce9">
            <text:p>101.37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6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3" table:formula="of:=[.D56]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4" table:formula="of:=MATCH([.D57];[Rate_data.$A$24:.$A$34];0)+IF([.B57]=&quot;Express&quot;;16;0)" table:style-name="ce1">
            <text:p>24</text:p>
          </table:table-cell>
          <table:table-cell office:value-type="float" office:value="6" table:formula="of:=MATCH([.A57];[Rate_data.$B$23:.$K$23];0)" table:style-name="ce1">
            <text:p>6</text:p>
          </table:table-cell>
          <table:table-cell office:value-type="float" office:value="52" table:formula="of:=IF([.E57]=&quot;Yes&quot;;([.D57]*[Rate_data.$C$8]-100)/100*IF([.A57]=&quot;Domestic&quot;;[Rate_data.$C$17];[Rate_data.$C$18]);0)" table:style-name="ce9">
            <text:p>52.00</text:p>
          </table:table-cell>
          <table:table-cell office:value-type="float" office:value="135.04999999999998" table:formula="of:=OFFSET([Rate_data.$A$23];[.H57];[.I57])" table:style-name="ce9">
            <text:p>135.05</text:p>
          </table:table-cell>
          <table:table-cell office:value-type="float" office:value="112.23" table:formula="of:=ROUND(([.J57]+[.K57])*(1-[.F57]);2)" table:style-name="ce9">
            <text:p>112.23</text:p>
          </table:table-cell>
          <table:table-cell table:number-columns-repeated="16372"/>
        </table:table-row>
        <table:table-row table:style-name="ro1">
          <table:table-cell office:value-type="string" office:string-value="Zone 5" table:formula="of:=[.A57]" table:style-name="ce1">
            <text:p>Zone 5</text:p>
          </table:table-cell>
          <table:table-cell office:value-type="string" table:style-name="ce1">
            <text:p>Express</text:p>
          </table:table-cell>
          <table:table-cell office:value-type="float" office:value="3.5" table:formula="of:=[.D57]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s</text:p>
          </table:table-cell>
          <table:table-cell office:value-type="percentage" office:value="0.4" table:style-name="ce11">
            <text:p>40%</text:p>
          </table:table-cell>
          <table:table-cell office:value-type="string" table:style-name="ce1">
            <text:p>International Insured Express (DAP)</text:p>
          </table:table-cell>
          <table:table-cell office:value-type="float" office:value="25" table:formula="of:=MATCH([.D58];[Rate_data.$A$24:.$A$34];0)+IF([.B58]=&quot;Express&quot;;16;0)" table:style-name="ce1">
            <text:p>25</text:p>
          </table:table-cell>
          <table:table-cell office:value-type="float" office:value="6" table:formula="of:=MATCH([.A58];[Rate_data.$B$23:.$K$23];0)" table:style-name="ce1">
            <text:p>6</text:p>
          </table:table-cell>
          <table:table-cell office:value-type="float" office:value="60" table:formula="of:=IF([.E58]=&quot;Yes&quot;;([.D58]*[Rate_data.$C$8]-100)/100*IF([.A58]=&quot;Domestic&quot;;[Rate_data.$C$17];[Rate_data.$C$18]);0)" table:style-name="ce9">
            <text:p>60.00</text:p>
          </table:table-cell>
          <table:table-cell office:value-type="float" office:value="145.14999999999998" table:formula="of:=OFFSET([Rate_data.$A$23];[.H58];[.I58])" table:style-name="ce9">
            <text:p>145.15</text:p>
          </table:table-cell>
          <table:table-cell office:value-type="float" office:value="123.09" table:formula="of:=ROUND(([.J58]+[.K58])*(1-[.F58]);2)" table:style-name="ce9">
            <text:p>123.09</text:p>
          </table:table-cell>
          <table:table-cell table:number-columns-repeated="16372"/>
        </table:table-row>
        <table:table-row table:number-rows-repeated="6" table:style-name="ro1">
          <table:table-cell table:number-columns-repeated="5" table:style-name="ce1"/>
          <table:table-cell table:style-name="ce11"/>
          <table:table-cell table:number-columns-repeated="3" table:style-name="ce1"/>
          <table:table-cell table:number-columns-repeated="3" table:style-name="ce9"/>
          <table:table-cell table:number-columns-repeated="16372"/>
        </table:table-row>
        <table:table-row table:number-rows-repeated="20" table:style-name="ro1">
          <table:table-cell table:number-columns-repeated="5"/>
          <table:table-cell table:style-name="ce11"/>
          <table:table-cell table:number-columns-repeated="3" table:style-name="ce1"/>
          <table:table-cell table:number-columns-repeated="3" table:style-name="ce9"/>
          <table:table-cell table:number-columns-repeated="16372"/>
        </table:table-row>
        <table:table-row table:number-rows-repeated="1048492" table:style-name="ro3">
          <table:table-cell table:number-columns-repeated="16384"/>
        </table:table-row>
      </table:table>
      <table:table table:name="Zone_rates_2" table:style-name="ta2">
        <table:table-column table:style-name="co14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3"/>
        <table:table-column table:style-name="co1" table:number-columns-repeated="59" table:default-cell-style-name="ce1"/>
        <table:table-column table:style-name="co2" table:number-columns-repeated="16320" table:default-cell-style-name="ce1"/>
        <table:table-row table:style-name="ro2">
          <table:table-cell office:value-type="string" table:style-name="ce3">
            <text:p>zone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greaterThanKg</text:p>
          </table:table-cell>
          <table:table-cell office:value-type="string" table:style-name="ce3">
            <text:p>lessThanKg</text:p>
          </table:table-cell>
          <table:table-cell office:value-type="string" table:style-name="ce12">
            <text:p>rateAud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4];[Zone_lookup.$A$3:.$B$12];2;FALSE())" table:style-name="ce1">
            <text:p>Domestic</text:p>
          </table:table-cell>
          <table:table-cell office:value-type="string" office:string-value="Wholesale Insured Express" table:formula="of:=[Rate_definitions_2.G4]" table:style-name="ce1">
            <text:p>Wholesale Insured Express</text:p>
          </table:table-cell>
          <table:table-cell office:value-type="float" office:value="0" table:formula="of:=IF([Rate_definitions_2.C4]=0;0;[Rate_definitions_2.C4]+0.001)" table:style-name="ce1">
            <text:p>0</text:p>
          </table:table-cell>
          <table:table-cell office:value-type="float" office:value="0.251" table:formula="of:=[Rate_definitions_2.D4]+0.001" table:style-name="ce1">
            <text:p>0.251</text:p>
          </table:table-cell>
          <table:table-cell office:value-type="float" office:value="9.8699999999999992" table:formula="of:=[Rate_definitions_2.L4]" table:style-name="ce13">
            <text:p>9.87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5];[Zone_lookup.$A$3:.$B$12];2;FALSE())" table:style-name="ce1">
            <text:p>Domestic</text:p>
          </table:table-cell>
          <table:table-cell office:value-type="string" office:string-value="Wholesale Insured Express" table:formula="of:=[Rate_definitions_2.G5]" table:style-name="ce1">
            <text:p>Wholesale Insured Express</text:p>
          </table:table-cell>
          <table:table-cell office:value-type="float" office:value="0.251" table:formula="of:=IF([Rate_definitions_2.C5]=0;0;[Rate_definitions_2.C5]+0.001)" table:style-name="ce1">
            <text:p>0.251</text:p>
          </table:table-cell>
          <table:table-cell office:value-type="float" office:value="0.501" table:formula="of:=[Rate_definitions_2.D5]+0.001" table:style-name="ce1">
            <text:p>0.501</text:p>
          </table:table-cell>
          <table:table-cell office:value-type="float" office:value="11.62" table:formula="of:=[Rate_definitions_2.L5]" table:style-name="ce13">
            <text:p>11.62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6];[Zone_lookup.$A$3:.$B$12];2;FALSE())" table:style-name="ce1">
            <text:p>Domestic</text:p>
          </table:table-cell>
          <table:table-cell office:value-type="string" office:string-value="Wholesale Insured Express" table:formula="of:=[Rate_definitions_2.G6]" table:style-name="ce1">
            <text:p>Wholesale Insured Express</text:p>
          </table:table-cell>
          <table:table-cell office:value-type="float" office:value="0.501" table:formula="of:=IF([Rate_definitions_2.C6]=0;0;[Rate_definitions_2.C6]+0.001)" table:style-name="ce1">
            <text:p>0.501</text:p>
          </table:table-cell>
          <table:table-cell office:value-type="float" office:value="1.0009999999999999" table:formula="of:=[Rate_definitions_2.D6]+0.001" table:style-name="ce1">
            <text:p>1.001</text:p>
          </table:table-cell>
          <table:table-cell office:value-type="float" office:value="18.2" table:formula="of:=[Rate_definitions_2.L6]" table:style-name="ce13">
            <text:p>18.20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7];[Zone_lookup.$A$3:.$B$12];2;FALSE())" table:style-name="ce1">
            <text:p>Domestic</text:p>
          </table:table-cell>
          <table:table-cell office:value-type="string" office:string-value="Wholesale Insured Express" table:formula="of:=[Rate_definitions_2.G7]" table:style-name="ce1">
            <text:p>Wholesale Insured Express</text:p>
          </table:table-cell>
          <table:table-cell office:value-type="float" office:value="1.0009999999999999" table:formula="of:=IF([Rate_definitions_2.C7]=0;0;[Rate_definitions_2.C7]+0.001)" table:style-name="ce1">
            <text:p>1.001</text:p>
          </table:table-cell>
          <table:table-cell office:value-type="float" office:value="1.5009999999999999" table:formula="of:=[Rate_definitions_2.D7]+0.001" table:style-name="ce1">
            <text:p>1.501</text:p>
          </table:table-cell>
          <table:table-cell office:value-type="float" office:value="24.68" table:formula="of:=[Rate_definitions_2.L7]" table:style-name="ce13">
            <text:p>24.68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8];[Zone_lookup.$A$3:.$B$12];2;FALSE())" table:style-name="ce1">
            <text:p>Domestic</text:p>
          </table:table-cell>
          <table:table-cell office:value-type="string" office:string-value="Wholesale Insured Express" table:formula="of:=[Rate_definitions_2.G8]" table:style-name="ce1">
            <text:p>Wholesale Insured Express</text:p>
          </table:table-cell>
          <table:table-cell office:value-type="float" office:value="1.5009999999999999" table:formula="of:=IF([Rate_definitions_2.C8]=0;0;[Rate_definitions_2.C8]+0.001)" table:style-name="ce1">
            <text:p>1.501</text:p>
          </table:table-cell>
          <table:table-cell office:value-type="float" office:value="2.0009999999999999" table:formula="of:=[Rate_definitions_2.D8]+0.001" table:style-name="ce1">
            <text:p>2.001</text:p>
          </table:table-cell>
          <table:table-cell office:value-type="float" office:value="28.18" table:formula="of:=[Rate_definitions_2.L8]" table:style-name="ce13">
            <text:p>28.18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9];[Zone_lookup.$A$3:.$B$12];2;FALSE())" table:style-name="ce1">
            <text:p>Domestic</text:p>
          </table:table-cell>
          <table:table-cell office:value-type="string" office:string-value="Wholesale Insured Express" table:formula="of:=[Rate_definitions_2.G9]" table:style-name="ce1">
            <text:p>Wholesale Insured Express</text:p>
          </table:table-cell>
          <table:table-cell office:value-type="float" office:value="2.0009999999999999" table:formula="of:=IF([Rate_definitions_2.C9]=0;0;[Rate_definitions_2.C9]+0.001)" table:style-name="ce1">
            <text:p>2.001</text:p>
          </table:table-cell>
          <table:table-cell office:value-type="float" office:value="2.5009999999999999" table:formula="of:=[Rate_definitions_2.D9]+0.001" table:style-name="ce1">
            <text:p>2.501</text:p>
          </table:table-cell>
          <table:table-cell office:value-type="float" office:value="31.68" table:formula="of:=[Rate_definitions_2.L9]" table:style-name="ce13">
            <text:p>31.68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0];[Zone_lookup.$A$3:.$B$12];2;FALSE())" table:style-name="ce1">
            <text:p>Domestic</text:p>
          </table:table-cell>
          <table:table-cell office:value-type="string" office:string-value="Wholesale Insured Express" table:formula="of:=[Rate_definitions_2.G10]" table:style-name="ce1">
            <text:p>Wholesale Insured Express</text:p>
          </table:table-cell>
          <table:table-cell office:value-type="float" office:value="2.5009999999999999" table:formula="of:=IF([Rate_definitions_2.C10]=0;0;[Rate_definitions_2.C10]+0.001)" table:style-name="ce1">
            <text:p>2.501</text:p>
          </table:table-cell>
          <table:table-cell office:value-type="float" office:value="3.0009999999999999" table:formula="of:=[Rate_definitions_2.D10]+0.001" table:style-name="ce1">
            <text:p>3.001</text:p>
          </table:table-cell>
          <table:table-cell office:value-type="float" office:value="35.18" table:formula="of:=[Rate_definitions_2.L10]" table:style-name="ce13">
            <text:p>35.18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1];[Zone_lookup.$A$3:.$B$12];2;FALSE())" table:style-name="ce1">
            <text:p>Domestic</text:p>
          </table:table-cell>
          <table:table-cell office:value-type="string" office:string-value="Wholesale Insured Express" table:formula="of:=[Rate_definitions_2.G11]" table:style-name="ce1">
            <text:p>Wholesale Insured Express</text:p>
          </table:table-cell>
          <table:table-cell office:value-type="float" office:value="3.0009999999999999" table:formula="of:=IF([Rate_definitions_2.C11]=0;0;[Rate_definitions_2.C11]+0.001)" table:style-name="ce1">
            <text:p>3.001</text:p>
          </table:table-cell>
          <table:table-cell office:value-type="float" office:value="3.5009999999999999" table:formula="of:=[Rate_definitions_2.D11]+0.001" table:style-name="ce1">
            <text:p>3.501</text:p>
          </table:table-cell>
          <table:table-cell office:value-type="float" office:value="43.72" table:formula="of:=[Rate_definitions_2.L11]" table:style-name="ce13">
            <text:p>43.72</text:p>
          </table:table-cell>
          <table:table-cell table:number-columns-repeated="16379"/>
        </table:table-row>
        <table:table-row table:style-name="ro1">
          <table:table-cell office:value-type="string" office:string-value="Domestic" table:formula="of:=VLOOKUP([Rate_definitions_2.A12];[Zone_lookup.$A$3:.$B$12];2;FALSE())" table:style-name="ce1">
            <text:p>Domestic</text:p>
          </table:table-cell>
          <table:table-cell office:value-type="string" office:string-value="Wholesale Insured Express" table:formula="of:=[Rate_definitions_2.G12]" table:style-name="ce1">
            <text:p>Wholesale Insured Express</text:p>
          </table:table-cell>
          <table:table-cell office:value-type="float" office:value="3.5009999999999999" table:formula="of:=IF([Rate_definitions_2.C12]=0;0;[Rate_definitions_2.C12]+0.001)" table:style-name="ce1">
            <text:p>3.501</text:p>
          </table:table-cell>
          <table:table-cell office:value-type="float" office:value="4.0010000000000003" table:formula="of:=[Rate_definitions_2.D12]+0.001" table:style-name="ce1">
            <text:p>4.001</text:p>
          </table:table-cell>
          <table:table-cell office:value-type="float" office:value="47.22" table:formula="of:=[Rate_definitions_2.L12]" table:style-name="ce13">
            <text:p>47.22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3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3]" table:style-name="ce1">
            <text:p>International Insured Express (DAP)</text:p>
          </table:table-cell>
          <table:table-cell office:value-type="float" office:value="0" table:formula="of:=IF([Rate_definitions_2.C13]=0;0;[Rate_definitions_2.C13]+0.001)" table:style-name="ce1">
            <text:p>0</text:p>
          </table:table-cell>
          <table:table-cell office:value-type="float" office:value="0.251" table:formula="of:=[Rate_definitions_2.D13]+0.001" table:style-name="ce1">
            <text:p>0.251</text:p>
          </table:table-cell>
          <table:table-cell office:value-type="float" office:value="18.21" table:formula="of:=[Rate_definitions_2.L13]" table:style-name="ce13">
            <text:p>18.21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4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4]" table:style-name="ce1">
            <text:p>International Insured Express (DAP)</text:p>
          </table:table-cell>
          <table:table-cell office:value-type="float" office:value="0.251" table:formula="of:=IF([Rate_definitions_2.C14]=0;0;[Rate_definitions_2.C14]+0.001)" table:style-name="ce1">
            <text:p>0.251</text:p>
          </table:table-cell>
          <table:table-cell office:value-type="float" office:value="0.501" table:formula="of:=[Rate_definitions_2.D14]+0.001" table:style-name="ce1">
            <text:p>0.501</text:p>
          </table:table-cell>
          <table:table-cell office:value-type="float" office:value="22.5" table:formula="of:=[Rate_definitions_2.L14]" table:style-name="ce13">
            <text:p>22.50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5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5]" table:style-name="ce1">
            <text:p>International Insured Express (DAP)</text:p>
          </table:table-cell>
          <table:table-cell office:value-type="float" office:value="0.501" table:formula="of:=IF([Rate_definitions_2.C15]=0;0;[Rate_definitions_2.C15]+0.001)" table:style-name="ce1">
            <text:p>0.501</text:p>
          </table:table-cell>
          <table:table-cell office:value-type="float" office:value="1.0009999999999999" table:formula="of:=[Rate_definitions_2.D15]+0.001" table:style-name="ce1">
            <text:p>1.001</text:p>
          </table:table-cell>
          <table:table-cell office:value-type="float" office:value="31.11" table:formula="of:=[Rate_definitions_2.L15]" table:style-name="ce13">
            <text:p>31.11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6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6]" table:style-name="ce1">
            <text:p>International Insured Express (DAP)</text:p>
          </table:table-cell>
          <table:table-cell office:value-type="float" office:value="1.0009999999999999" table:formula="of:=IF([Rate_definitions_2.C16]=0;0;[Rate_definitions_2.C16]+0.001)" table:style-name="ce1">
            <text:p>1.001</text:p>
          </table:table-cell>
          <table:table-cell office:value-type="float" office:value="1.5009999999999999" table:formula="of:=[Rate_definitions_2.D16]+0.001" table:style-name="ce1">
            <text:p>1.501</text:p>
          </table:table-cell>
          <table:table-cell office:value-type="float" office:value="39.72" table:formula="of:=[Rate_definitions_2.L16]" table:style-name="ce13">
            <text:p>39.72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7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7]" table:style-name="ce1">
            <text:p>International Insured Express (DAP)</text:p>
          </table:table-cell>
          <table:table-cell office:value-type="float" office:value="1.5009999999999999" table:formula="of:=IF([Rate_definitions_2.C17]=0;0;[Rate_definitions_2.C17]+0.001)" table:style-name="ce1">
            <text:p>1.501</text:p>
          </table:table-cell>
          <table:table-cell office:value-type="float" office:value="2.0009999999999999" table:formula="of:=[Rate_definitions_2.D17]+0.001" table:style-name="ce1">
            <text:p>2.001</text:p>
          </table:table-cell>
          <table:table-cell office:value-type="float" office:value="48.33" table:formula="of:=[Rate_definitions_2.L17]" table:style-name="ce13">
            <text:p>48.33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8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8]" table:style-name="ce1">
            <text:p>International Insured Express (DAP)</text:p>
          </table:table-cell>
          <table:table-cell office:value-type="float" office:value="2.0009999999999999" table:formula="of:=IF([Rate_definitions_2.C18]=0;0;[Rate_definitions_2.C18]+0.001)" table:style-name="ce1">
            <text:p>2.001</text:p>
          </table:table-cell>
          <table:table-cell office:value-type="float" office:value="2.5009999999999999" table:formula="of:=[Rate_definitions_2.D18]+0.001" table:style-name="ce1">
            <text:p>2.501</text:p>
          </table:table-cell>
          <table:table-cell office:value-type="float" office:value="55.59" table:formula="of:=[Rate_definitions_2.L18]" table:style-name="ce13">
            <text:p>55.59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19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19]" table:style-name="ce1">
            <text:p>International Insured Express (DAP)</text:p>
          </table:table-cell>
          <table:table-cell office:value-type="float" office:value="2.5009999999999999" table:formula="of:=IF([Rate_definitions_2.C19]=0;0;[Rate_definitions_2.C19]+0.001)" table:style-name="ce1">
            <text:p>2.501</text:p>
          </table:table-cell>
          <table:table-cell office:value-type="float" office:value="3.0009999999999999" table:formula="of:=[Rate_definitions_2.D19]+0.001" table:style-name="ce1">
            <text:p>3.001</text:p>
          </table:table-cell>
          <table:table-cell office:value-type="float" office:value="62.85" table:formula="of:=[Rate_definitions_2.L19]" table:style-name="ce13">
            <text:p>62.85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0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0]" table:style-name="ce1">
            <text:p>International Insured Express (DAP)</text:p>
          </table:table-cell>
          <table:table-cell office:value-type="float" office:value="3.0009999999999999" table:formula="of:=IF([Rate_definitions_2.C20]=0;0;[Rate_definitions_2.C20]+0.001)" table:style-name="ce1">
            <text:p>3.001</text:p>
          </table:table-cell>
          <table:table-cell office:value-type="float" office:value="3.5009999999999999" table:formula="of:=[Rate_definitions_2.D20]+0.001" table:style-name="ce1">
            <text:p>3.501</text:p>
          </table:table-cell>
          <table:table-cell office:value-type="float" office:value="70.11" table:formula="of:=[Rate_definitions_2.L20]" table:style-name="ce13">
            <text:p>70.11</text:p>
          </table:table-cell>
          <table:table-cell table:number-columns-repeated="16379"/>
        </table:table-row>
        <table:table-row table:style-name="ro1">
          <table:table-cell office:value-type="string" office:string-value="Zone 1: New Zealand" table:formula="of:=VLOOKUP([Rate_definitions_2.A21];[Zone_lookup.$A$3:.$B$12];2;FALSE())" table:style-name="ce1">
            <text:p>Zone 1: New Zealand</text:p>
          </table:table-cell>
          <table:table-cell office:value-type="string" office:string-value="International Insured Express (DAP)" table:formula="of:=[Rate_definitions_2.G21]" table:style-name="ce1">
            <text:p>International Insured Express (DAP)</text:p>
          </table:table-cell>
          <table:table-cell office:value-type="float" office:value="3.5009999999999999" table:formula="of:=IF([Rate_definitions_2.C21]=0;0;[Rate_definitions_2.C21]+0.001)" table:style-name="ce1">
            <text:p>3.501</text:p>
          </table:table-cell>
          <table:table-cell office:value-type="float" office:value="4.0010000000000003" table:formula="of:=[Rate_definitions_2.D21]+0.001" table:style-name="ce1">
            <text:p>4.001</text:p>
          </table:table-cell>
          <table:table-cell office:value-type="float" office:value="77.37" table:formula="of:=[Rate_definitions_2.L21]" table:style-name="ce13">
            <text:p>77.37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2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2]" table:style-name="ce1">
            <text:p>International Insured Express (DAP)</text:p>
          </table:table-cell>
          <table:table-cell office:value-type="float" office:value="0" table:formula="of:=IF([Rate_definitions_2.C22]=0;0;[Rate_definitions_2.C22]+0.001)" table:style-name="ce1">
            <text:p>0</text:p>
          </table:table-cell>
          <table:table-cell office:value-type="float" office:value="0.251" table:formula="of:=[Rate_definitions_2.D22]+0.001" table:style-name="ce1">
            <text:p>0.251</text:p>
          </table:table-cell>
          <table:table-cell office:value-type="float" office:value="20.25" table:formula="of:=[Rate_definitions_2.L22]" table:style-name="ce13">
            <text:p>20.25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3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3]" table:style-name="ce1">
            <text:p>International Insured Express (DAP)</text:p>
          </table:table-cell>
          <table:table-cell office:value-type="float" office:value="0.251" table:formula="of:=IF([Rate_definitions_2.C23]=0;0;[Rate_definitions_2.C23]+0.001)" table:style-name="ce1">
            <text:p>0.251</text:p>
          </table:table-cell>
          <table:table-cell office:value-type="float" office:value="0.501" table:formula="of:=[Rate_definitions_2.D23]+0.001" table:style-name="ce1">
            <text:p>0.501</text:p>
          </table:table-cell>
          <table:table-cell office:value-type="float" office:value="26.07" table:formula="of:=[Rate_definitions_2.L23]" table:style-name="ce13">
            <text:p>26.07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4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4]" table:style-name="ce1">
            <text:p>International Insured Express (DAP)</text:p>
          </table:table-cell>
          <table:table-cell office:value-type="float" office:value="0.501" table:formula="of:=IF([Rate_definitions_2.C24]=0;0;[Rate_definitions_2.C24]+0.001)" table:style-name="ce1">
            <text:p>0.501</text:p>
          </table:table-cell>
          <table:table-cell office:value-type="float" office:value="1.0009999999999999" table:formula="of:=[Rate_definitions_2.D24]+0.001" table:style-name="ce1">
            <text:p>1.001</text:p>
          </table:table-cell>
          <table:table-cell office:value-type="float" office:value="37.74" table:formula="of:=[Rate_definitions_2.L24]" table:style-name="ce13">
            <text:p>37.74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5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5]" table:style-name="ce1">
            <text:p>International Insured Express (DAP)</text:p>
          </table:table-cell>
          <table:table-cell office:value-type="float" office:value="1.0009999999999999" table:formula="of:=IF([Rate_definitions_2.C25]=0;0;[Rate_definitions_2.C25]+0.001)" table:style-name="ce1">
            <text:p>1.001</text:p>
          </table:table-cell>
          <table:table-cell office:value-type="float" office:value="1.5009999999999999" table:formula="of:=[Rate_definitions_2.D25]+0.001" table:style-name="ce1">
            <text:p>1.501</text:p>
          </table:table-cell>
          <table:table-cell office:value-type="float" office:value="49.41" table:formula="of:=[Rate_definitions_2.L25]" table:style-name="ce13">
            <text:p>49.41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6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6]" table:style-name="ce1">
            <text:p>International Insured Express (DAP)</text:p>
          </table:table-cell>
          <table:table-cell office:value-type="float" office:value="1.5009999999999999" table:formula="of:=IF([Rate_definitions_2.C26]=0;0;[Rate_definitions_2.C26]+0.001)" table:style-name="ce1">
            <text:p>1.501</text:p>
          </table:table-cell>
          <table:table-cell office:value-type="float" office:value="2.0009999999999999" table:formula="of:=[Rate_definitions_2.D26]+0.001" table:style-name="ce1">
            <text:p>2.001</text:p>
          </table:table-cell>
          <table:table-cell office:value-type="float" office:value="61.08" table:formula="of:=[Rate_definitions_2.L26]" table:style-name="ce13">
            <text:p>61.08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7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7]" table:style-name="ce1">
            <text:p>International Insured Express (DAP)</text:p>
          </table:table-cell>
          <table:table-cell office:value-type="float" office:value="2.0009999999999999" table:formula="of:=IF([Rate_definitions_2.C27]=0;0;[Rate_definitions_2.C27]+0.001)" table:style-name="ce1">
            <text:p>2.001</text:p>
          </table:table-cell>
          <table:table-cell office:value-type="float" office:value="2.5009999999999999" table:formula="of:=[Rate_definitions_2.D27]+0.001" table:style-name="ce1">
            <text:p>2.501</text:p>
          </table:table-cell>
          <table:table-cell office:value-type="float" office:value="69.33" table:formula="of:=[Rate_definitions_2.L27]" table:style-name="ce13">
            <text:p>69.33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8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8]" table:style-name="ce1">
            <text:p>International Insured Express (DAP)</text:p>
          </table:table-cell>
          <table:table-cell office:value-type="float" office:value="2.5009999999999999" table:formula="of:=IF([Rate_definitions_2.C28]=0;0;[Rate_definitions_2.C28]+0.001)" table:style-name="ce1">
            <text:p>2.501</text:p>
          </table:table-cell>
          <table:table-cell office:value-type="float" office:value="3.0009999999999999" table:formula="of:=[Rate_definitions_2.D28]+0.001" table:style-name="ce1">
            <text:p>3.001</text:p>
          </table:table-cell>
          <table:table-cell office:value-type="float" office:value="77.58" table:formula="of:=[Rate_definitions_2.L28]" table:style-name="ce13">
            <text:p>77.58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29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29]" table:style-name="ce1">
            <text:p>International Insured Express (DAP)</text:p>
          </table:table-cell>
          <table:table-cell office:value-type="float" office:value="3.0009999999999999" table:formula="of:=IF([Rate_definitions_2.C29]=0;0;[Rate_definitions_2.C29]+0.001)" table:style-name="ce1">
            <text:p>3.001</text:p>
          </table:table-cell>
          <table:table-cell office:value-type="float" office:value="3.5009999999999999" table:formula="of:=[Rate_definitions_2.D29]+0.001" table:style-name="ce1">
            <text:p>3.501</text:p>
          </table:table-cell>
          <table:table-cell office:value-type="float" office:value="85.83" table:formula="of:=[Rate_definitions_2.L29]" table:style-name="ce13">
            <text:p>85.83</text:p>
          </table:table-cell>
          <table:table-cell table:number-columns-repeated="16379"/>
        </table:table-row>
        <table:table-row table:style-name="ro1">
          <table:table-cell office:value-type="string" office:string-value="Zone 2: Asia Pacific" table:formula="of:=VLOOKUP([Rate_definitions_2.A30];[Zone_lookup.$A$3:.$B$12];2;FALSE())" table:style-name="ce1">
            <text:p>Zone 2: Asia Pacific</text:p>
          </table:table-cell>
          <table:table-cell office:value-type="string" office:string-value="International Insured Express (DAP)" table:formula="of:=[Rate_definitions_2.G30]" table:style-name="ce1">
            <text:p>International Insured Express (DAP)</text:p>
          </table:table-cell>
          <table:table-cell office:value-type="float" office:value="3.5009999999999999" table:formula="of:=IF([Rate_definitions_2.C30]=0;0;[Rate_definitions_2.C30]+0.001)" table:style-name="ce1">
            <text:p>3.501</text:p>
          </table:table-cell>
          <table:table-cell office:value-type="float" office:value="4.0010000000000003" table:formula="of:=[Rate_definitions_2.D30]+0.001" table:style-name="ce1">
            <text:p>4.001</text:p>
          </table:table-cell>
          <table:table-cell office:value-type="float" office:value="94.08" table:formula="of:=[Rate_definitions_2.L30]" table:style-name="ce13">
            <text:p>94.08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1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1]" table:style-name="ce1">
            <text:p>International Insured Express (DAP)</text:p>
          </table:table-cell>
          <table:table-cell office:value-type="float" office:value="0" table:formula="of:=IF([Rate_definitions_2.C31]=0;0;[Rate_definitions_2.C31]+0.001)" table:style-name="ce1">
            <text:p>0</text:p>
          </table:table-cell>
          <table:table-cell office:value-type="float" office:value="0.251" table:formula="of:=[Rate_definitions_2.D31]+0.001" table:style-name="ce1">
            <text:p>0.251</text:p>
          </table:table-cell>
          <table:table-cell office:value-type="float" office:value="21.6" table:formula="of:=[Rate_definitions_2.L31]" table:style-name="ce13">
            <text:p>21.60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2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2]" table:style-name="ce1">
            <text:p>International Insured Express (DAP)</text:p>
          </table:table-cell>
          <table:table-cell office:value-type="float" office:value="0.251" table:formula="of:=IF([Rate_definitions_2.C32]=0;0;[Rate_definitions_2.C32]+0.001)" table:style-name="ce1">
            <text:p>0.251</text:p>
          </table:table-cell>
          <table:table-cell office:value-type="float" office:value="0.501" table:formula="of:=[Rate_definitions_2.D32]+0.001" table:style-name="ce1">
            <text:p>0.501</text:p>
          </table:table-cell>
          <table:table-cell office:value-type="float" office:value="27.75" table:formula="of:=[Rate_definitions_2.L32]" table:style-name="ce13">
            <text:p>27.7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3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3]" table:style-name="ce1">
            <text:p>International Insured Express (DAP)</text:p>
          </table:table-cell>
          <table:table-cell office:value-type="float" office:value="0.501" table:formula="of:=IF([Rate_definitions_2.C33]=0;0;[Rate_definitions_2.C33]+0.001)" table:style-name="ce1">
            <text:p>0.501</text:p>
          </table:table-cell>
          <table:table-cell office:value-type="float" office:value="1.0009999999999999" table:formula="of:=[Rate_definitions_2.D33]+0.001" table:style-name="ce1">
            <text:p>1.001</text:p>
          </table:table-cell>
          <table:table-cell office:value-type="float" office:value="40.049999999999997" table:formula="of:=[Rate_definitions_2.L33]" table:style-name="ce13">
            <text:p>40.05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4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4]" table:style-name="ce1">
            <text:p>International Insured Express (DAP)</text:p>
          </table:table-cell>
          <table:table-cell office:value-type="float" office:value="1.0009999999999999" table:formula="of:=IF([Rate_definitions_2.C34]=0;0;[Rate_definitions_2.C34]+0.001)" table:style-name="ce1">
            <text:p>1.001</text:p>
          </table:table-cell>
          <table:table-cell office:value-type="float" office:value="1.5009999999999999" table:formula="of:=[Rate_definitions_2.D34]+0.001" table:style-name="ce1">
            <text:p>1.501</text:p>
          </table:table-cell>
          <table:table-cell office:value-type="float" office:value="52.38" table:formula="of:=[Rate_definitions_2.L34]" table:style-name="ce13">
            <text:p>52.38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5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5]" table:style-name="ce1">
            <text:p>International Insured Express (DAP)</text:p>
          </table:table-cell>
          <table:table-cell office:value-type="float" office:value="1.5009999999999999" table:formula="of:=IF([Rate_definitions_2.C35]=0;0;[Rate_definitions_2.C35]+0.001)" table:style-name="ce1">
            <text:p>1.501</text:p>
          </table:table-cell>
          <table:table-cell office:value-type="float" office:value="2.0009999999999999" table:formula="of:=[Rate_definitions_2.D35]+0.001" table:style-name="ce1">
            <text:p>2.001</text:p>
          </table:table-cell>
          <table:table-cell office:value-type="float" office:value="64.709999999999994" table:formula="of:=[Rate_definitions_2.L35]" table:style-name="ce13">
            <text:p>64.71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6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6]" table:style-name="ce1">
            <text:p>International Insured Express (DAP)</text:p>
          </table:table-cell>
          <table:table-cell office:value-type="float" office:value="2.0009999999999999" table:formula="of:=IF([Rate_definitions_2.C36]=0;0;[Rate_definitions_2.C36]+0.001)" table:style-name="ce1">
            <text:p>2.001</text:p>
          </table:table-cell>
          <table:table-cell office:value-type="float" office:value="2.5009999999999999" table:formula="of:=[Rate_definitions_2.D36]+0.001" table:style-name="ce1">
            <text:p>2.501</text:p>
          </table:table-cell>
          <table:table-cell office:value-type="float" office:value="73.56" table:formula="of:=[Rate_definitions_2.L36]" table:style-name="ce13">
            <text:p>73.56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7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7]" table:style-name="ce1">
            <text:p>International Insured Express (DAP)</text:p>
          </table:table-cell>
          <table:table-cell office:value-type="float" office:value="2.5009999999999999" table:formula="of:=IF([Rate_definitions_2.C37]=0;0;[Rate_definitions_2.C37]+0.001)" table:style-name="ce1">
            <text:p>2.501</text:p>
          </table:table-cell>
          <table:table-cell office:value-type="float" office:value="3.0009999999999999" table:formula="of:=[Rate_definitions_2.D37]+0.001" table:style-name="ce1">
            <text:p>3.001</text:p>
          </table:table-cell>
          <table:table-cell office:value-type="float" office:value="82.41" table:formula="of:=[Rate_definitions_2.L37]" table:style-name="ce13">
            <text:p>82.41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8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8]" table:style-name="ce1">
            <text:p>International Insured Express (DAP)</text:p>
          </table:table-cell>
          <table:table-cell office:value-type="float" office:value="3.0009999999999999" table:formula="of:=IF([Rate_definitions_2.C38]=0;0;[Rate_definitions_2.C38]+0.001)" table:style-name="ce1">
            <text:p>3.001</text:p>
          </table:table-cell>
          <table:table-cell office:value-type="float" office:value="3.5009999999999999" table:formula="of:=[Rate_definitions_2.D38]+0.001" table:style-name="ce1">
            <text:p>3.501</text:p>
          </table:table-cell>
          <table:table-cell office:value-type="float" office:value="91.26" table:formula="of:=[Rate_definitions_2.L38]" table:style-name="ce13">
            <text:p>91.26</text:p>
          </table:table-cell>
          <table:table-cell table:number-columns-repeated="16379"/>
        </table:table-row>
        <table:table-row table:style-name="ro1">
          <table:table-cell office:value-type="string" office:string-value="Zone 3: US &amp; Canada" table:formula="of:=VLOOKUP([Rate_definitions_2.A39];[Zone_lookup.$A$3:.$B$12];2;FALSE())" table:style-name="ce1">
            <text:p>Zone 3: US &amp; Canada</text:p>
          </table:table-cell>
          <table:table-cell office:value-type="string" office:string-value="International Insured Express (DAP)" table:formula="of:=[Rate_definitions_2.G39]" table:style-name="ce1">
            <text:p>International Insured Express (DAP)</text:p>
          </table:table-cell>
          <table:table-cell office:value-type="float" office:value="3.5009999999999999" table:formula="of:=IF([Rate_definitions_2.C39]=0;0;[Rate_definitions_2.C39]+0.001)" table:style-name="ce1">
            <text:p>3.501</text:p>
          </table:table-cell>
          <table:table-cell office:value-type="float" office:value="4.0010000000000003" table:formula="of:=[Rate_definitions_2.D39]+0.001" table:style-name="ce1">
            <text:p>4.001</text:p>
          </table:table-cell>
          <table:table-cell office:value-type="float" office:value="100.11" table:formula="of:=[Rate_definitions_2.L39]" table:style-name="ce13">
            <text:p>100.11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0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0]" table:style-name="ce1">
            <text:p>International Insured Express (DAP)</text:p>
          </table:table-cell>
          <table:table-cell office:value-type="float" office:value="0" table:formula="of:=IF([Rate_definitions_2.C40]=0;0;[Rate_definitions_2.C40]+0.001)" table:style-name="ce1">
            <text:p>0</text:p>
          </table:table-cell>
          <table:table-cell office:value-type="float" office:value="0.251" table:formula="of:=[Rate_definitions_2.D40]+0.001" table:style-name="ce1">
            <text:p>0.251</text:p>
          </table:table-cell>
          <table:table-cell office:value-type="float" office:value="24.45" table:formula="of:=[Rate_definitions_2.L40]" table:style-name="ce13">
            <text:p>24.4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1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1]" table:style-name="ce1">
            <text:p>International Insured Express (DAP)</text:p>
          </table:table-cell>
          <table:table-cell office:value-type="float" office:value="0.251" table:formula="of:=IF([Rate_definitions_2.C41]=0;0;[Rate_definitions_2.C41]+0.001)" table:style-name="ce1">
            <text:p>0.251</text:p>
          </table:table-cell>
          <table:table-cell office:value-type="float" office:value="0.501" table:formula="of:=[Rate_definitions_2.D41]+0.001" table:style-name="ce1">
            <text:p>0.501</text:p>
          </table:table-cell>
          <table:table-cell office:value-type="float" office:value="30.81" table:formula="of:=[Rate_definitions_2.L41]" table:style-name="ce13">
            <text:p>30.81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2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2]" table:style-name="ce1">
            <text:p>International Insured Express (DAP)</text:p>
          </table:table-cell>
          <table:table-cell office:value-type="float" office:value="0.501" table:formula="of:=IF([Rate_definitions_2.C42]=0;0;[Rate_definitions_2.C42]+0.001)" table:style-name="ce1">
            <text:p>0.501</text:p>
          </table:table-cell>
          <table:table-cell office:value-type="float" office:value="1.0009999999999999" table:formula="of:=[Rate_definitions_2.D42]+0.001" table:style-name="ce1">
            <text:p>1.001</text:p>
          </table:table-cell>
          <table:table-cell office:value-type="float" office:value="43.35" table:formula="of:=[Rate_definitions_2.L42]" table:style-name="ce13">
            <text:p>43.3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3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3]" table:style-name="ce1">
            <text:p>International Insured Express (DAP)</text:p>
          </table:table-cell>
          <table:table-cell office:value-type="float" office:value="1.0009999999999999" table:formula="of:=IF([Rate_definitions_2.C43]=0;0;[Rate_definitions_2.C43]+0.001)" table:style-name="ce1">
            <text:p>1.001</text:p>
          </table:table-cell>
          <table:table-cell office:value-type="float" office:value="1.5009999999999999" table:formula="of:=[Rate_definitions_2.D43]+0.001" table:style-name="ce1">
            <text:p>1.501</text:p>
          </table:table-cell>
          <table:table-cell office:value-type="float" office:value="55.95" table:formula="of:=[Rate_definitions_2.L43]" table:style-name="ce13">
            <text:p>55.9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4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4]" table:style-name="ce1">
            <text:p>International Insured Express (DAP)</text:p>
          </table:table-cell>
          <table:table-cell office:value-type="float" office:value="1.5009999999999999" table:formula="of:=IF([Rate_definitions_2.C44]=0;0;[Rate_definitions_2.C44]+0.001)" table:style-name="ce1">
            <text:p>1.501</text:p>
          </table:table-cell>
          <table:table-cell office:value-type="float" office:value="2.0009999999999999" table:formula="of:=[Rate_definitions_2.D44]+0.001" table:style-name="ce1">
            <text:p>2.001</text:p>
          </table:table-cell>
          <table:table-cell office:value-type="float" office:value="68.55" table:formula="of:=[Rate_definitions_2.L44]" table:style-name="ce13">
            <text:p>68.5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5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5]" table:style-name="ce1">
            <text:p>International Insured Express (DAP)</text:p>
          </table:table-cell>
          <table:table-cell office:value-type="float" office:value="2.0009999999999999" table:formula="of:=IF([Rate_definitions_2.C45]=0;0;[Rate_definitions_2.C45]+0.001)" table:style-name="ce1">
            <text:p>2.001</text:p>
          </table:table-cell>
          <table:table-cell office:value-type="float" office:value="2.5009999999999999" table:formula="of:=[Rate_definitions_2.D45]+0.001" table:style-name="ce1">
            <text:p>2.501</text:p>
          </table:table-cell>
          <table:table-cell office:value-type="float" office:value="77.849999999999994" table:formula="of:=[Rate_definitions_2.L45]" table:style-name="ce13">
            <text:p>77.8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6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6]" table:style-name="ce1">
            <text:p>International Insured Express (DAP)</text:p>
          </table:table-cell>
          <table:table-cell office:value-type="float" office:value="2.5009999999999999" table:formula="of:=IF([Rate_definitions_2.C46]=0;0;[Rate_definitions_2.C46]+0.001)" table:style-name="ce1">
            <text:p>2.501</text:p>
          </table:table-cell>
          <table:table-cell office:value-type="float" office:value="3.0009999999999999" table:formula="of:=[Rate_definitions_2.D46]+0.001" table:style-name="ce1">
            <text:p>3.001</text:p>
          </table:table-cell>
          <table:table-cell office:value-type="float" office:value="87.15" table:formula="of:=[Rate_definitions_2.L46]" table:style-name="ce13">
            <text:p>87.1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7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7]" table:style-name="ce1">
            <text:p>International Insured Express (DAP)</text:p>
          </table:table-cell>
          <table:table-cell office:value-type="float" office:value="3.0009999999999999" table:formula="of:=IF([Rate_definitions_2.C47]=0;0;[Rate_definitions_2.C47]+0.001)" table:style-name="ce1">
            <text:p>3.001</text:p>
          </table:table-cell>
          <table:table-cell office:value-type="float" office:value="3.5009999999999999" table:formula="of:=[Rate_definitions_2.D47]+0.001" table:style-name="ce1">
            <text:p>3.501</text:p>
          </table:table-cell>
          <table:table-cell office:value-type="float" office:value="96.45" table:formula="of:=[Rate_definitions_2.L47]" table:style-name="ce13">
            <text:p>96.4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8];[Zone_lookup.$A$3:.$B$12];2;FALSE())" table:style-name="ce1">
            <text:p>Zone 4: UK &amp; Europe</text:p>
          </table:table-cell>
          <table:table-cell office:value-type="string" office:string-value="International Insured Express (DAP)" table:formula="of:=[Rate_definitions_2.G48]" table:style-name="ce1">
            <text:p>International Insured Express (DAP)</text:p>
          </table:table-cell>
          <table:table-cell office:value-type="float" office:value="3.5009999999999999" table:formula="of:=IF([Rate_definitions_2.C48]=0;0;[Rate_definitions_2.C48]+0.001)" table:style-name="ce1">
            <text:p>3.501</text:p>
          </table:table-cell>
          <table:table-cell office:value-type="float" office:value="4.0010000000000003" table:formula="of:=[Rate_definitions_2.D48]+0.001" table:style-name="ce1">
            <text:p>4.001</text:p>
          </table:table-cell>
          <table:table-cell office:value-type="float" office:value="105.75" table:formula="of:=[Rate_definitions_2.L48]" table:style-name="ce13">
            <text:p>105.75</text:p>
          </table:table-cell>
          <table:table-cell table:number-columns-repeated="16379"/>
        </table:table-row>
        <table:table-row table:style-name="ro1">
          <table:table-cell office:value-type="string" office:string-value="Zone 4: UK &amp; Europe" table:formula="of:=VLOOKUP([Rate_definitions_2.A49];[Zone_lookup.$A$3:.$B$12];2;FALSE())" table:style-name="ce1">
            <text:p>Zone 4: UK &amp; Europe</text:p>
          </table:table-cell>
          <table:table-cell office:value-type="string" office:string-value="Own shipping, purchaser will arrange (EXW)" table:formula="of:=[Rate_definitions_2.G49]" table:style-name="ce1">
            <text:p>Own shipping, purchaser will arrange (EXW)</text:p>
          </table:table-cell>
          <table:table-cell office:value-type="float" office:value="0" table:formula="of:=IF([Rate_definitions_2.C49]=0;0;[Rate_definitions_2.C49]+0.001)" table:style-name="ce1">
            <text:p>0</text:p>
          </table:table-cell>
          <table:table-cell office:value-type="float" office:value="0" table:formula="of:=[Rate_definitions_2.D49]+0.001" table:style-name="ce1">
            <text:p>0</text:p>
          </table:table-cell>
          <table:table-cell office:value-type="float" office:value="0" table:formula="of:=[Rate_definitions_2.L49]" table:style-name="ce13">
            <text:p>0.00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0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0]" table:style-name="ce1">
            <text:p>International Insured Express (DAP)</text:p>
          </table:table-cell>
          <table:table-cell office:value-type="float" office:value="0" table:formula="of:=IF([Rate_definitions_2.C50]=0;0;[Rate_definitions_2.C50]+0.001)" table:style-name="ce1">
            <text:p>0</text:p>
          </table:table-cell>
          <table:table-cell office:value-type="float" office:value="0.251" table:formula="of:=[Rate_definitions_2.D50]+0.001" table:style-name="ce1">
            <text:p>0.251</text:p>
          </table:table-cell>
          <table:table-cell office:value-type="float" office:value="27.57" table:formula="of:=[Rate_definitions_2.L50]" table:style-name="ce13">
            <text:p>27.57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1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1]" table:style-name="ce1">
            <text:p>International Insured Express (DAP)</text:p>
          </table:table-cell>
          <table:table-cell office:value-type="float" office:value="0.251" table:formula="of:=IF([Rate_definitions_2.C51]=0;0;[Rate_definitions_2.C51]+0.001)" table:style-name="ce1">
            <text:p>0.251</text:p>
          </table:table-cell>
          <table:table-cell office:value-type="float" office:value="0.501" table:formula="of:=[Rate_definitions_2.D51]+0.001" table:style-name="ce1">
            <text:p>0.501</text:p>
          </table:table-cell>
          <table:table-cell office:value-type="float" office:value="35.01" table:formula="of:=[Rate_definitions_2.L51]" table:style-name="ce13">
            <text:p>35.01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2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2]" table:style-name="ce1">
            <text:p>International Insured Express (DAP)</text:p>
          </table:table-cell>
          <table:table-cell office:value-type="float" office:value="0.501" table:formula="of:=IF([Rate_definitions_2.C52]=0;0;[Rate_definitions_2.C52]+0.001)" table:style-name="ce1">
            <text:p>0.501</text:p>
          </table:table-cell>
          <table:table-cell office:value-type="float" office:value="1.0009999999999999" table:formula="of:=[Rate_definitions_2.D52]+0.001" table:style-name="ce1">
            <text:p>1.001</text:p>
          </table:table-cell>
          <table:table-cell office:value-type="float" office:value="49.89" table:formula="of:=[Rate_definitions_2.L52]" table:style-name="ce13">
            <text:p>49.89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3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3]" table:style-name="ce1">
            <text:p>International Insured Express (DAP)</text:p>
          </table:table-cell>
          <table:table-cell office:value-type="float" office:value="1.0009999999999999" table:formula="of:=IF([Rate_definitions_2.C53]=0;0;[Rate_definitions_2.C53]+0.001)" table:style-name="ce1">
            <text:p>1.001</text:p>
          </table:table-cell>
          <table:table-cell office:value-type="float" office:value="1.5009999999999999" table:formula="of:=[Rate_definitions_2.D53]+0.001" table:style-name="ce1">
            <text:p>1.501</text:p>
          </table:table-cell>
          <table:table-cell office:value-type="float" office:value="64.77" table:formula="of:=[Rate_definitions_2.L53]" table:style-name="ce13">
            <text:p>64.77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4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4]" table:style-name="ce1">
            <text:p>International Insured Express (DAP)</text:p>
          </table:table-cell>
          <table:table-cell office:value-type="float" office:value="1.5009999999999999" table:formula="of:=IF([Rate_definitions_2.C54]=0;0;[Rate_definitions_2.C54]+0.001)" table:style-name="ce1">
            <text:p>1.501</text:p>
          </table:table-cell>
          <table:table-cell office:value-type="float" office:value="2.0009999999999999" table:formula="of:=[Rate_definitions_2.D54]+0.001" table:style-name="ce1">
            <text:p>2.001</text:p>
          </table:table-cell>
          <table:table-cell office:value-type="float" office:value="79.650000000000006" table:formula="of:=[Rate_definitions_2.L54]" table:style-name="ce13">
            <text:p>79.65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5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5]" table:style-name="ce1">
            <text:p>International Insured Express (DAP)</text:p>
          </table:table-cell>
          <table:table-cell office:value-type="float" office:value="2.0009999999999999" table:formula="of:=IF([Rate_definitions_2.C55]=0;0;[Rate_definitions_2.C55]+0.001)" table:style-name="ce1">
            <text:p>2.001</text:p>
          </table:table-cell>
          <table:table-cell office:value-type="float" office:value="2.5009999999999999" table:formula="of:=[Rate_definitions_2.D55]+0.001" table:style-name="ce1">
            <text:p>2.501</text:p>
          </table:table-cell>
          <table:table-cell office:value-type="float" office:value="90.51" table:formula="of:=[Rate_definitions_2.L55]" table:style-name="ce13">
            <text:p>90.51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6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6]" table:style-name="ce1">
            <text:p>International Insured Express (DAP)</text:p>
          </table:table-cell>
          <table:table-cell office:value-type="float" office:value="2.5009999999999999" table:formula="of:=IF([Rate_definitions_2.C56]=0;0;[Rate_definitions_2.C56]+0.001)" table:style-name="ce1">
            <text:p>2.501</text:p>
          </table:table-cell>
          <table:table-cell office:value-type="float" office:value="3.0009999999999999" table:formula="of:=[Rate_definitions_2.D56]+0.001" table:style-name="ce1">
            <text:p>3.001</text:p>
          </table:table-cell>
          <table:table-cell office:value-type="float" office:value="101.37" table:formula="of:=[Rate_definitions_2.L56]" table:style-name="ce13">
            <text:p>101.37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7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7]" table:style-name="ce1">
            <text:p>International Insured Express (DAP)</text:p>
          </table:table-cell>
          <table:table-cell office:value-type="float" office:value="3.0009999999999999" table:formula="of:=IF([Rate_definitions_2.C57]=0;0;[Rate_definitions_2.C57]+0.001)" table:style-name="ce1">
            <text:p>3.001</text:p>
          </table:table-cell>
          <table:table-cell office:value-type="float" office:value="3.5009999999999999" table:formula="of:=[Rate_definitions_2.D57]+0.001" table:style-name="ce1">
            <text:p>3.501</text:p>
          </table:table-cell>
          <table:table-cell office:value-type="float" office:value="112.23" table:formula="of:=[Rate_definitions_2.L57]" table:style-name="ce13">
            <text:p>112.23</text:p>
          </table:table-cell>
          <table:table-cell table:number-columns-repeated="16379"/>
        </table:table-row>
        <table:table-row table:style-name="ro1">
          <table:table-cell office:value-type="string" office:string-value="Zone 5: Rest of the World" table:formula="of:=VLOOKUP([Rate_definitions_2.A58];[Zone_lookup.$A$3:.$B$12];2;FALSE())" table:style-name="ce1">
            <text:p>Zone 5: Rest of the World</text:p>
          </table:table-cell>
          <table:table-cell office:value-type="string" office:string-value="International Insured Express (DAP)" table:formula="of:=[Rate_definitions_2.G58]" table:style-name="ce1">
            <text:p>International Insured Express (DAP)</text:p>
          </table:table-cell>
          <table:table-cell office:value-type="float" office:value="3.5009999999999999" table:formula="of:=IF([Rate_definitions_2.C58]=0;0;[Rate_definitions_2.C58]+0.001)" table:style-name="ce1">
            <text:p>3.501</text:p>
          </table:table-cell>
          <table:table-cell office:value-type="float" office:value="4.0010000000000003" table:formula="of:=[Rate_definitions_2.D58]+0.001" table:style-name="ce1">
            <text:p>4.001</text:p>
          </table:table-cell>
          <table:table-cell office:value-type="float" office:value="123.09" table:formula="of:=[Rate_definitions_2.L58]" table:style-name="ce13">
            <text:p>123.09</text:p>
          </table:table-cell>
          <table:table-cell table:number-columns-repeated="16379"/>
        </table:table-row>
        <table:table-row table:number-rows-repeated="1048520" table:style-name="ro3">
          <table:table-cell table:number-columns-repeated="16384"/>
        </table:table-row>
      </table:table>
      <table:database-ranges>
        <table:database-range table:target-range-address="Domestic_zones.A1:Domestic_zones.E199" table:name="__Anonymous_Sheet_DB__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26771653543in" fo:margin-left="0in" fo:margin-right="0in" fo:margin-bottom="0in"/>
      </style:header-style>
      <style:footer-style>
        <style:header-footer-properties fo:min-height="0.335826771653543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Gryphon, Sly</dc:creator>
    <meta:creation-date>2021-01-31T07:32:58Z</meta:creation-date>
    <dc:date>2024-06-25T21:55:53Z</dc:date>
    <meta:editing-cycles>53</meta:editing-cycles>
    <meta:editing-duration>PT15055S</meta:editing-duration>
  </office:meta>
</office:document-meta>
</file>